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Pictures/TablePreview1.svm" manifest:media-type=""/>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iberation Sans1" svg:font-family="'Liberation Sans'" style:font-pitch="variable"/>
    <style:font-face style:name="Vazir" svg:font-family="Vazi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2.29cm" fo:min-width="2.294cm"/>
    </style:style>
    <style:style style:name="gr2" style:family="graphic" style:parent-style-name="standard">
      <style:graphic-properties draw:stroke="none" draw:fill="solid" draw:fill-color="#000000" draw:textarea-horizontal-align="justify" draw:textarea-vertical-align="middle" draw:auto-grow-height="false" fo:min-height="2.29cm" fo:min-width="2.294cm" draw:shadow="hidden"/>
    </style:style>
    <style:style style:name="gr3" style:family="graphic" style:parent-style-name="standard">
      <style:graphic-properties draw:marker-end="Symmetric_20_Arrow" draw:textarea-horizontal-align="justify" draw:textarea-vertical-align="middle" draw:auto-grow-height="false" fo:min-height="4.449cm" fo:min-width="3.31cm"/>
    </style:style>
    <style:style style:name="gr4" style:family="graphic" style:parent-style-name="standard">
      <style:graphic-properties draw:stroke="none" draw:marker-end="Symmetric_20_Arrow" draw:fill="solid" draw:fill-color="#000000" draw:textarea-horizontal-align="justify" draw:textarea-vertical-align="middle" draw:auto-grow-height="false" fo:min-height="4.449cm" fo:min-width="3.31cm" draw:shadow="hidden"/>
    </style:style>
    <style:style style:name="gr5" style:family="graphic" style:parent-style-name="standard">
      <style:graphic-properties draw:textarea-horizontal-align="justify" draw:textarea-vertical-align="middle" draw:auto-grow-height="false" fo:min-height="1.656cm" fo:min-width="1.914cm" draw:shadow="hidden"/>
    </style:style>
    <style:style style:name="gr6" style:family="graphic" style:parent-style-name="standard">
      <style:graphic-properties draw:stroke="none" draw:fill="solid" draw:fill-color="#000000" draw:textarea-horizontal-align="justify" draw:textarea-vertical-align="middle" draw:auto-grow-height="false" fo:min-height="1.656cm" fo:min-width="1.914cm" draw:shadow="hidden"/>
    </style:style>
    <style:style style:name="gr7" style:family="graphic" style:parent-style-name="standard">
      <style:graphic-properties draw:textarea-horizontal-align="justify" draw:textarea-vertical-align="middle" draw:auto-grow-height="false" fo:min-height="1.783cm" fo:min-width="1.533cm" draw:shadow="hidden"/>
    </style:style>
    <style:style style:name="gr8" style:family="graphic" style:parent-style-name="standard">
      <style:graphic-properties draw:stroke="none" draw:fill="solid" draw:fill-color="#000000" draw:textarea-horizontal-align="justify" draw:textarea-vertical-align="middle" draw:auto-grow-height="false" fo:min-height="1.783cm" fo:min-width="1.533cm" draw:shadow="hidden"/>
    </style:style>
    <style:style style:name="gr9" style:family="graphic" style:parent-style-name="standard">
      <style:graphic-properties draw:stroke="none" draw:fill="solid" draw:fill-color="#000000" draw:textarea-horizontal-align="center" draw:textarea-vertical-align="middle" fo:min-height="0.24cm" draw:shadow="hidden"/>
    </style:style>
    <style:style style:name="gr10" style:family="graphic" style:parent-style-name="standard">
      <style:graphic-properties draw:stroke="none" draw:fill="solid" draw:fill-color="#000000" draw:textarea-horizontal-align="center" draw:textarea-vertical-align="middle" fo:min-height="0.113cm" draw:shadow="hidden"/>
    </style:style>
    <style:style style:name="gr11" style:family="graphic" style:parent-style-name="standard">
      <style:graphic-properties draw:stroke="none" draw:fill="none" fo:min-height="0.239cm"/>
      <style:paragraph-properties style:writing-mode="lr-tb"/>
    </style:style>
    <style:style style:name="gr12" style:family="graphic" style:parent-style-name="standard">
      <style:graphic-properties draw:stroke="none" draw:fill="solid" draw:fill-color="#000000" draw:textarea-horizontal-align="center" draw:textarea-vertical-align="middle" fo:min-height="0.023cm" draw:shadow="hidden"/>
    </style:style>
    <style:style style:name="gr13" style:family="graphic" style:parent-style-name="standard">
      <style:graphic-properties draw:stroke="none" draw:fill="solid" draw:fill-color="#000000" draw:textarea-horizontal-align="center" draw:textarea-vertical-align="middle" fo:min-height="0cm" draw:shadow="hidden"/>
    </style:style>
    <style:style style:name="gr14" style:family="graphic" style:parent-style-name="standard">
      <style:graphic-properties draw:textarea-horizontal-align="justify" draw:textarea-vertical-align="middle" draw:auto-grow-height="false" fo:min-height="3.687cm" fo:min-width="0.643cm"/>
    </style:style>
    <style:style style:name="gr15" style:family="graphic" style:parent-style-name="standard">
      <style:graphic-properties draw:stroke="none" draw:fill="solid" draw:fill-color="#000000" draw:textarea-horizontal-align="justify" draw:textarea-vertical-align="middle" draw:auto-grow-height="false" fo:min-height="3.687cm" fo:min-width="0.643cm" draw:shadow="hidden"/>
    </style:style>
    <style:style style:name="gr16" style:family="graphic" style:parent-style-name="standard">
      <style:graphic-properties draw:stroke="none" draw:fill="solid" draw:fill-color="#000000" draw:textarea-horizontal-align="center" draw:textarea-vertical-align="middle" fo:min-height="0.477cm" draw:shadow="hidden"/>
    </style:style>
    <style:style style:name="gr17" style:family="graphic" style:parent-style-name="standard">
      <style:graphic-properties draw:stroke="none" svg:stroke-color="#000000" draw:fill="none" draw:fill-color="#ffffff" fo:min-height="0.712cm"/>
      <style:paragraph-properties style:writing-mode="lr-tb"/>
    </style:style>
    <style:style style:name="gr18" style:family="graphic" style:parent-style-name="objectwithoutfill">
      <style:graphic-properties draw:fill="solid" draw:textarea-vertical-align="middle"/>
    </style:style>
    <style:style style:name="gr19" style:family="graphic" style:parent-style-name="standard">
      <style:graphic-properties draw:textarea-horizontal-align="justify" draw:textarea-vertical-align="middle" draw:auto-grow-height="false" fo:min-height="0.509cm" fo:min-width="0.19cm"/>
      <style:paragraph-properties style:writing-mode="lr-tb"/>
    </style:style>
    <style:style style:name="gr20" style:family="graphic" style:parent-style-name="standard">
      <style:graphic-properties draw:textarea-horizontal-align="justify" draw:textarea-vertical-align="middle" draw:auto-grow-height="false" fo:min-height="0.29cm" fo:min-width="0.489cm" draw:shadow="hidden"/>
    </style:style>
    <style:style style:name="gr21" style:family="graphic" style:parent-style-name="standard">
      <style:graphic-properties draw:stroke="none" draw:fill="solid" draw:fill-color="#000000" draw:textarea-horizontal-align="justify" draw:textarea-vertical-align="middle" draw:auto-grow-height="false" fo:min-height="0.29cm" fo:min-width="0.489cm" draw:shadow="hidden"/>
    </style:style>
    <style:style style:name="gr22" style:family="graphic" style:parent-style-name="standard">
      <style:graphic-properties draw:textarea-horizontal-align="justify" draw:textarea-vertical-align="middle" draw:auto-grow-height="false" fo:min-height="0.199cm" fo:min-width="0.669cm"/>
      <style:paragraph-properties style:writing-mode="lr-tb"/>
    </style:style>
    <style:style style:name="gr23" style:family="graphic" style:parent-style-name="standard">
      <style:graphic-properties draw:stroke="none" draw:stroke-dash="Long_20_Dash" svg:stroke-color="#000000" draw:fill="solid" draw:fill-color="#000000" draw:textarea-horizontal-align="center" draw:textarea-vertical-align="middle" fo:min-height="0.477cm" draw:shadow="hidden"/>
    </style:style>
    <style:style style:name="gr24" style:family="graphic" style:parent-style-name="standard">
      <style:graphic-properties draw:textarea-horizontal-align="justify" draw:textarea-vertical-align="middle" draw:auto-grow-height="false" fo:min-height="0.306cm" fo:min-width="0.008cm" draw:shadow="hidden"/>
    </style:style>
    <style:style style:name="gr25" style:family="graphic" style:parent-style-name="standard">
      <style:graphic-properties draw:stroke="none" draw:fill="solid" draw:fill-color="#000000" draw:textarea-horizontal-align="justify" draw:textarea-vertical-align="middle" draw:auto-grow-height="false" fo:min-height="0.306cm" fo:min-width="0.008cm" draw:shadow="hidden"/>
    </style:style>
    <style:style style:name="gr26" style:family="graphic" style:parent-style-name="standard">
      <style:graphic-properties draw:textarea-horizontal-align="justify" draw:textarea-vertical-align="middle" draw:auto-grow-height="false" fo:min-height="1.291cm" fo:min-width="0.533cm" draw:shadow="hidden"/>
    </style:style>
    <style:style style:name="gr27" style:family="graphic" style:parent-style-name="standard">
      <style:graphic-properties draw:stroke="none" draw:fill="solid" draw:fill-color="#000000" draw:textarea-horizontal-align="justify" draw:textarea-vertical-align="middle" draw:auto-grow-height="false" fo:min-height="1.291cm" fo:min-width="0.533cm" draw:shadow="hidden"/>
    </style:style>
    <style:style style:name="gr28" style:family="graphic" style:parent-style-name="standard">
      <style:graphic-properties draw:stroke="none" svg:stroke-color="#000000" draw:fill="solid" draw:fill-color="#000000" draw:textarea-horizontal-align="center" draw:textarea-vertical-align="middle" fo:min-height="0.023cm" draw:shadow="hidden"/>
    </style:style>
    <style:style style:name="gr29" style:family="graphic" style:parent-style-name="standard">
      <style:graphic-properties draw:stroke="none" svg:stroke-color="#000000" draw:fill="solid" draw:fill-color="#000000" draw:textarea-horizontal-align="center" draw:textarea-vertical-align="middle" fo:min-height="0.239cm" draw:shadow="hidden"/>
    </style:style>
    <style:style style:name="gr30" style:family="graphic" style:parent-style-name="standard">
      <style:graphic-properties draw:marker-end="Symmetric_20_Arrow" draw:textarea-vertical-align="middle"/>
    </style:style>
    <style:style style:name="gr31" style:family="graphic" style:parent-style-name="objectwithoutfill">
      <style:graphic-properties draw:marker-end="Arrow" draw:marker-end-width="0.3cm" draw:fill="solid" draw:textarea-vertical-align="middle"/>
    </style:style>
    <style:style style:name="gr32" style:family="graphic" style:parent-style-name="standard">
      <style:graphic-properties draw:textarea-horizontal-align="justify" draw:textarea-vertical-align="middle" draw:auto-grow-height="false" fo:min-height="2.417cm" fo:min-width="2.167cm"/>
    </style:style>
    <style:style style:name="gr33" style:family="graphic" style:parent-style-name="standard">
      <style:graphic-properties draw:stroke="none" draw:fill="solid" draw:fill-color="#000000" draw:textarea-horizontal-align="justify" draw:textarea-vertical-align="middle" draw:auto-grow-height="false" fo:min-height="2.417cm" fo:min-width="2.167cm" draw:shadow="hidden"/>
    </style:style>
    <style:style style:name="gr34" style:family="graphic" style:parent-style-name="standard">
      <style:graphic-properties draw:stroke="none" svg:stroke-color="#000000" draw:fill="solid" draw:fill-color="#000000" draw:textarea-horizontal-align="center" draw:textarea-vertical-align="middle" fo:min-height="0.004cm" draw:shadow="hidden"/>
    </style:style>
    <style:style style:name="gr35" style:family="graphic" style:parent-style-name="standard">
      <style:graphic-properties draw:stroke="none" draw:fill="solid" draw:fill-color="#000000" draw:textarea-horizontal-align="center" draw:textarea-vertical-align="middle" fo:min-height="0.276cm" draw:shadow="hidden"/>
    </style:style>
    <style:style style:name="gr36" style:family="graphic" style:parent-style-name="objectwithoutfill">
      <style:graphic-properties draw:marker-end="Arrow" draw:marker-end-width="0.3cm" draw:fill="solid" draw:textarea-vertical-align="middle"/>
      <style:paragraph-properties style:writing-mode="lr-tb"/>
    </style:style>
    <style:style style:name="gr37" style:family="graphic" style:parent-style-name="objectwithoutfill">
      <style:graphic-properties svg:stroke-color="#32cd32" draw:marker-end="Arrow" draw:marker-end-width="0.3cm" draw:fill="solid" draw:textarea-vertical-align="middle"/>
      <style:paragraph-properties style:writing-mode="lr-tb"/>
    </style:style>
    <style:style style:name="gr38" style:family="graphic" style:parent-style-name="objectwithoutfill">
      <style:graphic-properties svg:stroke-color="#ff0000" draw:marker-end="Arrow" draw:marker-end-width="0.3cm" draw:fill="solid" draw:textarea-vertical-align="middle"/>
      <style:paragraph-properties style:writing-mode="lr-tb"/>
    </style:style>
    <style:style style:name="gr39" style:family="graphic" style:parent-style-name="objectwithoutfill">
      <style:graphic-properties svg:stroke-color="#1e90ff" draw:marker-end="Arrow" draw:marker-end-width="0.3cm" draw:fill="solid" draw:textarea-vertical-align="bottom"/>
      <style:paragraph-properties style:writing-mode="lr-tb"/>
    </style:style>
    <style:style style:name="gr40" style:family="graphic" style:parent-style-name="objectwithoutfill">
      <style:graphic-properties svg:stroke-color="#dda0dd" draw:marker-end="Arrow" draw:marker-end-width="0.3cm" draw:fill="solid" draw:textarea-vertical-align="middle"/>
      <style:paragraph-properties style:writing-mode="lr-tb"/>
    </style:style>
    <style:style style:name="gr41" style:family="graphic" style:parent-style-name="objectwithoutfill">
      <style:graphic-properties draw:marker-start="Arrow" draw:marker-end="" draw:marker-end-width="0.3cm" draw:fill="solid" draw:textarea-vertical-align="middle"/>
    </style:style>
    <style:style style:name="gr42" style:family="graphic" style:parent-style-name="objectwithoutfill">
      <style:graphic-properties svg:stroke-color="#ff0000" draw:marker-end="Arrow" draw:marker-end-width="0.3cm" draw:fill="solid" draw:textarea-vertical-align="middle"/>
    </style:style>
    <style:style style:name="gr43" style:family="graphic" style:parent-style-name="objectwithoutfill">
      <style:graphic-properties svg:stroke-color="#808080" draw:marker-end="Arrow" draw:marker-end-width="0.3cm" draw:fill="solid" draw:textarea-vertical-align="middle"/>
      <style:paragraph-properties style:writing-mode="lr-tb"/>
    </style:style>
    <style:style style:name="gr44" style:family="graphic" style:parent-style-name="standard">
      <style:graphic-properties draw:stroke="none" svg:stroke-color="#000000" draw:fill="solid" draw:fill-color="#000000" draw:textarea-horizontal-align="left" draw:textarea-vertical-align="middle" draw:auto-grow-height="true" draw:auto-grow-width="true" fo:min-height="0cm" fo:min-width="0cm" draw:shadow="hidden"/>
    </style:style>
    <style:style style:name="gr45" style:family="graphic" style:parent-style-name="standard">
      <style:graphic-properties draw:textarea-horizontal-align="justify" draw:textarea-vertical-align="middle" draw:auto-grow-height="false" fo:min-height="0.743cm" fo:min-width="0.669cm"/>
      <style:paragraph-properties style:writing-mode="lr-tb"/>
    </style:style>
    <style:style style:name="gr46" style:family="graphic" style:parent-style-name="standard">
      <style:graphic-properties draw:stroke="none" svg:stroke-color="#000000" draw:fill="solid" draw:fill-color="#000000" draw:textarea-horizontal-align="left" draw:textarea-vertical-align="middle" draw:auto-grow-height="true" draw:auto-grow-width="false" fo:min-height="0.131cm" fo:min-width="0cm" draw:shadow="hidden"/>
    </style:style>
    <style:style style:name="gr47" style:family="graphic" style:parent-style-name="objectwithoutfill">
      <style:graphic-properties svg:stroke-color="#808000" draw:marker-end="Arrow" draw:marker-end-width="0.3cm" draw:fill="solid" draw:textarea-vertical-align="middle"/>
      <style:paragraph-properties style:writing-mode="lr-tb"/>
    </style:style>
    <style:style style:name="gr48" style:family="graphic" style:parent-style-name="objectwithoutfill">
      <style:graphic-properties svg:stroke-color="#ff69b4" draw:marker-end="Arrow" draw:marker-end-width="0.3cm" draw:fill="solid" draw:textarea-vertical-align="middle"/>
      <style:paragraph-properties style:writing-mode="lr-tb"/>
    </style:style>
    <style:style style:name="gr49" style:family="graphic" style:parent-style-name="objectwithoutfill">
      <style:graphic-properties svg:stroke-color="#228b22" draw:marker-end="Arrow" draw:marker-end-width="0.3cm" draw:fill="solid" draw:textarea-vertical-align="middle"/>
    </style:style>
    <style:style style:name="gr50" style:family="graphic" style:parent-style-name="objectwithoutfill">
      <style:graphic-properties draw:marker-end="Arrow" draw:marker-end-width="0.3cm" draw:fill="solid" draw:textarea-vertical-align="top"/>
      <style:paragraph-properties style:writing-mode="lr-tb"/>
    </style:style>
    <style:style style:name="gr51" style:family="graphic" style:parent-style-name="objectwithoutfill">
      <style:graphic-properties svg:stroke-color="#00ff7f" draw:marker-end="Arrow" draw:marker-end-width="0.3cm" draw:fill="solid" draw:textarea-vertical-align="middle"/>
      <style:paragraph-properties style:writing-mode="lr-tb"/>
    </style:style>
    <style:style style:name="gr52" style:family="graphic" style:parent-style-name="objectwithoutfill">
      <style:graphic-properties svg:stroke-color="#00ff7f" draw:marker-end="Arrow" draw:marker-end-width="0.3cm" draw:fill="solid" draw:textarea-vertical-align="middle"/>
    </style:style>
    <style:style style:name="gr53" style:family="graphic" style:parent-style-name="objectwithoutfill">
      <style:graphic-properties svg:stroke-color="#ff69b4" draw:marker-end="" draw:marker-end-width="0.3cm" draw:fill="solid" draw:textarea-vertical-align="middle"/>
    </style:style>
    <style:style style:name="gr54" style:family="graphic" style:parent-style-name="objectwithoutfill">
      <style:graphic-properties svg:stroke-color="#ff69b4" draw:marker-end="Arrow" draw:marker-end-width="0.3cm" draw:fill="solid" draw:textarea-vertical-align="middle"/>
    </style:style>
    <style:style style:name="gr55" style:family="graphic" style:parent-style-name="objectwithoutfill">
      <style:graphic-properties svg:stroke-color="#808000" draw:marker-end="Arrow" draw:marker-end-width="0.3cm" draw:fill="solid" draw:textarea-vertical-align="middle"/>
    </style:style>
    <style:style style:name="gr56" style:family="graphic" style:parent-style-name="objectwithoutfill">
      <style:graphic-properties svg:stroke-color="#228b22" draw:marker-end="" draw:marker-end-width="0.3cm" draw:fill="solid" draw:textarea-vertical-align="middle"/>
    </style:style>
    <style:style style:name="gr57" style:family="graphic" style:parent-style-name="standard">
      <style:graphic-properties draw:stroke="none" svg:stroke-color="#000000" draw:fill="none" draw:fill-color="#ffffff" fo:min-height="1.528cm"/>
      <style:paragraph-properties style:writing-mode="lr-tb"/>
    </style:style>
    <style:style style:name="gr58" style:family="graphic" style:parent-style-name="standard">
      <style:graphic-properties draw:stroke="none" svg:stroke-color="#000000" draw:fill="none" draw:fill-color="#ffffff" fo:min-height="1.905cm"/>
      <style:paragraph-properties style:writing-mode="lr-tb"/>
    </style:style>
    <style:style style:name="gr59" style:family="graphic" style:parent-style-name="standard">
      <style:graphic-properties draw:marker-end="Arrow" draw:textarea-vertical-align="middle"/>
    </style:style>
    <style:style style:name="gr60" style:family="graphic" style:parent-style-name="objectwithoutfill">
      <style:graphic-properties svg:stroke-color="#ff00ff" draw:marker-end="Arrow" draw:marker-end-width="0.3cm" draw:fill="solid" draw:textarea-vertical-align="middle"/>
      <style:paragraph-properties style:writing-mode="lr-tb"/>
    </style:style>
    <style:style style:name="gr61" style:family="graphic" style:parent-style-name="objectwithoutfill">
      <style:graphic-properties draw:marker-end="Arrow" draw:marker-end-width="0.3cm" draw:fill="solid" draw:textarea-vertical-align="bottom"/>
      <style:paragraph-properties style:writing-mode="lr-tb"/>
    </style:style>
    <style:style style:name="gr62" style:family="graphic" style:parent-style-name="objectwithoutfill">
      <style:graphic-properties svg:stroke-color="#800080" draw:marker-end="Arrow" draw:marker-end-width="0.3cm" draw:fill="solid" draw:textarea-vertical-align="middle"/>
    </style:style>
    <style:style style:name="co1" style:family="table-column">
      <style:table-column-properties style:column-width="2.819cm" style:use-optimal-column-width="false"/>
    </style:style>
    <style:style style:name="co2" style:family="table-column">
      <style:table-column-properties style:column-width="2.823cm" style:use-optimal-column-width="false"/>
    </style:style>
    <style:style style:name="ro1" style:family="table-row">
      <style:table-row-properties style:row-height="1.989cm" style:use-optimal-row-height="false"/>
    </style:style>
    <style:style style:name="ro2" style:family="table-row">
      <style:table-row-properties style:row-height="1.999cm" style:use-optimal-row-height="false"/>
    </style:style>
    <style:style style:name="ro3" style:family="table-row">
      <style:table-row-properties style:row-height="2.003cm" style:use-optimal-row-height="false"/>
    </style:style>
    <style:style style:name="ce1" style:family="table-cell">
      <loext:graphic-properties draw:textarea-vertical-align="middle"/>
      <style:paragraph-properties fo:text-align="center"/>
      <style:text-properties style:font-name="Vazir" fo:font-size="10pt" style:font-size-asian="10pt" style:font-size-complex="10pt"/>
    </style:style>
    <style:style style:name="ce2" style:family="table-cell">
      <loext:graphic-properties draw:textarea-vertical-align="middle"/>
      <style:paragraph-properties fo:text-align="center"/>
      <style:text-properties style:font-name="Vazir" fo:font-size="10pt" fo:font-weight="normal" style:font-size-asian="10pt" style:font-weight-asian="normal" style:font-size-complex="10pt" style:font-weight-complex="normal"/>
    </style:style>
    <style:style style:name="P1" style:family="paragraph">
      <style:paragraph-properties fo:text-align="center"/>
      <style:text-properties fo:font-size="10pt" style:font-size-asian="10pt" style:font-size-complex="10pt"/>
    </style:style>
    <style:style style:name="P2" style:family="paragraph">
      <loext:graphic-properties draw:fill="solid" draw:fill-color="#000000"/>
      <style:paragraph-properties fo:text-align="center" style:writing-mode="lr-tb"/>
      <style:text-properties fo:font-size="10pt" style:font-size-asian="10pt" style:font-size-complex="10pt"/>
    </style:style>
    <style:style style:name="P3" style:family="paragraph">
      <style:paragraph-properties fo:text-align="center"/>
      <style:text-properties fo:font-size="13pt"/>
    </style:style>
    <style:style style:name="P4" style:family="paragraph">
      <loext:graphic-properties draw:fill="solid" draw:fill-color="#000000"/>
      <style:paragraph-properties fo:text-align="center" style:writing-mode="lr-tb"/>
      <style:text-properties fo:font-size="13pt"/>
    </style:style>
    <style:style style:name="P5" style:family="paragraph">
      <loext:graphic-properties draw:fill="solid" draw:fill-color="#000000"/>
      <style:paragraph-properties fo:text-align="center" style:writing-mode="lr-tb"/>
    </style:style>
    <style:style style:name="P6" style:family="paragraph">
      <loext:graphic-properties draw:fill="solid" draw:fill-color="#000000"/>
      <style:paragraph-properties fo:text-align="center" style:writing-mode="lr-tb"/>
      <style:text-properties fo:font-size="6pt" style:font-size-asian="6pt" style:font-size-complex="6pt"/>
    </style:style>
    <style:style style:name="P7" style:family="paragraph">
      <loext:graphic-properties draw:fill="none"/>
      <style:paragraph-properties style:writing-mode="lr-tb"/>
      <style:text-properties fo:font-size="6pt"/>
    </style:style>
    <style:style style:name="P8" style:family="paragraph">
      <style:paragraph-properties fo:text-align="center" style:writing-mode="lr-tb"/>
      <style:text-properties fo:font-size="7pt" style:font-size-asian="7pt" style:font-size-complex="7pt"/>
    </style:style>
    <style:style style:name="P9" style:family="paragraph">
      <loext:graphic-properties draw:fill="solid" draw:fill-color="#000000"/>
      <style:paragraph-properties fo:text-align="center" style:writing-mode="lr-tb"/>
      <style:text-properties fo:font-size="7pt" style:font-size-asian="7pt" style:font-size-complex="7pt"/>
    </style:style>
    <style:style style:name="P10" style:family="paragraph">
      <loext:graphic-properties draw:fill="none" draw:fill-color="#ffffff"/>
      <style:paragraph-properties style:writing-mode="lr-tb"/>
    </style:style>
    <style:style style:name="P11" style:family="paragraph">
      <loext:graphic-properties draw:fill="solid"/>
      <style:paragraph-properties fo:text-align="center"/>
    </style:style>
    <style:style style:name="P12" style:family="paragraph">
      <style:paragraph-properties fo:text-align="center" style:writing-mode="lr-tb"/>
    </style:style>
    <style:style style:name="P13" style:family="paragraph">
      <style:paragraph-properties fo:text-align="center" style:writing-mode="lr-tb"/>
      <style:text-properties fo:font-size="6pt" style:font-size-asian="6pt" style:font-size-complex="6pt"/>
    </style:style>
    <style:style style:name="P14" style:family="paragraph">
      <style:paragraph-properties fo:text-align="center" style:writing-mode="lr-tb"/>
      <style:text-properties fo:font-size="10pt" style:font-size-asian="10pt" style:font-size-complex="10pt"/>
    </style:style>
    <style:style style:name="P15" style:family="paragraph">
      <style:paragraph-properties fo:text-align="center"/>
      <style:text-properties fo:font-size="6pt" style:font-size-asian="6pt" style:font-size-complex="6pt"/>
    </style:style>
    <style:style style:name="P16" style:family="paragraph">
      <style:paragraph-properties fo:text-align="center"/>
    </style:style>
    <style:style style:name="P17" style:family="paragraph">
      <style:paragraph-properties fo:text-align="start"/>
    </style:style>
    <style:style style:name="P18" style:family="paragraph">
      <loext:graphic-properties draw:fill="solid"/>
      <style:paragraph-properties fo:text-align="start" style:writing-mode="lr-tb"/>
      <style:text-properties fo:font-size="10pt" style:font-size-asian="10pt" style:font-size-complex="10pt"/>
    </style:style>
    <style:style style:name="P19" style:family="paragraph">
      <loext:graphic-properties draw:fill="solid"/>
      <style:paragraph-properties fo:text-align="center" style:writing-mode="lr-tb"/>
      <style:text-properties fo:font-size="6pt" fo:background-color="#729fcf" style:font-size-asian="6pt" style:font-size-complex="6pt"/>
    </style:style>
    <style:style style:name="P20" style:family="paragraph">
      <loext:graphic-properties draw:fill="solid"/>
      <style:paragraph-properties fo:text-align="center" style:writing-mode="lr-tb"/>
      <style:text-properties fo:font-size="6pt" fo:background-color="#32cd32" style:font-size-asian="6pt" style:font-size-complex="6pt"/>
    </style:style>
    <style:style style:name="P21" style:family="paragraph">
      <loext:graphic-properties draw:fill="solid"/>
      <style:paragraph-properties fo:text-align="center" style:writing-mode="lr-tb"/>
      <style:text-properties fo:font-size="6pt" fo:background-color="#ff0000" style:font-size-asian="6pt" style:font-size-complex="6pt"/>
    </style:style>
    <style:style style:name="P22" style:family="paragraph">
      <loext:graphic-properties draw:fill="solid"/>
      <style:paragraph-properties fo:text-align="center" style:writing-mode="lr-tb"/>
      <style:text-properties fo:font-size="6pt" fo:background-color="#1e90ff" style:font-size-asian="6pt" style:font-size-complex="6pt"/>
    </style:style>
    <style:style style:name="P23" style:family="paragraph">
      <loext:graphic-properties draw:fill="solid"/>
      <style:paragraph-properties fo:text-align="center" style:writing-mode="lr-tb"/>
      <style:text-properties fo:font-size="6pt" fo:background-color="#dda0dd" style:font-size-asian="6pt" style:font-size-complex="6pt"/>
    </style:style>
    <style:style style:name="P24" style:family="paragraph">
      <loext:graphic-properties draw:fill="solid"/>
      <style:paragraph-properties fo:text-align="center" style:writing-mode="lr-tb"/>
      <style:text-properties fo:font-size="6pt" fo:background-color="#808080" style:font-size-asian="6pt" style:font-size-complex="6pt"/>
    </style:style>
    <style:style style:name="P25" style:family="paragraph">
      <loext:graphic-properties draw:fill="solid" draw:fill-color="#000000"/>
      <style:paragraph-properties fo:text-align="center" style:writing-mode="lr-tb"/>
      <style:text-properties fo:font-size="8pt" style:font-size-asian="10pt" style:font-size-complex="10pt"/>
    </style:style>
    <style:style style:name="P26" style:family="paragraph">
      <loext:graphic-properties draw:fill="solid"/>
      <style:paragraph-properties fo:text-align="center" style:writing-mode="lr-tb"/>
      <style:text-properties fo:font-size="8pt" fo:background-color="#808000" style:font-size-asian="8pt" style:font-size-complex="8pt"/>
    </style:style>
    <style:style style:name="P27" style:family="paragraph">
      <loext:graphic-properties draw:fill="solid"/>
      <style:paragraph-properties fo:text-align="center" style:writing-mode="lr-tb"/>
      <style:text-properties fo:font-size="8pt" fo:background-color="#dda0dd" style:font-size-asian="8pt" style:font-size-complex="8pt"/>
    </style:style>
    <style:style style:name="P28" style:family="paragraph">
      <loext:graphic-properties draw:fill="solid"/>
      <style:paragraph-properties fo:text-align="center" style:writing-mode="lr-tb"/>
      <style:text-properties fo:font-size="8pt" fo:background-color="#808080" style:font-size-asian="8pt" style:font-size-complex="8pt"/>
    </style:style>
    <style:style style:name="P29" style:family="paragraph">
      <loext:graphic-properties draw:fill="solid"/>
      <style:paragraph-properties fo:text-align="center" style:writing-mode="lr-tb"/>
      <style:text-properties fo:font-size="8pt" fo:background-color="#ff69b4" style:font-size-asian="8pt" style:font-size-complex="8pt"/>
    </style:style>
    <style:style style:name="P30" style:family="paragraph">
      <loext:graphic-properties draw:fill="solid"/>
      <style:paragraph-properties fo:text-align="center" style:writing-mode="lr-tb"/>
      <style:text-properties fo:font-size="8pt" style:font-size-asian="8pt" style:font-size-complex="8pt"/>
    </style:style>
    <style:style style:name="P31" style:family="paragraph">
      <loext:graphic-properties draw:fill="solid"/>
      <style:paragraph-properties fo:text-align="center" style:writing-mode="lr-tb"/>
      <style:text-properties fo:font-size="8pt" fo:background-color="#00ff7f" style:font-size-asian="8pt" style:font-size-complex="8pt"/>
    </style:style>
    <style:style style:name="P32" style:family="paragraph">
      <loext:graphic-properties draw:fill="solid"/>
      <style:paragraph-properties fo:text-align="start" style:writing-mode="lr-tb"/>
      <style:text-properties fo:font-size="8pt" style:font-size-asian="8pt" style:font-size-complex="8pt"/>
    </style:style>
    <style:style style:name="P33" style:family="paragraph">
      <loext:graphic-properties draw:fill="none" draw:fill-color="#ffffff"/>
      <style:paragraph-properties style:writing-mode="lr-tb"/>
      <style:text-properties fo:font-size="6pt" fo:background-color="#ffc0cb" style:font-size-asian="6pt" style:font-size-complex="6pt"/>
    </style:style>
    <style:style style:name="P34" style:family="paragraph">
      <loext:graphic-properties draw:fill="none" draw:fill-color="#ffffff"/>
      <style:paragraph-properties style:writing-mode="lr-tb"/>
      <style:text-properties fo:font-size="6pt" fo:background-color="#ffff00" style:font-size-asian="6pt" style:font-size-complex="6pt"/>
    </style:style>
    <style:style style:name="P35" style:family="paragraph">
      <loext:graphic-properties draw:fill="solid"/>
      <style:paragraph-properties fo:text-align="center" style:writing-mode="lr-tb"/>
      <style:text-properties fo:font-size="8pt" fo:background-color="#ff00ff" style:font-size-asian="8pt" style:font-size-complex="8pt"/>
    </style:style>
    <style:style style:name="P36" style:family="paragraph">
      <style:paragraph-properties fo:text-align="center"/>
      <style:text-properties style:font-name="Vazir" fo:font-size="10pt" style:font-size-asian="10pt" style:font-size-complex="10pt"/>
    </style:style>
    <style:style style:name="P37" style:family="paragraph">
      <style:paragraph-properties fo:text-align="center"/>
      <style:text-properties style:font-name="Vazir" fo:font-size="10pt" fo:font-weight="normal" style:font-size-asian="10pt" style:font-weight-asian="normal" style:font-size-complex="10pt" style:font-weight-complex="normal"/>
    </style:style>
    <style:style style:name="T1" style:family="text">
      <style:text-properties fo:font-size="6pt" style:font-size-asian="6pt" style:font-size-complex="6pt"/>
    </style:style>
    <style:style style:name="T2" style:family="text">
      <style:text-properties fo:font-size="10pt" style:font-size-asian="10pt" style:font-size-complex="10pt"/>
    </style:style>
    <style:style style:name="T3" style:family="text">
      <style:text-properties fo:font-size="6pt" fo:background-color="#729fcf" style:font-size-asian="6pt" style:font-size-complex="6pt"/>
    </style:style>
    <style:style style:name="T4" style:family="text">
      <style:text-properties fo:font-size="6pt" fo:background-color="#32cd32" style:font-size-asian="6pt" style:font-size-complex="6pt"/>
    </style:style>
    <style:style style:name="T5" style:family="text">
      <style:text-properties fo:font-size="6pt" fo:background-color="#ff0000" style:font-size-asian="6pt" style:font-size-complex="6pt"/>
    </style:style>
    <style:style style:name="T6" style:family="text">
      <style:text-properties fo:font-size="6pt" fo:background-color="#1e90ff" style:font-size-asian="6pt" style:font-size-complex="6pt"/>
    </style:style>
    <style:style style:name="T7" style:family="text">
      <style:text-properties fo:font-size="6pt" fo:background-color="#dda0dd" style:font-size-asian="6pt" style:font-size-complex="6pt"/>
    </style:style>
    <style:style style:name="T8" style:family="text">
      <style:text-properties fo:font-size="6pt" fo:background-color="#808080" style:font-size-asian="6pt" style:font-size-complex="6pt"/>
    </style:style>
    <style:style style:name="T9" style:family="text">
      <style:text-properties fo:font-size="8pt" fo:background-color="#808000" style:font-size-asian="8pt" style:font-size-complex="8pt"/>
    </style:style>
    <style:style style:name="T10" style:family="text">
      <style:text-properties fo:font-size="8pt" fo:background-color="#dda0dd" style:font-size-asian="8pt" style:font-size-complex="8pt"/>
    </style:style>
    <style:style style:name="T11" style:family="text">
      <style:text-properties fo:font-size="8pt" fo:background-color="#808080" style:font-size-asian="8pt" style:font-size-complex="8pt"/>
    </style:style>
    <style:style style:name="T12" style:family="text">
      <style:text-properties fo:font-size="8pt" fo:background-color="#ff69b4" style:font-size-asian="8pt" style:font-size-complex="8pt"/>
    </style:style>
    <style:style style:name="T13" style:family="text">
      <style:text-properties fo:font-size="8pt" style:font-size-asian="8pt" style:font-size-complex="8pt"/>
    </style:style>
    <style:style style:name="T14" style:family="text">
      <style:text-properties fo:font-size="8pt" fo:background-color="#00ff7f" style:font-size-asian="8pt" style:font-size-complex="8pt"/>
    </style:style>
    <style:style style:name="T15" style:family="text">
      <style:text-properties fo:font-size="6pt" fo:background-color="#ffc0cb" style:font-size-asian="6pt" style:font-size-complex="6pt"/>
    </style:style>
    <style:style style:name="T16" style:family="text">
      <style:text-properties fo:font-size="6pt" fo:background-color="#ffff00" style:font-size-asian="6pt" style:font-size-complex="6pt"/>
    </style:style>
    <style:style style:name="T17" style:family="text">
      <style:text-properties fo:font-size="8pt" fo:background-color="#ff00ff" style:font-size-asian="8pt" style:font-size-complex="8pt"/>
    </style:style>
    <style:style style:name="T18" style:family="text">
      <style:text-properties style:font-name="Vazir" fo:font-size="10pt" style:font-size-asian="10pt" style:font-size-complex="10pt"/>
    </style:style>
    <style:style style:name="T19" style:family="text">
      <style:text-properties style:font-name="Vazir" fo:font-size="10pt" fo:font-weight="normal" style:font-size-asian="10pt" style:font-weight-asian="normal" style:font-size-complex="10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g xml:id="id5" draw:id="id5">
          <draw:glue-point draw:id="4" svg:x="-5.004cm" svg:y="-0.019cm"/>
          <draw:polygon draw:style-name="gr1" draw:text-style-name="P1" draw:layer="layout" svg:width="1.953cm" svg:height="2.036cm" svg:x="7.478cm" svg:y="10.271cm" svg:viewBox="0 0 1954 2037" draw:points="0,2037 0,0 1954,0 1954,2037">
            <text:p/>
          </draw:polygon>
          <draw:polygon draw:style-name="gr2" draw:text-style-name="P2" draw:layer="layout" svg:width="0.164cm" svg:height="0.194cm" svg:x="8.203cm" svg:y="11.192cm" svg:viewBox="0 0 165 195" draw:points="144,195 144,65 145,23 139,46 138,55 135,62 91,195 75,195 31,62 24,39 19,23 20,39 20,65 20,195 0,195 0,0 30,0 75,135 80,152 82,160 83,164 83,166 84,163 85,159 88,149 89,140 90,137 91,135 136,0 165,0 165,195">
            <text:p/>
          </draw:polygon>
          <draw:path draw:style-name="gr2" draw:text-style-name="P2" draw:layer="layout" svg:width="0.114cm" svg:height="0.154cm" svg:x="8.397cm" svg:y="11.234cm" svg:viewBox="0 0 115 155" svg:d="M23 83v6 6l1 5 1 5 1 5 2 5 1 1 1 3 1 1 1 2 2 2 1 1 1 2 2 1v1l2 2 1 1h2l2 1 2 1 2 1 2 1h2 2 5 3 3 3l3-1 3-1 2-2h3l2-2 2-2 2-2 2-2v-2l2-2 1-2 1-2 1-3 20 7-2 4-2 4-2 4-2 3-3 3-3 3-3 3-3 2-4 2-2 2-5 2h-4l-4 1-5 1-5 1h-4-8l-7-2-6-1-2-1-3-1-3-2-2-1-3-2-3-1-2-2-2-2-2-3-2-2-2-3-1-2-2-3-1-3-2-3-1-3-2-7-2-8-1-8-1-9v-10-9l1-8 1-8 2-7 2-7 1-3 2-4 1-2 2-3 1-3 2-2 2-2 2-3 2-2 2-2 3-1 2-2 3-2 3-1 3-1 2-2h6l7-2h7 6l7 2h6l6 3 4 3 5 3 5 4 4 5 3 5 3 6 3 7 2 7v7l2 9v9 9 4zM93 63v-5l-1-6-1-5-2-4-1-4-1-4-1-1-1-2-1-2-1-1-1-1-1-2h-1l-2-2-1-1-2-1h-1l-2-1-1-1h-2l-4-1-3-1h-4-4l-3 1h-2l-2 1-2 1-1 1h-2l-2 1-1 1-1 1-1 1-1 1-1 2-2 1-1 2-1 2-1 1-1 2-2 4-1 4-1 4-1 5-1 5v4z">
            <text:p/>
          </draw:path>
          <draw:polygon draw:style-name="gr2" draw:text-style-name="P2" draw:layer="layout" svg:width="0.172cm" svg:height="0.151cm" svg:x="8.54cm" svg:y="11.234cm" svg:viewBox="0 0 173 152" draw:points="76,152 76,58 76,52 76,47 75,43 75,39 74,35 73,33 73,31 72,30 71,29 71,27 70,26 69,26 69,25 68,24 67,23 66,22 64,22 63,22 63,21 62,20 59,20 56,19 52,19 51,19 49,19 47,19 46,20 44,20 42,21 41,22 39,22 38,23 38,24 36,25 35,26 34,27 33,29 32,30 31,31 30,33 29,34 28,36 27,38 25,42 24,46 23,51 23,55 22,60 22,66 22,152 1,152 1,34 1,14 0,7 0,5 0,2 20,2 20,3 20,3 20,4 21,6 21,14 21,28 22,28 24,25 25,21 27,18 29,15 32,12 34,10 36,8 38,6 40,5 42,3 45,2 48,2 51,1 54,0 57,0 60,0 63,0 67,1 70,1 73,2 76,2 79,4 81,5 84,6 85,8 86,9 87,10 88,10 89,13 90,15 92,18 93,22 94,25 95,28 96,28 97,25 99,22 101,18 103,15 105,13 108,10 110,9 113,6 114,5 117,4 120,2 123,2 126,1 129,1 132,0 136,0 140,0 144,1 148,2 150,2 152,3 154,4 156,5 158,6 159,7 161,8 162,10 163,10 164,12 165,14 166,15 167,18 168,19 168,22 169,24 171,29 172,34 172,39 173,46 173,53 173,152 152,152 152,58 151,52 151,47 151,43 150,39 149,35 149,33 148,31 147,30 147,29 146,27 145,26 145,26 144,25 143,24 142,23 141,22 140,22 139,22 138,21 137,20 134,20 131,19 128,19 124,19 122,19 121,20 119,20 118,21 116,22 115,22 113,23 113,24 112,25 110,26 109,27 108,29 107,30 106,31 105,33 104,34 102,38 101,42 100,46 99,51 98,55 98,60 98,66 98,152">
            <text:p/>
          </draw:polygon>
        </draw:g>
        <draw:g>
          <draw:polygon draw:style-name="gr3" draw:text-style-name="P1" draw:layer="layout" svg:width="2.773cm" svg:height="3.313cm" svg:x="17.51cm" svg:y="9.382cm" svg:viewBox="0 0 2774 3314" draw:points="0,3314 0,0 2774,0 2774,3314">
            <text:p/>
          </draw:polygon>
          <draw:path draw:style-name="gr4" draw:text-style-name="P2" draw:layer="layout" svg:width="0.152cm" svg:height="0.17cm" svg:x="18.441cm" svg:y="10.814cm" svg:viewBox="0 0 153 171" svg:d="M125 171l-46-71h-55v71h-24v-171h83 7l8 1 5 1 7 2 5 1 5 2 3 1 2 2 2 1 3 2 1 2 2 1 2 2 1 2 2 2 1 2 2 2v2l2 3v2l1 2 1 3 1 5v6 5l-1 4-1 5-1 3-2 5-2 3-2 4-3 3-3 3-3 3-3 3-5 2-4 2-4 1-5 2h-4l50 74zM122 49v-3l-1-4-1-1v-2l-1-2v-1l-1-1-1-2-1-1v-1l-2-1v-2h-2l-1-1-1-2h-2l-1-1-2-1-3-1-4-2h-3l-5-1h-4l-5-1h-57v64h58 5l4-1 4-1h3l4-2h2l2-1 1-1 1-1 2-1 1-1 1-1 2-1v-1l2-2v-1l1-1 1-2 1-1v-2l1-1v-1l1-3 1-3z">
            <text:p/>
          </draw:path>
          <draw:path draw:style-name="gr4" draw:text-style-name="P2" draw:layer="layout" svg:width="0.12cm" svg:height="0.135cm" svg:x="18.617cm" svg:y="10.852cm" svg:viewBox="0 0 121 136" svg:d="M24 73v5 5l1 5 1 4 2 5 1 4 1 1 1 2 1 2 1 1 2 2 1 1 1 1 2 2 1 1 2 1 2 1h1l2 1 2 1h2l2 1h2 2l5 1h4l2-1h4l3-1h3l2-2h3l2-2 2-1 3-2 1-2 1-2 2-1 1-2 1-2 1-3 20 6-2 4-1 3-3 4-2 2-3 3-3 3-3 2-3 2-4 2-3 2-4 1-4 1-6 1h-4l-5 1h-5-7l-8-1-6-1-3-1-3-1-3-2-2-1-3-1-2-2-3-1-2-2-3-2-1-3-2-2-2-2-2-3-1-2-2-3-1-2-2-7-2-7-1-7-1-8v-8-8l1-7 1-7 2-6 2-7 1-2 2-3 1-2 2-3 2-2 2-2 1-2 3-3 2-2 3-1 2-2 2-1 3-1 3-2h3l3-2 6-1 7-1h6 8l7 1 6 1 6 2 5 3 6 3 4 3 4 5 3 4 3 6 3 5 2 6 2 7v8l1 7 1 9v3zM98 56l-1-5-1-5-1-4-1-4-2-3-2-4v-1l-1-2-2-1v-2h-2l-1-2h-1l-1-2-2-1h-1l-2-1-2-1h-1-2l-4-1-3-1h-5-4l-4 1h-1l-2 1h-2l-1 1-2 1h-2l-1 1-2 1-1 1-1 1-1 1-2 2-1 1-1 2-1 1-1 1-2 4-1 3-2 4v4l-1 4v5z">
            <text:p/>
          </draw:path>
          <draw:path draw:style-name="gr4" draw:text-style-name="P2" draw:layer="layout" svg:width="0.115cm" svg:height="0.184cm" svg:x="18.758cm" svg:y="10.852cm" svg:viewBox="0 0 116 185" svg:d="M58 185h-6-5l-5-1-4-1-5-1-3-1-4-2-3-2-3-2-3-3-3-2-2-4-3-2-1-4-1-3-1-4 22-3 1 2 1 2 1 2 1 2 1 1 2 2 1 2 3 1 1 1 2 1 3 1 2 1h3l2 1h3 3 5 3l4-2 4-1 2-1 3-1 3-2 2-3 2-2 1-3 2-3 1-4 1-4 1-3v-5-5-21l-2 3-1 3-2 3-3 3-2 2-2 2-3 2-3 1-3 2-3 1-2 1-3 1-4 1h-4l-3 1h-3-7l-5-1-3-1h-3l-2-1-2-2h-2l-2-2-3-1-2-1-1-2-2-1-2-2-1-3-2-2-1-2-1-2-1-3-3-5-1-6-2-6v-8l-1-8v-8-8l1-9v-7l2-6 2-6 2-6 1-3 1-2 2-2 1-2 3-2 1-2 1-2 3-2 2-1 2-2 2-1 2-1h3l2-2 3-1h3l5-1h7 4l3 1h3 3l4 2 3 1 3 1 2 1 3 2 2 2 2 2 2 2 2 2 2 3 2 3 1 3 1-13v-4l1-3v-1-1h22l-1 4v6 17 100l-1 7v6l-1 6-2 5-2 5-2 5-3 4-4 3-3 4-5 3-4 2-5 2-6 1-6 2h-6zM92 68v-4-4-4l-1-3-1-4v-2l-1-4-1-3-1-3-2-2-1-3-2-2-1-2-2-2-2-2-2-1-2-2-2-1-3-2h-2l-2-1h-2l-3-1h-2-5l-2 1h-2l-1 1h-2-2l-1 1-2 1-1 1-2 1-1 1-2 1-1 1-1 2-1 1v2l-2 2-1 3-2 4-1 5v5l-1 6-1 6v7 7l1 5v6l1 5 1 5 2 4 1 4 1 1 1 1 1 2 1 1 1 2 1 1 1 1 2 1 1 1 2 1h1l2 1h2l2 1h2 2 4 3 2 3l2-1 2-1 3-1 2-1 2-2 2-1 2-2 2-2 1-2 2-2 1-3 2-2 1-3 1-3 1-3v-3l1-3 1-4v-4-3z">
            <text:p/>
          </draw:path>
          <draw:path draw:style-name="gr4" draw:text-style-name="P2" draw:layer="layout" svg:width="0.022cm" svg:height="0.18cm" svg:x="18.906cm" svg:y="10.805cm" svg:viewBox="0 0 23 181" svg:d="M0 21v-21h23v21zM0 181v-132h23v132z">
            <text:p/>
          </draw:path>
          <draw:polygon draw:style-name="gr4" draw:text-style-name="P2" draw:layer="layout" svg:width="0.111cm" svg:height="0.135cm" svg:x="18.952cm" svg:y="10.852cm" svg:viewBox="0 0 112 136" draw:points="112,97 112,102 111,104 111,106 111,108 110,110 109,112 108,114 108,116 106,117 106,119 104,121 103,122 101,123 99,125 98,126 95,127 94,128 90,130 85,132 80,133 75,135 69,135 63,136 57,136 51,136 45,135 39,135 34,134 30,133 25,132 22,130 18,128 16,127 15,126 13,125 12,123 10,122 9,121 8,119 7,118 6,116 4,114 3,111 1,107 0,103 20,99 21,102 22,104 23,106 23,107 24,108 25,109 26,110 27,111 28,111 28,112 30,114 32,114 34,116 37,116 39,118 43,118 46,118 50,119 53,119 57,119 61,119 65,119 68,118 72,118 75,118 78,116 79,116 80,116 81,115 82,114 83,114 84,113 85,112 86,111 87,111 87,110 87,109 88,108 89,107 89,106 90,105 90,104 90,103 90,102 90,99 90,97 90,95 90,95 90,94 89,93 89,92 88,91 88,90 87,90 87,89 87,88 86,87 85,87 84,86 83,85 82,84 79,83 77,82 75,81 73,80 70,79 67,78 50,74 42,72 34,69 31,68 28,67 25,66 23,65 21,63 19,62 17,61 15,59 14,58 12,56 11,55 10,54 9,51 8,50 7,48 7,46 6,44 6,42 6,39 5,37 6,32 6,30 7,28 7,26 7,25 8,23 9,21 9,19 11,18 12,16 13,15 14,13 15,12 17,11 19,9 20,8 22,7 24,6 26,6 31,4 35,2 40,1 45,1 51,0 58,0 63,0 68,1 73,1 77,2 82,3 86,4 90,6 93,8 95,8 96,10 98,11 99,12 100,13 101,15 103,16 103,18 105,19 106,21 106,23 107,25 108,28 110,32 90,35 89,32 88,32 88,30 87,30 87,29 87,28 86,27 85,26 84,25 84,25 83,24 82,23 82,23 79,21 77,20 75,19 72,18 70,18 67,17 64,17 60,17 58,16 54,17 50,17 47,17 44,18 42,18 39,19 36,20 36,20 35,21 33,22 33,23 32,23 31,23 31,24 30,25 30,26 29,27 28,28 28,28 28,30 28,30 28,32 28,32 28,34 28,35 28,36 28,37 28,39 28,39 28,41 29,42 30,43 31,44 31,45 32,46 33,47 34,47 35,48 36,49 38,49 39,50 41,51 43,51 49,53 55,55 64,57 73,59 79,61 85,63 88,64 90,66 92,66 94,67 95,68 97,69 98,71 100,71 101,73 103,73 103,75 105,75 106,77 106,78 107,80 108,81 109,83 109,84 110,85 111,87 111,89 111,90 111,92 112,94 112,95">
            <text:p/>
          </draw:polygon>
          <draw:polygon draw:style-name="gr4" draw:text-style-name="P2" draw:layer="layout" svg:width="0.065cm" svg:height="0.162cm" svg:x="19.078cm" svg:y="10.825cm" svg:viewBox="0 0 66 163" draw:points="66,160 63,161 60,162 58,162 55,162 52,162 49,163 46,163 43,163 39,163 36,162 33,162 31,161 28,160 26,159 24,157 23,155 21,154 20,151 18,149 17,146 17,143 16,140 16,137 16,133 16,45 0,45 0,29 17,29 23,0 39,0 39,29 63,29 63,45 39,45 39,128 39,130 39,133 39,135 39,136 39,138 40,139 40,140 40,140 41,140 41,141 42,142 42,142 42,142 43,143 44,143 44,144 44,144 45,145 46,145 47,145 47,145 49,145 51,145 52,145 54,145 55,145 58,145 62,145 66,144">
            <text:p/>
          </draw:polygon>
          <draw:path draw:style-name="gr4" draw:text-style-name="P2" draw:layer="layout" svg:width="0.12cm" svg:height="0.135cm" svg:x="19.156cm" svg:y="10.852cm" svg:viewBox="0 0 121 136" svg:d="M24 73v5 5l1 5 1 4 2 5 1 4 1 1 1 2 1 2 1 1 2 2 1 1 1 1 2 2 1 1 2 1 2 1h1l2 1 2 1h2l2 1h2 2l5 1h4l2-1h4l3-1h3l2-2h3l2-2 2-1 3-2 1-2 1-2 2-1 1-2 1-2 1-3 20 6-2 4-1 3-3 4-2 2-3 3-3 3-3 2-3 2-4 2-3 2-4 1-4 1-6 1h-4l-5 1h-5-7l-8-1-6-1-3-1-3-1-3-2-2-1-3-1-2-2-3-1-2-2-3-2-1-3-2-2-2-2-2-3-1-2-2-3-1-2-2-7-2-7-1-7-1-8v-8-8l1-7 1-7 2-6 2-7 1-2 2-3 1-2 2-3 2-2 2-2 1-2 3-3 2-2 3-1 2-2 2-1 3-1 3-2h3l3-2 6-1 7-1h6 8l7 1 6 1 6 2 5 3 6 3 4 3 4 5 3 4 3 6 3 5 2 6 2 7v8l1 7 1 9v3zM98 56l-1-5-1-5-1-4-1-4-2-3-2-4v-1l-1-2-2-1v-2h-2l-1-2h-1l-1-2-2-1h-1l-2-1-2-1h-1-2l-4-1-3-1h-5-4l-4 1h-1l-2 1h-2l-1 1-2 1h-2l-1 1-2 1-1 1-1 1-1 1-2 2-1 1-1 2-1 1-1 1-2 4-1 3-2 4v4l-1 4v5z">
            <text:p/>
          </draw:path>
          <draw:polygon draw:style-name="gr4" draw:text-style-name="P2" draw:layer="layout" svg:width="0.063cm" svg:height="0.133cm" svg:x="19.304cm" svg:y="10.852cm" svg:viewBox="0 0 64 134" draw:points="1,134 1,33 0,2 21,2 23,30 23,30 24,25 25,22 27,18 28,15 31,13 32,10 33,8 34,7 35,6 36,6 37,5 38,4 39,4 40,3 42,2 44,1 47,1 49,1 52,0 55,0 56,0 58,0 58,0 60,0 60,1 62,1 64,1 64,21 63,21 62,20 60,20 59,20 56,20 52,20 50,20 49,20 47,20 46,20 44,21 43,22 42,23 40,23 39,24 37,25 36,25 35,27 33,28 33,29 32,30 31,32 29,35 28,38 26,42 25,46 24,51 24,55 23,60 23,66 23,134">
            <text:p/>
          </draw:polygon>
          <draw:polygon draw:style-name="gr4" draw:text-style-name="P2" draw:layer="layout" svg:width="0.067cm" svg:height="0.179cm" svg:x="18.739cm" svg:y="11.083cm" svg:viewBox="0 0 68 180" draw:points="42,65 42,180 19,180 19,65 0,65 0,49 19,49 19,34 19,30 20,25 20,22 21,18 22,17 23,16 23,14 24,13 25,11 25,10 26,9 27,8 28,7 29,6 31,5 32,4 33,4 34,3 36,3 38,2 41,1 44,1 48,0 52,0 57,0 61,1 65,1 66,1 68,1 68,18 66,18 63,18 60,17 58,17 56,17 54,18 52,18 52,18 51,18 50,18 49,19 49,19 48,20 47,20 47,20 46,21 46,21 45,22 44,23 44,23 44,24 44,25 43,25 43,28 42,30 42,32 42,34 42,37 42,49 68,49 68,65">
            <text:p/>
          </draw:polygon>
          <draw:path draw:style-name="gr4" draw:text-style-name="P2" draw:layer="layout" svg:width="0.022cm" svg:height="0.18cm" svg:x="18.823cm" svg:y="11.083cm" svg:viewBox="0 0 23 181" svg:d="M0 21v-21h23v21zM0 181v-132h23v132z">
            <text:p/>
          </draw:path>
          <draw:polygon draw:style-name="gr4" draw:text-style-name="P2" draw:layer="layout" svg:width="0.022cm" svg:height="0.18cm" svg:x="18.879cm" svg:y="11.083cm" svg:viewBox="0 0 23 181" draw:points="0,181 0,0 23,0 23,181">
            <text:p/>
          </draw:polygon>
          <draw:path draw:style-name="gr4" draw:text-style-name="P2" draw:layer="layout" svg:width="0.12cm" svg:height="0.135cm" svg:x="18.928cm" svg:y="11.13cm" svg:viewBox="0 0 121 136" svg:d="M24 73v5 5l1 5 1 4 2 5 1 4 1 1 1 2 1 2 1 1 2 2 1 1 1 1 2 2 1 1 2 1 2 1h1l2 1 2 1h2l2 1h2 2l5 1h4l2-1h4l3-1h3l2-2h3l2-2 2-1 3-2 1-2 1-2 2-1 1-2 1-2 1-3 20 6-2 4-1 3-3 4-2 2-3 3-3 3-3 2-3 2-4 2-3 2-4 1-4 1-6 1h-4l-5 1h-5-7l-8-1-6-1-3-1-3-1-3-2-2-1-3-1-2-2-3-1-2-2-3-2-1-3-2-2-2-2-2-3-1-2-2-3-1-2-2-7-2-7-1-7-1-8v-8-8l1-7 1-7 2-6 2-7 1-2 2-3 1-2 2-3 2-2 2-2 1-2 3-3 2-2 3-1 2-2 2-1 3-1 3-2h3l3-2 6-1 7-1h6 8l7 1 6 1 6 2 5 3 6 3 4 3 4 5 3 4 3 6 3 5 2 6 2 7v8l1 7 1 9v3zM98 56l-1-5-1-5-1-4-1-4-2-3-2-4v-1l-1-2-2-1v-2h-2l-1-2h-1l-1-2-2-1h-1l-2-1-2-1h-1-2l-4-1-3-1h-5-4l-4 1h-1l-2 1h-2l-1 1-2 1h-2l-1 1-2 1-1 1-1 1-1 1-2 2-1 1-1 2-1 1-1 1-2 4-1 3-2 4v4l-1 4v5z">
            <text:p/>
          </draw:path>
        </draw:g>
        <draw:g xml:id="id25" draw:id="id25">
          <draw:glue-point draw:id="4" svg:x="-2.365cm" svg:y="2.334cm"/>
          <draw:polygon draw:style-name="gr5" draw:text-style-name="P3" draw:layer="layout" svg:width="2.413cm" svg:height="1.905cm" svg:x="22.208cm" svg:y="10.143cm" svg:viewBox="0 0 2414 1906" draw:points="0,0 1214,0 2414,953 1214,1906 0,1906 1199,953">
            <text:p/>
          </draw:polygon>
          <draw:path draw:style-name="gr6" draw:text-style-name="P4" draw:layer="layout" svg:width="0.303cm" svg:height="0.315cm" svg:x="23.288cm" svg:y="10.94cm" svg:viewBox="0 0 304 316" svg:d="M261 316l-36-92h-144l-37 92h-44l129-316h49l126 316zM153 32l-2 7-4 10-3 11-10 26-40 104h118l-41-104-3-8-3-9-6-18z">
            <text:p/>
          </draw:path>
          <draw:polygon draw:style-name="gr6" draw:text-style-name="P4" draw:layer="layout" svg:width="0.201cm" svg:height="0.315cm" svg:x="23.63cm" svg:y="10.939cm" svg:viewBox="0 0 202 316" draw:points="0,316 0,0 43,0 43,281 202,281 202,316">
            <text:p/>
          </draw:polygon>
          <draw:polygon draw:style-name="gr6" draw:text-style-name="P4" draw:layer="layout" svg:width="0.26cm" svg:height="0.32cm" svg:x="23.882cm" svg:y="10.939cm" svg:viewBox="0 0 261 321" draw:points="128,321 119,320 110,320 101,319 92,317 84,315 76,313 68,310 61,306 54,303 47,299 41,294 35,289 30,284 25,278 20,272 16,265 12,258 9,251 6,244 4,236 2,228 1,219 0,210 0,201 0,0 43,0 43,198 43,208 44,218 46,227 48,236 50,240 51,244 53,247 55,251 57,254 60,257 62,260 65,263 68,266 71,269 74,271 77,273 80,275 84,277 88,279 92,280 100,283 109,284 118,285 128,286 139,285 148,284 157,282 166,280 170,278 174,277 178,275 181,273 185,270 188,268 191,265 194,263 197,260 200,256 202,253 205,250 207,246 209,242 211,238 212,234 215,225 217,216 218,206 218,195 218,0 261,0 261,197 260,207 260,216 258,224 257,233 254,241 252,249 248,256 244,263 240,270 235,276 230,282 225,288 219,293 212,298 206,302 198,306 191,309 183,312 175,315 166,317 157,318 148,320 138,320">
            <text:p/>
          </draw:polygon>
        </draw:g>
        <draw:g xml:id="id6" draw:id="id6">
          <draw:glue-point draw:id="4" svg:x="2.454cm" svg:y="-2.533cm"/>
          <draw:glue-point draw:id="5" svg:x="-3.167cm" svg:y="3.089cm"/>
          <draw:glue-point draw:id="6" svg:x="-3.792cm" svg:y="3.089cm"/>
          <draw:polygon draw:style-name="gr7" draw:text-style-name="P3" draw:layer="layout" svg:width="2.032cm" svg:height="2.032cm" svg:x="6.343cm" svg:y="5.198cm" svg:viewBox="0 0 2033 2033" draw:points="0,0 1375,0 2033,1016 1375,2033 0,2033 658,1016">
            <text:p/>
          </draw:polygon>
          <draw:path draw:style-name="gr8" draw:text-style-name="P4" draw:layer="layout" svg:width="0.18cm" svg:height="0.193cm" svg:x="7.117cm" svg:y="6.183cm" svg:viewBox="0 0 181 194" svg:d="M56 194l-6-1h-7l-6-1-5-2-3-1-2-1-3-1-2-2-2-1-2-2-2-1-2-2-2-2-1-2-2-2-1-2-1-3-1-2-2-2v-3l-2-5-1-6-1-6v-6-7l1-7 1-3 1-3 1-3 1-3 1-2 1-3 2-2 2-3 2-2 2-2 2-2 2-2 3-2 2-2 3-2 3-1 7-3 7-2 8-2 9-2 9-1h10l42-1v-10-5-6l-1-4-1-4-1-2v-2l-1-2-1-2-1-1-1-2-1-1-1-2-2-1-1-1-1-1-2-1-1-1-2-1h-2l-2-1-4-1-4-1h-5-5-5-4l-5 1h-4l-3 1-3 2h-2l-1 1-2 1-1 1-1 1-1 1-1 1-1 1-1 1-1 1-1 1-1 2-1 3-1 3-1 4v3l-33-3 1-6 2-5 2-6 3-5 3-4 4-4 3-4 5-3 5-3 5-3 6-2 6-2 7-1 7-1 8-1h8 9l8 1 7 1 7 2 6 2 3 2 3 1 3 2 2 1 3 2 2 2 2 2 2 2 2 3 2 2 1 3 2 2 1 3 1 3 1 3 1 3 2 6v7l1 8v80 3 3 3l1 3v3l1 2 1 2v2l1 1 1 1 1 1 1 1 1 1h1 1v1h1 1l2 1h1 2 2 3l3-1h2v19l-6 1-6 1h-6l-6 1-4-1h-4l-3-1h-2l-2-1h-1l-2-1-1-1h-1l-1-1-2-1-1-1-1-1-1-2-1-1v-1l-1-2-2-3-1-3-1-4-1-4v-4l-1-5h-1l-3 6-3 4-3 5-3 4-4 3-4 4-3 2-4 3-4 2-5 2-4 1-5 1-5 1-5 1h-5zM63 170h5 4l4-1 4-1 3-1 4-1 3-2 4-1 3-2 3-3 3-2 3-3 2-2 3-3 2-3 2-4 1-3 2-3 1-4 1-3 1-4 1-3v-4-3-15h-34-10-5l-4 1h-4l-3 1-4 1-3 1-3 1-2 1-2 1-3 2-2 2-2 1-1 2-2 3-1 2-2 2-1 3-1 3v3l-1 3v3 3 4 4l1 3 1 3v1l1 2 1 1v1l1 2 1 1 1 1 1 1 1 1 1 1 1 1 2 1h1l1 1 2 1h1l3 1 3 1h4z">
            <text:p/>
          </draw:path>
          <draw:path draw:style-name="gr8" draw:text-style-name="P4" draw:layer="layout" svg:width="0.158cm" svg:height="0.258cm" svg:x="7.311cm" svg:y="6.118cm" svg:viewBox="0 0 159 259" svg:d="M127 226l-3 4-2 4-3 4-2 3-3 3-3 3-4 2-3 2-4 2-4 2-4 1-4 1-5 1-4 1h-5-5-9l-4-1h-4l-4-1-3-1-4-2-3-1-3-2-3-1-3-2-3-2-2-3-3-2-2-3-2-3-2-3-2-3-2-3-2-4-3-8-2-9-2-9-1-10-1-11v-12l1-22 1-11 2-9 3-9 3-8 3-7 4-7 5-5 5-5 5-4 7-4 6-3 8-1 7-2h9 5 5l5 1 4 1 4 1 4 1 4 2 4 2 3 2 4 2 3 3 3 3 2 3 3 4 2 3 3 4v-20-78h31v217 24 9l1 6h-30v-1-1-3l-1-8zM33 162v10 8l1 8 1 8 2 6 1 6 2 6 2 2 1 2 1 2 2 2 1 2 2 2 2 1 1 1 2 2 2 1 3 1 2 1h2l3 1h2l3 1h6 6l3-1h3l3-1 2-1h3l2-2 3-1 2-1 2-2 2-1 2-2 2-2 1-2 2-2 1-3 2-2 2-6 2-6 2-6 1-8 1-8 1-8v-10-9l-1-8-1-8-1-7-2-6-2-6-1-3-1-2-2-3-1-2-2-2-1-2-2-2-2-1-2-2-2-1-2-2-3-1-2-1-3-1h-2l-3-1-6-1h-6-6l-2 1h-3l-3 1h-2l-2 1-2 1-2 1-2 2-2 1-2 2-2 1-1 2-2 2-1 2-1 2-1 3-3 5-1 6-2 7-1 7-1 8v9z">
            <text:p/>
          </draw:path>
          <draw:path draw:style-name="gr8" draw:text-style-name="P4" draw:layer="layout" svg:width="0.158cm" svg:height="0.258cm" svg:x="7.505cm" svg:y="6.118cm" svg:viewBox="0 0 159 259" svg:d="M127 226l-3 4-2 4-3 4-2 3-3 3-3 3-4 2-3 2-4 2-4 2-4 1-4 1-5 1-4 1h-5-5-9l-4-1h-4l-4-1-3-1-4-2-3-1-3-2-3-1-3-2-3-2-2-3-3-2-2-3-2-3-2-3-2-3-2-3-2-4-3-8-2-9-2-9-1-10-1-11v-12l1-22 1-11 2-9 3-9 3-8 3-7 4-7 5-5 5-5 5-4 7-4 6-3 8-1 7-2h9 5 5l5 1 4 1 4 1 4 1 4 2 4 2 3 2 4 2 3 3 3 3 2 3 3 4 2 3 3 4v-20-78h31v217 24 9l1 6h-30v-1-1-3l-1-8zM33 162v10 8l1 8 1 8 2 6 1 6 2 6 2 2 1 2 1 2 2 2 1 2 2 2 2 1 1 1 2 2 2 1 3 1 2 1h2l3 1h2l3 1h6 6l3-1h3l3-1 2-1h3l2-2 3-1 2-1 2-2 2-1 2-2 2-2 1-2 2-2 1-3 2-2 2-6 2-6 2-6 1-8 1-8 1-8v-10-9l-1-8-1-8-1-7-2-6-2-6-1-3-1-2-2-3-1-2-2-2-1-2-2-2-2-1-2-2-2-1-2-2-3-1-2-1-3-1h-2l-3-1-6-1h-6-6l-2 1h-3l-3 1h-2l-2 1-2 1-2 1-2 2-2 1-2 2-2 1-1 2-2 2-1 2-1 2-1 3-3 5-1 6-2 7-1 7-1 8v9z">
            <text:p/>
          </draw:path>
          <draw:path draw:style-name="gr8" draw:text-style-name="P4" draw:layer="layout" svg:width="0.165cm" svg:height="0.192cm" svg:x="7.701cm" svg:y="6.184cm" svg:viewBox="0 0 166 193" svg:d="M33 103v8 7l1 7 2 6 2 6 2 6 1 2 2 3 1 2 2 2 2 2 1 2 2 2 2 2 2 1 3 2 2 1 2 1 3 1 2 1 3 1 3 1h2 3l7 1h5l4-1h5l4-1 4-1 3-2 4-1 3-2 3-2 3-3 2-2 2-3 2-2 2-3 1-3 1-3 28 8-3 5-2 5-3 5-3 4-4 4-4 4-4 3-5 3-5 3-5 2-5 2-6 1-7 1-6 1-7 1h-7-10l-10-2-9-1-4-2-4-1-4-2-3-2-4-2-3-2-4-2-3-3-3-3-2-3-3-3-2-3-3-4-2-3-2-4-2-4-3-9-2-10-2-10-1-11v-12-11l1-10 2-10 2-9 3-9 2-4 2-4 2-3 3-4 2-3 3-3 2-3 3-3 3-3 4-2 3-2 3-2 4-2 4-2 4-1 4-2 9-1 9-2h9 10l10 2 8 1 8 3 8 4 7 4 6 5 5 6 5 6 4 8 4 8 3 9 2 9 1 11 1 11 1 12v4zM134 79l-1-7-1-7-2-6-1-5-3-5-2-5-1-2-1-2-2-2-1-2-2-1-2-2-1-1-2-2-2-1-2-1-2-1-3-1-2-1h-2l-5-1-5-1h-6-6l-5 1h-2l-3 1-2 1-2 1-3 1-2 1-2 1-2 1-2 2-1 1-2 2-2 2-1 2-2 2-1 2-2 2-2 5-2 5-2 5-1 6-1 6v6z">
            <text:p/>
          </draw:path>
          <draw:polygon draw:style-name="gr8" draw:text-style-name="P4" draw:layer="layout" svg:width="0.087cm" svg:height="0.189cm" svg:x="7.904cm" svg:y="6.184cm" svg:viewBox="0 0 88 190" draw:points="1,190 1,47 0,3 29,3 31,42 31,42 33,36 35,31 37,26 39,21 42,18 44,14 46,11 47,10 48,9 50,8 51,7 52,6 54,5 55,4 57,3 60,2 64,1 67,1 71,0 76,0 77,0 79,0 80,0 82,0 83,1 85,1 88,2 88,30 87,30 85,29 83,29 81,29 77,29 72,28 69,29 67,29 65,29 63,29 61,30 59,31 57,32 55,33 53,34 51,35 49,36 48,38 46,39 45,41 44,43 42,45 40,49 38,54 36,60 35,65 33,72 33,78 32,85 32,93 32,190">
            <text:p/>
          </draw:polygon>
        </draw:g>
        <draw:g>
          <draw:path draw:style-name="gr9" draw:text-style-name="P5" draw:layer="layout" svg:width="0.075cm" svg:height="0.092cm" svg:x="7.52cm" svg:y="11.248cm" svg:viewBox="0 0 76 93" svg:d="M24 93h-3l-3-1h-3l-2-1-1-1h-1l-1-1-1-1-1-1h-1l-1-1-1-1v-1l-1-1-1-1v-1l-1-2v-2l-1-2-1-3v-3-3-3l1-4v-1-2l1-1v-1l1-2v-1l1-1 1-1v-2h1l1-1 1-1 1-2h2l1-1 1-1 2-1 3-1 4-1h3l5-1h4 17v-5-2-3-2l-1-3v-1l-1-1v-1-1h-1v-1l-1-1v-1h-1l-1-1h-1-1v-1h-1l-2-1h-2l-1-1h-2-2-2l-2 1h-2l-2 1-1 1h-1-1l-1 1v1h-1v1l-1 1-1 1v2l-1 1v2 2l-13-2v-2l1-4 1-2 1-2 1-3 2-1 2-2 1-2 2-1 2-2 2-1h3l3-1 3-1h4 3 3l3 1h4l3 1 2 1 2 1h1l1 1 1 1h1l1 2 1 1 1 1 1 1 1 1v2h1l1 2v2 2 3l1 3v4 39 2 1 1 2l1 1v1 1l1 1v1h1v1h1v1h1 1 2 1 1 1 1v9h-3l-2 1h-3-2-2-1l-2-1h-1-1l-1-1-1-1-1-1-1-1-1-1v-1l-1-1v-1-3l-1-1v-3-1h-1l-1 2-1 2-2 2-1 2-2 2-1 2h-2l-2 2-1 1-1 1h-2l-2 1h-2l-3 1h-2zM27 82h1 2l2-1h2l1-1 2-1h1l1-1 1-1 2-1 1-1 1-1 1-2 1-1 1-1 1-2 1-1v-2l1-2v-1l1-3v-1-2-1-8h-13-5-2l-2 1h-2-1l-2 1-1 1h-1l-1 1h-1l-1 1-1 1-1 1-1 1-1 2-1 1v1 1l-1 2v1 2 2 1 2 1l1 2v1 1h1v1l1 1v1l1 1h1l1 1h1l1 1h1l2 1h1z">
            <text:p/>
          </draw:path>
          <draw:path draw:style-name="gr9" draw:text-style-name="P5" draw:layer="layout" svg:width="0.065cm" svg:height="0.123cm" svg:x="7.603cm" svg:y="11.217cm" svg:viewBox="0 0 66 124" svg:d="M53 108l-1 3-1 1-1 3-1 1-1 1-2 2-1 1-2 1-1 1-2 1-2 1h-1-2-2-2-2-4-2-1-2l-2-1h-1l-1-1-2-1-1-1-2-2-1-1-1-1-1-1-1-2-1-2v-1l-1-2-1-1-1-4-1-4-1-4-1-6v-5-5-12l1-4 1-5 1-4 1-4 2-3 1-4 2-3 3-2 1-2 3-2 3-1 3-1 3-1h4 2l2 1h2 2l1 1 2 1h2l1 1 2 1 1 2 2 1 1 1 1 2 1 1 1 2 1 2v-10-37h13v104 12 4 3h-12v-1-1-4zM13 78v5 4l1 4v3l1 3 1 3 1 3v1l1 1v1l1 1h1v1l1 1 1 1 1 1h1 1l1 1h1 1l1 1h1 2 3 1l2-1 1-1h1 1 1l1-1 1-1 1-1 1-1h1v-2l1-1 1-1v-1l1-3 1-3 1-3v-3l1-4v-4-5-4-4l-1-4v-3l-1-3-1-4-1-2v-1l-1-1-1-1v-1l-1-1-1-1h-1l-1-1-1-1h-1l-1-1-1-1h-1-1-2-3-2-1-1-1-1l-1 1-1 1h-1l-1 1-1 1h-1v1l-1 1-1 1v1l-1 1v1l-1 2-1 4-1 3v3l-1 4v5z">
            <text:p/>
          </draw:path>
          <draw:polygon draw:style-name="gr9" draw:text-style-name="P5" draw:layer="layout" svg:width="0.036cm" svg:height="0.09cm" svg:x="7.69cm" svg:y="11.248cm" svg:viewBox="0 0 37 91" draw:points="0,91 0,22 0,2 13,2 13,20 13,20 13,17 14,14 15,12 16,10 17,9 18,6 19,6 20,5 20,4 21,4 21,3 22,2 22,2 23,2 24,2 25,1 27,1 28,0 30,0 32,0 33,0 33,0 34,0 35,0 35,0 36,1 37,1 37,1 37,14 37,14 36,14 35,14 34,14 32,14 30,14 29,14 28,14 27,14 26,14 25,14 24,14 24,15 23,16 22,16 21,17 21,18 20,18 19,19 19,20 18,21 17,22 16,24 15,26 15,29 14,31 14,34 13,38 13,41 13,45 13,91">
            <text:p/>
          </draw:polygon>
        </draw:g>
        <draw:g>
          <draw:polygon draw:style-name="gr10" draw:text-style-name="P6" draw:layer="layout" svg:width="0.107cm" svg:height="0.089cm" svg:x="7.562cm" svg:y="12.09cm" svg:viewBox="0 0 108 90" draw:points="85,90 70,90 56,26 54,12 52,23 37,90 22,90 0,0 13,0 26,61 27,63 27,66 29,78 31,71 47,0 61,0 74,62 78,78 80,66 94,0 108,0">
            <text:p/>
          </draw:polygon>
          <draw:polygon draw:style-name="gr10" draw:text-style-name="P6" draw:layer="layout" svg:width="0.036cm" svg:height="0.09cm" svg:x="7.677cm" svg:y="12.089cm" svg:viewBox="0 0 37 91" draw:points="0,91 0,22 0,2 13,2 13,20 13,20 13,17 14,14 15,12 16,10 17,9 18,6 19,6 20,5 20,4 21,4 21,3 22,2 22,2 23,2 24,2 25,1 27,1 28,0 30,0 32,0 33,0 33,0 34,0 35,0 35,0 36,1 37,1 37,1 37,14 37,14 36,14 35,14 34,14 32,14 30,14 29,14 28,14 27,14 26,14 25,14 24,14 24,15 23,16 22,16 21,17 21,18 20,18 19,19 19,20 18,21 17,22 16,24 15,26 15,29 14,31 14,34 13,38 13,41 13,45 13,91">
            <text:p/>
          </draw:polygon>
          <draw:path draw:style-name="gr10" draw:text-style-name="P6" draw:layer="layout" svg:width="0.012cm" svg:height="0.123cm" svg:x="7.728cm" svg:y="12.057cm" svg:viewBox="0 0 13 124" svg:d="M0 14v-14h13v14zM0 124v-90h13v90z">
            <text:p/>
          </draw:path>
          <draw:polygon draw:style-name="gr10" draw:text-style-name="P6" draw:layer="layout" svg:width="0.037cm" svg:height="0.11cm" svg:x="7.753cm" svg:y="12.071cm" svg:viewBox="0 0 38 111" draw:points="38,109 37,110 35,110 33,111 32,111 30,111 28,111 26,111 25,111 23,111 21,111 19,111 18,110 16,109 15,108 14,107 13,106 12,104 12,103 11,102 10,99 10,98 10,95 9,93 9,91 9,31 0,31 0,20 10,20 13,0 22,0 22,20 37,20 37,31 22,31 22,87 22,89 22,91 22,91 22,93 23,94 23,95 23,95 23,95 23,96 24,96 24,96 24,97 24,97 25,98 25,98 25,98 26,98 26,99 26,99 27,99 27,99 28,99 29,99 30,99 31,99 32,99 34,99 36,99 38,98">
            <text:p/>
          </draw:polygon>
          <draw:path draw:style-name="gr10" draw:text-style-name="P6" draw:layer="layout" svg:width="0.068cm" svg:height="0.092cm" svg:x="7.798cm" svg:y="12.089cm" svg:viewBox="0 0 69 93" svg:d="M13 50v4l1 3v3l1 3v4l1 2 1 1 1 1v1l1 2 1 1h1v1l1 1 1 1 1 1h1 1l1 1 1 1h1 2l1 1h1 3 2 1l2-1h2l1-1 2-1h2l1-1 1-1 1-1 1-1 1-1 1-2 1-1 1-1v-2l11 4-1 3-1 2-1 2-1 2-1 2-2 2-2 2h-2l-2 2-2 1-3 1h-2l-3 1-3 1h-3-2-5l-4-1-3-1h-2l-2-1-2-1-1-1-2-1h-1l-1-2-1-1-1-1-2-2-1-2-1-1-1-2-1-1-1-2v-2l-2-4-1-5v-5l-1-6v-5-5l1-6v-5l1-4 2-4v-2l1-2 1-1 1-2 1-1 1-2 2-2 1-1 1-1 1-2h1l2-1 1-1 2-1 2-1h1l4-1 4-1h4 4l4 1 4 1 3 1 3 2 3 1 3 3 2 3 2 3 1 3 2 4 1 4 1 5 1 6v5 6 2zM56 39v-5l-1-3v-2l-1-3-1-3-1-1v-2l-1-1-1-1-1-1-1-1-1-1v-1h-1-1l-1-1h-1l-1-1h-1l-2-1h-1-3-2-3l-1 1h-1-1l-1 1-1 1h-1l-1 1-1 1-1 1-1 1-1 1-1 1-1 2-1 3-1 2-1 3v2 3l-1 4z">
            <text:p/>
          </draw:path>
          <draw:path draw:style-name="gr10" draw:text-style-name="P6" draw:layer="layout" svg:width="0.087cm" svg:height="0.116cm" svg:x="7.887cm" svg:y="12.063cm" svg:viewBox="0 0 88 117" svg:d="M88 57v5 4l-1 5-1 4v3l-2 4-1 4-1 3-2 3-2 3-2 3-2 3-2 2-3 3-3 1-2 3-2 1-3 2-4 1-3 2h-3-4l-4 1h-3-38v-117h34 6l6 1 5 1 6 2 5 2 1 1 2 1 3 2 2 1 2 2 1 2 2 2 2 1 1 3 2 2 1 3 1 2 1 2 1 3 1 2 1 4 1 5 1 7zM74 57l-1-5v-5l-1-4-1-4-1-3-1-2v-2l-1-2-1-1-2-2-1-1-1-2-1-2h-1l-2-2-1-1-2-1-2-1-1-1-2-1-4-1h-5l-4-1h-4-21v91h24 2 3l2-1h3l2-1 3-1 2-1 2-1 3-2 2-2 1-1 1-3 2-1 1-3 2-2 1-2 1-4 1-2 1-3v-3l1-4v-3l1-3z">
            <text:p/>
          </draw:path>
          <draw:path draw:style-name="gr10" draw:text-style-name="P6" draw:layer="layout" svg:width="0.075cm" svg:height="0.092cm" svg:x="7.987cm" svg:y="12.089cm" svg:viewBox="0 0 76 93" svg:d="M24 93h-3l-3-1h-3l-2-1-1-1h-1l-1-1-1-1-1-1h-1l-1-1-1-1v-1l-1-1-1-1v-1l-1-2v-2l-1-2-1-3v-3-3-3l1-4v-1-2l1-1v-1l1-2v-1l1-1 1-1v-2h1l1-1 1-1 1-2h2l1-1 1-1 2-1 3-1 4-1h3l5-1h4 17v-5-2-3-2l-1-3v-1l-1-1v-1-1h-1v-1l-1-1v-1h-1l-1-1h-1-1v-1h-1l-2-1h-2l-1-1h-2-2-2l-2 1h-2l-2 1-1 1h-1-1l-1 1v1h-1v1l-1 1-1 1v2l-1 1v2 2l-13-2v-2l1-4 1-2 1-2 1-3 2-1 2-2 1-2 2-1 2-2 2-1h3l3-1 3-1h4 3 3l3 1h4l3 1 2 1 2 1h1l1 1 1 1h1l1 2 1 1 1 1 1 1 1 1v2h1l1 2v2 2 3l1 3v4 39 2 1 1 2l1 1v1 1l1 1v1h1v1h1v1h1 1 2 1 1 1 1v9h-3l-2 1h-3-2-2-1l-2-1h-1-1l-1-1-1-1-1-1-1-1-1-1v-1l-1-1v-1-3l-1-1v-3-1h-1l-1 2-1 2-2 2-1 2-2 2-1 2h-2l-2 2-1 1-1 1h-2l-2 1h-2l-3 1h-2zM27 82h1 2l2-1h2l1-1 2-1h1l1-1 1-1 2-1 1-1 1-1 1-2 1-1 1-1 1-2 1-1v-2l1-2v-1l1-3v-1-2-1-8h-13-5-2l-2 1h-2-1l-2 1-1 1h-1l-1 1h-1l-1 1-1 1-1 1-1 1-1 2-1 1v1 1l-1 2v1 2 2 1 2 1l1 2v1 1h1v1l1 1v1l1 1h1l1 1h1l1 1h1l2 1h1z">
            <text:p/>
          </draw:path>
          <draw:polygon draw:style-name="gr10" draw:text-style-name="P6" draw:layer="layout" svg:width="0.037cm" svg:height="0.11cm" svg:x="8.066cm" svg:y="12.071cm" svg:viewBox="0 0 38 111" draw:points="38,109 37,110 35,110 33,111 32,111 30,111 28,111 26,111 25,111 23,111 21,111 19,111 18,110 16,109 15,108 14,107 13,106 12,104 12,103 11,102 10,99 10,98 10,95 9,93 9,91 9,31 0,31 0,20 10,20 13,0 22,0 22,20 37,20 37,31 22,31 22,87 22,89 22,91 22,91 22,93 23,94 23,95 23,95 23,95 23,96 24,96 24,96 24,97 24,97 25,98 25,98 25,98 26,98 26,99 26,99 27,99 27,99 28,99 29,99 30,99 31,99 32,99 34,99 36,99 38,98">
            <text:p/>
          </draw:polygon>
          <draw:path draw:style-name="gr10" draw:text-style-name="P6" draw:layer="layout" svg:width="0.075cm" svg:height="0.092cm" svg:x="8.111cm" svg:y="12.089cm" svg:viewBox="0 0 76 93" svg:d="M24 93h-3l-3-1h-3l-2-1-1-1h-1l-1-1-1-1-1-1h-1l-1-1-1-1v-1l-1-1-1-1v-1l-1-2v-2l-1-2-1-3v-3-3-3l1-4v-1-2l1-1v-1l1-2v-1l1-1 1-1v-2h1l1-1 1-1 1-2h2l1-1 1-1 2-1 3-1 4-1h3l5-1h4 17v-5-2-3-2l-1-3v-1l-1-1v-1-1h-1v-1l-1-1v-1h-1l-1-1h-1-1v-1h-1l-2-1h-2l-1-1h-2-2-2l-2 1h-2l-2 1-1 1h-1-1l-1 1v1h-1v1l-1 1-1 1v2l-1 1v2 2l-13-2v-2l1-4 1-2 1-2 1-3 2-1 2-2 1-2 2-1 2-2 2-1h3l3-1 3-1h4 3 3l3 1h4l3 1 2 1 2 1h1l1 1 1 1h1l1 2 1 1 1 1 1 1 1 1v2h1l1 2v2 2 3l1 3v4 39 2 1 1 2l1 1v1 1l1 1v1h1v1h1v1h1 1 2 1 1 1 1v9h-3l-2 1h-3-2-2-1l-2-1h-1-1l-1-1-1-1-1-1-1-1-1-1v-1l-1-1v-1-3l-1-1v-3-1h-1l-1 2-1 2-2 2-1 2-2 2-1 2h-2l-2 2-1 1-1 1h-2l-2 1h-2l-3 1h-2zM27 82h1 2l2-1h2l1-1 2-1h1l1-1 1-1 2-1 1-1 1-1 1-2 1-1 1-1 1-2 1-1v-2l1-2v-1l1-3v-1-2-1-8h-13-5-2l-2 1h-2-1l-2 1-1 1h-1l-1 1h-1l-1 1-1 1-1 1-1 1-1 2-1 1v1 1l-1 2v1 2 2 1 2 1l1 2v1 1h1v1l1 1v1l1 1h1l1 1h1l1 1h1l2 1h1z">
            <text:p/>
          </draw:path>
        </draw:g>
        <draw:frame draw:style-name="gr11" draw:text-style-name="P7" draw:layer="layout" svg:width="1.427cm" svg:height="0.489cm" svg:x="8.463cm" svg:y="11.917cm">
          <draw:text-box>
            <text:p><text:span text:style-name="T1">writeEn</text:span></text:p>
          </draw:text-box>
        </draw:frame>
        <draw:g>
          <draw:polygon draw:style-name="gr9" draw:text-style-name="P5" draw:layer="layout" svg:width="0.062cm" svg:height="0.092cm" svg:x="8.462cm" svg:y="12.165cm" svg:viewBox="0 0 63 93" draw:points="13,46 13,51 13,55 14,59 14,62 15,65 16,67 17,71 18,71 18,73 19,74 20,75 20,75 21,76 22,77 23,78 24,79 25,79 26,79 27,80 28,80 29,81 30,81 31,81 32,81 34,81 35,81 37,81 38,81 39,80 41,79 42,79 43,78 45,77 45,76 46,76 46,75 47,75 47,74 48,73 48,72 49,71 49,70 50,68 50,66 51,63 63,65 63,68 63,71 62,74 61,76 60,79 58,81 56,83 54,85 52,87 50,89 47,90 45,91 42,92 39,92 37,93 34,93 30,93 26,92 24,92 22,91 21,91 19,90 17,89 16,88 14,87 13,87 13,85 11,84 10,83 9,81 8,79 7,78 6,76 5,75 4,73 4,71 2,67 1,62 1,57 0,52 0,47 0,41 1,36 1,31 2,26 4,22 4,20 5,18 6,17 7,15 8,14 9,12 10,10 11,9 13,8 13,6 14,6 16,5 17,4 19,3 21,2 22,2 24,1 26,1 30,0 34,0 37,0 39,1 42,1 44,2 47,2 49,4 51,6 54,7 55,9 57,11 59,14 60,15 61,18 62,21 63,24 63,26 50,28 50,26 49,24 49,22 48,22 47,20 47,18 46,18 45,16 44,15 43,15 43,14 42,14 42,14 41,14 39,13 38,12 37,12 35,12 33,12 31,12 30,12 28,12 27,13 26,13 25,13 24,14 23,14 22,14 22,15 21,16 20,17 19,18 19,18 18,19 17,21 17,22 16,23 16,24 15,27 14,30 14,34 13,38 13,42">
            <text:p/>
          </draw:polygon>
          <draw:polygon draw:style-name="gr9" draw:text-style-name="P5" draw:layer="layout" svg:width="0.012cm" svg:height="0.123cm" svg:x="8.539cm" svg:y="12.134cm" svg:viewBox="0 0 13 124" draw:points="0,124 0,0 13,0 13,124">
            <text:p/>
          </draw:polygon>
          <draw:polygon draw:style-name="gr9" draw:text-style-name="P5" draw:layer="layout" svg:width="0.063cm" svg:height="0.123cm" svg:x="8.571cm" svg:y="12.134cm" svg:viewBox="0 0 64 124" draw:points="49,124 22,83 13,91 13,124 0,124 0,0 13,0 13,77 47,34 63,34 31,72 64,124">
            <text:p/>
          </draw:polygon>
        </draw:g>
        <draw:g xml:id="id16" draw:id="id16">
          <draw:path draw:style-name="gr9" draw:text-style-name="P5" draw:layer="layout" svg:width="0.018cm" svg:height="0.153cm" svg:x="6.734cm" svg:y="5.488cm" svg:viewBox="0 0 19 154" svg:d="M0 18v-18h19v18zM0 154v-112h19v112z">
            <text:p/>
          </draw:path>
          <draw:polygon draw:style-name="gr9" draw:text-style-name="P5" draw:layer="layout" svg:width="0.089cm" svg:height="0.113cm" svg:x="6.781cm" svg:y="5.527cm" svg:viewBox="0 0 90 114" draw:points="71,114 71,43 71,38 71,35 71,33 70,31 70,29 70,27 69,26 69,24 68,23 67,22 66,21 65,20 64,19 63,18 62,17 61,16 60,16 58,15 56,15 55,15 53,15 50,14 48,14 45,15 42,15 40,15 39,16 38,16 36,17 35,17 34,18 32,19 31,20 30,20 29,21 28,22 27,24 26,25 25,26 24,27 24,29 22,32 21,35 20,38 20,41 19,45 19,49 19,114 1,114 1,26 0,10 0,5 0,3 0,2 18,2 18,2 18,2 18,3 18,5 18,10 18,21 19,21 20,18 22,16 24,13 26,11 28,9 30,8 32,6 34,5 36,4 38,3 40,2 43,1 46,1 49,0 51,0 55,0 59,0 63,1 67,1 71,2 72,3 74,4 75,4 77,5 78,6 79,7 80,8 82,9 83,10 84,12 84,13 85,14 86,16 87,18 88,21 89,25 90,30 90,34 90,39 90,114">
            <text:p/>
          </draw:polygon>
          <draw:path draw:style-name="gr9" draw:text-style-name="P5" draw:layer="layout" svg:width="0.14cm" svg:height="0.145cm" svg:x="6.885cm" svg:y="5.495cm" svg:viewBox="0 0 141 146" svg:d="M120 146l-16-43h-67l-17 43h-20l60-146h22l59 146zM70 15v3l-2 4-2 5-4 13-19 48h55l-19-49-6-16z">
            <text:p/>
          </draw:path>
        </draw:g>
        <draw:g>
          <draw:path draw:style-name="gr9" draw:text-style-name="P5" draw:layer="layout" svg:width="0.018cm" svg:height="0.153cm" svg:x="6.734cm" svg:y="6.758cm" svg:viewBox="0 0 19 154" svg:d="M0 18v-18h19v18zM0 154v-112h19v112z">
            <text:p/>
          </draw:path>
          <draw:polygon draw:style-name="gr9" draw:text-style-name="P5" draw:layer="layout" svg:width="0.089cm" svg:height="0.113cm" svg:x="6.781cm" svg:y="6.797cm" svg:viewBox="0 0 90 114" draw:points="71,114 71,43 71,38 71,35 71,33 70,31 70,29 70,27 69,26 69,24 68,23 67,22 66,21 65,20 64,19 63,18 62,17 61,16 60,16 58,15 56,15 55,15 53,15 50,14 48,14 45,15 42,15 40,15 39,16 38,16 36,17 35,17 34,18 32,19 31,20 30,20 29,21 28,22 27,24 26,25 25,26 24,27 24,29 22,32 21,35 20,38 20,41 19,45 19,49 19,114 1,114 1,26 0,10 0,5 0,3 0,2 18,2 18,2 18,2 18,3 18,5 18,10 18,21 19,21 20,18 22,16 24,13 26,11 28,9 30,8 32,6 34,5 36,4 38,3 40,2 43,1 46,1 49,0 51,0 55,0 59,0 63,1 67,1 71,2 72,3 74,4 75,4 77,5 78,6 79,7 80,8 82,9 83,10 84,12 84,13 85,14 86,16 87,18 88,21 89,25 90,30 90,34 90,39 90,114">
            <text:p/>
          </draw:polygon>
          <draw:path draw:style-name="gr9" draw:text-style-name="P5" draw:layer="layout" svg:width="0.112cm" svg:height="0.145cm" svg:x="6.902cm" svg:y="6.765cm" svg:viewBox="0 0 113 146" svg:d="M113 105v4l-1 3v2l-1 2v2l-1 2-1 2-1 2-1 2-1 1-1 2-2 2-1 1-2 2-1 1-2 1-2 2-4 2-5 2-4 1-5 1-6 1-6 1h-6-59v-146h53l12 1h5l5 1 5 1 4 2 4 2 4 2 3 2 2 3 2 3 2 3 2 3 1 4v4 4 3 4l-1 2v3l-1 3-2 2-1 3-2 2-2 2-2 2-2 2-3 1-2 2-3 1-3 1-3 1h4l4 1 4 1 3 2 3 1 3 2 3 2 1 1 1 1 3 3 1 1 1 2v1l1 1 1 2v1l2 3v4l1 3zM84 38v-3-1-2-1l-1-1v-1l-1-1v-1l-1-1v-1l-1-1-1-1-1-1h-1l-1-1-1-1h-1l-2-1-3-1-2-1h-4l-3-1h-3-4-33v46h33 4l3-1h4l3-1h3l2-2h1l2-1h1l1-1 1-1v-1l1-1h1l1-1v-1l1-2 1-1v-1-1l1-1v-2-2zM93 103v-3l-1-3v-3l-1-2-2-3-1-2-2-2-2-1-3-2-2-1-3-1-4-1-3-1h-4l-4-1h-4-37v53h38 5 4l3-1 4-1 3-1h1l2-1h1l1-1 2-1 1-1 1-1 1-1v-1l1-1 1-1 1-1v-1l1-1v-1l1-2v-1-2l1-3z">
            <text:p/>
          </draw:path>
        </draw:g>
        <draw:g xml:id="id1" draw:id="id1">
          <draw:path draw:style-name="gr9" draw:text-style-name="P5" draw:layer="layout" svg:width="0.099cm" svg:height="0.115cm" svg:x="8.081cm" svg:y="6.162cm" svg:viewBox="0 0 100 116" svg:d="M100 58v7l-1 7-1 6-1 6-2 5-1 2-1 3-1 2-2 2-1 2-2 2-2 1-1 2-2 2-2 1-2 1-2 1-2 1-3 1-2 1-3 1-5 1-5 1h-6-6l-6-1h-3l-2-1-3-1-2-1-2-1-2-1-2-1-2-1-2-2-2-1-2-2-1-2-2-2-1-2-2-2-1-2-1-3-1-2-2-5-1-6-1-6-1-6v-7-7l1-7 1-6 1-5 2-6 2-4 3-5 3-4 3-3 4-3 4-2 4-2 5-2 5-1 6-1h6 6l6 1 6 1 2 1 2 1h3l2 2 2 1 2 1 2 1 2 2 1 1 2 2 1 2 2 2 1 2 1 2 1 2 1 3 2 5 1 6 1 6 1 7zM81 58l-1-6v-5-5l-1-4-1-4-1-4-1-1-1-2-1-1v-2l-1-1-1-1-1-1-1-1-2-1-1-1-1-1-2-1h-1l-2-1h-1l-2-1h-4-3-4-4l-2 1h-1l-2 1h-2l-1 1-1 1-2 1-1 1-1 1-1 1-1 1-1 1-1 2-1 1-1 2v2l-2 3-1 4v5l-1 4v5 6 5 5l1 5v4l1 4 2 4 1 3 1 2 1 1 1 1 1 2 1 1 1 1 1 1 1 1 2 1h1l1 1 2 1h2l1 1h2 2 3 4 4l2-1h2l1-1h2l1-1 2-1 1-1 1-1 1-1 1-1 1-1 1-1 1-2 1-1 1-2v-2l2-3 1-4 1-5v-4-6z">
            <text:p/>
          </draw:path>
          <draw:polygon draw:style-name="gr9" draw:text-style-name="P5" draw:layer="layout" svg:width="0.089cm" svg:height="0.113cm" svg:x="8.205cm" svg:y="6.164cm" svg:viewBox="0 0 90 114" draw:points="19,0 19,71 19,76 19,79 19,81 20,83 20,85 20,87 21,88 21,90 22,91 23,92 24,93 25,94 26,95 27,96 28,97 29,98 31,98 32,99 34,99 36,99 37,99 40,100 42,100 45,99 48,99 50,99 51,98 53,98 54,97 55,97 56,96 58,95 59,94 60,94 61,93 62,92 63,90 64,89 65,88 66,87 66,85 68,83 69,79 70,76 70,73 71,69 71,65 71,0 89,0 89,88 90,104 90,109 90,111 90,112 72,112 72,112 72,112 72,111 72,109 72,104 72,93 71,93 70,96 68,98 66,101 64,103 63,105 61,106 59,108 56,109 54,110 52,111 50,112 47,113 44,113 42,114 39,114 36,114 31,114 27,113 23,113 20,112 18,111 16,110 15,110 13,109 12,108 11,107 10,106 9,105 7,104 7,102 6,101 5,100 4,98 3,96 2,93 1,89 1,84 0,80 0,75 0,0">
            <text:p/>
          </draw:polygon>
          <draw:polygon draw:style-name="gr9" draw:text-style-name="P5" draw:layer="layout" svg:width="0.053cm" svg:height="0.138cm" svg:x="8.312cm" svg:y="6.14cm" svg:viewBox="0 0 54 139" draw:points="54,136 52,137 50,137 47,138 45,138 42,138 40,138 38,138 35,139 33,138 30,138 28,138 26,137 24,136 22,135 20,134 19,132 17,130 16,129 15,127 14,124 14,122 13,119 13,116 13,113 13,39 0,39 0,25 14,25 19,0 32,0 32,25 52,25 52,39 32,39 32,109 32,111 32,113 32,114 32,116 33,117 33,118 33,119 33,119 34,120 34,120 34,120 35,121 35,121 35,122 36,122 36,122 37,122 37,123 38,123 38,123 39,123 40,124 42,124 43,124 44,124 45,124 48,123 51,123 54,122">
            <text:p/>
          </draw:polygon>
        </draw:g>
        <draw:g xml:id="id10" draw:id="id10">
          <draw:polygon draw:style-name="gr9" draw:text-style-name="P5" draw:layer="layout" svg:width="0.112cm" svg:height="0.078cm" svg:x="17.6cm" svg:y="10.435cm" svg:viewBox="0 0 113 79" draw:points="89,79 73,79 59,23 56,11 54,20 39,79 23,79 0,0 13,0 27,54 28,55 29,58 31,68 32,63 49,0 64,0 78,54 81,68 83,58 100,0 113,0">
            <text:p/>
          </draw:polygon>
          <draw:polygon draw:style-name="gr9" draw:text-style-name="P5" draw:layer="layout" svg:width="0.038cm" svg:height="0.079cm" svg:x="17.722cm" svg:y="10.434cm" svg:viewBox="0 0 39 80" draw:points="1,80 1,20 0,1 13,1 13,18 14,18 15,15 15,13 16,11 18,9 18,8 19,6 20,5 20,4 21,4 22,4 23,3 23,2 23,2 24,1 25,1 26,1 28,1 29,0 31,0 33,0 34,0 34,0 35,0 36,0 37,0 37,1 38,1 39,1 39,13 38,13 37,13 37,12 36,12 34,12 31,12 31,12 29,12 29,12 28,13 26,13 26,13 25,13 24,14 23,14 23,15 22,16 21,16 20,17 20,18 19,18 18,19 18,21 17,23 16,25 15,28 15,30 15,33 14,36 14,39 14,80">
            <text:p/>
          </draw:polygon>
          <draw:path draw:style-name="gr9" draw:text-style-name="P5" draw:layer="layout" svg:width="0.013cm" svg:height="0.108cm" svg:x="17.774cm" svg:y="10.406cm" svg:viewBox="0 0 14 109" svg:d="M0 13v-13h14v13zM0 109v-79h14v79z">
            <text:p/>
          </draw:path>
          <draw:polygon draw:style-name="gr9" draw:text-style-name="P5" draw:layer="layout" svg:width="0.039cm" svg:height="0.097cm" svg:x="17.801cm" svg:y="10.418cm" svg:viewBox="0 0 40 98" draw:points="40,96 38,97 37,97 34,97 33,97 31,97 29,97 28,97 26,98 24,97 22,97 20,97 19,97 18,96 16,95 15,95 14,93 12,92 12,91 11,90 10,87 10,86 10,84 10,82 10,80 10,28 0,28 0,18 10,18 14,0 23,0 23,18 38,18 38,28 23,28 23,77 23,78 23,80 23,80 23,82 24,83 24,83 24,84 24,84 25,85 25,85 25,85 26,85 26,85 26,86 26,86 26,86 27,86 27,87 28,87 28,87 29,87 29,87 31,87 31,87 32,87 33,87 35,87 37,87 40,86">
            <text:p/>
          </draw:polygon>
          <draw:path draw:style-name="gr9" draw:text-style-name="P5" draw:layer="layout" svg:width="0.071cm" svg:height="0.081cm" svg:x="17.848cm" svg:y="10.434cm" svg:viewBox="0 0 72 82" svg:d="M15 44v3 3 3l1 3 1 3 1 2 1 2h1v2l1 1h1l1 1v1h1l2 1v1h1l2 1h2 1l1 1h1 3 3 2l1-1h2 2l1-1 2-1 1-1h2l1-1 1-1 1-1 1-2 1-1v-1l1-1 11 3v3l-1 2-2 2-1 1-2 2-2 2-1 1-2 1-3 1-2 1-2 1h-3l-3 1-3 1h-3-3-4l-4-1-4-1h-2l-2-1-1-1h-2l-2-1-1-1-2-1-1-1-1-1-1-2-2-1-1-2v-1l-2-1-1-2v-2l-2-3-1-5v-4l-1-5v-5-4l1-5v-4l1-4 2-3v-2l1-2 2-1v-2l1-1 2-1 1-2 1-1 1-1 2-1 1-1 2-1h1l2-1 2-1 2-1h4l3-1h5 4l4 1h4l4 2 3 1 3 2 2 2 3 3 2 2 2 3 2 4v3l2 5v4 5 5 2zM59 34v-4l-1-2-1-3-1-2v-3l-1-1-1-1-1-1v-1h-1l-1-1v-1l-1-1h-1-1v-1l-2-1h-1-2l-2-1h-2-2-3-3v1h-2-1l-2 1-1 1h-1l-1 1-1 1-1 1h-1v1l-1 1-1 2-1 2-1 2-1 2v2 3 3z">
            <text:p/>
          </draw:path>
          <draw:path draw:style-name="gr9" draw:text-style-name="P5" draw:layer="layout" svg:width="0.102cm" svg:height="0.102cm" svg:x="17.929cm" svg:y="10.411cm" svg:viewBox="0 0 103 103" svg:d="M88 103l-12-30h-49l-12 30h-15l44-103h16l43 103zM51 11v2l-1 3-2 3-3 9-14 34h41l-14-34-5-12z">
            <text:p/>
          </draw:path>
          <draw:path draw:style-name="gr9" draw:text-style-name="P5" draw:layer="layout" svg:width="0.069cm" svg:height="0.108cm" svg:x="18.037cm" svg:y="10.406cm" svg:viewBox="0 0 70 109" svg:d="M56 95l-1 2-2 2v2l-2 1-1 1-2 1-1 1-2 1-1 1-2 1-2 1h-1-2-3-2-2-4-1-2-2l-1-1h-2l-1-1-2-1h-1l-2-1v-1l-2-1v-1l-2-1-1-2v-1l-1-1-1-2-1-1-1-4-2-3v-4-5l-1-4v-5l1-10v-4l1-4 1-4 1-3 2-3 1-3 3-3 2-2 2-1 3-2 3-1 3-1h3 4 2 2 3 2l1 1 2 1h2l1 1 2 1 1 1 2 1 1 1 2 2v1l2 1 1 3v-10-32h14v92 10 4 2h-13-1v-1-1-3zM15 68v5 3 4 3l1 2 1 3 1 2v2h1l1 1v1 1h1l1 1 1 1h1 1l1 1 1 1h1 1 1 1 3 3 1 1 1l2-1 2-1h1l2-1 1-1 1-1 1-2h1v-1l1-1 1-3v-2l1-3 1-3 1-4v-3-4-4-3l-1-4-1-3-1-3v-2l-1-1v-1l-1-1v-2h-1l-1-1-1-1-1-1-2-1v-1h-1-2v-1h-2-1l-1-1h-1-3-3-1l-1 1h-1-1l-1 1h-1-1l-1 1v1l-2 1h-1v1 1h-1l-1 2v1l-1 2-1 2-1 3v3 4 4z">
            <text:p/>
          </draw:path>
          <draw:polygon draw:style-name="gr9" draw:text-style-name="P5" draw:layer="layout" svg:width="0.038cm" svg:height="0.079cm" svg:x="18.128cm" svg:y="10.434cm" svg:viewBox="0 0 39 80" draw:points="1,80 1,20 0,1 13,1 13,18 14,18 15,15 15,13 16,11 18,9 18,8 19,6 20,5 20,4 21,4 22,4 23,3 23,2 23,2 24,1 25,1 26,1 28,1 29,0 31,0 33,0 34,0 34,0 35,0 36,0 37,0 37,1 38,1 39,1 39,13 38,13 37,13 37,12 36,12 34,12 31,12 31,12 29,12 29,12 28,13 26,13 26,13 25,13 24,14 23,14 23,15 22,16 21,16 20,17 20,18 19,18 18,19 18,21 17,23 16,25 15,28 15,30 15,33 14,36 14,39 14,80">
            <text:p/>
          </draw:polygon>
        </draw:g>
        <draw:g xml:id="id22" draw:id="id22">
          <draw:polygon draw:style-name="gr12" draw:text-style-name="P5" draw:layer="layout" svg:width="0.038cm" svg:height="0.079cm" svg:x="17.61cm" svg:y="10.063cm" svg:viewBox="0 0 39 80" draw:points="1,80 1,20 0,1 13,1 13,18 14,18 15,15 15,13 16,11 18,9 18,8 19,6 20,5 20,4 21,4 22,4 23,3 23,2 23,2 24,1 25,1 26,1 28,1 29,0 31,0 33,0 34,0 34,0 35,0 36,0 37,0 37,1 38,1 39,1 39,13 38,13 37,13 37,12 36,12 34,12 31,12 31,12 29,12 29,12 28,13 26,13 26,13 25,13 24,14 23,14 23,15 22,16 21,16 20,17 20,18 19,18 18,19 18,21 17,23 16,25 15,28 15,30 15,33 14,36 14,39 14,80">
            <text:p/>
          </draw:polygon>
          <draw:path draw:style-name="gr12" draw:text-style-name="P5" draw:layer="layout" svg:width="0.071cm" svg:height="0.081cm" svg:x="17.659cm" svg:y="10.063cm" svg:viewBox="0 0 72 82" svg:d="M15 44v3 3 3l1 3 1 3 1 2 1 2h1v2l1 1h1l1 1v1h1l2 1v1h1l2 1h2 1l1 1h1 3 3 2l1-1h2 2l1-1 2-1 1-1h2l1-1 1-1 1-1 1-2 1-1v-1l1-1 11 3v3l-1 2-2 2-1 1-2 2-2 2-1 1-2 1-3 1-2 1-2 1h-3l-3 1-3 1h-3-3-4l-4-1-4-1h-2l-2-1-1-1h-2l-2-1-1-1-2-1-1-1-1-1-1-2-2-1-1-2v-1l-2-1-1-2v-2l-2-3-1-5v-4l-1-5v-5-4l1-5v-4l1-4 2-3v-2l1-2 2-1v-2l1-1 2-1 1-2 1-1 1-1 2-1 1-1 2-1h1l2-1 2-1 2-1h4l3-1h5 4l4 1h4l4 2 3 1 3 2 2 2 3 3 2 2 2 3 2 4v3l2 5v4 5 5 2zM59 34v-4l-1-2-1-3-1-2v-3l-1-1-1-1-1-1v-1h-1l-1-1v-1l-1-1h-1-1v-1l-2-1h-1-2l-2-1h-2-2-3-3v1h-2-1l-2 1-1 1h-1l-1 1-1 1-1 1h-1v1l-1 1-1 2-1 2-1 2-1 2v2 3 3z">
            <text:p/>
          </draw:path>
          <draw:path draw:style-name="gr12" draw:text-style-name="P5" draw:layer="layout" svg:width="0.079cm" svg:height="0.081cm" svg:x="17.746cm" svg:y="10.063cm" svg:viewBox="0 0 80 82" svg:d="M25 82h-3l-3-1h-3l-2-1h-1l-1-1h-1l-1-1h-1l-1-1-1-1-1-1h-1l-1-1v-1-1l-1-1-1-1v-1l-1-1v-2-3l-1-2v-3-3l1-3v-1-2l1-2 1-1v-1l1-1v-1l2-1 1-1v-1l1-1 2-1 1-1h1l1-1h2l1-1h3l4-2h3l5-1h4 19v-4l-1-2v-2-2-2-1l-1-1-1-1v-1l-1-1v-1l-1-1h-1-1l-1-1h-1v-1h-1-2-2l-2-1h-2-2-2l-2 1h-1-3v1h-1-1l-1 1-1 1h-1v1l-1 1v1l-1 1-1 2v1 2l-14-2v-2l1-3 1-2 1-2 1-2 2-2 2-1 2-1 2-2 2-1 2-1 3-1h3l3-1h4 4 3l4 1h3 3l3 2 1 1h2l2 1 1 1 1 1 1 1 1 2 1 1 1 1v1l1 1 1 2 1 2v2 3 4 34 1 1l1 1v2 1l1 1 1 1v1 1h1 1v1h1 1 1 1 2 2v8h-3l-2 1h-3-2-3-1l-2-1h-1-1-1v-1h-1l-1-1h-1v-1l-1-1v-1h-1v-1-1l-1-2v-2l-1-2v-1l-1 2-2 1-1 2-2 2-1 2-2 1-2 1-1 1-2 1-2 1h-2l-2 1h-3l-2 1h-2zM28 72h2 1l2-1h2 2l1-1h2l1-2h1l2-1 1-1 1-1 2-2 2-2 1-1v-1l1-2 1-1v-2-2-1-2l1-1v-6h-15-5-2-1-2-2l-1 1-2 1h-1-1l-1 1-1 1-1 1h-1v1l-1 1-1 1-1 1v1 1 1l-1 2v1 2 1 1l1 2v1 1 1h1v1l1 1h1v1l1 1h1v1h1 1 1l2 1h1z">
            <text:p/>
          </draw:path>
          <draw:path draw:style-name="gr12" draw:text-style-name="P5" draw:layer="layout" svg:width="0.069cm" svg:height="0.108cm" svg:x="17.833cm" svg:y="10.035cm" svg:viewBox="0 0 70 109" svg:d="M56 95l-1 2-2 2v2l-2 1-1 1-2 1-1 1-2 1-1 1-2 1-2 1h-1-2-3-2-2-4-1-2-2l-1-1h-2l-1-1-2-1h-1l-2-1v-1l-2-1v-1l-2-1-1-2v-1l-1-1-1-2-1-1-1-4-2-3v-4-5l-1-4v-5l1-10v-4l1-4 1-4 1-3 2-3 1-3 3-3 2-2 2-1 3-2 3-1 3-1h3 4 2 2 3 2l1 1 2 1h2l1 1 2 1 1 1 2 1 1 1 2 2v1l2 1 1 3v-10-32h14v92 10 4 2h-13-1v-1-1-3zM15 68v5 3 4 3l1 2 1 3 1 2v2h1l1 1v1 1h1l1 1 1 1h1 1l1 1 1 1h1 1 1 1 3 3 1 1 1l2-1 2-1h1l2-1 1-1 1-1 1-2h1v-1l1-1 1-3v-2l1-3 1-3 1-4v-3-4-4-3l-1-4-1-3-1-3v-2l-1-1v-1l-1-1v-2h-1l-1-1-1-1-1-1-2-1v-1h-1-2v-1h-2-1l-1-1h-1-3-3-1l-1 1h-1-1l-1 1h-1-1l-1 1v1l-2 1h-1v1 1h-1l-1 2v1l-1 2-1 2-1 3v3 4 4z">
            <text:p/>
          </draw:path>
          <draw:path draw:style-name="gr12" draw:text-style-name="P5" draw:layer="layout" svg:width="0.102cm" svg:height="0.102cm" svg:x="17.913cm" svg:y="10.04cm" svg:viewBox="0 0 103 103" svg:d="M88 103l-12-30h-49l-12 30h-15l44-103h16l43 103zM51 11v2l-1 3-2 3-3 9-14 34h41l-14-34-5-12z">
            <text:p/>
          </draw:path>
          <draw:path draw:style-name="gr12" draw:text-style-name="P5" draw:layer="layout" svg:width="0.069cm" svg:height="0.108cm" svg:x="18.022cm" svg:y="10.035cm" svg:viewBox="0 0 70 109" svg:d="M56 95l-1 2-2 2v2l-2 1-1 1-2 1-1 1-2 1-1 1-2 1-2 1h-1-2-3-2-2-4-1-2-2l-1-1h-2l-1-1-2-1h-1l-2-1v-1l-2-1v-1l-2-1-1-2v-1l-1-1-1-2-1-1-1-4-2-3v-4-5l-1-4v-5l1-10v-4l1-4 1-4 1-3 2-3 1-3 3-3 2-2 2-1 3-2 3-1 3-1h3 4 2 2 3 2l1 1 2 1h2l1 1 2 1 1 1 2 1 1 1 2 2v1l2 1 1 3v-10-32h14v92 10 4 2h-13-1v-1-1-3zM15 68v5 3 4 3l1 2 1 3 1 2v2h1l1 1v1 1h1l1 1 1 1h1 1l1 1 1 1h1 1 1 1 3 3 1 1 1l2-1 2-1h1l2-1 1-1 1-1 1-2h1v-1l1-1 1-3v-2l1-3 1-3 1-4v-3-4-4-3l-1-4-1-3-1-3v-2l-1-1v-1l-1-1v-2h-1l-1-1-1-1-1-1-2-1v-1h-1-2v-1h-2-1l-1-1h-1-3-3-1l-1 1h-1-1l-1 1h-1-1l-1 1v1l-2 1h-1v1 1h-1l-1 2v1l-1 2-1 2-1 3v3 4 4z">
            <text:p/>
          </draw:path>
          <draw:polygon draw:style-name="gr12" draw:text-style-name="P5" draw:layer="layout" svg:width="0.038cm" svg:height="0.079cm" svg:x="18.112cm" svg:y="10.063cm" svg:viewBox="0 0 39 80" draw:points="1,80 1,20 0,1 13,1 13,18 14,18 15,15 15,13 16,11 18,9 18,8 19,6 20,5 20,4 21,4 22,4 23,3 23,2 23,2 24,1 25,1 26,1 28,1 29,0 31,0 33,0 34,0 34,0 35,0 36,0 37,0 37,1 38,1 39,1 39,13 38,13 37,13 37,12 36,12 34,12 31,12 31,12 29,12 29,12 28,13 26,13 26,13 25,13 24,14 23,14 23,15 22,16 21,16 20,17 20,18 19,18 18,19 18,21 17,23 16,25 15,28 15,30 15,33 14,36 14,39 14,80">
            <text:p/>
          </draw:polygon>
          <draw:polygon draw:style-name="gr12" draw:text-style-name="P5" draw:layer="layout" svg:width="0.07cm" svg:height="0.103cm" svg:x="18.163cm" svg:y="10.039cm" svg:viewBox="0 0 71 104" draw:points="0,104 0,95 1,93 2,91 3,89 4,87 6,85 7,83 8,82 10,80 12,77 15,74 18,71 21,68 34,59 37,56 39,54 42,51 44,49 47,47 48,46 48,44 50,44 51,42 51,41 52,40 53,39 53,37 54,36 54,35 55,33 55,32 55,30 55,29 55,27 55,25 54,23 54,22 53,21 53,20 53,20 53,19 52,18 52,18 51,17 51,16 50,16 49,15 48,14 48,14 47,13 46,13 45,13 45,12 44,12 42,11 40,11 38,11 36,11 34,11 31,11 29,11 28,12 26,13 24,13 23,14 21,16 20,16 20,16 19,17 18,18 18,18 18,19 17,20 17,21 16,23 15,24 15,26 15,28 1,27 1,24 2,21 3,18 4,16 5,15 6,13 7,13 7,11 10,9 12,7 14,6 17,4 19,3 22,2 26,1 29,1 32,0 36,0 40,0 43,1 47,1 50,2 53,3 54,4 56,4 57,5 58,6 59,6 60,7 61,8 62,9 63,11 64,11 65,13 66,13 67,15 67,16 67,18 68,19 69,22 69,25 69,28 69,30 69,31 69,32 68,34 68,36 67,37 67,39 66,40 65,42 64,43 64,44 63,46 61,47 60,49 59,50 58,52 56,54 54,55 50,59 44,64 37,71 32,73 29,77 25,80 23,83 21,84 20,85 19,87 18,88 17,90 16,91 15,92 15,93 71,93 71,104">
            <text:p/>
          </draw:polygon>
        </draw:g>
        <draw:g xml:id="id11" draw:id="id11">
          <draw:polygon draw:style-name="gr13" draw:text-style-name="P5" draw:layer="layout" svg:width="0.038cm" svg:height="0.079cm" svg:x="19.562cm" svg:y="9.973cm" svg:viewBox="0 0 39 80" draw:points="1,80 1,20 0,1 13,1 13,18 14,18 15,15 15,13 16,11 18,9 18,8 19,6 20,5 20,4 21,4 22,4 23,3 23,2 23,2 24,1 25,1 26,1 28,1 29,0 31,0 33,0 34,0 34,0 35,0 36,0 37,0 37,1 38,1 39,1 39,13 38,13 37,13 37,12 36,12 34,12 31,12 31,12 29,12 29,12 28,13 26,13 26,13 25,13 24,14 23,14 23,15 22,16 21,16 20,17 20,18 19,18 18,19 18,21 17,23 16,25 15,28 15,30 15,33 14,36 14,39 14,80">
            <text:p/>
          </draw:polygon>
          <draw:path draw:style-name="gr13" draw:text-style-name="P5" draw:layer="layout" svg:width="0.071cm" svg:height="0.081cm" svg:x="19.611cm" svg:y="9.973cm" svg:viewBox="0 0 72 82" svg:d="M15 44v3 3 3l1 3 1 3 1 2 1 2h1v2l1 1h1l1 1v1h1l2 1v1h1l2 1h2 1l1 1h1 3 3 2l1-1h2 2l1-1 2-1 1-1h2l1-1 1-1 1-1 1-2 1-1v-1l1-1 11 3v3l-1 2-2 2-1 1-2 2-2 2-1 1-2 1-3 1-2 1-2 1h-3l-3 1-3 1h-3-3-4l-4-1-4-1h-2l-2-1-1-1h-2l-2-1-1-1-2-1-1-1-1-1-1-2-2-1-1-2v-1l-2-1-1-2v-2l-2-3-1-5v-4l-1-5v-5-4l1-5v-4l1-4 2-3v-2l1-2 2-1v-2l1-1 2-1 1-2 1-1 1-1 2-1 1-1 2-1h1l2-1 2-1 2-1h4l3-1h5 4l4 1h4l4 2 3 1 3 2 2 2 3 3 2 2 2 3 2 4v3l2 5v4 5 5 2zM59 34v-4l-1-2-1-3-1-2v-3l-1-1-1-1-1-1v-1h-1l-1-1v-1l-1-1h-1-1v-1l-2-1h-1-2l-2-1h-2-2-3-3v1h-2-1l-2 1-1 1h-1l-1 1-1 1-1 1h-1v1l-1 1-1 2-1 2-1 2-1 2v2 3 3z">
            <text:p/>
          </draw:path>
          <draw:path draw:style-name="gr13" draw:text-style-name="P5" draw:layer="layout" svg:width="0.079cm" svg:height="0.081cm" svg:x="19.698cm" svg:y="9.973cm" svg:viewBox="0 0 80 82" svg:d="M25 82h-3l-3-1h-3l-2-1h-1l-1-1h-1l-1-1h-1l-1-1-1-1-1-1h-1l-1-1v-1-1l-1-1-1-1v-1l-1-1v-2-3l-1-2v-3-3l1-3v-1-2l1-2 1-1v-1l1-1v-1l2-1 1-1v-1l1-1 2-1 1-1h1l1-1h2l1-1h3l4-2h3l5-1h4 19v-4l-1-2v-2-2-2-1l-1-1-1-1v-1l-1-1v-1l-1-1h-1-1l-1-1h-1v-1h-1-2-2l-2-1h-2-2-2l-2 1h-1-3v1h-1-1l-1 1-1 1h-1v1l-1 1v1l-1 1-1 2v1 2l-14-2v-2l1-3 1-2 1-2 1-2 2-2 2-1 2-1 2-2 2-1 2-1 3-1h3l3-1h4 4 3l4 1h3 3l3 2 1 1h2l2 1 1 1 1 1 1 1 1 2 1 1 1 1v1l1 1 1 2 1 2v2 3 4 34 1 1l1 1v2 1l1 1 1 1v1 1h1 1v1h1 1 1 1 2 2v8h-3l-2 1h-3-2-3-1l-2-1h-1-1-1v-1h-1l-1-1h-1v-1l-1-1v-1h-1v-1-1l-1-2v-2l-1-2v-1l-1 2-2 1-1 2-2 2-1 2-2 1-2 1-1 1-2 1-2 1h-2l-2 1h-3l-2 1h-2zM28 72h2 1l2-1h2 2l1-1h2l1-2h1l2-1 1-1 1-1 2-2 2-2 1-1v-1l1-2 1-1v-2-2-1-2l1-1v-6h-15-5-2-1-2-2l-1 1-2 1h-1-1l-1 1-1 1-1 1h-1v1l-1 1-1 1-1 1v1 1 1l-1 2v1 2 1 1l1 2v1 1 1h1v1l1 1h1v1l1 1h1v1h1 1 1l2 1h1z">
            <text:p/>
          </draw:path>
          <draw:path draw:style-name="gr13" draw:text-style-name="P5" draw:layer="layout" svg:width="0.069cm" svg:height="0.108cm" svg:x="19.785cm" svg:y="9.945cm" svg:viewBox="0 0 70 109" svg:d="M56 95l-1 2-2 2v2l-2 1-1 1-2 1-1 1-2 1-1 1-2 1-2 1h-1-2-3-2-2-4-1-2-2l-1-1h-2l-1-1-2-1h-1l-2-1v-1l-2-1v-1l-2-1-1-2v-1l-1-1-1-2-1-1-1-4-2-3v-4-5l-1-4v-5l1-10v-4l1-4 1-4 1-3 2-3 1-3 3-3 2-2 2-1 3-2 3-1 3-1h3 4 2 2 3 2l1 1 2 1h2l1 1 2 1 1 1 2 1 1 1 2 2v1l2 1 1 3v-10-32h14v92 10 4 2h-13-1v-1-1-3zM15 68v5 3 4 3l1 2 1 3 1 2v2h1l1 1v1 1h1l1 1 1 1h1 1l1 1 1 1h1 1 1 1 3 3 1 1 1l2-1 2-1h1l2-1 1-1 1-1 1-2h1v-1l1-1 1-3v-2l1-3 1-3 1-4v-3-4-4-3l-1-4-1-3-1-3v-2l-1-1v-1l-1-1v-2h-1l-1-1-1-1-1-1-2-1v-1h-1-2v-1h-2-1l-1-1h-1-3-3-1l-1 1h-1-1l-1 1h-1-1l-1 1v1l-2 1h-1v1 1h-1l-1 2v1l-1 2-1 2-1 3v3 4 4z">
            <text:p/>
          </draw:path>
          <draw:path draw:style-name="gr13" draw:text-style-name="P5" draw:layer="layout" svg:width="0.091cm" svg:height="0.102cm" svg:x="19.878cm" svg:y="9.95cm" svg:viewBox="0 0 92 103" svg:d="M92 50l-1 4v4 4l-1 4-1 2v4l-2 3-1 3-3 3-1 3-2 2-2 3-3 2-3 2-2 2-3 2-3 1-3 1-3 1-4 2h-3-3l-4 1h-4-40v-103h35 7l6 1 6 1 5 2 5 1 3 1 2 1 2 1 2 2 2 1 2 2 2 2 2 1 1 2 1 2 2 3 1 2 1 2 2 2v2l1 3 1 5v5zM78 50l-1-4v-4l-1-5-1-3-1-2-1-2-1-2-1-1-1-2-1-1-1-1-1-2-2-1-1-1-2-1-1-1-2-1-2-1-2-1-2-1h-4l-4-1-5-1h-5-20v81h23 3 3l3-1 2-1h3l2-1 2-1 3-1 2-2 2-1 2-1 2-3 1-1 2-2 1-2 1-2 2-3 1-2v-3l1-3 1-3v-3l1-2z">
            <text:p/>
          </draw:path>
          <draw:path draw:style-name="gr13" draw:text-style-name="P5" draw:layer="layout" svg:width="0.079cm" svg:height="0.081cm" svg:x="19.983cm" svg:y="9.973cm" svg:viewBox="0 0 80 82" svg:d="M25 82h-3l-3-1h-3l-2-1h-1l-1-1h-1l-1-1h-1l-1-1-1-1-1-1h-1l-1-1v-1-1l-1-1-1-1v-1l-1-1v-2-3l-1-2v-3-3l1-3v-1-2l1-2 1-1v-1l1-1v-1l2-1 1-1v-1l1-1 2-1 1-1h1l1-1h2l1-1h3l4-2h3l5-1h4 19v-4l-1-2v-2-2-2-1l-1-1-1-1v-1l-1-1v-1l-1-1h-1-1l-1-1h-1v-1h-1-2-2l-2-1h-2-2-2l-2 1h-1-3v1h-1-1l-1 1-1 1h-1v1l-1 1v1l-1 1-1 2v1 2l-14-2v-2l1-3 1-2 1-2 1-2 2-2 2-1 2-1 2-2 2-1 2-1 3-1h3l3-1h4 4 3l4 1h3 3l3 2 1 1h2l2 1 1 1 1 1 1 1 1 2 1 1 1 1v1l1 1 1 2 1 2v2 3 4 34 1 1l1 1v2 1l1 1 1 1v1 1h1 1v1h1 1 1 1 2 2v8h-3l-2 1h-3-2-3-1l-2-1h-1-1-1v-1h-1l-1-1h-1v-1l-1-1v-1h-1v-1-1l-1-2v-2l-1-2v-1l-1 2-2 1-1 2-2 2-1 2-2 1-2 1-1 1-2 1-2 1h-2l-2 1h-3l-2 1h-2zM28 72h2 1l2-1h2 2l1-1h2l1-2h1l2-1 1-1 1-1 2-2 2-2 1-1v-1l1-2 1-1v-2-2-1-2l1-1v-6h-15-5-2-1-2-2l-1 1-2 1h-1-1l-1 1-1 1-1 1h-1v1l-1 1-1 1-1 1v1 1 1l-1 2v1 2 1 1l1 2v1 1 1h1v1l1 1h1v1l1 1h1v1h1 1 1l2 1h1z">
            <text:p/>
          </draw:path>
          <draw:polygon draw:style-name="gr13" draw:text-style-name="P5" draw:layer="layout" svg:width="0.039cm" svg:height="0.097cm" svg:x="20.066cm" svg:y="9.957cm" svg:viewBox="0 0 40 98" draw:points="40,96 38,97 37,97 34,97 33,97 31,97 29,97 28,97 26,98 24,97 22,97 20,97 19,97 18,96 16,95 15,95 14,93 12,92 12,91 11,90 10,87 10,86 10,84 10,82 10,80 10,28 0,28 0,18 10,18 14,0 23,0 23,18 38,18 38,28 23,28 23,77 23,78 23,80 23,80 23,82 24,83 24,83 24,84 24,84 25,85 25,85 25,85 26,85 26,85 26,86 26,86 26,86 27,86 27,87 28,87 28,87 29,87 29,87 31,87 31,87 32,87 33,87 35,87 37,87 40,86">
            <text:p/>
          </draw:polygon>
          <draw:path draw:style-name="gr13" draw:text-style-name="P5" draw:layer="layout" svg:width="0.079cm" svg:height="0.081cm" svg:x="20.113cm" svg:y="9.973cm" svg:viewBox="0 0 80 82" svg:d="M25 82h-3l-3-1h-3l-2-1h-1l-1-1h-1l-1-1h-1l-1-1-1-1-1-1h-1l-1-1v-1-1l-1-1-1-1v-1l-1-1v-2-3l-1-2v-3-3l1-3v-1-2l1-2 1-1v-1l1-1v-1l2-1 1-1v-1l1-1 2-1 1-1h1l1-1h2l1-1h3l4-2h3l5-1h4 19v-4l-1-2v-2-2-2-1l-1-1-1-1v-1l-1-1v-1l-1-1h-1-1l-1-1h-1v-1h-1-2-2l-2-1h-2-2-2l-2 1h-1-3v1h-1-1l-1 1-1 1h-1v1l-1 1v1l-1 1-1 2v1 2l-14-2v-2l1-3 1-2 1-2 1-2 2-2 2-1 2-1 2-2 2-1 2-1 3-1h3l3-1h4 4 3l4 1h3 3l3 2 1 1h2l2 1 1 1 1 1 1 1 1 2 1 1 1 1v1l1 1 1 2 1 2v2 3 4 34 1 1l1 1v2 1l1 1 1 1v1 1h1 1v1h1 1 1 1 2 2v8h-3l-2 1h-3-2-3-1l-2-1h-1-1-1v-1h-1l-1-1h-1v-1l-1-1v-1h-1v-1-1l-1-2v-2l-1-2v-1l-1 2-2 1-1 2-2 2-1 2-2 1-2 1-1 1-2 1-2 1h-2l-2 1h-3l-2 1h-2zM28 72h2 1l2-1h2 2l1-1h2l1-2h1l2-1 1-1 1-1 2-2 2-2 1-1v-1l1-2 1-1v-2-2-1-2l1-1v-6h-15-5-2-1-2-2l-1 1-2 1h-1-1l-1 1-1 1-1 1h-1v1l-1 1-1 1-1 1v1 1 1l-1 2v1 2 1 1l1 2v1 1 1h1v1l1 1h1v1l1 1h1v1h1 1 1l2 1h1z">
            <text:p/>
          </draw:path>
          <draw:polygon draw:style-name="gr13" draw:text-style-name="P5" draw:layer="layout" svg:width="0.066cm" svg:height="0.102cm" svg:x="20.205cm" svg:y="9.95cm" svg:viewBox="0 0 67 103" draw:points="0,103 0,92 27,92 27,13 3,29 3,17 29,0 41,0 41,92 67,92 67,103">
            <text:p/>
          </draw:polygon>
        </draw:g>
        <draw:g xml:id="id8" draw:id="id8">
          <draw:polygon draw:style-name="gr12" draw:text-style-name="P5" draw:layer="layout" svg:width="0.038cm" svg:height="0.079cm" svg:x="17.618cm" svg:y="9.704cm" svg:viewBox="0 0 39 80" draw:points="1,80 1,20 0,1 13,1 13,18 14,18 15,15 15,13 16,11 18,9 18,8 19,6 20,5 20,4 21,4 22,4 23,3 23,2 23,2 24,1 25,1 26,1 28,1 29,0 31,0 33,0 34,0 34,0 35,0 36,0 37,0 37,1 38,1 39,1 39,13 38,13 37,13 37,12 36,12 34,12 31,12 31,12 29,12 29,12 28,13 26,13 26,13 25,13 24,14 23,14 23,15 22,16 21,16 20,17 20,18 19,18 18,19 18,21 17,23 16,25 15,28 15,30 15,33 14,36 14,39 14,80">
            <text:p/>
          </draw:polygon>
          <draw:path draw:style-name="gr12" draw:text-style-name="P5" draw:layer="layout" svg:width="0.071cm" svg:height="0.081cm" svg:x="17.667cm" svg:y="9.704cm" svg:viewBox="0 0 72 82" svg:d="M15 44v3 3 3l1 3 1 3 1 2 1 2h1v2l1 1h1l1 1v1h1l2 1v1h1l2 1h2 1l1 1h1 3 3 2l1-1h2 2l1-1 2-1 1-1h2l1-1 1-1 1-1 1-2 1-1v-1l1-1 11 3v3l-1 2-2 2-1 1-2 2-2 2-1 1-2 1-3 1-2 1-2 1h-3l-3 1-3 1h-3-3-4l-4-1-4-1h-2l-2-1-1-1h-2l-2-1-1-1-2-1-1-1-1-1-1-2-2-1-1-2v-1l-2-1-1-2v-2l-2-3-1-5v-4l-1-5v-5-4l1-5v-4l1-4 2-3v-2l1-2 2-1v-2l1-1 2-1 1-2 1-1 1-1 2-1 1-1 2-1h1l2-1 2-1 2-1h4l3-1h5 4l4 1h4l4 2 3 1 3 2 2 2 3 3 2 2 2 3 2 4v3l2 5v4 5 5 2zM59 34v-4l-1-2-1-3-1-2v-3l-1-1-1-1-1-1v-1h-1l-1-1v-1l-1-1h-1-1v-1l-2-1h-1-2l-2-1h-2-2-3-3v1h-2-1l-2 1-1 1h-1l-1 1-1 1-1 1h-1v1l-1 1-1 2-1 2-1 2-1 2v2 3 3z">
            <text:p/>
          </draw:path>
          <draw:path draw:style-name="gr12" draw:text-style-name="P5" draw:layer="layout" svg:width="0.079cm" svg:height="0.081cm" svg:x="17.754cm" svg:y="9.704cm" svg:viewBox="0 0 80 82" svg:d="M25 82h-3l-3-1h-3l-2-1h-1l-1-1h-1l-1-1h-1l-1-1-1-1-1-1h-1l-1-1v-1-1l-1-1-1-1v-1l-1-1v-2-3l-1-2v-3-3l1-3v-1-2l1-2 1-1v-1l1-1v-1l2-1 1-1v-1l1-1 2-1 1-1h1l1-1h2l1-1h3l4-2h3l5-1h4 19v-4l-1-2v-2-2-2-1l-1-1-1-1v-1l-1-1v-1l-1-1h-1-1l-1-1h-1v-1h-1-2-2l-2-1h-2-2-2l-2 1h-1-3v1h-1-1l-1 1-1 1h-1v1l-1 1v1l-1 1-1 2v1 2l-14-2v-2l1-3 1-2 1-2 1-2 2-2 2-1 2-1 2-2 2-1 2-1 3-1h3l3-1h4 4 3l4 1h3 3l3 2 1 1h2l2 1 1 1 1 1 1 1 1 2 1 1 1 1v1l1 1 1 2 1 2v2 3 4 34 1 1l1 1v2 1l1 1 1 1v1 1h1 1v1h1 1 1 1 2 2v8h-3l-2 1h-3-2-3-1l-2-1h-1-1-1v-1h-1l-1-1h-1v-1l-1-1v-1h-1v-1-1l-1-2v-2l-1-2v-1l-1 2-2 1-1 2-2 2-1 2-2 1-2 1-1 1-2 1-2 1h-2l-2 1h-3l-2 1h-2zM28 72h2 1l2-1h2 2l1-1h2l1-2h1l2-1 1-1 1-1 2-2 2-2 1-1v-1l1-2 1-1v-2-2-1-2l1-1v-6h-15-5-2-1-2-2l-1 1-2 1h-1-1l-1 1-1 1-1 1h-1v1l-1 1-1 1-1 1v1 1 1l-1 2v1 2 1 1l1 2v1 1 1h1v1l1 1h1v1l1 1h1v1h1 1 1l2 1h1z">
            <text:p/>
          </draw:path>
          <draw:path draw:style-name="gr12" draw:text-style-name="P5" draw:layer="layout" svg:width="0.069cm" svg:height="0.108cm" svg:x="17.841cm" svg:y="9.677cm" svg:viewBox="0 0 70 109" svg:d="M56 95l-1 2-2 2v2l-2 1-1 1-2 1-1 1-2 1-1 1-2 1-2 1h-1-2-3-2-2-4-1-2-2l-1-1h-2l-1-1-2-1h-1l-2-1v-1l-2-1v-1l-2-1-1-2v-1l-1-1-1-2-1-1-1-4-2-3v-4-5l-1-4v-5l1-10v-4l1-4 1-4 1-3 2-3 1-3 3-3 2-2 2-1 3-2 3-1 3-1h3 4 2 2 3 2l1 1 2 1h2l1 1 2 1 1 1 2 1 1 1 2 2v1l2 1 1 3v-10-32h14v92 10 4 2h-13-1v-1-1-3zM15 68v5 3 4 3l1 2 1 3 1 2v2h1l1 1v1 1h1l1 1 1 1h1 1l1 1 1 1h1 1 1 1 3 3 1 1 1l2-1 2-1h1l2-1 1-1 1-1 1-2h1v-1l1-1 1-3v-2l1-3 1-3 1-4v-3-4-4-3l-1-4-1-3-1-3v-2l-1-1v-1l-1-1v-2h-1l-1-1-1-1-1-1-2-1v-1h-1-2v-1h-2-1l-1-1h-1-3-3-1l-1 1h-1-1l-1 1h-1-1l-1 1v1l-2 1h-1v1 1h-1l-1 2v1l-1 2-1 2-1 3v3 4 4z">
            <text:p/>
          </draw:path>
          <draw:path draw:style-name="gr12" draw:text-style-name="P5" draw:layer="layout" svg:width="0.102cm" svg:height="0.102cm" svg:x="17.921cm" svg:y="9.682cm" svg:viewBox="0 0 103 103" svg:d="M88 103l-12-30h-49l-12 30h-15l44-103h16l43 103zM51 11v2l-1 3-2 3-3 9-14 34h41l-14-34-5-12z">
            <text:p/>
          </draw:path>
          <draw:path draw:style-name="gr12" draw:text-style-name="P5" draw:layer="layout" svg:width="0.069cm" svg:height="0.108cm" svg:x="18.03cm" svg:y="9.677cm" svg:viewBox="0 0 70 109" svg:d="M56 95l-1 2-2 2v2l-2 1-1 1-2 1-1 1-2 1-1 1-2 1-2 1h-1-2-3-2-2-4-1-2-2l-1-1h-2l-1-1-2-1h-1l-2-1v-1l-2-1v-1l-2-1-1-2v-1l-1-1-1-2-1-1-1-4-2-3v-4-5l-1-4v-5l1-10v-4l1-4 1-4 1-3 2-3 1-3 3-3 2-2 2-1 3-2 3-1 3-1h3 4 2 2 3 2l1 1 2 1h2l1 1 2 1 1 1 2 1 1 1 2 2v1l2 1 1 3v-10-32h14v92 10 4 2h-13-1v-1-1-3zM15 68v5 3 4 3l1 2 1 3 1 2v2h1l1 1v1 1h1l1 1 1 1h1 1l1 1 1 1h1 1 1 1 3 3 1 1 1l2-1 2-1h1l2-1 1-1 1-1 1-2h1v-1l1-1 1-3v-2l1-3 1-3 1-4v-3-4-4-3l-1-4-1-3-1-3v-2l-1-1v-1l-1-1v-2h-1l-1-1-1-1-1-1-2-1v-1h-1-2v-1h-2-1l-1-1h-1-3-3-1l-1 1h-1-1l-1 1h-1-1l-1 1v1l-2 1h-1v1 1h-1l-1 2v1l-1 2-1 2-1 3v3 4 4z">
            <text:p/>
          </draw:path>
          <draw:polygon draw:style-name="gr12" draw:text-style-name="P5" draw:layer="layout" svg:width="0.038cm" svg:height="0.079cm" svg:x="18.12cm" svg:y="9.704cm" svg:viewBox="0 0 39 80" draw:points="1,80 1,20 0,1 13,1 13,18 14,18 15,15 15,13 16,11 18,9 18,8 19,6 20,5 20,4 21,4 22,4 23,3 23,2 23,2 24,1 25,1 26,1 28,1 29,0 31,0 33,0 34,0 34,0 35,0 36,0 37,0 37,1 38,1 39,1 39,13 38,13 37,13 37,12 36,12 34,12 31,12 31,12 29,12 29,12 28,13 26,13 26,13 25,13 24,14 23,14 23,15 22,16 21,16 20,17 20,18 19,18 18,19 18,21 17,23 16,25 15,28 15,30 15,33 14,36 14,39 14,80">
            <text:p/>
          </draw:polygon>
          <draw:polygon draw:style-name="gr12" draw:text-style-name="P5" draw:layer="layout" svg:width="0.066cm" svg:height="0.102cm" svg:x="18.175cm" svg:y="9.682cm" svg:viewBox="0 0 67 103" draw:points="0,103 0,92 27,92 27,13 3,29 3,17 29,0 41,0 41,92 67,92 67,103">
            <text:p/>
          </draw:polygon>
        </draw:g>
        <draw:g xml:id="id13" draw:id="id13">
          <draw:polygon draw:style-name="gr9" draw:text-style-name="P5" draw:layer="layout" svg:width="0.038cm" svg:height="0.079cm" svg:x="19.562cm" svg:y="10.421cm" svg:viewBox="0 0 39 80" draw:points="1,80 1,20 0,1 13,1 13,18 14,18 15,15 15,13 16,11 18,9 18,8 19,6 20,5 20,4 21,4 22,4 23,3 23,2 23,2 24,1 25,1 26,1 28,1 29,0 31,0 33,0 34,0 34,0 35,0 36,0 37,0 37,1 38,1 39,1 39,13 38,13 37,13 37,12 36,12 34,12 31,12 31,12 29,12 29,12 28,13 26,13 26,13 25,13 24,14 23,14 23,15 22,16 21,16 20,17 20,18 19,18 18,19 18,21 17,23 16,25 15,28 15,30 15,33 14,36 14,39 14,80">
            <text:p/>
          </draw:polygon>
          <draw:path draw:style-name="gr9" draw:text-style-name="P5" draw:layer="layout" svg:width="0.071cm" svg:height="0.081cm" svg:x="19.611cm" svg:y="10.421cm" svg:viewBox="0 0 72 82" svg:d="M15 44v3 3 3l1 3 1 3 1 2 1 2h1v2l1 1h1l1 1v1h1l2 1v1h1l2 1h2 1l1 1h1 3 3 2l1-1h2 2l1-1 2-1 1-1h2l1-1 1-1 1-1 1-2 1-1v-1l1-1 11 3v3l-1 2-2 2-1 1-2 2-2 2-1 1-2 1-3 1-2 1-2 1h-3l-3 1-3 1h-3-3-4l-4-1-4-1h-2l-2-1-1-1h-2l-2-1-1-1-2-1-1-1-1-1-1-2-2-1-1-2v-1l-2-1-1-2v-2l-2-3-1-5v-4l-1-5v-5-4l1-5v-4l1-4 2-3v-2l1-2 2-1v-2l1-1 2-1 1-2 1-1 1-1 2-1 1-1 2-1h1l2-1 2-1 2-1h4l3-1h5 4l4 1h4l4 2 3 1 3 2 2 2 3 3 2 2 2 3 2 4v3l2 5v4 5 5 2zM59 34v-4l-1-2-1-3-1-2v-3l-1-1-1-1-1-1v-1h-1l-1-1v-1l-1-1h-1-1v-1l-2-1h-1-2l-2-1h-2-2-3-3v1h-2-1l-2 1-1 1h-1l-1 1-1 1-1 1h-1v1l-1 1-1 2-1 2-1 2-1 2v2 3 3z">
            <text:p/>
          </draw:path>
          <draw:path draw:style-name="gr9" draw:text-style-name="P5" draw:layer="layout" svg:width="0.079cm" svg:height="0.081cm" svg:x="19.698cm" svg:y="10.421cm" svg:viewBox="0 0 80 82" svg:d="M25 82h-3l-3-1h-3l-2-1h-1l-1-1h-1l-1-1h-1l-1-1-1-1-1-1h-1l-1-1v-1-1l-1-1-1-1v-1l-1-1v-2-3l-1-2v-3-3l1-3v-1-2l1-2 1-1v-1l1-1v-1l2-1 1-1v-1l1-1 2-1 1-1h1l1-1h2l1-1h3l4-2h3l5-1h4 19v-4l-1-2v-2-2-2-1l-1-1-1-1v-1l-1-1v-1l-1-1h-1-1l-1-1h-1v-1h-1-2-2l-2-1h-2-2-2l-2 1h-1-3v1h-1-1l-1 1-1 1h-1v1l-1 1v1l-1 1-1 2v1 2l-14-2v-2l1-3 1-2 1-2 1-2 2-2 2-1 2-1 2-2 2-1 2-1 3-1h3l3-1h4 4 3l4 1h3 3l3 2 1 1h2l2 1 1 1 1 1 1 1 1 2 1 1 1 1v1l1 1 1 2 1 2v2 3 4 34 1 1l1 1v2 1l1 1 1 1v1 1h1 1v1h1 1 1 1 2 2v8h-3l-2 1h-3-2-3-1l-2-1h-1-1-1v-1h-1l-1-1h-1v-1l-1-1v-1h-1v-1-1l-1-2v-2l-1-2v-1l-1 2-2 1-1 2-2 2-1 2-2 1-2 1-1 1-2 1-2 1h-2l-2 1h-3l-2 1h-2zM28 72h2 1l2-1h2 2l1-1h2l1-2h1l2-1 1-1 1-1 2-2 2-2 1-1v-1l1-2 1-1v-2-2-1-2l1-1v-6h-15-5-2-1-2-2l-1 1-2 1h-1-1l-1 1-1 1-1 1h-1v1l-1 1-1 1-1 1v1 1 1l-1 2v1 2 1 1l1 2v1 1 1h1v1l1 1h1v1l1 1h1v1h1 1 1l2 1h1z">
            <text:p/>
          </draw:path>
          <draw:path draw:style-name="gr9" draw:text-style-name="P5" draw:layer="layout" svg:width="0.069cm" svg:height="0.108cm" svg:x="19.785cm" svg:y="10.393cm" svg:viewBox="0 0 70 109" svg:d="M56 95l-1 2-2 2v2l-2 1-1 1-2 1-1 1-2 1-1 1-2 1-2 1h-1-2-3-2-2-4-1-2-2l-1-1h-2l-1-1-2-1h-1l-2-1v-1l-2-1v-1l-2-1-1-2v-1l-1-1-1-2-1-1-1-4-2-3v-4-5l-1-4v-5l1-10v-4l1-4 1-4 1-3 2-3 1-3 3-3 2-2 2-1 3-2 3-1 3-1h3 4 2 2 3 2l1 1 2 1h2l1 1 2 1 1 1 2 1 1 1 2 2v1l2 1 1 3v-10-32h14v92 10 4 2h-13-1v-1-1-3zM15 68v5 3 4 3l1 2 1 3 1 2v2h1l1 1v1 1h1l1 1 1 1h1 1l1 1 1 1h1 1 1 1 3 3 1 1 1l2-1 2-1h1l2-1 1-1 1-1 1-2h1v-1l1-1 1-3v-2l1-3 1-3 1-4v-3-4-4-3l-1-4-1-3-1-3v-2l-1-1v-1l-1-1v-2h-1l-1-1-1-1-1-1-2-1v-1h-1-2v-1h-2-1l-1-1h-1-3-3-1l-1 1h-1-1l-1 1h-1-1l-1 1v1l-2 1h-1v1 1h-1l-1 2v1l-1 2-1 2-1 3v3 4 4z">
            <text:p/>
          </draw:path>
          <draw:path draw:style-name="gr9" draw:text-style-name="P5" draw:layer="layout" svg:width="0.091cm" svg:height="0.102cm" svg:x="19.878cm" svg:y="10.398cm" svg:viewBox="0 0 92 103" svg:d="M92 50l-1 4v4 4l-1 4-1 2v4l-2 3-1 3-3 3-1 3-2 2-2 3-3 2-3 2-2 2-3 2-3 1-3 1-3 1-4 2h-3-3l-4 1h-4-40v-103h35 7l6 1 6 1 5 2 5 1 3 1 2 1 2 1 2 2 2 1 2 2 2 2 2 1 1 2 1 2 2 3 1 2 1 2 2 2v2l1 3 1 5v5zM78 50l-1-4v-4l-1-5-1-3-1-2-1-2-1-2-1-1-1-2-1-1-1-1-1-2-2-1-1-1-2-1-1-1-2-1-2-1-2-1-2-1h-4l-4-1-5-1h-5-20v81h23 3 3l3-1 2-1h3l2-1 2-1 3-1 2-2 2-1 2-1 2-3 1-1 2-2 1-2 1-2 2-3 1-2v-3l1-3 1-3v-3l1-2z">
            <text:p/>
          </draw:path>
          <draw:path draw:style-name="gr9" draw:text-style-name="P5" draw:layer="layout" svg:width="0.079cm" svg:height="0.081cm" svg:x="19.983cm" svg:y="10.421cm" svg:viewBox="0 0 80 82" svg:d="M25 82h-3l-3-1h-3l-2-1h-1l-1-1h-1l-1-1h-1l-1-1-1-1-1-1h-1l-1-1v-1-1l-1-1-1-1v-1l-1-1v-2-3l-1-2v-3-3l1-3v-1-2l1-2 1-1v-1l1-1v-1l2-1 1-1v-1l1-1 2-1 1-1h1l1-1h2l1-1h3l4-2h3l5-1h4 19v-4l-1-2v-2-2-2-1l-1-1-1-1v-1l-1-1v-1l-1-1h-1-1l-1-1h-1v-1h-1-2-2l-2-1h-2-2-2l-2 1h-1-3v1h-1-1l-1 1-1 1h-1v1l-1 1v1l-1 1-1 2v1 2l-14-2v-2l1-3 1-2 1-2 1-2 2-2 2-1 2-1 2-2 2-1 2-1 3-1h3l3-1h4 4 3l4 1h3 3l3 2 1 1h2l2 1 1 1 1 1 1 1 1 2 1 1 1 1v1l1 1 1 2 1 2v2 3 4 34 1 1l1 1v2 1l1 1 1 1v1 1h1 1v1h1 1 1 1 2 2v8h-3l-2 1h-3-2-3-1l-2-1h-1-1-1v-1h-1l-1-1h-1v-1l-1-1v-1h-1v-1-1l-1-2v-2l-1-2v-1l-1 2-2 1-1 2-2 2-1 2-2 1-2 1-1 1-2 1-2 1h-2l-2 1h-3l-2 1h-2zM28 72h2 1l2-1h2 2l1-1h2l1-2h1l2-1 1-1 1-1 2-2 2-2 1-1v-1l1-2 1-1v-2-2-1-2l1-1v-6h-15-5-2-1-2-2l-1 1-2 1h-1-1l-1 1-1 1-1 1h-1v1l-1 1-1 1-1 1v1 1 1l-1 2v1 2 1 1l1 2v1 1 1h1v1l1 1h1v1l1 1h1v1h1 1 1l2 1h1z">
            <text:p/>
          </draw:path>
          <draw:polygon draw:style-name="gr9" draw:text-style-name="P5" draw:layer="layout" svg:width="0.039cm" svg:height="0.097cm" svg:x="20.066cm" svg:y="10.405cm" svg:viewBox="0 0 40 98" draw:points="40,96 38,97 37,97 34,97 33,97 31,97 29,97 28,97 26,98 24,97 22,97 20,97 19,97 18,96 16,95 15,95 14,93 12,92 12,91 11,90 10,87 10,86 10,84 10,82 10,80 10,28 0,28 0,18 10,18 14,0 23,0 23,18 38,18 38,28 23,28 23,77 23,78 23,80 23,80 23,82 24,83 24,83 24,84 24,84 25,85 25,85 25,85 26,85 26,85 26,86 26,86 26,86 27,86 27,87 28,87 28,87 29,87 29,87 31,87 31,87 32,87 33,87 35,87 37,87 40,86">
            <text:p/>
          </draw:polygon>
          <draw:path draw:style-name="gr9" draw:text-style-name="P5" draw:layer="layout" svg:width="0.079cm" svg:height="0.081cm" svg:x="20.113cm" svg:y="10.421cm" svg:viewBox="0 0 80 82" svg:d="M25 82h-3l-3-1h-3l-2-1h-1l-1-1h-1l-1-1h-1l-1-1-1-1-1-1h-1l-1-1v-1-1l-1-1-1-1v-1l-1-1v-2-3l-1-2v-3-3l1-3v-1-2l1-2 1-1v-1l1-1v-1l2-1 1-1v-1l1-1 2-1 1-1h1l1-1h2l1-1h3l4-2h3l5-1h4 19v-4l-1-2v-2-2-2-1l-1-1-1-1v-1l-1-1v-1l-1-1h-1-1l-1-1h-1v-1h-1-2-2l-2-1h-2-2-2l-2 1h-1-3v1h-1-1l-1 1-1 1h-1v1l-1 1v1l-1 1-1 2v1 2l-14-2v-2l1-3 1-2 1-2 1-2 2-2 2-1 2-1 2-2 2-1 2-1 3-1h3l3-1h4 4 3l4 1h3 3l3 2 1 1h2l2 1 1 1 1 1 1 1 1 2 1 1 1 1v1l1 1 1 2 1 2v2 3 4 34 1 1l1 1v2 1l1 1 1 1v1 1h1 1v1h1 1 1 1 2 2v8h-3l-2 1h-3-2-3-1l-2-1h-1-1-1v-1h-1l-1-1h-1v-1l-1-1v-1h-1v-1-1l-1-2v-2l-1-2v-1l-1 2-2 1-1 2-2 2-1 2-2 1-2 1-1 1-2 1-2 1h-2l-2 1h-3l-2 1h-2zM28 72h2 1l2-1h2 2l1-1h2l1-2h1l2-1 1-1 1-1 2-2 2-2 1-1v-1l1-2 1-1v-2-2-1-2l1-1v-6h-15-5-2-1-2-2l-1 1-2 1h-1-1l-1 1-1 1-1 1h-1v1l-1 1-1 1-1 1v1 1 1l-1 2v1 2 1 1l1 2v1 1 1h1v1l1 1h1v1l1 1h1v1h1 1 1l2 1h1z">
            <text:p/>
          </draw:path>
          <draw:polygon draw:style-name="gr9" draw:text-style-name="P5" draw:layer="layout" svg:width="0.07cm" svg:height="0.103cm" svg:x="20.201cm" svg:y="10.397cm" svg:viewBox="0 0 71 104" draw:points="0,104 0,95 1,93 2,91 3,89 4,87 6,85 7,83 8,82 10,80 12,77 15,74 18,71 21,68 34,59 37,56 39,54 42,51 44,49 47,47 48,46 48,44 50,44 51,42 51,41 52,40 53,39 53,37 54,36 54,35 55,33 55,32 55,30 55,29 55,27 55,25 54,23 54,22 53,21 53,20 53,20 53,19 52,18 52,18 51,17 51,16 50,16 49,15 48,14 48,14 47,13 46,13 45,13 45,12 44,12 42,11 40,11 38,11 36,11 34,11 31,11 29,11 28,12 26,13 24,13 23,14 21,16 20,16 20,16 19,17 18,18 18,18 18,19 17,20 17,21 16,23 15,24 15,26 15,28 1,27 1,24 2,21 3,18 4,16 5,15 6,13 7,13 7,11 10,9 12,7 14,6 17,4 19,3 22,2 26,1 29,1 32,0 36,0 40,0 43,1 47,1 50,2 53,3 54,4 56,4 57,5 58,6 59,6 60,7 61,8 62,9 63,11 64,11 65,13 66,13 67,15 67,16 67,18 68,19 69,22 69,25 69,28 69,30 69,31 69,32 68,34 68,36 67,37 67,39 66,40 65,42 64,43 64,44 63,46 61,47 60,49 59,50 58,52 56,54 54,55 50,59 44,64 37,71 32,73 29,77 25,80 23,83 21,84 20,85 19,87 18,88 17,90 16,91 15,92 15,93 71,93 71,104">
            <text:p/>
          </draw:polygon>
        </draw:g>
        <draw:g xml:id="id26" draw:id="id26">
          <draw:polygon draw:style-name="gr9" draw:text-style-name="P5" draw:layer="layout" svg:width="0.112cm" svg:height="0.078cm" svg:x="17.6cm" svg:y="12.226cm" svg:viewBox="0 0 113 79" draw:points="89,79 73,79 59,23 56,11 54,20 39,79 23,79 0,0 13,0 27,54 28,55 29,58 31,68 32,63 49,0 64,0 78,54 81,68 83,58 100,0 113,0">
            <text:p/>
          </draw:polygon>
          <draw:polygon draw:style-name="gr9" draw:text-style-name="P5" draw:layer="layout" svg:width="0.038cm" svg:height="0.079cm" svg:x="17.722cm" svg:y="12.225cm" svg:viewBox="0 0 39 80" draw:points="1,80 1,20 0,1 13,1 13,18 14,18 15,15 15,13 16,11 18,9 18,8 19,6 20,5 20,4 21,4 22,4 23,3 23,2 23,2 24,1 25,1 26,1 28,1 29,0 31,0 33,0 34,0 34,0 35,0 36,0 37,0 37,1 38,1 39,1 39,13 38,13 37,13 37,12 36,12 34,12 31,12 31,12 29,12 29,12 28,13 26,13 26,13 25,13 24,14 23,14 23,15 22,16 21,16 20,17 20,18 19,18 18,19 18,21 17,23 16,25 15,28 15,30 15,33 14,36 14,39 14,80">
            <text:p/>
          </draw:polygon>
          <draw:path draw:style-name="gr9" draw:text-style-name="P5" draw:layer="layout" svg:width="0.013cm" svg:height="0.108cm" svg:x="17.774cm" svg:y="12.197cm" svg:viewBox="0 0 14 109" svg:d="M0 13v-13h14v13zM0 109v-79h14v79z">
            <text:p/>
          </draw:path>
          <draw:polygon draw:style-name="gr9" draw:text-style-name="P5" draw:layer="layout" svg:width="0.039cm" svg:height="0.097cm" svg:x="17.801cm" svg:y="12.209cm" svg:viewBox="0 0 40 98" draw:points="40,96 38,97 37,97 34,97 33,97 31,97 29,97 28,97 26,98 24,97 22,97 20,97 19,97 18,96 16,95 15,95 14,93 12,92 12,91 11,90 10,87 10,86 10,84 10,82 10,80 10,28 0,28 0,18 10,18 14,0 23,0 23,18 38,18 38,28 23,28 23,77 23,78 23,80 23,80 23,82 24,83 24,83 24,84 24,84 25,85 25,85 25,85 26,85 26,85 26,86 26,86 26,86 27,86 27,87 28,87 28,87 29,87 29,87 31,87 31,87 32,87 33,87 35,87 37,87 40,86">
            <text:p/>
          </draw:polygon>
          <draw:path draw:style-name="gr9" draw:text-style-name="P5" draw:layer="layout" svg:width="0.071cm" svg:height="0.081cm" svg:x="17.848cm" svg:y="12.225cm" svg:viewBox="0 0 72 82" svg:d="M15 44v3 3 3l1 3 1 3 1 2 1 2h1v2l1 1h1l1 1v1h1l2 1v1h1l2 1h2 1l1 1h1 3 3 2l1-1h2 2l1-1 2-1 1-1h2l1-1 1-1 1-1 1-2 1-1v-1l1-1 11 3v3l-1 2-2 2-1 1-2 2-2 2-1 1-2 1-3 1-2 1-2 1h-3l-3 1-3 1h-3-3-4l-4-1-4-1h-2l-2-1-1-1h-2l-2-1-1-1-2-1-1-1-1-1-1-2-2-1-1-2v-1l-2-1-1-2v-2l-2-3-1-5v-4l-1-5v-5-4l1-5v-4l1-4 2-3v-2l1-2 2-1v-2l1-1 2-1 1-2 1-1 1-1 2-1 1-1 2-1h1l2-1 2-1 2-1h4l3-1h5 4l4 1h4l4 2 3 1 3 2 2 2 3 3 2 2 2 3 2 4v3l2 5v4 5 5 2zM59 34v-4l-1-2-1-3-1-2v-3l-1-1-1-1-1-1v-1h-1l-1-1v-1l-1-1h-1-1v-1l-2-1h-1-2l-2-1h-2-2-3-3v1h-2-1l-2 1-1 1h-1l-1 1-1 1-1 1h-1v1l-1 1-1 2-1 2-1 2-1 2v2 3 3z">
            <text:p/>
          </draw:path>
          <draw:path draw:style-name="gr9" draw:text-style-name="P5" draw:layer="layout" svg:width="0.091cm" svg:height="0.102cm" svg:x="17.941cm" svg:y="12.202cm" svg:viewBox="0 0 92 103" svg:d="M92 50l-1 4v4 4l-1 4-1 2v4l-2 3-1 3-3 3-1 3-2 2-2 3-3 2-3 2-2 2-3 2-3 1-3 1-3 1-4 2h-3-3l-4 1h-4-40v-103h35 7l6 1 6 1 5 2 5 1 3 1 2 1 2 1 2 2 2 1 2 2 2 2 2 1 1 2 1 2 2 3 1 2 1 2 2 2v2l1 3 1 5v5zM78 50l-1-4v-4l-1-5-1-3-1-2-1-2-1-2-1-1-1-2-1-1-1-1-1-2-2-1-1-1-2-1-1-1-2-1-2-1-2-1-2-1h-4l-4-1-5-1h-5-20v81h23 3 3l3-1 2-1h3l2-1 2-1 3-1 2-2 2-1 2-1 2-3 1-1 2-2 1-2 1-2 2-3 1-2v-3l1-3 1-3v-3l1-2z">
            <text:p/>
          </draw:path>
          <draw:path draw:style-name="gr9" draw:text-style-name="P5" draw:layer="layout" svg:width="0.079cm" svg:height="0.081cm" svg:x="18.047cm" svg:y="12.225cm" svg:viewBox="0 0 80 82" svg:d="M25 82h-3l-3-1h-3l-2-1h-1l-1-1h-1l-1-1h-1l-1-1-1-1-1-1h-1l-1-1v-1-1l-1-1-1-1v-1l-1-1v-2-3l-1-2v-3-3l1-3v-1-2l1-2 1-1v-1l1-1v-1l2-1 1-1v-1l1-1 2-1 1-1h1l1-1h2l1-1h3l4-2h3l5-1h4 19v-4l-1-2v-2-2-2-1l-1-1-1-1v-1l-1-1v-1l-1-1h-1-1l-1-1h-1v-1h-1-2-2l-2-1h-2-2-2l-2 1h-1-3v1h-1-1l-1 1-1 1h-1v1l-1 1v1l-1 1-1 2v1 2l-14-2v-2l1-3 1-2 1-2 1-2 2-2 2-1 2-1 2-2 2-1 2-1 3-1h3l3-1h4 4 3l4 1h3 3l3 2 1 1h2l2 1 1 1 1 1 1 1 1 2 1 1 1 1v1l1 1 1 2 1 2v2 3 4 34 1 1l1 1v2 1l1 1 1 1v1 1h1 1v1h1 1 1 1 2 2v8h-3l-2 1h-3-2-3-1l-2-1h-1-1-1v-1h-1l-1-1h-1v-1l-1-1v-1h-1v-1-1l-1-2v-2l-1-2v-1l-1 2-2 1-1 2-2 2-1 2-2 1-2 1-1 1-2 1-2 1h-2l-2 1h-3l-2 1h-2zM28 72h2 1l2-1h2 2l1-1h2l1-2h1l2-1 1-1 1-1 2-2 2-2 1-1v-1l1-2 1-1v-2-2-1-2l1-1v-6h-15-5-2-1-2-2l-1 1-2 1h-1-1l-1 1-1 1-1 1h-1v1l-1 1-1 1-1 1v1 1 1l-1 2v1 2 1 1l1 2v1 1 1h1v1l1 1h1v1l1 1h1v1h1 1 1l2 1h1z">
            <text:p/>
          </draw:path>
          <draw:polygon draw:style-name="gr9" draw:text-style-name="P5" draw:layer="layout" svg:width="0.039cm" svg:height="0.097cm" svg:x="18.129cm" svg:y="12.209cm" svg:viewBox="0 0 40 98" draw:points="40,96 38,97 37,97 34,97 33,97 31,97 29,97 28,97 26,98 24,97 22,97 20,97 19,97 18,96 16,95 15,95 14,93 12,92 12,91 11,90 10,87 10,86 10,84 10,82 10,80 10,28 0,28 0,18 10,18 14,0 23,0 23,18 38,18 38,28 23,28 23,77 23,78 23,80 23,80 23,82 24,83 24,83 24,84 24,84 25,85 25,85 25,85 26,85 26,85 26,86 26,86 26,86 27,86 27,87 28,87 28,87 29,87 29,87 31,87 31,87 32,87 33,87 35,87 37,87 40,86">
            <text:p/>
          </draw:polygon>
          <draw:path draw:style-name="gr9" draw:text-style-name="P5" draw:layer="layout" svg:width="0.079cm" svg:height="0.081cm" svg:x="18.177cm" svg:y="12.225cm" svg:viewBox="0 0 80 82" svg:d="M25 82h-3l-3-1h-3l-2-1h-1l-1-1h-1l-1-1h-1l-1-1-1-1-1-1h-1l-1-1v-1-1l-1-1-1-1v-1l-1-1v-2-3l-1-2v-3-3l1-3v-1-2l1-2 1-1v-1l1-1v-1l2-1 1-1v-1l1-1 2-1 1-1h1l1-1h2l1-1h3l4-2h3l5-1h4 19v-4l-1-2v-2-2-2-1l-1-1-1-1v-1l-1-1v-1l-1-1h-1-1l-1-1h-1v-1h-1-2-2l-2-1h-2-2-2l-2 1h-1-3v1h-1-1l-1 1-1 1h-1v1l-1 1v1l-1 1-1 2v1 2l-14-2v-2l1-3 1-2 1-2 1-2 2-2 2-1 2-1 2-2 2-1 2-1 3-1h3l3-1h4 4 3l4 1h3 3l3 2 1 1h2l2 1 1 1 1 1 1 1 1 2 1 1 1 1v1l1 1 1 2 1 2v2 3 4 34 1 1l1 1v2 1l1 1 1 1v1 1h1 1v1h1 1 1 1 2 2v8h-3l-2 1h-3-2-3-1l-2-1h-1-1-1v-1h-1l-1-1h-1v-1l-1-1v-1h-1v-1-1l-1-2v-2l-1-2v-1l-1 2-2 1-1 2-2 2-1 2-2 1-2 1-1 1-2 1-2 1h-2l-2 1h-3l-2 1h-2zM28 72h2 1l2-1h2 2l1-1h2l1-2h1l2-1 1-1 1-1 2-2 2-2 1-1v-1l1-2 1-1v-2-2-1-2l1-1v-6h-15-5-2-1-2-2l-1 1-2 1h-1-1l-1 1-1 1-1 1h-1v1l-1 1-1 1-1 1v1 1 1l-1 2v1 2 1 1l1 2v1 1 1h1v1l1 1h1v1l1 1h1v1h1 1 1l2 1h1z">
            <text:p/>
          </draw:path>
        </draw:g>
        <draw:g xml:id="id23" draw:id="id23">
          <draw:polygon draw:style-name="gr9" draw:text-style-name="P5" draw:layer="layout" svg:width="0.112cm" svg:height="0.078cm" svg:x="18.623cm" svg:y="9.45cm" svg:viewBox="0 0 113 79" draw:points="89,79 73,79 59,23 56,11 54,20 39,79 23,79 0,0 13,0 27,54 28,55 29,58 31,68 32,63 49,0 64,0 78,54 81,68 83,58 100,0 113,0">
            <text:p/>
          </draw:polygon>
          <draw:polygon draw:style-name="gr9" draw:text-style-name="P5" draw:layer="layout" svg:width="0.038cm" svg:height="0.079cm" svg:x="18.744cm" svg:y="9.448cm" svg:viewBox="0 0 39 80" draw:points="1,80 1,20 0,1 13,1 13,18 14,18 15,15 15,13 16,11 18,9 18,8 19,6 20,5 20,4 21,4 22,4 23,3 23,2 23,2 24,1 25,1 26,1 28,1 29,0 31,0 33,0 34,0 34,0 35,0 36,0 37,0 37,1 38,1 39,1 39,13 38,13 37,13 37,12 36,12 34,12 31,12 31,12 29,12 29,12 28,13 26,13 26,13 25,13 24,14 23,14 23,15 22,16 21,16 20,17 20,18 19,18 18,19 18,21 17,23 16,25 15,28 15,30 15,33 14,36 14,39 14,80">
            <text:p/>
          </draw:polygon>
          <draw:path draw:style-name="gr9" draw:text-style-name="P5" draw:layer="layout" svg:width="0.013cm" svg:height="0.108cm" svg:x="18.797cm" svg:y="9.421cm" svg:viewBox="0 0 14 109" svg:d="M0 13v-13h14v13zM0 109v-79h14v79z">
            <text:p/>
          </draw:path>
          <draw:polygon draw:style-name="gr9" draw:text-style-name="P5" draw:layer="layout" svg:width="0.039cm" svg:height="0.097cm" svg:x="18.823cm" svg:y="9.433cm" svg:viewBox="0 0 40 98" draw:points="40,96 38,97 37,97 34,97 33,97 31,97 29,97 28,97 26,98 24,97 22,97 20,97 19,97 18,96 16,95 15,95 14,93 12,92 12,91 11,90 10,87 10,86 10,84 10,82 10,80 10,28 0,28 0,18 10,18 14,0 23,0 23,18 38,18 38,28 23,28 23,77 23,78 23,80 23,80 23,82 24,83 24,83 24,84 24,84 25,85 25,85 25,85 26,85 26,85 26,86 26,86 26,86 27,86 27,87 28,87 28,87 29,87 29,87 31,87 31,87 32,87 33,87 35,87 37,87 40,86">
            <text:p/>
          </draw:polygon>
          <draw:path draw:style-name="gr9" draw:text-style-name="P5" draw:layer="layout" svg:width="0.071cm" svg:height="0.081cm" svg:x="18.871cm" svg:y="9.448cm" svg:viewBox="0 0 72 82" svg:d="M15 44v3 3 3l1 3 1 3 1 2 1 2h1v2l1 1h1l1 1v1h1l2 1v1h1l2 1h2 1l1 1h1 3 3 2l1-1h2 2l1-1 2-1 1-1h2l1-1 1-1 1-1 1-2 1-1v-1l1-1 11 3v3l-1 2-2 2-1 1-2 2-2 2-1 1-2 1-3 1-2 1-2 1h-3l-3 1-3 1h-3-3-4l-4-1-4-1h-2l-2-1-1-1h-2l-2-1-1-1-2-1-1-1-1-1-1-2-2-1-1-2v-1l-2-1-1-2v-2l-2-3-1-5v-4l-1-5v-5-4l1-5v-4l1-4 2-3v-2l1-2 2-1v-2l1-1 2-1 1-2 1-1 1-1 2-1 1-1 2-1h1l2-1 2-1 2-1h4l3-1h5 4l4 1h4l4 2 3 1 3 2 2 2 3 3 2 2 2 3 2 4v3l2 5v4 5 5 2zM59 34v-4l-1-2-1-3-1-2v-3l-1-1-1-1-1-1v-1h-1l-1-1v-1l-1-1h-1-1v-1l-2-1h-1-2l-2-1h-2-2-3-3v1h-2-1l-2 1-1 1h-1l-1 1-1 1-1 1h-1v1l-1 1-1 2-1 2-1 2-1 2v2 3 3z">
            <text:p/>
          </draw:path>
          <draw:polygon draw:style-name="gr9" draw:text-style-name="P5" draw:layer="layout" svg:width="0.083cm" svg:height="0.102cm" svg:x="18.964cm" svg:y="9.426cm" svg:viewBox="0 0 84 103" draw:points="0,103 0,0 81,0 81,11 15,11 15,44 76,44 76,56 15,56 15,92 84,92 84,103">
            <text:p/>
          </draw:polygon>
          <draw:polygon draw:style-name="gr9" draw:text-style-name="P5" draw:layer="layout" svg:width="0.065cm" svg:height="0.079cm" svg:x="19.063cm" svg:y="9.448cm" svg:viewBox="0 0 66 80" draw:points="52,80 52,30 52,27 52,25 52,23 51,22 51,20 51,19 51,18 51,17 50,16 49,16 48,15 48,14 47,13 46,13 45,12 45,11 44,11 42,11 41,11 40,11 39,11 37,10 35,10 33,11 31,11 29,11 29,11 28,11 26,12 26,12 25,13 23,13 23,14 22,14 21,15 20,16 20,17 19,18 18,18 18,19 18,20 16,23 15,25 15,27 15,29 14,32 14,35 14,80 1,80 1,18 0,7 0,4 0,2 0,1 13,1 13,1 13,1 13,2 13,4 13,7 13,15 14,15 15,13 16,11 18,9 19,8 20,6 22,6 23,4 25,4 26,3 28,2 29,1 31,1 34,1 36,0 37,0 40,0 43,0 46,1 49,1 52,1 53,2 54,3 55,3 56,4 57,4 58,5 59,6 60,6 61,7 61,8 61,9 62,10 63,11 64,13 64,15 65,18 66,21 66,24 66,28 66,80">
            <text:p/>
          </draw:polygon>
        </draw:g>
        <draw:g>
          <draw:polygon draw:style-name="gr9" draw:text-style-name="P5" draw:layer="layout" svg:width="0.066cm" svg:height="0.081cm" svg:x="18.807cm" svg:y="12.582cm" svg:viewBox="0 0 67 82" draw:points="14,40 15,44 15,48 15,51 15,54 16,57 17,59 18,62 19,63 20,64 20,65 20,66 21,66 22,67 23,68 24,68 25,69 26,70 27,70 28,71 29,71 30,71 31,71 32,71 34,71 35,71 37,71 38,71 40,71 42,71 43,70 45,69 46,68 47,68 48,67 48,67 49,66 49,66 50,65 51,64 51,63 51,63 52,61 52,60 53,58 53,56 67,57 67,60 66,62 64,65 64,67 62,69 61,71 59,73 57,75 55,77 52,78 50,79 47,80 45,81 42,81 39,82 35,82 31,82 27,81 26,81 23,80 22,80 20,79 18,78 17,78 15,77 14,76 12,75 12,74 10,73 9,71 8,70 7,68 6,67 5,66 4,64 4,62 2,59 1,54 1,50 0,46 0,41 0,36 1,32 1,28 2,23 4,20 4,18 5,16 6,15 7,13 8,12 9,11 10,9 12,8 12,7 14,6 15,5 17,4 18,4 20,3 22,2 23,1 26,1 27,1 31,0 35,0 38,0 41,1 44,1 47,1 49,2 52,4 54,5 56,6 58,8 60,10 61,12 63,13 64,16 65,18 66,21 67,23 53,25 52,23 52,21 51,20 51,19 50,18 49,16 48,16 47,14 47,13 46,13 45,13 45,13 44,12 43,12 42,11 40,11 39,11 37,11 35,11 32,11 31,11 30,11 29,11 28,11 26,11 26,12 24,13 23,13 23,13 22,14 21,15 20,16 20,16 19,17 18,18 18,19 18,20 17,21 16,24 15,27 15,30 15,33 15,37">
            <text:p/>
          </draw:polygon>
          <draw:polygon draw:style-name="gr9" draw:text-style-name="P5" draw:layer="layout" svg:width="0.013cm" svg:height="0.108cm" svg:x="18.888cm" svg:y="12.555cm" svg:viewBox="0 0 14 109" draw:points="0,109 0,0 14,0 14,109">
            <text:p/>
          </draw:polygon>
          <draw:polygon draw:style-name="gr9" draw:text-style-name="P5" draw:layer="layout" svg:width="0.066cm" svg:height="0.108cm" svg:x="18.922cm" svg:y="12.555cm" svg:viewBox="0 0 67 109" draw:points="51,109 23,73 14,80 14,109 0,109 0,0 14,0 14,68 50,30 66,30 32,63 67,109">
            <text:p/>
          </draw:polygon>
        </draw:g>
        <draw:g xml:id="id7" draw:id="id7">
          <draw:polygon draw:style-name="gr14" draw:text-style-name="P8" draw:layer="layout" svg:width="1.142cm" svg:height="2.666cm" svg:x="11.287cm" svg:y="10.017cm" svg:viewBox="0 0 1143 2667" draw:points="0,2667 0,0 1143,0 1143,2667">
            <text:p/>
          </draw:polygon>
          <draw:polygon draw:style-name="gr15" draw:text-style-name="P9" draw:layer="layout" svg:width="0.022cm" svg:height="0.114cm" svg:x="11.284cm" svg:y="11.201cm" svg:viewBox="0 0 23 115" draw:points="0,115 0,0 23,0 23,115">
            <text:p/>
          </draw:polygon>
          <draw:polygon draw:style-name="gr15" draw:text-style-name="P9" draw:layer="layout" svg:width="0.104cm" svg:height="0.089cm" svg:x="11.345cm" svg:y="11.226cm" svg:viewBox="0 0 105 90" draw:points="83,90 83,34 83,30 83,28 82,26 82,24 82,23 81,22 81,20 80,19 79,18 78,17 77,16 76,16 75,15 74,14 72,14 71,13 69,13 68,12 66,12 64,12 61,12 59,12 56,12 52,12 49,12 47,12 45,12 44,13 42,13 41,14 39,14 38,15 36,16 35,16 34,17 33,18 31,19 30,20 29,20 28,22 28,22 26,25 25,27 24,30 23,33 23,36 22,39 22,90 1,90 1,20 1,8 0,4 0,3 0,1 21,1 21,2 21,2 21,3 21,4 21,8 21,17 22,17 24,14 26,12 28,11 30,9 32,7 34,6 37,5 39,4 42,3 44,2 47,1 50,1 53,1 57,0 60,0 64,0 69,0 74,1 78,1 82,2 84,2 86,3 88,3 89,4 91,5 92,5 94,6 95,7 96,8 97,9 98,10 99,12 100,13 101,14 102,17 104,20 104,24 105,27 105,31 105,90">
            <text:p/>
          </draw:polygon>
          <draw:polygon draw:style-name="gr15" draw:text-style-name="P9" draw:layer="layout" svg:width="0.107cm" svg:height="0.09cm" svg:x="11.471cm" svg:y="11.226cm" svg:viewBox="0 0 108 91" draw:points="108,66 107,68 107,70 107,71 106,72 106,74 105,75 104,77 103,78 102,79 101,80 100,81 99,82 97,83 95,84 94,85 92,85 90,86 86,87 82,89 77,89 72,91 67,91 61,91 55,91 49,91 43,91 38,91 33,90 29,89 24,88 21,87 17,86 16,85 14,85 13,84 11,83 10,82 9,81 7,80 6,79 5,78 4,77 3,75 1,72 0,69 19,66 20,68 21,70 22,71 23,72 23,72 24,73 25,74 26,75 27,75 28,76 29,76 31,77 33,78 35,79 38,79 41,79 44,80 47,80 51,80 55,80 59,80 62,80 66,80 69,79 72,79 75,79 76,78 77,78 78,77 79,77 80,77 81,76 82,75 82,75 83,75 84,74 84,73 85,72 85,72 86,71 86,70 86,70 86,69 86,68 87,66 87,65 86,64 86,64 86,63 86,62 85,62 85,61 85,61 84,60 84,60 83,60 83,59 82,58 81,58 80,57 78,56 76,56 74,55 72,54 70,54 67,53 64,53 49,50 40,48 33,47 29,46 27,45 24,44 22,43 20,43 18,42 17,41 15,40 13,39 12,38 11,37 10,36 9,35 8,33 7,32 6,30 6,29 5,28 5,26 5,25 5,22 6,20 6,19 6,18 7,16 8,16 8,14 9,13 10,12 11,11 12,10 14,9 15,8 16,7 18,6 20,5 21,5 23,4 25,3 29,3 34,1 38,1 44,1 49,0 55,0 60,0 65,0 70,1 74,1 79,2 82,3 86,4 89,5 91,6 92,7 94,7 95,8 96,9 98,10 99,11 100,12 101,13 102,14 102,15 103,16 104,19 105,22 86,23 85,22 85,21 85,20 84,20 84,19 83,19 83,18 82,18 81,17 81,16 80,16 78,15 76,14 74,14 72,13 69,12 67,12 64,12 61,12 58,11 55,11 51,11 48,12 45,12 42,12 40,12 37,13 35,14 34,14 33,14 32,14 32,15 31,16 30,16 30,16 29,17 29,18 28,18 28,18 27,19 27,20 27,20 27,21 26,22 26,22 26,23 26,24 26,25 27,26 27,26 27,28 28,28 29,29 29,30 30,30 31,30 32,31 33,32 34,33 35,33 36,33 38,34 39,34 41,35 47,36 53,37 62,39 70,40 76,41 82,43 84,43 86,44 88,45 90,45 92,46 93,47 95,47 96,48 97,49 98,49 100,50 101,51 101,51 102,53 103,54 104,54 105,56 105,56 106,58 106,58 107,60 107,60 107,62 108,63 108,64">
            <text:p/>
          </draw:polygon>
          <draw:polygon draw:style-name="gr15" draw:text-style-name="P9" draw:layer="layout" svg:width="0.062cm" svg:height="0.109cm" svg:x="11.591cm" svg:y="11.208cm" svg:viewBox="0 0 63 110" draw:points="63,108 60,108 58,108 55,108 52,109 49,109 47,109 44,109 41,110 38,109 35,109 32,108 30,108 27,108 25,106 23,106 22,104 20,103 19,102 18,100 17,98 16,96 15,94 15,91 15,89 15,30 0,30 0,20 16,20 22,0 37,0 37,20 61,20 61,30 37,30 37,86 37,87 37,89 37,90 38,91 38,93 38,93 39,93 39,94 39,94 39,95 40,95 40,96 41,96 41,96 42,96 42,96 43,97 43,97 44,97 45,98 45,98 47,98 49,98 51,98 52,98 53,98 56,98 59,97 63,97">
            <text:p/>
          </draw:polygon>
          <draw:polygon draw:style-name="gr15" draw:text-style-name="P9" draw:layer="layout" svg:width="0.061cm" svg:height="0.089cm" svg:x="11.671cm" svg:y="11.226cm" svg:viewBox="0 0 62 90" draw:points="1,90 1,22 0,1 21,1 21,20 22,20 23,17 25,14 26,12 28,10 29,8 31,7 32,5 33,5 34,4 35,3 36,3 37,3 38,2 39,2 40,1 42,1 44,1 47,0 50,0 53,0 54,0 55,0 56,0 57,0 58,0 60,1 62,1 62,14 61,14 59,14 58,14 57,14 54,14 50,14 49,14 47,14 45,14 44,14 42,14 41,15 40,15 38,16 37,16 36,16 35,17 33,18 32,19 31,20 30,20 30,22 28,24 26,26 25,28 24,31 23,34 23,37 23,41 22,44 22,90">
            <text:p/>
          </draw:polygon>
          <draw:polygon draw:style-name="gr15" draw:text-style-name="P9" draw:layer="layout" svg:width="0.104cm" svg:height="0.089cm" svg:x="11.751cm" svg:y="11.228cm" svg:viewBox="0 0 105 90" draw:points="22,0 22,56 22,60 22,62 22,64 23,66 23,67 24,68 24,70 25,71 26,72 27,73 28,74 29,75 30,75 31,76 32,77 34,77 36,77 37,78 39,78 41,79 44,79 46,79 49,79 53,79 56,79 58,78 60,78 61,77 63,77 64,77 66,76 67,75 69,75 70,74 71,73 72,72 73,72 75,70 76,70 77,68 77,68 79,65 80,63 81,60 82,58 82,54 82,51 82,0 104,0 104,70 104,82 105,86 105,87 105,89 84,89 84,88 84,88 84,87 84,86 84,82 83,73 83,73 81,76 79,78 77,79 75,81 73,83 71,84 68,85 66,86 63,87 61,88 58,89 55,89 52,89 48,90 45,90 41,90 36,90 31,89 27,89 23,88 21,88 19,87 17,87 16,86 14,85 13,85 11,84 10,83 9,82 8,81 7,80 6,79 5,77 4,76 2,73 1,70 1,66 0,63 0,59 0,0">
            <text:p/>
          </draw:polygon>
          <draw:polygon draw:style-name="gr15" draw:text-style-name="P9" draw:layer="layout" svg:width="0.105cm" svg:height="0.09cm" svg:x="11.882cm" svg:y="11.226cm" svg:viewBox="0 0 106 91" draw:points="23,45 23,49 23,54 24,57 25,61 26,64 27,66 29,69 30,70 31,71 32,72 33,73 34,75 35,75 37,76 38,77 40,77 41,78 43,78 44,79 46,79 48,79 50,79 52,80 54,80 56,80 58,80 61,80 64,79 66,79 69,78 71,77 73,77 75,76 76,75 77,75 78,74 78,73 79,72 80,72 81,71 81,70 82,68 83,66 84,65 85,62 106,64 106,66 105,70 103,72 101,75 99,77 97,80 94,82 90,84 87,85 83,87 79,89 75,89 71,90 66,91 61,91 56,91 50,91 43,91 40,90 37,90 35,89 32,89 29,88 27,87 25,86 22,85 20,84 18,83 16,81 14,80 13,79 11,77 10,75 8,73 7,71 6,70 4,66 2,61 1,56 0,51 0,45 0,40 1,35 2,30 4,26 6,22 7,20 8,18 10,16 11,15 13,14 14,12 16,10 18,9 20,7 22,7 25,5 27,5 30,3 32,3 35,2 37,1 40,1 43,1 49,0 56,0 61,0 66,1 70,1 74,2 78,3 82,4 86,5 89,7 92,9 95,11 98,13 100,16 102,18 103,20 105,23 106,26 83,28 83,26 82,24 81,22 80,21 79,20 78,18 77,17 75,16 74,16 73,15 72,14 71,14 70,14 69,14 67,13 64,12 61,12 58,12 55,12 51,12 49,12 47,12 46,12 44,13 42,13 40,14 39,14 38,14 36,15 35,16 34,17 32,18 31,18 30,19 29,20 29,22 28,22 27,24 26,26 25,30 24,33 23,37 23,41">
            <text:p/>
          </draw:polygon>
          <draw:polygon draw:style-name="gr15" draw:text-style-name="P9" draw:layer="layout" svg:width="0.062cm" svg:height="0.109cm" svg:x="11.997cm" svg:y="11.208cm" svg:viewBox="0 0 63 110" draw:points="63,108 60,108 58,108 55,108 52,109 49,109 47,109 44,109 41,110 38,109 35,109 32,108 30,108 27,108 25,106 23,106 22,104 20,103 19,102 18,100 17,98 16,96 15,94 15,91 15,89 15,30 0,30 0,20 16,20 22,0 37,0 37,20 61,20 61,30 37,30 37,86 37,87 37,89 37,90 38,91 38,93 38,93 39,93 39,94 39,94 39,95 40,95 40,96 41,96 41,96 42,96 42,96 43,97 43,97 44,97 45,98 45,98 47,98 49,98 51,98 52,98 53,98 56,98 59,97 63,97">
            <text:p/>
          </draw:polygon>
          <draw:path draw:style-name="gr15" draw:text-style-name="P9" draw:layer="layout" svg:width="0.021cm" svg:height="0.12cm" svg:x="12.078cm" svg:y="11.195cm" svg:viewBox="0 0 22 121" svg:d="M0 14v-14h22v14zM0 121v-88h22v88z">
            <text:p/>
          </draw:path>
          <draw:path draw:style-name="gr15" draw:text-style-name="P9" draw:layer="layout" svg:width="0.116cm" svg:height="0.09cm" svg:x="12.126cm" svg:y="11.226cm" svg:viewBox="0 0 117 91" svg:d="M117 45l-1 6v5l-1 6-2 4-2 4-2 2-1 2-1 1-2 2-2 2-1 1-2 1-2 2-3 1-2 1-2 1-3 1-2 1-3 1h-3l-3 1-6 1h-6-7-7-7l-3-1h-3l-3-1h-2l-3-1-2-1-3-1-2-1-2-1-3-1-2-2-1-1-2-2-2-1-1-2-2-2-1-2-1-2-2-4-2-4-1-5-1-5v-6-5l1-5 1-5 2-4 2-4 2-4 3-4 4-2 4-3 4-3 5-1 5-2 6-2h6l6-1h7 8l6 1h7l3 1 2 1h3l3 1 2 1 2 1 3 1 2 2h2l2 2 1 2 2 1 1 2 2 2 1 1 1 2 2 4 2 5 1 5v5zM94 45v-4l-1-4v-4l-1-3-1-4-2-2v-2h-1l-1-2-1-1-1-1-1-1-2-1h-1l-1-1-2-1h-1l-2-1-2-1h-1-2-2l-5-1h-4-5l-4 1h-2-2-2l-2 1-1 1h-2l-1 1-2 1h-1l-1 2h-2l-1 2h-1l-1 2-1 1v1l-2 3-1 3-1 4-1 3v4 4 5 4l1 4 1 3 1 3 2 3 1 3h1l1 2 1 1 1 1 2 1 1 1 1 1h2l1 1 2 1h2 1l2 1h2l2 1h2 5 4l5-1h2l2-1h1 2l2-1 2-1h1l2-1 1-1 1-1 1-1 1-1 1-1 1-1 1-2 1-1 2-3 1-3 1-3v-4l1-4z">
            <text:p/>
          </draw:path>
          <draw:polygon draw:style-name="gr15" draw:text-style-name="P9" draw:layer="layout" svg:width="0.104cm" svg:height="0.089cm" svg:x="12.268cm" svg:y="11.226cm" svg:viewBox="0 0 105 90" draw:points="83,90 83,34 83,30 83,28 82,26 82,24 82,23 81,22 81,20 80,19 79,18 78,17 77,16 76,16 75,15 74,14 72,14 71,13 69,13 68,12 66,12 64,12 61,12 59,12 56,12 52,12 49,12 47,12 45,12 44,13 42,13 41,14 39,14 38,15 36,16 35,16 34,17 33,18 31,19 30,20 29,20 28,22 28,22 26,25 25,27 24,30 23,33 23,36 22,39 22,90 1,90 1,20 1,8 0,4 0,3 0,1 21,1 21,2 21,2 21,3 21,4 21,8 21,17 22,17 24,14 26,12 28,11 30,9 32,7 34,6 37,5 39,4 42,3 44,2 47,1 50,1 53,1 57,0 60,0 64,0 69,0 74,1 78,1 82,2 84,2 86,3 88,3 89,4 91,5 92,5 94,6 95,7 96,8 97,9 98,10 99,12 100,13 101,14 102,17 104,20 104,24 105,27 105,31 105,90">
            <text:p/>
          </draw:polygon>
          <draw:polygon draw:style-name="gr15" draw:text-style-name="P9" draw:layer="layout" svg:width="0.061cm" svg:height="0.089cm" svg:x="11.468cm" svg:y="11.412cm" svg:viewBox="0 0 62 90" draw:points="1,90 1,22 0,1 21,1 21,20 22,20 23,17 25,14 26,12 28,10 29,8 31,7 32,5 33,5 34,4 35,3 36,3 37,3 38,2 39,2 40,1 42,1 44,1 47,0 50,0 53,0 54,0 55,0 56,0 57,0 58,0 60,1 62,1 62,14 61,14 59,14 58,14 57,14 54,14 50,14 49,14 47,14 45,14 44,14 42,14 41,15 40,15 38,16 37,16 36,16 35,17 33,18 32,19 31,20 30,20 30,22 28,24 26,26 25,28 24,31 23,34 23,37 23,41 22,44 22,90">
            <text:p/>
          </draw:polygon>
          <draw:path draw:style-name="gr15" draw:text-style-name="P9" draw:layer="layout" svg:width="0.115cm" svg:height="0.09cm" svg:x="11.543cm" svg:y="11.412cm" svg:viewBox="0 0 116 91" svg:d="M23 49v3 4l1 3 1 3 1 3 2 3 1 1 1 1 1 1 1 1 1 1 2 1 1 1 1 1 2 1h1l2 1 2 1h1 2l2 1h2 2l2 1h4 4l3-1h3l3-1h3 2l3-2h2l2-1 2-1 1-2 2-1 1-1 1-1 2-2v-1l19 3-1 3-2 2-2 3-2 2-3 1-3 2-3 2-3 1-3 1-4 2h-4l-4 1-4 1h-5-5-5-7-6l-7-1-2-1h-3l-3-1-3-1-2-1-2-1-3-1-2-1-2-2-2-1-2-1-1-2-2-2-1-2-2-2-1-1-2-5-2-4-1-5-1-5v-6-5l1-5 1-5 2-4 2-4 1-2 2-2 1-2 2-1 1-2 2-1 2-2 2-1 2-2h3l2-2h2l3-2h3l2-1 3-1h6l7-1h6 7l7 1h6l6 2 5 2 4 2 5 2 4 3 3 3 3 3 2 4 2 4 2 5 1 5 1 5v6 2zM93 37v-3l-1-3-1-3-1-2-1-3-2-2-1-1-1-1-1-1-1-1-1-1h-1l-2-1-1-1h-1-2l-1-1-2-1h-1-2-3l-4-1h-4-4l-3 1h-2-2-2l-1 1h-2l-1 1h-2l-1 1-1 1h-2l-1 1-1 1-1 1-1 1-2 2-2 2-1 2-1 3-1 3-1 3v2z">
            <text:p/>
          </draw:path>
          <draw:path draw:style-name="gr15" draw:text-style-name="P9" draw:layer="layout" svg:width="0.11cm" svg:height="0.124cm" svg:x="11.678cm" svg:y="11.412cm" svg:viewBox="0 0 111 125" svg:d="M56 125h-5l-5-1h-5l-4-1h-5l-3-2h-4l-3-2-3-2-3-1-3-2-2-2-2-2-1-2-2-2-1-3 22-2 1 1 1 2 1 1 1 1 1 1 1 1 2 1 2 1 2 1 2 1h2 2l3 1h3 2 3 4 4l3-1h4l2-1 3-1 2-2 3-1 2-2 1-1 2-2 1-3 1-3v-3l1-2v-3-14l-2 2-2 2-2 1-2 2-2 2-2 1-3 1-2 2h-3l-3 1-3 1h-3l-3 1-3 1h-4-3-6l-6-1-2-1h-3-2l-2-1-2-1h-2l-2-2h-2l-2-2h-2l-1-2-2-1-1-1-1-2-2-2-1-1-2-4-1-4-1-4-1-5-1-6v-5-6l1-5 1-5 1-4 2-5 2-3 1-2 1-2 2-1 1-1 2-2 1-1 2-2 2-1 2-1 2-1 2-1h2l3-1 2-1h3 2l6-1h6 3 4l3 1h3 3l3 2h2l3 1 2 1 3 2 2 1 2 1 2 2 2 2 1 2 2 1v-8l1-3v-2-1h21v3 4l-1 11v67 5l-1 4-1 4-1 4-2 3-2 3-3 3-3 2-4 2-4 2-4 2-5 2h-6l-5 1-7 1zM89 46v-3l-1-2v-3-2l-1-3-1-2-1-2-1-2-1-2-1-1-1-2-2-2-1-1-2-1-2-2-2-1-2-1h-2l-2-1-2-1h-3-2l-2-1h-3-4l-2 1h-1-2-2-2l-1 1-2 1h-1l-1 1-2 1h-1l-1 1-1 1-1 1-1 1-1 2-1 2-2 2-1 4v3l-1 4v4l-1 5 1 4v4 4l1 4 1 2 1 3 2 3 1 1 1 1v1l1 1 2 1h1l1 1 1 1h2l1 1 2 1h1 2 2l2 1h2 4 2 3l2-1h3 2l2-1 2-1 2-1 2-1 2-1 2-2 1-1 2-2 1-1 1-2 1-2 1-2 1-2 1-2 1-2v-2-3l1-3z">
            <text:p/>
          </draw:path>
          <draw:path draw:style-name="gr15" draw:text-style-name="P9" draw:layer="layout" svg:width="0.021cm" svg:height="0.12cm" svg:x="11.82cm" svg:y="11.381cm" svg:viewBox="0 0 22 121" svg:d="M0 14v-14h22v14zM0 121v-88h22v88z">
            <text:p/>
          </draw:path>
          <draw:polygon draw:style-name="gr15" draw:text-style-name="P9" draw:layer="layout" svg:width="0.107cm" svg:height="0.09cm" svg:x="11.865cm" svg:y="11.412cm" svg:viewBox="0 0 108 91" draw:points="108,66 107,68 107,70 107,71 106,72 106,74 105,75 104,77 103,78 102,79 101,80 100,81 99,82 97,83 95,84 94,85 92,85 90,86 86,87 82,89 77,89 72,91 67,91 61,91 55,91 49,91 43,91 38,91 33,90 29,89 24,88 21,87 17,86 16,85 14,85 13,84 11,83 10,82 9,81 7,80 6,79 5,78 4,77 3,75 1,72 0,69 19,66 20,68 21,70 22,71 23,72 23,72 24,73 25,74 26,75 27,75 28,76 29,76 31,77 33,78 35,79 38,79 41,79 44,80 47,80 51,80 55,80 59,80 62,80 66,80 69,79 72,79 75,79 76,78 77,78 78,77 79,77 80,77 81,76 82,75 82,75 83,75 84,74 84,73 85,72 85,72 86,71 86,70 86,70 86,69 86,68 87,66 87,65 86,64 86,64 86,63 86,62 85,62 85,61 85,61 84,60 84,60 83,60 83,59 82,58 81,58 80,57 78,56 76,56 74,55 72,54 70,54 67,53 64,53 49,50 40,48 33,47 29,46 27,45 24,44 22,43 20,43 18,42 17,41 15,40 13,39 12,38 11,37 10,36 9,35 8,33 7,32 6,30 6,29 5,28 5,26 5,25 5,22 6,20 6,19 6,18 7,16 8,16 8,14 9,13 10,12 11,11 12,10 14,9 15,8 16,7 18,6 20,5 21,5 23,4 25,3 29,3 34,1 38,1 44,1 49,0 55,0 60,0 65,0 70,1 74,1 79,2 82,3 86,4 89,5 91,6 92,7 94,7 95,8 96,9 98,10 99,11 100,12 101,13 102,14 102,15 103,16 104,19 105,22 86,23 85,22 85,21 85,20 84,20 84,19 83,19 83,18 82,18 81,17 81,16 80,16 78,15 76,14 74,14 72,13 69,12 67,12 64,12 61,12 58,11 55,11 51,11 48,12 45,12 42,12 40,12 37,13 35,14 34,14 33,14 32,14 32,15 31,16 30,16 30,16 29,17 29,18 28,18 28,18 27,19 27,20 27,20 27,21 26,22 26,22 26,23 26,24 26,25 27,26 27,26 27,28 28,28 29,29 29,30 30,30 31,30 32,31 33,32 34,33 35,33 36,33 38,34 39,34 41,35 47,36 53,37 62,39 70,40 76,41 82,43 84,43 86,44 88,45 90,45 92,46 93,47 95,47 96,48 97,49 98,49 100,50 101,51 101,51 102,53 103,54 104,54 105,56 105,56 106,58 106,58 107,60 107,60 107,62 108,63 108,64">
            <text:p/>
          </draw:polygon>
          <draw:polygon draw:style-name="gr15" draw:text-style-name="P9" draw:layer="layout" svg:width="0.062cm" svg:height="0.109cm" svg:x="11.985cm" svg:y="11.394cm" svg:viewBox="0 0 63 110" draw:points="63,108 60,108 58,108 55,108 52,109 49,109 47,109 44,109 41,110 38,109 35,109 32,108 30,108 27,108 25,106 23,106 22,104 20,103 19,102 18,100 17,98 16,96 15,94 15,91 15,89 15,30 0,30 0,20 16,20 22,0 37,0 37,20 61,20 61,30 37,30 37,86 37,87 37,89 37,90 38,91 38,93 38,93 39,93 39,94 39,94 39,95 40,95 40,96 41,96 41,96 42,96 42,96 43,97 43,97 44,97 45,98 45,98 47,98 49,98 51,98 52,98 53,98 56,98 59,97 63,97">
            <text:p/>
          </draw:polygon>
          <draw:path draw:style-name="gr15" draw:text-style-name="P9" draw:layer="layout" svg:width="0.115cm" svg:height="0.09cm" svg:x="12.06cm" svg:y="11.412cm" svg:viewBox="0 0 116 91" svg:d="M23 49v3 4l1 3 1 3 1 3 2 3 1 1 1 1 1 1 1 1 1 1 2 1 1 1 1 1 2 1h1l2 1 2 1h1 2l2 1h2 2l2 1h4 4l3-1h3l3-1h3 2l3-2h2l2-1 2-1 1-2 2-1 1-1 1-1 2-2v-1l19 3-1 3-2 2-2 3-2 2-3 1-3 2-3 2-3 1-3 1-4 2h-4l-4 1-4 1h-5-5-5-7-6l-7-1-2-1h-3l-3-1-3-1-2-1-2-1-3-1-2-1-2-2-2-1-2-1-1-2-2-2-1-2-2-2-1-1-2-5-2-4-1-5-1-5v-6-5l1-5 1-5 2-4 2-4 1-2 2-2 1-2 2-1 1-2 2-1 2-2 2-1 2-2h3l2-2h2l3-2h3l2-1 3-1h6l7-1h6 7l7 1h6l6 2 5 2 4 2 5 2 4 3 3 3 3 3 2 4 2 4 2 5 1 5 1 5v6 2zM93 37v-3l-1-3-1-3-1-2-1-3-2-2-1-1-1-1-1-1-1-1-1-1h-1l-2-1-1-1h-1-2l-1-1-2-1h-1-2-3l-4-1h-4-4l-3 1h-2-2-2l-1 1h-2l-1 1h-2l-1 1-1 1h-2l-1 1-1 1-1 1-1 1-2 2-2 2-1 2-1 3-1 3-1 3v2z">
            <text:p/>
          </draw:path>
          <draw:polygon draw:style-name="gr15" draw:text-style-name="P9" draw:layer="layout" svg:width="0.061cm" svg:height="0.089cm" svg:x="12.2cm" svg:y="11.412cm" svg:viewBox="0 0 62 90" draw:points="1,90 1,22 0,1 21,1 21,20 22,20 23,17 25,14 26,12 28,10 29,8 31,7 32,5 33,5 34,4 35,3 36,3 37,3 38,2 39,2 40,1 42,1 44,1 47,0 50,0 53,0 54,0 55,0 56,0 57,0 58,0 60,1 62,1 62,14 61,14 59,14 58,14 57,14 54,14 50,14 49,14 47,14 45,14 44,14 42,14 41,15 40,15 38,16 37,16 36,16 35,17 33,18 32,19 31,20 30,20 30,22 28,24 26,26 25,28 24,31 23,34 23,37 23,41 22,44 22,90">
            <text:p/>
          </draw:polygon>
        </draw:g>
        <draw:g>
          <draw:polygon draw:style-name="gr9" draw:text-style-name="P5" draw:layer="layout" svg:width="0.09cm" svg:height="0.115cm" svg:x="11.803cm" svg:y="12.523cm" svg:viewBox="0 0 91 116" draw:points="19,57 20,63 20,68 20,73 21,77 22,81 23,84 25,88 26,89 27,91 27,92 28,93 29,94 30,95 32,96 33,97 34,98 35,99 37,99 38,100 40,100 41,101 43,101 44,101 46,101 48,101 50,101 52,101 55,101 57,100 59,99 61,98 63,97 64,96 65,95 66,95 67,94 67,93 68,92 69,91 69,90 70,89 71,87 71,85 72,82 73,79 91,81 91,85 90,88 88,92 87,95 85,98 83,101 80,104 78,106 75,109 71,111 68,112 64,114 61,115 57,115 53,116 48,116 43,116 37,115 35,115 32,114 30,113 28,112 25,111 23,110 21,109 19,108 17,106 16,105 14,103 12,101 11,99 9,97 8,95 7,93 6,91 5,88 3,83 2,77 1,71 0,65 0,58 0,51 1,45 2,39 3,33 5,28 6,25 7,23 8,21 10,19 11,17 12,15 14,13 16,11 17,10 19,8 21,7 23,6 25,5 28,4 30,3 32,2 35,1 37,1 42,0 48,0 52,0 56,1 60,1 64,2 67,3 71,5 74,7 77,9 79,11 82,14 84,17 86,19 87,23 89,26 90,30 91,33 72,35 71,33 71,30 70,28 69,27 68,25 67,23 66,22 64,20 64,19 63,19 62,18 61,18 60,17 59,17 57,16 55,15 53,15 50,15 48,15 44,15 42,15 41,15 39,16 38,16 36,16 35,17 33,18 32,18 31,19 30,20 29,21 28,22 27,23 26,24 25,26 25,27 24,29 23,30 22,34 21,38 20,42 20,47 20,52">
            <text:p/>
          </draw:polygon>
          <draw:polygon draw:style-name="gr9" draw:text-style-name="P5" draw:layer="layout" svg:width="0.018cm" svg:height="0.153cm" svg:x="11.914cm" svg:y="12.484cm" svg:viewBox="0 0 19 154" draw:points="0,154 0,0 19,0 19,154">
            <text:p/>
          </draw:polygon>
          <draw:polygon draw:style-name="gr9" draw:text-style-name="P5" draw:layer="layout" svg:width="0.091cm" svg:height="0.153cm" svg:x="11.96cm" svg:y="12.484cm" svg:viewBox="0 0 92 154" draw:points="70,154 32,103 19,114 19,154 0,154 0,0 19,0 19,96 68,42 90,42 44,90 92,154">
            <text:p/>
          </draw:polygon>
        </draw:g>
        <draw:g xml:id="id12" draw:id="id12">
          <draw:path draw:style-name="gr16" draw:text-style-name="P5" draw:layer="layout" svg:width="0.018cm" svg:height="0.153cm" svg:x="22.877cm" svg:y="10.561cm" svg:viewBox="0 0 19 154" svg:d="M0 18v-18h19v18zM0 154v-112h19v112z">
            <text:p/>
          </draw:path>
          <draw:polygon draw:style-name="gr16" draw:text-style-name="P5" draw:layer="layout" svg:width="0.089cm" svg:height="0.113cm" svg:x="22.924cm" svg:y="10.6cm" svg:viewBox="0 0 90 114" draw:points="71,114 71,43 71,38 71,35 71,33 70,31 70,29 70,27 69,26 69,24 68,23 67,22 66,21 65,20 64,19 63,18 62,17 61,16 60,16 58,15 56,15 55,15 53,15 50,14 48,14 45,15 42,15 40,15 39,16 38,16 36,17 35,17 34,18 32,19 31,20 30,20 29,21 28,22 27,24 26,25 25,26 24,27 24,29 22,32 21,35 20,38 20,41 19,45 19,49 19,114 1,114 1,26 0,10 0,5 0,3 0,2 18,2 18,2 18,2 18,3 18,5 18,10 18,21 19,21 20,18 22,16 24,13 26,11 28,9 30,8 32,6 34,5 36,4 38,3 40,2 43,1 46,1 49,0 51,0 55,0 59,0 63,1 67,1 71,2 72,3 74,4 75,4 77,5 78,6 79,7 80,8 82,9 83,10 84,12 84,13 85,14 86,16 87,18 88,21 89,25 90,30 90,34 90,39 90,114">
            <text:p/>
          </draw:polygon>
          <draw:path draw:style-name="gr16" draw:text-style-name="P5" draw:layer="layout" svg:width="0.14cm" svg:height="0.145cm" svg:x="23.028cm" svg:y="10.568cm" svg:viewBox="0 0 141 146" svg:d="M120 146l-16-43h-67l-17 43h-20l60-146h22l59 146zM70 15v3l-2 4-2 5-4 13-19 48h55l-19-49-6-16z">
            <text:p/>
          </draw:path>
        </draw:g>
        <draw:g xml:id="id30" draw:id="id30">
          <draw:path draw:style-name="gr9" draw:text-style-name="P5" draw:layer="layout" svg:width="0.018cm" svg:height="0.153cm" svg:x="22.936cm" svg:y="11.468cm" svg:viewBox="0 0 19 154" svg:d="M0 18v-18h19v18zM0 154v-112h19v112z">
            <text:p/>
          </draw:path>
          <draw:polygon draw:style-name="gr9" draw:text-style-name="P5" draw:layer="layout" svg:width="0.089cm" svg:height="0.113cm" svg:x="22.983cm" svg:y="11.507cm" svg:viewBox="0 0 90 114" draw:points="71,114 71,43 71,38 71,35 71,33 70,31 70,29 70,27 69,26 69,24 68,23 67,22 66,21 65,20 64,19 63,18 62,17 61,16 60,16 58,15 56,15 55,15 53,15 50,14 48,14 45,15 42,15 40,15 39,16 38,16 36,17 35,17 34,18 32,19 31,20 30,20 29,21 28,22 27,24 26,25 25,26 24,27 24,29 22,32 21,35 20,38 20,41 19,45 19,49 19,114 1,114 1,26 0,10 0,5 0,3 0,2 18,2 18,2 18,2 18,3 18,5 18,10 18,21 19,21 20,18 22,16 24,13 26,11 28,9 30,8 32,6 34,5 36,4 38,3 40,2 43,1 46,1 49,0 51,0 55,0 59,0 63,1 67,1 71,2 72,3 74,4 75,4 77,5 78,6 79,7 80,8 82,9 83,10 84,12 84,13 85,14 86,16 87,18 88,21 89,25 90,30 90,34 90,39 90,114">
            <text:p/>
          </draw:polygon>
          <draw:path draw:style-name="gr9" draw:text-style-name="P5" draw:layer="layout" svg:width="0.112cm" svg:height="0.145cm" svg:x="23.104cm" svg:y="11.475cm" svg:viewBox="0 0 113 146" svg:d="M113 105v4l-1 3v2l-1 2v2l-1 2-1 2-1 2-1 2-1 1-1 2-2 2-1 1-2 2-1 1-2 1-2 2-4 2-5 2-4 1-5 1-6 1-6 1h-6-59v-146h53l12 1h5l5 1 5 1 4 2 4 2 4 2 3 2 2 3 2 3 2 3 2 3 1 4v4 4 3 4l-1 2v3l-1 3-2 2-1 3-2 2-2 2-2 2-2 2-3 1-2 2-3 1-3 1-3 1h4l4 1 4 1 3 2 3 1 3 2 3 2 1 1 1 1 3 3 1 1 1 2v1l1 1 1 2v1l2 3v4l1 3zM84 38v-3-1-2-1l-1-1v-1l-1-1v-1l-1-1v-1l-1-1-1-1-1-1h-1l-1-1-1-1h-1l-2-1-3-1-2-1h-4l-3-1h-3-4-33v46h33 4l3-1h4l3-1h3l2-2h1l2-1h1l1-1 1-1v-1l1-1h1l1-1v-1l1-2 1-1v-1-1l1-1v-2-2zM93 103v-3l-1-3v-3l-1-2-2-3-1-2-2-2-2-1-3-2-2-1-3-1-4-1-3-1h-4l-4-1h-4-37v53h38 5 4l3-1 4-1 3-1h1l2-1h1l1-1 2-1 1-1 1-1 1-1v-1l1-1 1-1 1-1v-1l1-1v-1l1-2v-1-2l1-3z">
            <text:p/>
          </draw:path>
        </draw:g>
        <draw:g>
          <draw:path draw:style-name="gr9" draw:text-style-name="P5" draw:layer="layout" svg:width="0.099cm" svg:height="0.115cm" svg:x="24.21cm" svg:y="11.108cm" svg:viewBox="0 0 100 116" svg:d="M100 58v7l-1 7-1 6-1 6-2 5-1 2-1 3-1 2-2 2-1 2-2 2-2 1-1 2-2 2-2 1-2 1-2 1-2 1-3 1-2 1-3 1-5 1-5 1h-6-6l-6-1h-3l-2-1-3-1-2-1-2-1-2-1-2-1-2-1-2-2-2-1-2-2-1-2-2-2-1-2-2-2-1-2-1-3-1-2-2-5-1-6-1-6-1-6v-7-7l1-7 1-6 1-5 2-6 2-4 3-5 3-4 3-3 4-3 4-2 4-2 5-2 5-1 6-1h6 6l6 1 6 1 2 1 2 1h3l2 2 2 1 2 1 2 1 2 2 1 1 2 2 1 2 2 2 1 2 1 2 1 2 1 3 2 5 1 6 1 6 1 7zM81 58l-1-6v-5-5l-1-4-1-4-1-4-1-1-1-2-1-1v-2l-1-1-1-1-1-1-1-1-2-1-1-1-1-1-2-1h-1l-2-1h-1l-2-1h-4-3-4-4l-2 1h-1l-2 1h-2l-1 1-1 1-2 1-1 1-1 1-1 1-1 1-1 1-1 2-1 1-1 2v2l-2 3-1 4v5l-1 4v5 6 5 5l1 5v4l1 4 2 4 1 3 1 2 1 1 1 1 1 2 1 1 1 1 1 1 1 1 2 1h1l1 1 2 1h2l1 1h2 2 3 4 4l2-1h2l1-1h2l1-1 2-1 1-1 1-1 1-1 1-1 1-1 1-1 1-2 1-1 1-2v-2l2-3 1-4 1-5v-4-6z">
            <text:p/>
          </draw:path>
          <draw:polygon draw:style-name="gr9" draw:text-style-name="P5" draw:layer="layout" svg:width="0.089cm" svg:height="0.113cm" svg:x="24.334cm" svg:y="11.11cm" svg:viewBox="0 0 90 114" draw:points="19,0 19,71 19,76 19,79 19,81 20,83 20,85 20,87 21,88 21,90 22,91 23,92 24,93 25,94 26,95 27,96 28,97 29,98 31,98 32,99 34,99 36,99 37,99 40,100 42,100 45,99 48,99 50,99 51,98 53,98 54,97 55,97 56,96 58,95 59,94 60,94 61,93 62,92 63,90 64,89 65,88 66,87 66,85 68,83 69,79 70,76 70,73 71,69 71,65 71,0 89,0 89,88 90,104 90,109 90,111 90,112 72,112 72,112 72,112 72,111 72,109 72,104 72,93 71,93 70,96 68,98 66,101 64,103 63,105 61,106 59,108 56,109 54,110 52,111 50,112 47,113 44,113 42,114 39,114 36,114 31,114 27,113 23,113 20,112 18,111 16,110 15,110 13,109 12,108 11,107 10,106 9,105 7,104 7,102 6,101 5,100 4,98 3,96 2,93 1,89 1,84 0,80 0,75 0,0">
            <text:p/>
          </draw:polygon>
          <draw:polygon draw:style-name="gr9" draw:text-style-name="P5" draw:layer="layout" svg:width="0.053cm" svg:height="0.138cm" svg:x="24.441cm" svg:y="11.086cm" svg:viewBox="0 0 54 139" draw:points="54,136 52,137 50,137 47,138 45,138 42,138 40,138 38,138 35,139 33,138 30,138 28,138 26,137 24,136 22,135 20,134 19,132 17,130 16,129 15,127 14,124 14,122 13,119 13,116 13,113 13,39 0,39 0,25 14,25 19,0 32,0 32,25 52,25 52,39 32,39 32,109 32,111 32,113 32,114 32,116 33,117 33,118 33,119 33,119 34,120 34,120 34,120 35,121 35,121 35,122 36,122 36,122 37,122 37,123 38,123 38,123 39,123 40,124 42,124 43,124 44,124 45,124 48,123 51,123 54,122">
            <text:p/>
          </draw:polygon>
        </draw:g>
        <draw:frame draw:style-name="gr17" draw:text-style-name="P10" draw:layer="layout" svg:width="1.778cm" svg:height="0.962cm" svg:x="14.09cm" svg:y="1.133cm">
          <draw:text-box>
            <text:p>beq</text:p>
          </draw:text-box>
        </draw:frame>
        <draw:line draw:style-name="gr18" draw:text-style-name="P11" draw:layer="layout" svg:x1="13.455cm" svg:y1="7.356cm" svg:x2="13.455cm" svg:y2="7.355cm">
          <text:p/>
        </draw:line>
        <draw:custom-shape draw:style-name="gr19" draw:text-style-name="P12" draw:layer="layout" svg:width="1.27cm" svg:height="1.397cm" svg:x="9.772cm" svg:y="15.103cm">
          <draw:glue-point draw:id="4" svg:x="-3cm" svg:y="-3.178cm"/>
          <text:p text:style-name="P12">clk</text:p>
          <draw:enhanced-geometry svg:viewBox="0 0 21600 21600" draw:mirror-horizontal="false" draw:mirror-vertical="false"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xml:id="id27" draw:id="id27">
          <draw:path draw:style-name="gr20" draw:text-style-name="P13" draw:layer="layout" svg:width="1.397cm" svg:height="0.762cm" svg:x="15.477cm" svg:y="14.462cm" svg:viewBox="0 0 1398 763" svg:d="M1398 382c0 66-32 132-94 190-61 58-149 106-255 140-107 33-227 51-350 51s-243-18-349-51c-107-34-195-82-256-140-62-58-94-124-94-190 0-67 32-133 94-191 61-58 149-106 256-140 106-33 226-51 349-51s243 18 350 51c106 34 194 82 255 140 62 58 94 124 94 191z">
            <text:p/>
          </draw:path>
          <draw:path draw:style-name="gr21" draw:text-style-name="P6" draw:layer="layout" svg:width="0.098cm" svg:height="0.115cm" svg:x="15.769cm" svg:y="14.801cm" svg:viewBox="0 0 99 116" svg:d="M20 62c0 13 2 23 8 30 5 7 13 10 23 10 8 0 14-2 19-5s8-7 10-12l16 5c-6 17-21 26-45 26-17 0-29-5-38-15s-13-24-13-44c0-18 4-32 13-42s21-15 37-15c33 0 49 20 49 60v2zM80 48c-1-12-4-21-9-26-5-6-12-8-21-8s-16 3-22 9c-5 6-8 14-8 25z">
            <text:p/>
          </draw:path>
          <draw:polygon draw:style-name="gr21" draw:text-style-name="P6" draw:layer="layout" svg:width="0.1cm" svg:height="0.111cm" svg:x="15.881cm" svg:y="14.803cm" svg:viewBox="0 0 101 112" draw:points="81,112 50,66 20,112 0,112 40,54 2,0 22,0 50,44 78,0 99,0 61,54 101,112">
            <text:p/>
          </draw:polygon>
          <draw:path draw:style-name="gr21" draw:text-style-name="P6" draw:layer="layout" svg:width="0.053cm" svg:height="0.138cm" svg:x="15.987cm" svg:y="14.779cm" svg:viewBox="0 0 54 139" svg:d="M54 136c-6 2-12 2-19 3-15-1-22-9-22-26v-74h-13v-14h14l5-25h13v25h20v14h-20v70c0 6 0 9 2 11 2 3 5 4 9 4 3 0 6-1 11-2z">
            <text:p/>
          </draw:path>
          <draw:path draw:style-name="gr21" draw:text-style-name="P6" draw:layer="layout" svg:width="0.098cm" svg:height="0.115cm" svg:x="16.053cm" svg:y="14.801cm" svg:viewBox="0 0 99 116" svg:d="M20 62c0 13 2 23 8 30 5 7 13 10 23 10 8 0 14-2 19-5s8-7 10-12l16 5c-6 17-21 26-45 26-17 0-29-5-38-15s-13-24-13-44c0-18 4-32 13-42s21-15 37-15c33 0 49 20 49 60v2zM80 48c-1-12-4-21-9-26-5-6-12-8-21-8s-16 3-22 9c-5 6-8 14-8 25z">
            <text:p/>
          </draw:path>
          <draw:path draw:style-name="gr21" draw:text-style-name="P6" draw:layer="layout" svg:width="0.089cm" svg:height="0.113cm" svg:x="16.176cm" svg:y="14.801cm" svg:viewBox="0 0 90 114" svg:d="M71 114v-71c0-7 0-13-2-17-1-4-4-7-7-9s-8-3-14-3c-9 0-16 3-21 10-5 6-8 14-8 25v65h-18v-88c0-13-1-21-1-24h18c0 0 0 1 0 3 0 1 0 3 0 5s0 6 0 11h1c4-8 9-13 15-16 5-3 12-5 21-5 12 0 21 3 27 9 5 6 8 16 8 30v75z">
            <text:p/>
          </draw:path>
          <draw:path draw:style-name="gr21" draw:text-style-name="P6" draw:layer="layout" svg:width="0.094cm" svg:height="0.154cm" svg:x="16.29cm" svg:y="14.762cm" svg:viewBox="0 0 95 155" svg:d="M76 135c-3 7-8 13-14 16-5 3-12 4-21 4-14 0-24-4-31-14-7-9-10-24-10-43 0-39 14-59 41-59 9 0 16 2 21 5 6 3 11 8 14 15v-13-46h19v130c0 12 0 20 0 23h-17c-1-1-1-3-1-7s0-8 0-11zM20 97c0 16 2 27 6 34s11 10 20 10c11 0 18-4 23-11s7-19 7-34-2-26-7-33-12-10-23-10c-9 0-16 3-20 10s-6 19-6 34z">
            <text:p/>
          </draw:path>
          <draw:path draw:style-name="gr21" draw:text-style-name="P6" draw:layer="layout" svg:width="0.098cm" svg:height="0.115cm" svg:x="16.408cm" svg:y="14.801cm" svg:viewBox="0 0 99 116" svg:d="M20 62c0 13 2 23 8 30 5 7 13 10 23 10 8 0 14-2 19-5s8-7 10-12l16 5c-6 17-21 26-45 26-17 0-29-5-38-15s-13-24-13-44c0-18 4-32 13-42s21-15 37-15c33 0 49 20 49 60v2zM80 48c-1-12-4-21-9-26-5-6-12-8-21-8s-16 3-22 9c-5 6-8 14-8 25z">
            <text:p/>
          </draw:path>
          <draw:path draw:style-name="gr21" draw:text-style-name="P6" draw:layer="layout" svg:width="0.052cm" svg:height="0.113cm" svg:x="16.532cm" svg:y="14.801cm" svg:viewBox="0 0 53 114" svg:d="M1 114v-86c0-8-1-16-1-26h18c0 13 0 20 0 23h1c3-10 6-16 10-20 4-3 9-5 16-5 3 0 5 0 8 1v17c-2-1-6-1-10-1-8 0-14 3-18 10s-6 16-6 29v58z">
            <text:p/>
          </draw:path>
        </draw:g>
        <draw:g xml:id="id19" draw:id="id19">
          <draw:polygon draw:style-name="gr9" draw:text-style-name="P5" draw:layer="layout" svg:width="0.086cm" svg:height="0.111cm" svg:x="23.484cm" svg:y="10.491cm" svg:viewBox="0 0 87 112" draw:points="0,112 0,98 63,14 4,14 4,0 85,0 85,14 22,98 87,98 87,112">
            <text:p/>
          </draw:polygon>
          <draw:path draw:style-name="gr9" draw:text-style-name="P5" draw:layer="layout" svg:width="0.098cm" svg:height="0.115cm" svg:x="23.59cm" svg:y="10.489cm" svg:viewBox="0 0 99 116" svg:d="M20 62v5 4l1 4 1 4 1 4 1 3 1 1 1 2 1 1 1 2 1 1 1 1 1 1 1 1 1 1 2 1 1 1h1l2 1 1 1h2 2l1 1h2 4 3 3l2-1h3l2-1 2-1 2-1 2-1 2-1 2-1 1-2 1-1 2-2 1-2v-1l1-2 16 5-1 3-1 3-2 3-2 2-2 3-3 2-2 2-3 1-3 2-3 1-3 1-4 1-4 1-4 1h-4-4-6l-6-1-5-1-3-1-2-1-2-1-3-1-2-1-2-1-2-2-2-1-1-2-2-2-2-2-1-2-1-2-2-2-1-2-1-3-2-5-1-6-1-6-1-7v-7-6l1-7 1-6 1-5 2-5 1-3 1-2 2-2 1-2 1-2 2-2 2-2 1-2 2-1 2-2 2-1 2-1 2-1 3-1 2-1 3-1 5-1 5-1h6 6l6 1 5 1 5 2 4 2 4 2 4 3 3 4 3 4 3 4 2 5 1 5 2 6 1 7v6 8 2zM80 48v-5l-1-4-1-3-1-4-1-3-1-2-1-2-1-1-1-1-1-1-1-1-1-1-1-1-1-1h-1l-1-1-2-1h-1l-1-1h-2l-3-1h-3-3-4-3l-1 1h-2-1l-1 1-2 1h-1l-1 1-1 1-2 1-1 1-1 1-1 1-1 1-1 1-1 3-2 3-1 3-1 3v3l-1 4v4z">
            <text:p/>
          </draw:path>
          <draw:polygon draw:style-name="gr9" draw:text-style-name="P5" draw:layer="layout" svg:width="0.052cm" svg:height="0.113cm" svg:x="23.713cm" svg:y="10.489cm" svg:viewBox="0 0 53 114" draw:points="1,114 1,28 0,2 18,2 18,25 19,25 20,21 21,18 22,15 24,13 25,11 26,8 28,7 28,6 29,5 30,5 31,4 31,3 32,3 33,2 34,2 36,1 38,1 40,0 43,0 45,0 46,0 47,0 48,0 49,0 50,0 51,1 52,1 53,1 53,18 52,18 51,18 50,17 49,17 46,17 43,17 42,17 40,17 39,17 38,18 36,18 35,18 34,19 33,20 32,20 31,21 30,22 29,23 28,24 27,25 26,26 25,27 24,30 23,33 22,36 21,39 20,43 20,47 19,51 19,56 19,114">
            <text:p/>
          </draw:polygon>
          <draw:path draw:style-name="gr9" draw:text-style-name="P5" draw:layer="layout" svg:width="0.099cm" svg:height="0.115cm" svg:x="23.78cm" svg:y="10.489cm" svg:viewBox="0 0 100 116" svg:d="M100 58v7l-1 7-1 6-1 6-2 5-1 2-1 3-1 2-2 2-1 2-2 2-2 1-1 2-2 2-2 1-2 1-2 1-2 1-3 1-2 1-3 1-5 1-5 1h-6-6l-6-1h-3l-2-1-3-1-2-1-2-1-2-1-2-1-2-1-2-2-2-1-2-2-1-2-2-2-1-2-2-2-1-2-1-3-1-2-2-5-1-6-1-6-1-6v-7-7l1-7 1-6 1-5 2-6 2-4 3-5 3-4 3-3 4-3 4-2 4-2 5-2 5-1 6-1h6 6l6 1 6 1 2 1 2 1h3l2 2 2 1 2 1 2 1 2 2 1 1 2 2 1 2 2 2 1 2 1 2 1 2 1 3 2 5 1 6 1 6 1 7zM81 58l-1-6v-5-5l-1-4-1-4-1-4-1-1-1-2-1-1v-2l-1-1-1-1-1-1-1-1-2-1-1-1-1-1-2-1h-1l-2-1h-1l-2-1h-4-3-4-4l-2 1h-1l-2 1h-2l-1 1-1 1-2 1-1 1-1 1-1 1-1 1-1 1-1 2-1 1-1 2v2l-2 3-1 4v5l-1 4v5 6 5 5l1 5v4l1 4 2 4 1 3 1 2 1 1 1 1 1 2 1 1 1 1 1 1 1 1 2 1h1l1 1 2 1h2l1 1h2 2 3 4 4l2-1h2l1-1h2l1-1 2-1 1-1 1-1 1-1 1-1 1-1 1-1 1-2 1-1 1-2v-2l2-3 1-4 1-5v-4-6z">
            <text:p/>
          </draw:path>
        </draw:g>
        <draw:custom-shape draw:style-name="gr22" draw:text-style-name="P14" xml:id="id18" draw:id="id18" draw:layer="layout" svg:width="1.651cm" svg:height="0.635cm" svg:x="11.542cm" svg:y="6.72cm">
          <text:p text:style-name="P14"><text:span text:style-name="T2">contro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24" draw:id="id24">
          <draw:path draw:style-name="gr23" draw:text-style-name="P6" draw:layer="layout" svg:width="0.099cm" svg:height="0.115cm" svg:x="22.773cm" svg:y="10.219cm" svg:viewBox="0 0 100 116" svg:d="M100 58v7l-1 7-1 6-1 6-2 5-1 2-1 3-1 2-2 2-1 2-2 2-2 1-1 2-2 2-2 1-2 1-2 1-2 1-3 1-2 1-3 1-5 1-5 1h-6-6l-6-1h-3l-2-1-3-1-2-1-2-1-2-1-2-1-2-1-2-2-2-1-2-2-1-2-2-2-1-2-2-2-1-2-1-3-1-2-2-5-1-6-1-6-1-6v-7-7l1-7 1-6 1-5 2-6 2-4 3-5 3-4 3-3 4-3 4-2 4-2 5-2 5-1 6-1h6 6l6 1 6 1 2 1 2 1h3l2 2 2 1 2 1 2 1 2 2 1 1 2 2 1 2 2 2 1 2 1 2 1 2 1 3 2 5 1 6 1 6 1 7zM81 58l-1-6v-5-5l-1-4-1-4-1-4-1-1-1-2-1-1v-2l-1-1-1-1-1-1-1-1-2-1-1-1-1-1-2-1h-1l-2-1h-1l-2-1h-4-3-4-4l-2 1h-1l-2 1h-2l-1 1-1 1-2 1-1 1-1 1-1 1-1 1-1 1-1 2-1 1-1 2v2l-2 3-1 4v5l-1 4v5 6 5 5l1 5v4l1 4 2 4 1 3 1 2 1 1 1 1 1 2 1 1 1 1 1 1 1 1 2 1h1l1 1 2 1h2l1 1h2 2 3 4 4l2-1h2l1-1h2l1-1 2-1 1-1 1-1 1-1 1-1 1-1 1-1 1-2 1-1 1-2v-2l2-3 1-4 1-5v-4-6z">
            <text:p/>
          </draw:path>
          <draw:path draw:style-name="gr23" draw:text-style-name="P6" draw:layer="layout" svg:width="0.094cm" svg:height="0.157cm" svg:x="22.897cm" svg:y="10.219cm" svg:viewBox="0 0 95 158" svg:d="M95 57v14l-1 6-1 6-2 5-1 5-3 4-2 4-3 4-3 3-3 2-4 2-4 2-4 1-5 1h-5-3-3l-3-1h-3l-2-1-3-1-2-1-3-1-2-1-2-2-1-1-2-2-2-2-1-2-1-2-2-2v1 3 13 44h-18v-133l-1-15v-5-3h18v1 2l1 8v7l2-3 1-2 2-2 1-2 2-2 2-1 2-2 2-1 2-1 2-1 2-1 3-1h3l3-1h3 3 5l5 1h2l2 1 2 1h2l2 1 2 1 2 2 1 1 2 1 1 2 2 1 1 2 1 2 1 2 2 2 1 2 1 4 2 6 1 5 1 7v6zM76 58v-6l-1-5v-5l-1-4-1-4-1-4-1-3-1-1-1-2v-1l-1-1-1-1-1-1-1-1-1-1h-1l-2-1-1-1h-1l-2-1h-1-2-1l-4-1h-2l-3 1h-2l-3 1h-2l-2 1-1 1h-1l-1 1-1 1-2 2-1 1-1 2-2 2-1 2-1 2v3l-1 2-1 3v3l-1 3v3l-1 4v7 6l1 5v4l1 4 1 4 1 4 1 1 1 2v1l1 2 1 1 1 1 1 1 1 1 2 1 1 1 1 1 2 1h1l2 1h1l2 1h2 1 4 4 1 2l1-1h2l1-1h1l1-1 2-1 1-1h1l1-1 1-2 1-1v-1l1-1 1-2 1-1v-2l1-4 1-4 1-4v-5l1-5z">
            <text:p/>
          </draw:path>
        </draw:g>
        <draw:g xml:id="id3" draw:id="id3">
          <draw:glue-point draw:id="4" svg:x="-1.248cm" svg:y="-5.015cm"/>
          <draw:glue-point draw:id="5" svg:x="1.248cm" svg:y="-5.015cm"/>
          <draw:polygon draw:style-name="gr24" draw:text-style-name="P15" draw:layer="layout" svg:width="1.016cm" svg:height="0.635cm" svg:x="4.81cm" svg:y="9cm" svg:viewBox="0 0 1017 636" draw:points="254,0 254,477 0,477 508,636 1017,477 762,477 762,0">
            <text:p/>
          </draw:polygon>
          <draw:path draw:style-name="gr25" draw:text-style-name="P6" draw:layer="layout" svg:width="0.108cm" svg:height="0.115cm" svg:x="5.149cm" svg:y="9.236cm" svg:viewBox="0 0 109 116" svg:d="M34 116h-4l-4-1h-4l-3-1-1-1-2-1h-1l-2-1-1-1-1-1-1-1-2-1-1-1-1-1v-2l-1-1-1-1-1-2v-1l-1-2-1-3v-3l-1-4v-4-4l1-4v-2l1-2v-1l1-2 1-2v-1l1-2 1-1 2-2 1-1 1-1 1-1 2-2 2-1 1-1 2-1h2l2-1 4-1 5-2h5l6-1h6 26v-6l-1-3v-3-3l-1-3v-1l-1-1v-1l-1-1v-1l-1-1-1-1v-1l-1-1h-1l-1-1h-1l-1-1h-1l-1-1h-1l-2-1h-3l-3-1h-3-3-2l-3 1h-2l-3 1-1 1h-1-1l-1 1h-1v1l-1 1h-1v1l-1 1-1 1v1l-1 2-1 2v2l-1 2-19-2 1-3 1-4 1-3 2-3 1-3 3-2 2-2 3-2 3-2 3-2 3-1 4-1 4-1 4-1h5 5 5l5 1h4l4 1 4 2 2 1h2l1 1 2 1 1 1 2 2 1 1 1 1 1 2 1 1 1 2 1 1 1 2 1 2v1l1 2 1 4v4 5 48 2 2l1 1v2 2l1 1v1l1 1v1 1h1v1h1 1v1h1 1 1 2 1 2 1 2v11l-4 1-3 1h-4-3-3-2l-2-1h-1-1l-1-1h-1l-1-1h-1l-1-1-1-1h-1v-1l-1-1v-1l-1-1-1-1v-2l-1-3v-2l-1-3v-2l-2 3-2 2-2 3-2 2-2 3-3 2-2 1-2 2-3 1-2 1-3 1-3 1h-3l-3 1h-3zM38 102h3 2l2-1h3l2-1 2-1h2l2-2 2-1 2-1 2-2 1-1 2-2 1-1 2-2 1-2 1-2 1-2 1-2v-2l1-3v-2-2l1-2v-9h-21-6-3l-2 1h-3-2l-2 1-2 1h-1l-2 1-1 1-2 1-1 1-1 1-1 1-1 1-1 2-1 1v2l-1 1v2l-1 2v2 2 2 2l1 2v2l1 1v1 1h1v1l1 1 1 1 1 1 1 1h1l1 1h1l1 1h2l2 1h2z">
            <text:p/>
          </draw:path>
          <draw:polygon draw:style-name="gr25" draw:text-style-name="P6" draw:layer="layout" svg:width="0.089cm" svg:height="0.113cm" svg:x="5.273cm" svg:y="9.236cm" svg:viewBox="0 0 90 114" draw:points="71,114 71,43 71,38 71,35 71,33 70,31 70,29 70,27 69,26 69,24 68,23 67,22 66,21 65,20 64,19 63,18 62,17 61,16 60,16 58,15 56,15 55,15 53,15 50,14 48,14 45,15 42,15 40,15 39,16 38,16 36,17 35,17 34,18 32,19 31,20 30,20 29,21 28,22 27,24 26,25 25,26 24,27 24,29 22,32 21,35 20,38 20,41 19,45 19,49 19,114 1,114 1,26 0,10 0,5 0,3 0,2 18,2 18,2 18,2 18,3 18,5 18,10 18,21 19,21 20,18 22,16 24,13 26,11 28,9 30,8 32,6 34,5 36,4 38,3 40,2 43,1 46,1 49,0 51,0 55,0 59,0 63,1 67,1 71,2 72,3 74,4 75,4 77,5 78,6 79,7 80,8 82,9 83,10 84,12 84,13 85,14 86,16 87,18 88,21 89,25 90,30 90,34 90,39 90,114">
            <text:p/>
          </draw:polygon>
          <draw:path draw:style-name="gr25" draw:text-style-name="P6" draw:layer="layout" svg:width="0.094cm" svg:height="0.154cm" svg:x="5.385cm" svg:y="9.197cm" svg:viewBox="0 0 95 155" svg:d="M76 135l-1 3-2 2-1 3-2 2-2 1-2 2-2 1-2 2-2 1-2 1-3 1h-2l-3 1h-3-3-3-5-2l-3-1h-2l-2-1h-2l-2-1-2-1-2-1-2-1-1-2-2-1-1-2-2-1-1-2-1-2-1-2-1-2-1-2-2-5-2-5-1-5v-7l-1-6v-7l1-14v-6l2-6 1-5 2-5 2-4 2-4 3-4 3-3 3-2 4-2 4-2 5-1 4-1h5 3l3 1h3 3l2 1 3 1 2 1 2 1 2 1 2 2 2 1 2 2 2 2 1 2 2 2 1 3v-13-46h19v130 15 5 3h-17-1v-1-1-5-11zM20 97v6 5 5l1 4 1 4 1 4 1 3 1 2 1 1 1 1v1l1 1 1 1 1 1 2 1 1 1h1l1 1 2 1h1 1l2 1h2 3 4 2l1-1h2l2-1h1l2-1h1l1-1 2-1 1-1 1-1 1-1 1-2 1-1 1-1 1-2 1-3 1-4 1-4 1-4 1-5v-5-6-5-5l-1-5-1-4-1-4-1-4-1-1v-2l-1-1-1-2-1-1-1-1-1-1-1-1-1-1-2-1-1-1h-1l-2-1-1-1h-2-2l-1-1h-2-4-3-2l-1 1h-2-1l-2 1-1 1h-1l-1 1-1 1-2 1-1 1v1l-1 1-1 1-1 2-1 1-1 3-1 4-1 4-1 4v5 6z">
            <text:p/>
          </draw:path>
        </draw:g>
        <draw:g xml:id="id9" draw:id="id9">
          <draw:glue-point draw:id="4" svg:x="-5cm" svg:y="2.693cm"/>
          <draw:glue-point draw:id="5" svg:x="-5cm" svg:y="3.462cm"/>
          <draw:glue-point draw:id="6" svg:x="-5cm" svg:y="1.924cm"/>
          <draw:glue-point draw:id="7" svg:x="-2.779cm" svg:y="5cm"/>
          <draw:glue-point draw:id="8" svg:x="-4.982cm" svg:y="-2.993cm"/>
          <draw:polygon draw:style-name="gr26" draw:text-style-name="P1" draw:layer="layout" svg:width="0.87cm" svg:height="1.265cm" svg:x="14.842cm" svg:y="9.001cm" svg:viewBox="0 0 871 1266" draw:points="145,0 145,0 136,0 126,1 116,3 107,5 98,8 90,11 81,15 72,20 65,25 57,30 49,36 43,43 36,50 30,57 24,65 20,73 15,82 11,90 8,99 5,108 3,117 2,127 0,137 0,146 0,1119 0,1120 0,1129 2,1139 3,1149 5,1158 8,1167 11,1176 15,1184 20,1193 24,1201 30,1209 36,1216 43,1223 49,1230 57,1236 65,1241 72,1246 81,1251 90,1255 98,1258 107,1261 116,1263 126,1265 136,1266 145,1266 726,1266 726,1266 735,1266 745,1265 754,1263 764,1261 773,1258 781,1255 790,1251 799,1246 806,1241 814,1236 821,1230 828,1223 835,1216 841,1209 847,1201 851,1193 856,1184 860,1176 863,1167 866,1158 868,1149 869,1139 871,1129 871,1120 871,146 871,146 871,146 871,137 869,127 868,117 866,108 863,99 860,90 856,82 851,73 847,65 841,57 835,50 828,43 821,36 814,30 806,25 799,20 790,15 781,11 773,8 764,5 754,3 745,1 735,0 726,0">
            <text:p/>
          </draw:polygon>
          <draw:polygon draw:style-name="gr27" draw:text-style-name="P2" draw:layer="layout" svg:width="0.187cm" svg:height="0.145cm" svg:x="15.041cm" svg:y="9.581cm" svg:viewBox="0 0 188 146" draw:points="83,146 83,55 83,50 82,46 82,41 81,38 81,34 80,31 79,30 78,28 78,27 78,26 77,26 75,24 75,23 74,23 73,22 72,21 71,21 69,21 68,20 67,19 64,19 60,19 57,19 55,19 53,19 52,19 49,19 48,19 46,20 45,21 43,21 42,22 40,23 39,24 38,25 37,26 35,27 34,28 33,30 32,31 31,33 30,35 29,36 27,40 27,44 26,48 25,53 24,58 24,63 24,146 1,146 1,33 1,13 0,6 0,4 0,3 22,3 22,3 22,3 22,4 23,6 23,13 24,27 24,27 26,23 27,20 30,17 32,14 34,11 37,9 39,8 41,6 43,4 46,4 49,2 52,1 56,1 59,1 62,0 65,0 69,0 73,1 76,1 80,1 83,3 85,4 88,5 91,6 92,7 93,9 94,9 95,10 97,12 99,15 100,18 101,21 103,23 104,27 104,27 106,23 108,21 110,17 113,15 115,12 117,10 120,8 122,6 125,5 127,4 130,2 133,1 137,1 140,1 144,0 147,0 152,0 158,1 161,1 164,2 166,3 167,4 170,4 171,6 173,6 174,8 176,9 177,11 178,12 180,14 181,15 182,16 183,19 183,21 184,23 186,27 187,32 188,38 188,44 188,51 188,146 165,146 165,55 165,50 164,46 164,41 164,38 163,34 161,31 161,30 161,28 160,27 159,26 158,26 158,24 157,23 156,23 155,22 154,21 152,21 152,21 150,20 148,19 145,19 142,19 139,19 136,19 133,19 132,19 130,19 129,20 126,21 125,21 124,22 123,23 121,23 120,25 118,26 117,27 116,28 115,30 114,31 113,33 111,36 110,40 108,44 107,48 107,53 107,58 107,63 107,146">
            <text:p/>
          </draw:polygon>
          <draw:polygon draw:style-name="gr27" draw:text-style-name="P2" draw:layer="layout" svg:width="0.113cm" svg:height="0.145cm" svg:x="15.263cm" svg:y="9.583cm" svg:viewBox="0 0 114 146" draw:points="24,0 24,90 24,97 24,100 24,103 25,106 25,108 26,110 27,112 27,115 28,116 29,118 30,120 31,120 33,122 33,123 35,124 37,125 39,125 40,126 43,127 45,127 47,127 50,127 53,127 57,127 61,127 63,126 65,125 66,125 69,125 70,124 72,122 73,122 75,121 76,120 78,118 78,117 80,115 81,114 82,112 83,111 85,109 86,105 88,102 88,97 89,93 90,88 90,83 90,0 113,0 113,112 113,132 114,139 114,142 114,143 92,143 92,143 92,142 91,142 91,139 91,133 91,119 91,119 88,122 86,125 84,128 81,131 79,134 77,136 74,138 72,139 69,141 66,142 63,143 59,144 56,144 53,145 49,145 45,146 40,145 34,145 29,144 25,142 23,142 21,141 19,140 17,139 15,138 14,137 12,135 11,134 9,132 8,131 7,129 6,127 5,125 5,123 3,118 2,113 1,107 0,102 0,95 0,0">
            <text:p/>
          </draw:polygon>
          <draw:polygon draw:style-name="gr27" draw:text-style-name="P2" draw:layer="layout" svg:width="0.128cm" svg:height="0.142cm" svg:x="15.397cm" svg:y="9.583cm" svg:viewBox="0 0 129 143" draw:points="102,143 64,84 25,143 0,143 50,70 2,0 28,0 64,56 99,0 126,0 78,69 129,143">
            <text:p/>
          </draw:polygon>
        </draw:g>
        <draw:polygon draw:style-name="gr28" draw:text-style-name="P6" draw:layer="layout" svg:width="0.068cm" svg:height="0.103cm" svg:x="14.947cm" svg:y="9.845cm" svg:viewBox="0 0 69 104" draw:points="0,104 0,93 28,93 28,13 3,29 3,17 30,0 43,0 43,93 69,93 69,104">
          <text:p/>
        </draw:polygon>
        <draw:path draw:style-name="gr28" draw:text-style-name="P6" draw:layer="layout" svg:width="0.076cm" svg:height="0.106cm" svg:x="14.94cm" svg:y="9.219cm" svg:viewBox="0 0 77 107" svg:d="M77 53v7 5l-1 6-1 5-2 5-1 4-3 5v1l-2 2-1 2-1 1-2 1-1 2-2 1-1 1-2 1-1 1-3 1-1 1h-3l-2 1h-2l-2 1h-2-3-2-3l-2-1h-1l-3-1h-2l-1-1-3-1-1-1h-2l-1-2-2-1-1-2-2-1-1-1-1-2-2-2v-1l-3-5-1-4-2-5v-5l-1-6-1-5v-7-6l1-6 1-6v-5l2-5 1-4 2-4 1-2 1-1 2-3 1-1 1-1 1-1 2-2 2-1 2-1h1l3-1 1-1 2-1h3 2l2-1h5 4l3 1h2 2l2 1 2 1 2 1h2l1 1 2 1 1 2 2 1 1 1 1 2 2 2 1 1 1 2 2 4 2 5 1 4 1 6 1 5v6zM62 53v-5-5-5-4l-1-4-2-4v-3l-1-1-1-1-1-1v-1l-1-2-1-1h-1l-1-1-1-1h-2v-1l-2-1-1-1h-1-2-1-2-1-2-1-2-1-2l-1 1-1 1-2 1-2 1-1 1-2 1-1 2-1 2-1 1v1l-1 3-1 4-1 4-1 4-1 5v5 5 6 4l1 5 1 5 1 3 1 4 1 3 1 2 1 2 1 1 1 1 1 1v1l1 1 2 1 2 1 1 1h1 2 1l2 1h1 2 1 2l1-1h1 2 1l1-1 1-1h1l2-1 1-1v-1l2-1 1-1v-1l1-2 2-2v-3l1-4 1-4 1-4v-5-5z">
          <text:p/>
        </draw:path>
        <draw:g xml:id="id21" draw:id="id21">
          <draw:path draw:style-name="gr9" draw:text-style-name="P5" draw:layer="layout" svg:width="0.075cm" svg:height="0.082cm" svg:x="15.515cm" svg:y="9.549cm" svg:viewBox="0 0 76 83" svg:d="M76 41v5l-1 5v5l-1 4-2 3v2l-1 2-1 1-1 2-1 1-2 2h-1l-1 2-2 1-1 1-2 1h-1l-2 1-2 1h-1l-3 1-4 1-3 1h-5-5l-4-1h-2l-2-1-2-1h-2l-1-1-2-1h-1l-2-1-1-2h-2l-1-2-1-1-2-2v-1l-2-1-1-2v-2l-1-1-2-4v-4l-1-4-1-5v-5-5l1-5 1-4v-4l2-4 1-3 3-3 2-3 2-2 3-2 3-2 3-1 4-2h4l4-1h5 5l4 1h5l1 1 2 1h2l2 1 1 1 2 1h1l2 2v1l2 1 1 1 1 2 1 1 1 2 1 1v2l2 4 1 4v4l1 5zM62 41l-1-4v-4-3l-1-3-1-3v-3h-1l-1-2h-1v-2-1h-1l-1-1-1-1h-1l-1-1-1-1-1-1h-1-2l-2-1h-3-2-3-3l-2 1h-1-1-2v1l-1 1-2 1-1 1-1 1h-1v1l-1 2h-1l-1 2v1l-1 2-1 3v4l-1 2v4 4 4 3l1 4v3l1 3 1 2 1 3 1 1 1 1 1 2 1 1h1v1l1 1h2l1 1 2 1h1l1 1h1 2 2 3 3l2-1h1l1-1h2v-1h2l1-1 1-1 1-1 1-1 1-1v-1l1-1 1-1v-2l1-2 1-2 1-4v-3-4z">
            <text:p/>
          </draw:path>
          <draw:polygon draw:style-name="gr9" draw:text-style-name="P5" draw:layer="layout" svg:width="0.068cm" svg:height="0.08cm" svg:x="15.609cm" svg:y="9.55cm" svg:viewBox="0 0 69 81" draw:points="14,0 14,51 14,54 14,56 14,58 15,59 15,60 15,62 16,63 17,64 17,65 18,65 18,66 19,67 20,68 21,68 21,69 22,70 24,70 24,70 26,70 27,70 29,70 30,71 32,71 34,70 37,70 38,70 39,70 40,70 41,69 42,69 43,68 44,68 45,67 46,67 46,66 47,65 48,64 49,63 49,63 50,62 50,60 52,59 53,56 53,54 53,52 54,49 54,46 54,0 68,0 68,63 69,74 69,78 69,79 69,80 55,80 55,80 55,80 55,79 55,78 55,74 55,66 54,66 53,68 52,70 50,72 49,73 48,75 46,75 45,77 43,78 41,78 40,79 38,80 36,80 33,80 32,81 30,81 27,81 24,81 21,80 18,80 15,80 14,79 12,78 11,78 10,78 9,77 8,76 8,75 7,75 6,74 5,73 5,72 4,71 3,70 2,68 2,66 1,63 1,60 0,57 0,53 0,0">
            <text:p/>
          </draw:polygon>
          <draw:polygon draw:style-name="gr9" draw:text-style-name="P5" draw:layer="layout" svg:width="0.04cm" svg:height="0.097cm" svg:x="15.691cm" svg:y="9.533cm" svg:viewBox="0 0 41 98" draw:points="41,97 40,97 38,97 36,98 34,98 32,98 30,98 29,98 27,98 25,98 23,98 21,98 20,97 18,97 17,96 15,95 14,94 13,93 12,92 11,90 11,88 11,87 10,85 10,83 10,80 10,28 0,28 0,18 11,18 14,0 24,0 24,18 40,18 40,27 24,27 24,78 24,79 24,80 24,81 24,83 25,83 25,84 25,85 25,85 26,85 26,85 26,85 27,86 27,86 27,87 27,87 27,87 28,87 28,88 29,88 29,88 30,88 30,88 32,88 33,88 33,88 34,88 37,88 39,88 41,87">
            <text:p/>
          </draw:polygon>
        </draw:g>
        <draw:polygon draw:style-name="gr29" draw:text-style-name="P6" draw:layer="layout" svg:width="0.069cm" svg:height="0.082cm" svg:x="15.222cm" svg:y="9.059cm" svg:viewBox="0 0 70 83" draw:points="70,59 70,62 70,63 70,64 69,65 69,67 69,68 68,69 68,70 67,71 66,72 65,73 65,74 63,75 62,75 61,76 60,77 59,78 56,79 53,80 50,81 47,82 43,82 40,83 36,83 32,83 28,83 25,82 21,81 19,80 16,80 14,79 11,78 10,77 9,76 8,75 8,75 6,74 5,73 5,73 4,71 3,70 3,69 2,67 1,65 0,63 12,60 13,62 14,63 14,65 15,65 15,65 16,66 16,67 17,68 18,68 18,68 18,69 19,69 20,70 21,70 23,70 25,71 27,72 29,72 31,73 33,73 36,73 38,73 41,73 43,72 45,72 47,71 49,70 49,70 50,70 51,70 52,69 53,69 53,68 53,68 54,68 54,67 55,67 55,66 56,65 56,65 56,64 56,63 56,63 56,63 56,62 56,60 56,59 56,58 56,57 56,57 56,56 56,56 56,56 56,55 55,54 55,54 54,53 54,53 53,53 53,53 53,52 51,51 50,51 49,50 47,49 46,48 44,48 42,48 32,45 26,43 21,42 19,41 18,41 16,40 14,39 13,38 12,38 11,37 10,36 9,35 8,34 7,33 6,32 5,31 5,30 5,29 4,28 4,26 4,25 4,23 3,22 4,20 4,19 4,17 5,16 5,15 5,14 5,13 6,11 7,11 8,10 8,9 9,8 10,7 11,6 11,6 13,5 14,4 15,4 16,4 19,2 22,1 25,1 28,1 32,0 36,0 40,0 43,0 46,1 49,1 51,2 54,3 56,4 59,5 59,5 60,6 61,6 62,7 63,8 64,9 65,10 65,11 65,11 66,13 67,14 68,15 69,17 69,19 56,21 56,20 56,19 56,19 55,18 55,17 54,17 54,16 53,16 53,16 53,15 52,14 51,14 49,13 49,12 47,11 46,11 43,11 42,11 40,10 38,10 36,10 33,10 31,10 30,11 27,11 26,11 24,11 23,12 22,12 22,13 21,13 21,14 21,14 20,14 19,15 19,15 18,16 18,16 18,16 18,17 18,18 18,19 18,19 18,20 18,21 18,21 18,22 18,23 18,23 18,24 18,25 18,26 18,26 19,26 20,27 20,28 21,28 21,28 22,29 23,30 24,30 24,31 26,31 27,31 30,32 35,33 40,35 46,36 50,37 53,38 55,39 56,40 58,40 59,41 60,41 61,42 62,43 62,43 64,44 65,45 65,46 65,46 66,47 67,48 68,48 68,49 69,50 69,51 69,52 69,53 70,53 70,55 70,56 70,57 70,58">
          <text:p/>
        </draw:polygon>
        <draw:connector draw:style-name="gr30" draw:text-style-name="P16" draw:layer="layout" draw:line-skew="0cm -4.586cm" svg:x1="8.366cm" svg:y1="6.209cm" svg:x2="1.502cm" svg:y2="11.561cm" draw:start-shape="id1" draw:start-glue-point="1" draw:end-shape="id2" draw:end-glue-point="3" svg:d="M8366 6209h500v-2542h-7865v7894h501" svg:viewBox="0 0 7866 7895">
          <text:p/>
        </draw:connector>
        <draw:connector draw:style-name="gr31" draw:text-style-name="P11" draw:layer="layout" draw:type="line" svg:x1="5.318cm" svg:y1="9.636cm" svg:x2="5.245cm" svg:y2="10.656cm" draw:start-shape="id3" draw:start-glue-point="2" draw:end-shape="id4" draw:end-glue-point="0" svg:d="M5318 9636l-73 1020" svg:viewBox="0 0 74 1021">
          <text:p/>
        </draw:connector>
        <draw:connector draw:style-name="gr31" draw:text-style-name="P11" xml:id="id15" draw:id="id15" draw:layer="layout" draw:type="line" svg:x1="5.681cm" svg:y1="11.289cm" svg:x2="7.478cm" svg:y2="11.289cm" draw:start-shape="id4" draw:end-shape="id5" svg:d="M5681 11289h1797" svg:viewBox="0 0 1798 1">
          <text:p/>
        </draw:connector>
        <draw:g>
          <draw:path draw:style-name="gr9" draw:text-style-name="P5" draw:layer="layout" svg:width="0.075cm" svg:height="0.082cm" svg:x="9.165cm" svg:y="11.303cm" svg:viewBox="0 0 76 83" svg:d="M76 41v5l-1 5v5l-1 4-2 3v2l-1 2-1 1-1 2-1 1-2 2h-1l-1 2-2 1-1 1-2 1h-1l-2 1-2 1h-1l-3 1-4 1-3 1h-5-5l-4-1h-2l-2-1-2-1h-2l-1-1-2-1h-1l-2-1-1-2h-2l-1-2-1-1-2-2v-1l-2-1-1-2v-2l-1-1-2-4v-4l-1-4-1-5v-5-5l1-5 1-4v-4l2-4 1-3 3-3 2-3 2-2 3-2 3-2 3-1 4-2h4l4-1h5 5l4 1h5l1 1 2 1h2l2 1 1 1 2 1h1l2 2v1l2 1 1 1 1 2 1 1 1 2 1 1v2l2 4 1 4v4l1 5zM62 41l-1-4v-4-3l-1-3-1-3v-3h-1l-1-2h-1v-2-1h-1l-1-1-1-1h-1l-1-1-1-1-1-1h-1-2l-2-1h-3-2-3-3l-2 1h-1-1-2v1l-1 1-2 1-1 1-1 1h-1v1l-1 2h-1l-1 2v1l-1 2-1 3v4l-1 2v4 4 4 3l1 4v3l1 3 1 2 1 3 1 1 1 1 1 2 1 1h1v1l1 1h2l1 1 2 1h1l1 1h1 2 2 3 3l2-1h1l1-1h2v-1h2l1-1 1-1 1-1 1-1 1-1v-1l1-1 1-1v-2l1-2 1-2 1-4v-3-4z">
            <text:p/>
          </draw:path>
          <draw:polygon draw:style-name="gr9" draw:text-style-name="P5" draw:layer="layout" svg:width="0.068cm" svg:height="0.08cm" svg:x="9.259cm" svg:y="11.304cm" svg:viewBox="0 0 69 81" draw:points="14,0 14,51 14,54 14,56 14,58 15,59 15,60 15,62 16,63 17,64 17,65 18,65 18,66 19,67 20,68 21,68 21,69 22,70 24,70 24,70 26,70 27,70 29,70 30,71 32,71 34,70 37,70 38,70 39,70 40,70 41,69 42,69 43,68 44,68 45,67 46,67 46,66 47,65 48,64 49,63 49,63 50,62 50,60 52,59 53,56 53,54 53,52 54,49 54,46 54,0 68,0 68,63 69,74 69,78 69,79 69,80 55,80 55,80 55,80 55,79 55,78 55,74 55,66 54,66 53,68 52,70 50,72 49,73 48,75 46,75 45,77 43,78 41,78 40,79 38,80 36,80 33,80 32,81 30,81 27,81 24,81 21,80 18,80 15,80 14,79 12,78 11,78 10,78 9,77 8,76 8,75 7,75 6,74 5,73 5,72 4,71 3,70 2,68 2,66 1,63 1,60 0,57 0,53 0,0">
            <text:p/>
          </draw:polygon>
          <draw:polygon draw:style-name="gr9" draw:text-style-name="P5" draw:layer="layout" svg:width="0.04cm" svg:height="0.097cm" svg:x="9.341cm" svg:y="11.287cm" svg:viewBox="0 0 41 98" draw:points="41,97 40,97 38,97 36,98 34,98 32,98 30,98 29,98 27,98 25,98 23,98 21,98 20,97 18,97 17,96 15,95 14,94 13,93 12,92 11,90 11,88 11,87 10,85 10,83 10,80 10,28 0,28 0,18 11,18 14,0 24,0 24,18 40,18 40,27 24,27 24,78 24,79 24,80 24,81 24,83 25,83 25,84 25,85 25,85 26,85 26,85 26,85 27,86 27,86 27,87 27,87 27,87 28,87 28,88 29,88 29,88 30,88 30,88 32,88 33,88 33,88 34,88 37,88 39,88 41,87">
            <text:p/>
          </draw:polygon>
        </draw:g>
        <draw:g xml:id="id2" draw:id="id2">
          <draw:polygon draw:style-name="gr32" draw:text-style-name="P1" draw:layer="layout" svg:width="1.275cm" svg:height="2.666cm" svg:x="1.502cm" svg:y="10.228cm" svg:viewBox="0 0 1276 2667" draw:points="0,2667 0,0 1276,0 1276,2667">
            <text:p/>
          </draw:polygon>
          <draw:path draw:style-name="gr33" draw:text-style-name="P2" draw:layer="layout" svg:width="0.075cm" svg:height="0.262cm" svg:x="2.061cm" svg:y="11.493cm" svg:viewBox="0 0 76 263" svg:d="M76 96v22l-1 11-1 9-1 9-2 8-1 7-2 7-2 5-3 5-3 4-3 4-3 3-3 1-4 2h-4-2l-3-1h-2l-3-1-1-1-2-2-2-1-2-2-2-2-2-3-1-2-1-3-1-3-2-4-1-3-1-4v2 6 21 73h-15v-222-24-8-6h14v1 1l1 3v13 12l2-4 1-4 1-3 1-4 2-3 1-2 1-3 2-2 2-2 2-1 2-2 1-1 3-1h2l3-1h2 4l4 1 2 1 2 1 1 1 1 2 2 1 1 2 2 2 1 2 2 2 1 3 1 2 1 3 1 3 1 3v4l1 3 2 8 1 9 1 9 1 10v12zM60 96v-9-9-8l-1-7-1-7-1-6v-2l-1-3v-2l-1-2v-2l-1-2-1-2v-2l-1-1-1-2-1-1-1-1-1-1-1-1h-2l-1-1h-1l-1-1h-3-2-2l-2 1-1 1-2 1-2 1-1 2-1 1-1 1-1 2-1 2-1 3-1 3-1 3v3l-1 4-1 4-1 4v5l-1 5v5 5l-1 6v13 9l1 8v7l1 7 1 7 1 6v2l1 3v2l1 3 1 2v2l1 2 1 1 1 2 1 1 1 2 1 1 2 1 1 1h1l1 1h2l1 1h3 3l1-1h1l1-1h1l2-1 1-1 1-1 1-2 1-1v-1l1-2 1-2 1-2v-2l1-2v-2l1-3v-3l1-6 1-7 1-7v-8-9z">
            <text:p/>
          </draw:path>
          <draw:polygon draw:style-name="gr33" draw:text-style-name="P2" draw:layer="layout" svg:width="0.072cm" svg:height="0.192cm" svg:x="2.151cm" svg:y="11.492cm" svg:viewBox="0 0 73 193" draw:points="15,96 16,105 16,113 16,121 17,128 18,135 19,141 20,146 21,149 21,151 22,153 22,155 23,157 24,159 25,160 26,162 27,163 28,164 29,165 30,166 32,167 33,168 34,168 35,169 37,169 38,169 40,169 42,168 44,168 45,167 47,165 48,164 50,162 51,160 52,159 53,157 53,156 54,155 54,153 55,152 55,148 56,145 57,141 57,137 58,132 73,134 72,141 71,147 70,153 69,159 68,164 66,169 64,173 62,177 59,181 57,184 54,187 51,189 48,191 45,192 42,193 38,193 34,193 30,192 28,191 26,190 24,189 22,187 20,185 19,184 17,182 15,179 14,177 12,174 11,172 10,169 9,165 8,162 7,159 6,155 5,151 4,147 2,138 1,129 0,119 0,108 0,96 0,85 0,74 1,64 2,55 4,46 5,42 6,38 7,35 8,31 9,28 10,25 11,22 12,19 14,16 15,14 17,12 19,10 20,8 22,6 24,5 26,3 28,2 30,2 34,0 38,0 42,0 45,1 48,2 51,4 54,6 56,8 59,11 61,15 63,19 65,23 67,27 68,32 70,38 71,43 72,49 72,56 57,58 57,54 56,51 55,47 55,44 54,41 53,38 52,36 51,33 51,32 50,31 49,30 49,29 48,29 47,28 45,27 44,26 42,25 40,24 38,24 35,25 33,25 33,25 31,26 30,27 29,27 28,28 27,29 26,31 25,32 24,34 23,35 22,37 22,39 21,41 20,43 20,45 19,48 19,50 18,56 17,63 16,70 16,78 16,86">
            <text:p/>
          </draw:polygon>
        </draw:g>
        <draw:g>
          <draw:path draw:style-name="gr34" draw:text-style-name="P6" draw:layer="layout" svg:width="0.051cm" svg:height="0.115cm" svg:x="1.566cm" svg:y="11.574cm" svg:viewBox="0 0 52 116" svg:d="M16 116h-2l-2-1h-1l-2-1v-1l-1-1h-1l-1-1v-1l-1-1v-1l-1-1-1-1v-1-2l-1-1v-1l-1-2v-1-2l-1-3v-3-4-4-4-4-2l1-2v-1-2l1-2v-1-2l1-1 1-2v-1l1-1v-1l1-2 1-1 1-1 1-1h1l1-1 1-1 3-2h2l3-1h3 12v-6-3-3-3l-1-3v-1-1-1l-1-1v-1-1-1-1l-1-1-1-1-1-1-1-1-1-1h-2l-1-1h-2-1-1l-1 1h-1l-2 1v1h-1l-1 1v1l-1 1v1l-1 1v1 1l-1 2v2 2l-1 2-9-2 1-3v-4l1-3 1-3v-3l2-2 1-2 1-2 2-2 1-2 1-1 2-1 2-1 2-1h3 2 2l3 1h2l2 1 1 2 1 1h1l1 1 1 1v1l1 2 1 1v1l1 2v1l1 2v1l1 2v2 1l1 2v4 4 5 48 2 2 1 2 2l1 1v1 1 1 1h1v1h1v1h1 1 1 1 1v11l-2 1-1 1h-2-2-1-1l-1-1h-1v-1h-1v-1h-1v-1l-1-1v-1l-1-1v-1-1l-1-1v-2-3-2l-1-3v-2l-1 3-1 2v3l-1 2-1 3-2 2-1 1-1 2-1 1-1 1-2 1-1 1h-1l-2 1h-1zM18 102h2 1l1-1h1l1-1 1-1h1l1-2 1-1 1-1 1-2v-1l1-2 1-1 1-2v-2-2l1-2v-2-2l1-3v-2-2-2-9h-10-3-1l-1 1h-1-1l-1 1-1 1h-1l-1 1v1l-1 1-1 1v1l-1 1v1 2l-1 1v2 1 2l-1 2v2 2 2 2l1 2v2 1 1 1h1v1 1 1l1 1v1h1v1h1v1h1l1 1h1z">
            <text:p/>
          </draw:path>
          <draw:path draw:style-name="gr34" draw:text-style-name="P6" draw:layer="layout" svg:width="0.044cm" svg:height="0.154cm" svg:x="1.623cm" svg:y="11.535cm" svg:viewBox="0 0 45 155" svg:d="M36 135v3l-1 2-1 3-1 2v1l-1 2-1 1-1 2-1 1-1 1-2 1h-1l-1 1h-2-1-1-3-1l-1-1h-1l-1-1h-1l-1-1-1-1-1-1-1-1v-2l-1-1-1-2-1-1v-2l-1-2v-2l-1-2v-2l-1-5-1-5-1-5v-7-6-7-14-6l1-6 1-5 1-5 1-4 1-4 1-4 2-3 1-2 2-2 2-2 2-1 2-1h3 1l1 1h2 1l1 1 2 1 1 1 1 1 1 1 1 2 1 1v2l1 2 1 2 1 2v3-13-46h9v130 15 5 3h-8v-1-1-5-11zM10 97v6 5 5 4l1 4v4 3l1 2v1l1 1v1 1l1 1v1l1 1 1 1 1 1 1 1h1l1 1h1 1 2 1v-1h1l1-1h1l1-1 1-1 1-1v-1l1-1v-1l1-2v-1-1l1-2v-3l1-4v-4l1-4v-5-5-6-5-5-5l-1-4v-4l-1-4v-1-2l-1-1v-2-1l-1-1v-1l-1-1v-1l-1-1-1-1-1-1-1-1h-1-1v-1h-1-2-1-1l-1 1h-1l-1 1-1 1-1 1v1l-1 1-1 1v1 1l-1 1v2l-1 1v3 4l-1 4v4 5 6z">
            <text:p/>
          </draw:path>
          <draw:polygon draw:style-name="gr34" draw:text-style-name="P6" draw:layer="layout" svg:width="0.024cm" svg:height="0.113cm" svg:x="1.681cm" svg:y="11.574cm" svg:viewBox="0 0 25 114" draw:points="0,114 0,28 0,2 9,2 9,25 9,25 10,21 10,18 11,15 11,13 12,11 12,8 13,7 13,6 14,5 14,5 15,4 15,3 15,3 16,2 16,2 17,1 18,1 19,0 21,0 22,0 22,0 22,0 23,0 23,0 24,0 24,1 25,1 25,1 25,18 25,18 24,18 24,17 23,17 22,17 21,17 20,17 19,17 19,17 18,18 17,18 17,18 16,19 16,20 15,20 15,21 14,22 14,23 13,24 13,25 12,26 12,27 11,30 11,33 11,36 10,39 10,43 10,47 9,51 9,56 9,114">
            <text:p/>
          </draw:polygon>
          <draw:polygon draw:style-name="gr34" draw:text-style-name="P6" draw:layer="layout" svg:width="0.058cm" svg:height="0.012cm" svg:x="1.708cm" svg:y="11.717cm" svg:viewBox="0 0 59 13" draw:points="0,13 0,0 59,0 59,13">
            <text:p/>
          </draw:polygon>
          <draw:path draw:style-name="gr34" draw:text-style-name="P6" draw:layer="layout" svg:width="0.008cm" svg:height="0.153cm" svg:x="1.773cm" svg:y="11.535cm" svg:viewBox="0 0 9 154" svg:d="M0 18v-18h9v18zM0 154v-112h9v112z">
            <text:p/>
          </draw:path>
          <draw:polygon draw:style-name="gr34" draw:text-style-name="P6" draw:layer="layout" svg:width="0.042cm" svg:height="0.113cm" svg:x="1.795cm" svg:y="11.574cm" svg:viewBox="0 0 43 114" draw:points="34,114 34,43 34,38 34,35 34,33 33,31 33,29 33,27 33,26 33,24 33,23 32,22 32,21 31,20 31,19 30,18 30,17 29,16 29,16 28,15 27,15 26,15 25,15 24,14 23,14 22,15 20,15 19,15 19,16 18,16 17,17 17,17 16,18 15,19 15,20 14,20 14,21 13,22 13,24 12,25 12,26 11,27 11,29 11,32 10,35 10,38 10,41 9,45 9,49 9,114 0,114 0,26 0,10 0,5 0,3 0,2 9,2 9,2 9,2 9,3 9,5 9,10 9,21 9,21 10,18 11,16 11,13 12,11 13,9 14,8 15,6 16,5 17,4 18,3 19,2 21,1 22,1 23,0 24,0 26,0 28,0 30,1 32,1 34,2 34,3 35,4 36,4 37,5 37,6 38,7 38,8 39,9 40,10 40,12 40,13 41,14 41,16 42,18 42,21 43,25 43,30 43,34 43,39 43,114">
            <text:p/>
          </draw:polygon>
        </draw:g>
        <draw:g>
          <draw:polygon draw:style-name="gr13" draw:text-style-name="P6" draw:layer="layout" svg:width="0.043cm" svg:height="0.115cm" svg:x="2.059cm" svg:y="12.717cm" svg:viewBox="0 0 44 116" draw:points="9,57 10,63 10,68 10,73 10,77 11,81 11,84 12,88 12,89 13,91 13,92 13,93 14,94 14,95 15,96 16,97 16,98 17,99 18,99 18,100 19,100 20,101 21,101 21,101 22,101 23,101 24,101 25,101 26,101 27,100 28,99 29,98 30,97 31,96 31,95 32,95 32,94 32,93 33,92 33,91 33,90 33,89 34,87 34,85 34,82 35,79 44,81 44,85 43,88 42,92 42,95 41,98 40,101 38,104 37,106 36,109 34,111 33,112 31,114 29,115 27,115 25,116 23,116 21,116 18,115 17,115 15,114 14,113 13,112 12,111 11,110 10,109 9,108 8,106 8,105 7,103 6,101 5,99 4,97 4,95 3,93 3,91 2,88 1,83 1,77 0,71 0,65 0,58 0,51 0,45 1,39 1,33 2,28 3,25 3,23 4,21 5,19 5,17 6,15 7,13 8,11 8,10 9,8 10,7 11,6 12,5 13,4 14,3 15,2 17,1 18,1 20,0 23,0 25,0 27,1 29,1 31,2 32,3 34,5 35,7 37,9 38,11 39,14 40,17 41,19 42,23 43,26 43,30 44,33 34,35 34,33 34,30 33,28 33,27 33,25 32,23 32,22 31,20 31,19 30,19 30,18 29,18 29,17 28,17 27,16 26,15 25,15 24,15 23,15 21,15 20,15 20,15 19,16 18,16 17,16 17,17 16,18 15,18 15,19 14,20 14,21 13,22 13,23 12,24 12,26 12,27 11,29 11,30 11,34 10,38 10,42 10,47 10,52">
            <text:p/>
          </draw:polygon>
          <draw:polygon draw:style-name="gr13" draw:text-style-name="P6" draw:layer="layout" svg:width="0.008cm" svg:height="0.153cm" svg:x="2.112cm" svg:y="12.678cm" svg:viewBox="0 0 9 154" draw:points="0,154 0,0 9,0 9,154">
            <text:p/>
          </draw:polygon>
          <draw:polygon draw:style-name="gr13" draw:text-style-name="P6" draw:layer="layout" svg:width="0.043cm" svg:height="0.153cm" svg:x="2.134cm" svg:y="12.678cm" svg:viewBox="0 0 44 154" draw:points="33,154 15,103 9,114 9,154 0,154 0,0 9,0 9,96 33,42 43,42 21,90 44,154">
            <text:p/>
          </draw:polygon>
        </draw:g>
        <draw:g>
          <draw:path draw:style-name="gr35" draw:text-style-name="P6" draw:layer="layout" svg:width="0.051cm" svg:height="0.115cm" svg:x="2.409cm" svg:y="11.556cm" svg:viewBox="0 0 52 116" svg:d="M16 116h-2l-2-1h-1l-2-1v-1l-1-1h-1l-1-1v-1l-1-1v-1l-1-1-1-1v-1-2l-1-1v-1l-1-2v-1-2l-1-3v-3-4-4-4-4-2l1-2v-1-2l1-2v-1-2l1-1 1-2v-1l1-1v-1l1-2 1-1 1-1 1-1h1l1-1 1-1 3-2h2l3-1h3 12v-6-3-3-3l-1-3v-1-1-1l-1-1v-1-1-1-1l-1-1-1-1-1-1-1-1-1-1h-2l-1-1h-2-1-1l-1 1h-1l-2 1v1h-1l-1 1v1l-1 1v1l-1 1v1 1l-1 2v2 2l-1 2-9-2 1-3v-4l1-3 1-3v-3l2-2 1-2 1-2 2-2 1-2 1-1 2-1 2-1 2-1h3 2 2l3 1h2l2 1 1 2 1 1h1l1 1 1 1v1l1 2 1 1v1l1 2v1l1 2v1l1 2v2 1l1 2v4 4 5 48 2 2 1 2 2l1 1v1 1 1 1h1v1h1v1h1 1 1 1 1v11l-2 1-1 1h-2-2-1-1l-1-1h-1v-1h-1v-1h-1v-1l-1-1v-1l-1-1v-1-1l-1-1v-2-3-2l-1-3v-2l-1 3-1 2v3l-1 2-1 3-2 2-1 1-1 2-1 1-1 1-2 1-1 1h-1l-2 1h-1zM18 102h2 1l1-1h1l1-1 1-1h1l1-2 1-1 1-1 1-2v-1l1-2 1-1 1-2v-2-2l1-2v-2-2l1-3v-2-2-2-9h-10-3-1l-1 1h-1-1l-1 1-1 1h-1l-1 1v1l-1 1-1 1v1l-1 1v1 2l-1 1v2 1 2l-1 2v2 2 2 2l1 2v2 1 1 1h1v1 1 1l1 1v1h1v1h1v1h1l1 1h1z">
            <text:p/>
          </draw:path>
          <draw:path draw:style-name="gr35" draw:text-style-name="P6" draw:layer="layout" svg:width="0.044cm" svg:height="0.154cm" svg:x="2.466cm" svg:y="11.517cm" svg:viewBox="0 0 45 155" svg:d="M36 135v3l-1 2-1 3-1 2v1l-1 2-1 1-1 2-1 1-1 1-2 1h-1l-1 1h-2-1-1-3-1l-1-1h-1l-1-1h-1l-1-1-1-1-1-1-1-1v-2l-1-1-1-2-1-1v-2l-1-2v-2l-1-2v-2l-1-5-1-5-1-5v-7-6-7-14-6l1-6 1-5 1-5 1-4 1-4 1-4 2-3 1-2 2-2 2-2 2-1 2-1h3 1l1 1h2 1l1 1 2 1 1 1 1 1 1 1 1 2 1 1v2l1 2 1 2 1 2v3-13-46h9v130 15 5 3h-8v-1-1-5-11zM10 97v6 5 5 4l1 4v4 3l1 2v1l1 1v1 1l1 1v1l1 1 1 1 1 1 1 1h1l1 1h1 1 2 1v-1h1l1-1h1l1-1 1-1 1-1v-1l1-1v-1l1-2v-1-1l1-2v-3l1-4v-4l1-4v-5-5-6-5-5-5l-1-4v-4l-1-4v-1-2l-1-1v-2-1l-1-1v-1l-1-1v-1l-1-1-1-1-1-1-1-1h-1-1v-1h-1-2-1-1l-1 1h-1l-1 1-1 1-1 1v1l-1 1-1 1v1 1l-1 1v2l-1 1v3 4l-1 4v4 5 6z">
            <text:p/>
          </draw:path>
          <draw:polygon draw:style-name="gr35" draw:text-style-name="P6" draw:layer="layout" svg:width="0.024cm" svg:height="0.113cm" svg:x="2.525cm" svg:y="11.556cm" svg:viewBox="0 0 25 114" draw:points="0,114 0,28 0,2 9,2 9,25 9,25 10,21 10,18 11,15 11,13 12,11 12,8 13,7 13,6 14,5 14,5 15,4 15,3 15,3 16,2 16,2 17,1 18,1 19,0 21,0 22,0 22,0 22,0 23,0 23,0 24,0 24,1 25,1 25,1 25,18 25,18 24,18 24,17 23,17 22,17 21,17 20,17 19,17 19,17 18,18 17,18 17,18 16,19 16,20 15,20 15,21 14,22 14,23 13,24 13,25 12,26 12,27 11,30 11,33 11,36 10,39 10,43 10,47 9,51 9,56 9,114">
            <text:p/>
          </draw:polygon>
          <draw:polygon draw:style-name="gr35" draw:text-style-name="P6" draw:layer="layout" svg:width="0.058cm" svg:height="0.012cm" svg:x="2.551cm" svg:y="11.699cm" svg:viewBox="0 0 59 13" draw:points="0,13 0,0 59,0 59,13">
            <text:p/>
          </draw:polygon>
          <draw:path draw:style-name="gr35" draw:text-style-name="P6" draw:layer="layout" svg:width="0.047cm" svg:height="0.115cm" svg:x="2.614cm" svg:y="11.556cm" svg:viewBox="0 0 48 116" svg:d="M48 58v7l-1 7v6l-1 6-1 5v2l-1 3v2l-1 2v2l-1 2-1 1-1 2-1 2-1 1-1 1-1 1-1 1-1 1-1 1-1 1-3 1-2 1h-3-3l-3-1h-1l-1-1-2-1-1-1-1-1-1-1v-1l-1-1-1-2-1-1-1-2-1-2-1-2v-2l-1-2-1-2v-3l-1-2-1-5v-6l-1-6v-6-7-7-7l1-6v-5l1-6 1-4 2-5 1-4 2-3 2-3 1-2 2-2 3-2 2-1 3-1h3 3l3 1 3 1v1l1 1h2l1 2 1 1 1 1 1 1 1 2v1l1 2 1 2 1 2v2 2l1 2v3l1 5 1 6v6l1 7zM39 58l-1-6v-5-5-4l-1-4v-4l-1-1v-2l-1-1v-2-1l-1-1v-1l-1-1v-1l-1-1v-1l-1-1h-1l-1-1-1-1h-2-2-2-1l-1 1h-1l-1 1h-1v1l-1 1-1 1v1l-1 1v1l-1 1v1l-1 2v1l-1 2v2 3l-1 4v5 4 5 6 5 5 5 4l1 4v4l1 3v2l1 1v1l1 2v1l1 1v1l1 1 1 1 1 1 1 1h1v1h1 1 1 2 2l1-1h1l1-1h1v-1l1-1 1-1v-1-1l1-1v-1l1-1v-2l1-1v-2-2l1-3 1-4v-5-4-6z">
            <text:p/>
          </draw:path>
          <draw:polygon draw:style-name="gr35" draw:text-style-name="P6" draw:layer="layout" svg:width="0.042cm" svg:height="0.113cm" svg:x="2.673cm" svg:y="11.558cm" svg:viewBox="0 0 43 114" draw:points="9,0 9,71 9,76 9,79 9,81 10,83 10,85 10,87 10,88 10,90 11,91 11,92 11,93 12,94 12,95 13,96 13,97 14,98 15,98 15,99 16,99 17,99 18,99 19,100 20,100 22,99 23,99 24,99 24,98 25,98 26,97 26,97 27,96 28,95 28,94 29,94 29,93 30,92 30,90 31,89 31,88 32,87 32,85 33,83 33,79 33,76 33,73 34,69 34,65 34,0 43,0 43,88 43,104 43,109 43,111 43,112 34,112 34,112 34,112 34,111 34,109 34,104 34,93 34,93 33,96 33,98 32,101 31,103 30,105 29,106 28,108 27,109 26,110 25,111 24,112 22,113 21,113 20,114 19,114 17,114 15,114 13,113 11,113 10,112 9,111 8,110 7,110 6,109 6,108 5,107 5,106 4,105 3,104 3,102 3,101 2,100 2,98 1,96 1,93 0,89 0,84 0,80 0,75 0,0">
            <text:p/>
          </draw:polygon>
          <draw:polygon draw:style-name="gr35" draw:text-style-name="P6" draw:layer="layout" svg:width="0.025cm" svg:height="0.138cm" svg:x="2.724cm" svg:y="11.534cm" svg:viewBox="0 0 26 139" draw:points="26,136 25,137 24,137 22,138 22,138 20,138 19,138 18,138 17,139 16,138 14,138 13,138 12,137 11,136 11,135 10,134 9,132 8,130 8,129 7,127 7,124 7,122 6,119 6,116 6,113 6,39 0,39 0,25 7,25 9,0 15,0 15,25 25,25 25,39 15,39 15,109 15,111 15,113 15,114 15,116 16,117 16,118 16,119 16,119 16,120 16,120 16,120 17,121 17,121 17,122 17,122 17,122 18,122 18,123 18,123 18,123 19,123 19,124 20,124 21,124 21,124 22,124 23,123 24,123 26,122">
            <text:p/>
          </draw:polygon>
        </draw:g>
        <draw:g xml:id="id4" draw:id="id4">
          <draw:glue-point draw:id="4" svg:x="-5cm" svg:y="2.693cm"/>
          <draw:glue-point draw:id="5" svg:x="-5cm" svg:y="3.462cm"/>
          <draw:glue-point draw:id="6" svg:x="-5cm" svg:y="1.924cm"/>
          <draw:glue-point draw:id="7" svg:x="-2.779cm" svg:y="5cm"/>
          <draw:polygon draw:style-name="gr26" draw:text-style-name="P1" draw:layer="layout" svg:width="0.87cm" svg:height="1.265cm" svg:x="4.81cm" svg:y="10.656cm" svg:viewBox="0 0 871 1266" draw:points="145,0 145,0 136,0 126,1 116,3 107,5 98,8 90,11 81,15 72,20 65,25 57,30 49,36 43,43 36,50 30,57 24,65 20,73 15,82 11,90 8,99 5,108 3,117 2,127 0,137 0,146 0,1119 0,1120 0,1129 2,1139 3,1149 5,1158 8,1167 11,1176 15,1184 20,1193 24,1201 30,1209 36,1216 43,1223 49,1230 57,1236 65,1241 72,1246 81,1251 90,1255 98,1258 107,1261 116,1263 126,1265 136,1266 145,1266 726,1266 726,1266 735,1266 745,1265 754,1263 764,1261 773,1258 781,1255 790,1251 799,1246 806,1241 814,1236 821,1230 828,1223 835,1216 841,1209 847,1201 851,1193 856,1184 860,1176 863,1167 866,1158 868,1149 869,1139 871,1129 871,1120 871,146 871,146 871,146 871,137 869,127 868,117 866,108 863,99 860,90 856,82 851,73 847,65 841,57 835,50 828,43 821,36 814,30 806,25 799,20 790,15 781,11 773,8 764,5 754,3 745,1 735,0 726,0">
            <text:p/>
          </draw:polygon>
          <draw:polygon draw:style-name="gr27" draw:text-style-name="P2" draw:layer="layout" svg:width="0.187cm" svg:height="0.145cm" svg:x="5.009cm" svg:y="11.236cm" svg:viewBox="0 0 188 146" draw:points="83,146 83,55 83,50 82,46 82,41 81,38 81,34 80,31 79,30 78,28 78,27 78,26 77,26 75,24 75,23 74,23 73,22 72,21 71,21 69,21 68,20 67,19 64,19 60,19 57,19 55,19 53,19 52,19 49,19 48,19 46,20 45,21 43,21 42,22 40,23 39,24 38,25 37,26 35,27 34,28 33,30 32,31 31,33 30,35 29,36 27,40 27,44 26,48 25,53 24,58 24,63 24,146 1,146 1,33 1,13 0,6 0,4 0,3 22,3 22,3 22,3 22,4 23,6 23,13 24,27 24,27 26,23 27,20 30,17 32,14 34,11 37,9 39,8 41,6 43,4 46,4 49,2 52,1 56,1 59,1 62,0 65,0 69,0 73,1 76,1 80,1 83,3 85,4 88,5 91,6 92,7 93,9 94,9 95,10 97,12 99,15 100,18 101,21 103,23 104,27 104,27 106,23 108,21 110,17 113,15 115,12 117,10 120,8 122,6 125,5 127,4 130,2 133,1 137,1 140,1 144,0 147,0 152,0 158,1 161,1 164,2 166,3 167,4 170,4 171,6 173,6 174,8 176,9 177,11 178,12 180,14 181,15 182,16 183,19 183,21 184,23 186,27 187,32 188,38 188,44 188,51 188,146 165,146 165,55 165,50 164,46 164,41 164,38 163,34 161,31 161,30 161,28 160,27 159,26 158,26 158,24 157,23 156,23 155,22 154,21 152,21 152,21 150,20 148,19 145,19 142,19 139,19 136,19 133,19 132,19 130,19 129,20 126,21 125,21 124,22 123,23 121,23 120,25 118,26 117,27 116,28 115,30 114,31 113,33 111,36 110,40 108,44 107,48 107,53 107,58 107,63 107,146">
            <text:p/>
          </draw:polygon>
          <draw:polygon draw:style-name="gr27" draw:text-style-name="P2" draw:layer="layout" svg:width="0.113cm" svg:height="0.145cm" svg:x="5.231cm" svg:y="11.238cm" svg:viewBox="0 0 114 146" draw:points="24,0 24,90 24,97 24,100 24,103 25,106 25,108 26,110 27,112 27,115 28,116 29,118 30,120 31,120 33,122 33,123 35,124 37,125 39,125 40,126 43,127 45,127 47,127 50,127 53,127 57,127 61,127 63,126 65,125 66,125 69,125 70,124 72,122 73,122 75,121 76,120 78,118 78,117 80,115 81,114 82,112 83,111 85,109 86,105 88,102 88,97 89,93 90,88 90,83 90,0 113,0 113,112 113,132 114,139 114,142 114,143 92,143 92,143 92,142 91,142 91,139 91,133 91,119 91,119 88,122 86,125 84,128 81,131 79,134 77,136 74,138 72,139 69,141 66,142 63,143 59,144 56,144 53,145 49,145 45,146 40,145 34,145 29,144 25,142 23,142 21,141 19,140 17,139 15,138 14,137 12,135 11,134 9,132 8,131 7,129 6,127 5,125 5,123 3,118 2,113 1,107 0,102 0,95 0,0">
            <text:p/>
          </draw:polygon>
          <draw:polygon draw:style-name="gr27" draw:text-style-name="P2" draw:layer="layout" svg:width="0.128cm" svg:height="0.142cm" svg:x="5.365cm" svg:y="11.238cm" svg:viewBox="0 0 129 143" draw:points="102,143 64,84 25,143 0,143 50,70 2,0 28,0 64,56 99,0 126,0 78,69 129,143">
            <text:p/>
          </draw:polygon>
        </draw:g>
        <draw:polygon draw:style-name="gr28" draw:text-style-name="P6" draw:layer="layout" svg:width="0.068cm" svg:height="0.103cm" svg:x="4.915cm" svg:y="11.5cm" svg:viewBox="0 0 69 104" draw:points="0,104 0,93 28,93 28,13 3,29 3,17 30,0 43,0 43,93 69,93 69,104">
          <text:p/>
        </draw:polygon>
        <draw:path draw:style-name="gr28" draw:text-style-name="P6" xml:id="id17" draw:id="id17" draw:layer="layout" svg:width="0.076cm" svg:height="0.106cm" svg:x="4.908cm" svg:y="10.874cm" svg:viewBox="0 0 77 107" svg:d="M77 53v7 5l-1 6-1 5-2 5-1 4-3 5v1l-2 2-1 2-1 1-2 1-1 2-2 1-1 1-2 1-1 1-3 1-1 1h-3l-2 1h-2l-2 1h-2-3-2-3l-2-1h-1l-3-1h-2l-1-1-3-1-1-1h-2l-1-2-2-1-1-2-2-1-1-1-1-2-2-2v-1l-3-5-1-4-2-5v-5l-1-6-1-5v-7-6l1-6 1-6v-5l2-5 1-4 2-4 1-2 1-1 2-3 1-1 1-1 1-1 2-2 2-1 2-1h1l3-1 1-1 2-1h3 2l2-1h5 4l3 1h2 2l2 1 2 1 2 1h2l1 1 2 1 1 2 2 1 1 1 1 2 2 2 1 1 1 2 2 4 2 5 1 4 1 6 1 5v6zM62 53v-5-5-5-4l-1-4-2-4v-3l-1-1-1-1-1-1v-1l-1-2-1-1h-1l-1-1-1-1h-2v-1l-2-1-1-1h-1-2-1-2-1-2-1-2-1-2l-1 1-1 1-2 1-2 1-1 1-2 1-1 2-1 2-1 1v1l-1 3-1 4-1 4-1 4-1 5v5 5 6 4l1 5 1 5 1 3 1 4 1 3 1 2 1 2 1 1 1 1 1 1v1l1 1 2 1 2 1 1 1h1 2 1l2 1h1 2 1 2l1-1h1 2 1l1-1 1-1h1l2-1 1-1v-1l2-1 1-1v-1l1-2 2-2v-3l1-4 1-4 1-4v-5-5z">
          <text:p/>
        </draw:path>
        <draw:g>
          <draw:path draw:style-name="gr9" draw:text-style-name="P5" draw:layer="layout" svg:width="0.075cm" svg:height="0.082cm" svg:x="5.482cm" svg:y="11.204cm" svg:viewBox="0 0 76 83" svg:d="M76 41v5l-1 5v5l-1 4-2 3v2l-1 2-1 1-1 2-1 1-2 2h-1l-1 2-2 1-1 1-2 1h-1l-2 1-2 1h-1l-3 1-4 1-3 1h-5-5l-4-1h-2l-2-1-2-1h-2l-1-1-2-1h-1l-2-1-1-2h-2l-1-2-1-1-2-2v-1l-2-1-1-2v-2l-1-1-2-4v-4l-1-4-1-5v-5-5l1-5 1-4v-4l2-4 1-3 3-3 2-3 2-2 3-2 3-2 3-1 4-2h4l4-1h5 5l4 1h5l1 1 2 1h2l2 1 1 1 2 1h1l2 2v1l2 1 1 1 1 2 1 1 1 2 1 1v2l2 4 1 4v4l1 5zM62 41l-1-4v-4-3l-1-3-1-3v-3h-1l-1-2h-1v-2-1h-1l-1-1-1-1h-1l-1-1-1-1-1-1h-1-2l-2-1h-3-2-3-3l-2 1h-1-1-2v1l-1 1-2 1-1 1-1 1h-1v1l-1 2h-1l-1 2v1l-1 2-1 3v4l-1 2v4 4 4 3l1 4v3l1 3 1 2 1 3 1 1 1 1 1 2 1 1h1v1l1 1h2l1 1 2 1h1l1 1h1 2 2 3 3l2-1h1l1-1h2v-1h2l1-1 1-1 1-1 1-1 1-1v-1l1-1 1-1v-2l1-2 1-2 1-4v-3-4z">
            <text:p/>
          </draw:path>
          <draw:polygon draw:style-name="gr9" draw:text-style-name="P5" draw:layer="layout" svg:width="0.068cm" svg:height="0.08cm" svg:x="5.576cm" svg:y="11.205cm" svg:viewBox="0 0 69 81" draw:points="14,0 14,51 14,54 14,56 14,58 15,59 15,60 15,62 16,63 17,64 17,65 18,65 18,66 19,67 20,68 21,68 21,69 22,70 24,70 24,70 26,70 27,70 29,70 30,71 32,71 34,70 37,70 38,70 39,70 40,70 41,69 42,69 43,68 44,68 45,67 46,67 46,66 47,65 48,64 49,63 49,63 50,62 50,60 52,59 53,56 53,54 53,52 54,49 54,46 54,0 68,0 68,63 69,74 69,78 69,79 69,80 55,80 55,80 55,80 55,79 55,78 55,74 55,66 54,66 53,68 52,70 50,72 49,73 48,75 46,75 45,77 43,78 41,78 40,79 38,80 36,80 33,80 32,81 30,81 27,81 24,81 21,80 18,80 15,80 14,79 12,78 11,78 10,78 9,77 8,76 8,75 7,75 6,74 5,73 5,72 4,71 3,70 2,68 2,66 1,63 1,60 0,57 0,53 0,0">
            <text:p/>
          </draw:polygon>
          <draw:polygon draw:style-name="gr9" draw:text-style-name="P5" draw:layer="layout" svg:width="0.04cm" svg:height="0.097cm" svg:x="5.658cm" svg:y="11.188cm" svg:viewBox="0 0 41 98" draw:points="41,97 40,97 38,97 36,98 34,98 32,98 30,98 29,98 27,98 25,98 23,98 21,98 20,97 18,97 17,96 15,95 14,94 13,93 12,92 11,90 11,88 11,87 10,85 10,83 10,80 10,28 0,28 0,18 11,18 14,0 24,0 24,18 40,18 40,27 24,27 24,78 24,79 24,80 24,81 24,83 25,83 25,84 25,85 25,85 26,85 26,85 26,85 27,86 27,86 27,87 27,87 27,87 28,87 28,88 29,88 29,88 30,88 30,88 32,88 33,88 33,88 34,88 37,88 39,88 41,87">
            <text:p/>
          </draw:polygon>
        </draw:g>
        <draw:polygon draw:style-name="gr29" draw:text-style-name="P6" draw:layer="layout" svg:width="0.069cm" svg:height="0.082cm" svg:x="5.19cm" svg:y="10.714cm" svg:viewBox="0 0 70 83" draw:points="70,59 70,62 70,63 70,64 69,65 69,67 69,68 68,69 68,70 67,71 66,72 65,73 65,74 63,75 62,75 61,76 60,77 59,78 56,79 53,80 50,81 47,82 43,82 40,83 36,83 32,83 28,83 25,82 21,81 19,80 16,80 14,79 11,78 10,77 9,76 8,75 8,75 6,74 5,73 5,73 4,71 3,70 3,69 2,67 1,65 0,63 12,60 13,62 14,63 14,65 15,65 15,65 16,66 16,67 17,68 18,68 18,68 18,69 19,69 20,70 21,70 23,70 25,71 27,72 29,72 31,73 33,73 36,73 38,73 41,73 43,72 45,72 47,71 49,70 49,70 50,70 51,70 52,69 53,69 53,68 53,68 54,68 54,67 55,67 55,66 56,65 56,65 56,64 56,63 56,63 56,63 56,62 56,60 56,59 56,58 56,57 56,57 56,56 56,56 56,56 56,55 55,54 55,54 54,53 54,53 53,53 53,53 53,52 51,51 50,51 49,50 47,49 46,48 44,48 42,48 32,45 26,43 21,42 19,41 18,41 16,40 14,39 13,38 12,38 11,37 10,36 9,35 8,34 7,33 6,32 5,31 5,30 5,29 4,28 4,26 4,25 4,23 3,22 4,20 4,19 4,17 5,16 5,15 5,14 5,13 6,11 7,11 8,10 8,9 9,8 10,7 11,6 11,6 13,5 14,4 15,4 16,4 19,2 22,1 25,1 28,1 32,0 36,0 40,0 43,0 46,1 49,1 51,2 54,3 56,4 59,5 59,5 60,6 61,6 62,7 63,8 64,9 65,10 65,11 65,11 66,13 67,14 68,15 69,17 69,19 56,21 56,20 56,19 56,19 55,18 55,17 54,17 54,16 53,16 53,16 53,15 52,14 51,14 49,13 49,12 47,11 46,11 43,11 42,11 40,10 38,10 36,10 33,10 31,10 30,11 27,11 26,11 24,11 23,12 22,12 22,13 21,13 21,14 21,14 20,14 19,15 19,15 18,16 18,16 18,16 18,17 18,18 18,19 18,19 18,20 18,21 18,21 18,22 18,23 18,23 18,24 18,25 18,26 18,26 19,26 20,27 20,28 21,28 21,28 22,29 23,30 24,30 24,31 26,31 27,31 30,32 35,33 40,35 46,36 50,37 53,38 55,39 56,40 58,40 59,41 60,41 61,42 62,43 62,43 64,44 65,45 65,46 65,46 66,47 67,48 68,48 68,49 69,50 69,51 69,52 69,53 70,53 70,55 70,56 70,57 70,58">
          <text:p/>
        </draw:polygon>
        <draw:connector draw:style-name="gr31" draw:text-style-name="P11" draw:layer="layout" draw:type="line" svg:x1="2.778cm" svg:y1="11.561cm" svg:x2="4.81cm" svg:y2="11.629cm" draw:start-shape="id2" draw:end-shape="id4" draw:end-glue-point="4" svg:d="M2778 11561l2032 68" svg:viewBox="0 0 2033 69">
          <text:p/>
        </draw:connector>
        <draw:connector draw:style-name="gr36" draw:text-style-name="P18" draw:layer="layout" draw:type="line" svg:x1="5.632cm" svg:y1="6.822cm" svg:x2="6.589cm" svg:y2="6.841cm" draw:end-shape="id6" draw:end-glue-point="6" svg:d="M5632 6822l957 19" svg:viewBox="0 0 958 20">
          <text:p text:style-name="P17"><text:span text:style-name="T2">1</text:span></text:p>
        </draw:connector>
        <draw:connector draw:style-name="gr31" draw:text-style-name="P11" draw:layer="layout" draw:type="line" svg:x1="9.432cm" svg:y1="11.289cm" svg:x2="11.284cm" svg:y2="11.35cm" draw:start-shape="id5" draw:end-shape="id7" draw:end-glue-point="3" svg:d="M9432 11289l1852 61" svg:viewBox="0 0 1853 62">
          <text:p/>
        </draw:connector>
        <draw:connector draw:style-name="gr36" draw:text-style-name="P19" draw:layer="layout" draw:type="line" svg:x1="12.43cm" svg:y1="11.35cm" svg:x2="17.618cm" svg:y2="9.731cm" draw:start-shape="id7" draw:start-glue-point="1" draw:end-shape="id8" draw:end-glue-point="3" svg:d="M12430 11350l5188-1619" svg:viewBox="0 0 5189 1620">
          <text:p text:style-name="P16"><text:span text:style-name="T3">[17:12]</text:span></text:p>
        </draw:connector>
        <draw:connector draw:style-name="gr37" draw:text-style-name="P20" draw:layer="layout" draw:type="line" svg:x1="12.43cm" svg:y1="11.35cm" svg:x2="14.844cm" svg:y2="9.256cm" draw:start-shape="id7" draw:start-glue-point="1" draw:end-shape="id9" draw:end-glue-point="8" svg:d="M12430 11350l2414-2094" svg:viewBox="0 0 2415 2095">
          <text:p text:style-name="P16"><text:span text:style-name="T4">[23:18]</text:span></text:p>
        </draw:connector>
        <draw:connector draw:style-name="gr38" draw:text-style-name="P21" xml:id="id20" draw:id="id20" draw:layer="layout" draw:type="line" svg:x1="12.43cm" svg:y1="11.35cm" svg:x2="17.6cm" svg:y2="10.461cm" draw:start-shape="id7" draw:end-shape="id10" draw:end-glue-point="3" svg:d="M12430 11350l5170-889" svg:viewBox="0 0 5171 890">
          <text:p text:style-name="P16"><text:span text:style-name="T5">[11:6]</text:span></text:p>
        </draw:connector>
        <draw:connector draw:style-name="gr31" draw:text-style-name="P11" draw:layer="layout" draw:type="line" svg:x1="20.272cm" svg:y1="10cm" svg:x2="22.877cm" svg:y2="10.638cm" draw:start-shape="id11" draw:start-glue-point="1" draw:end-shape="id12" draw:end-glue-point="3" svg:d="M20272 10000l2605 638" svg:viewBox="0 0 2606 639">
          <text:p/>
        </draw:connector>
        <draw:connector draw:style-name="gr31" draw:text-style-name="P11" draw:layer="layout" draw:type="line" svg:x1="20.272cm" svg:y1="10.448cm" svg:x2="21.195cm" svg:y2="11.542cm" draw:start-shape="id13" draw:start-glue-point="1" draw:end-shape="id14" draw:end-glue-point="8" svg:d="M20272 10448l923 1094" svg:viewBox="0 0 924 1095">
          <text:p/>
        </draw:connector>
        <draw:connector draw:style-name="gr31" draw:text-style-name="P11" draw:layer="layout" draw:type="lines" draw:line-skew="-1.638cm -1.55cm" svg:x1="6.579cm" svg:y1="11.289cm" svg:x2="6.734cm" svg:y2="5.565cm" draw:start-shape="id15" draw:start-glue-point="0" draw:end-shape="id16" draw:end-glue-point="3" svg:d="M6579 11289v-2288l-1896-3436h2051" svg:viewBox="0 0 2052 5725">
          <text:p/>
        </draw:connector>
        <draw:connector draw:style-name="gr39" draw:text-style-name="P22" draw:layer="layout" draw:line-skew="0cm 4.438cm -0.487cm" svg:x1="12.43cm" svg:y1="11.35cm" svg:x2="4.908cm" svg:y2="10.927cm" draw:start-shape="id7" draw:start-glue-point="1" draw:end-shape="id17" draw:end-glue-point="3" svg:d="M12430 11350h501v2604h-9010v-3027h987" svg:viewBox="0 0 9011 3028">
          <text:p text:style-name="P16"><text:span text:style-name="T6">[33:18]</text:span></text:p>
        </draw:connector>
        <draw:connector draw:style-name="gr31" draw:text-style-name="P11" draw:layer="layout" draw:type="lines" draw:line-skew="-2.42cm -0.26cm" svg:x1="11.542cm" svg:y1="7.038cm" svg:x2="5.444cm" svg:y2="9cm" draw:start-shape="id18" draw:start-glue-point="6" draw:end-shape="id3" draw:end-glue-point="5" svg:d="M11542 7038h-2922l-3176 1201v761" svg:viewBox="0 0 6099 1963">
          <text:p/>
        </draw:connector>
        <draw:connector draw:style-name="gr40" draw:text-style-name="P23" draw:layer="layout" draw:type="line" svg:x1="11.857cm" svg:y1="10.017cm" svg:x2="12.368cm" svg:y2="7.355cm" draw:start-shape="id7" draw:start-glue-point="0" draw:end-shape="id18" draw:end-glue-point="8" svg:d="M11857 10017l511-2662" svg:viewBox="0 0 512 2663">
          <text:p text:style-name="P16"><text:span text:style-name="T7">[5:0]</text:span></text:p>
        </draw:connector>
        <draw:connector draw:style-name="gr41" draw:text-style-name="P11" draw:layer="layout" svg:x1="5.192cm" svg:y1="9cm" svg:x2="23.88cm" svg:y2="10.547cm" draw:start-shape="id3" draw:start-glue-point="4" draw:end-shape="id19" draw:end-glue-point="1" svg:d="M5192 9000v-501h19188v2048h-500" svg:viewBox="0 0 19189 2049">
          <text:p/>
        </draw:connector>
        <draw:connector draw:style-name="gr42" draw:text-style-name="P11" draw:layer="layout" draw:type="curve" draw:line-skew="2.548cm" svg:x1="15.015cm" svg:y1="10.905cm" svg:x2="14.842cm" svg:y2="9.974cm" draw:start-shape="id20" draw:start-glue-point="0" draw:end-shape="id9" draw:end-glue-point="4" svg:d="M15015 10905c-807 0-720-931-173-931" svg:viewBox="0 0 596 932">
          <text:p/>
        </draw:connector>
        <draw:connector draw:style-name="gr31" draw:text-style-name="P11" draw:layer="layout" draw:type="line" svg:x1="15.732cm" svg:y1="9.582cm" svg:x2="17.61cm" svg:y2="10.09cm" draw:start-shape="id21" draw:start-glue-point="1" draw:end-shape="id22" draw:end-glue-point="3" svg:d="M15732 9582l1878 508" svg:viewBox="0 0 1879 509">
          <text:p/>
        </draw:connector>
        <draw:connector draw:style-name="gr31" draw:text-style-name="P11" draw:layer="layout" svg:x1="13.193cm" svg:y1="7.038cm" svg:x2="18.876cm" svg:y2="9.421cm" draw:start-shape="id18" draw:start-glue-point="10" draw:end-shape="id23" draw:end-glue-point="0" svg:d="M13193 7038h5683v2383" svg:viewBox="0 0 5684 2384">
          <text:p/>
        </draw:connector>
        <draw:connector draw:style-name="gr31" draw:text-style-name="P11" draw:layer="layout" svg:x1="12.952cm" svg:y1="6.813cm" svg:x2="22.882cm" svg:y2="10.219cm" draw:start-shape="id18" draw:start-glue-point="11" draw:end-shape="id24" draw:end-glue-point="0" svg:d="M12952 6813v-595h9930v4001" svg:viewBox="0 0 9931 4002">
          <text:p/>
        </draw:connector>
        <draw:connector draw:style-name="gr31" draw:text-style-name="P11" draw:layer="layout" svg:x1="12.952cm" svg:y1="7.262cm" svg:x2="15.277cm" svg:y2="9.001cm" draw:start-shape="id18" draw:start-glue-point="9" draw:end-shape="id9" draw:end-glue-point="0" svg:d="M12952 7262v916h2325v823" svg:viewBox="0 0 2326 1740">
          <text:p/>
        </draw:connector>
        <draw:connector draw:style-name="gr31" draw:text-style-name="P11" draw:layer="layout" draw:line-skew="0cm 0.385cm -0.098cm" svg:x1="24.622cm" svg:y1="11.096cm" svg:x2="17.6cm" svg:y2="12.252cm" draw:start-shape="id25" draw:start-glue-point="1" draw:end-shape="id26" draw:end-glue-point="3" svg:d="M24622 11096h501v2096h-8121v-940h598" svg:viewBox="0 0 8122 2097">
          <text:p/>
        </draw:connector>
        <draw:connector draw:style-name="gr43" draw:text-style-name="P24" draw:layer="layout" draw:type="line" svg:x1="12.43cm" svg:y1="11.35cm" svg:x2="15.477cm" svg:y2="14.843cm" draw:start-shape="id7" draw:start-glue-point="1" draw:end-shape="id27" draw:end-glue-point="3" svg:d="M12430 11350l3047 3493" svg:viewBox="0 0 3048 3494">
          <text:p text:style-name="P16"><text:span text:style-name="T8">[63:18]</text:span></text:p>
        </draw:connector>
        <draw:connector draw:style-name="gr31" draw:text-style-name="P11" draw:layer="layout" draw:type="line" svg:x1="16.875cm" svg:y1="14.843cm" svg:x2="21.298cm" svg:y2="12.183cm" draw:start-shape="id27" draw:start-glue-point="1" draw:end-shape="id28" draw:end-glue-point="3" svg:d="M16875 14843l4423-2660" svg:viewBox="0 0 4424 2661">
          <text:p/>
        </draw:connector>
        <draw:g xml:id="id14" draw:id="id14">
          <draw:glue-point draw:id="4" svg:x="-5cm" svg:y="2.693cm"/>
          <draw:glue-point draw:id="5" svg:x="-5cm" svg:y="3.462cm"/>
          <draw:glue-point draw:id="6" svg:x="-5cm" svg:y="1.924cm"/>
          <draw:glue-point draw:id="7" svg:x="-2.779cm" svg:y="5cm"/>
          <draw:glue-point draw:id="8" svg:x="-4.982cm" svg:y="-2.993cm"/>
          <draw:polygon draw:style-name="gr26" draw:text-style-name="P1" draw:layer="layout" svg:width="0.87cm" svg:height="1.265cm" svg:x="21.193cm" svg:y="11.287cm" svg:viewBox="0 0 871 1266" draw:points="145,0 145,0 136,0 126,1 116,3 107,5 98,8 90,11 81,15 72,20 65,25 57,30 49,36 43,43 36,50 30,57 24,65 20,73 15,82 11,90 8,99 5,108 3,117 2,127 0,137 0,146 0,1119 0,1120 0,1129 2,1139 3,1149 5,1158 8,1167 11,1176 15,1184 20,1193 24,1201 30,1209 36,1216 43,1223 49,1230 57,1236 65,1241 72,1246 81,1251 90,1255 98,1258 107,1261 116,1263 126,1265 136,1266 145,1266 726,1266 726,1266 735,1266 745,1265 754,1263 764,1261 773,1258 781,1255 790,1251 799,1246 806,1241 814,1236 821,1230 828,1223 835,1216 841,1209 847,1201 851,1193 856,1184 860,1176 863,1167 866,1158 868,1149 869,1139 871,1129 871,1120 871,146 871,146 871,146 871,137 869,127 868,117 866,108 863,99 860,90 856,82 851,73 847,65 841,57 835,50 828,43 821,36 814,30 806,25 799,20 790,15 781,11 773,8 764,5 754,3 745,1 735,0 726,0">
            <text:p/>
          </draw:polygon>
          <draw:polygon draw:style-name="gr27" draw:text-style-name="P2" draw:layer="layout" svg:width="0.187cm" svg:height="0.145cm" svg:x="21.392cm" svg:y="11.867cm" svg:viewBox="0 0 188 146" draw:points="83,146 83,55 83,50 82,46 82,41 81,38 81,34 80,31 79,30 78,28 78,27 78,26 77,26 75,24 75,23 74,23 73,22 72,21 71,21 69,21 68,20 67,19 64,19 60,19 57,19 55,19 53,19 52,19 49,19 48,19 46,20 45,21 43,21 42,22 40,23 39,24 38,25 37,26 35,27 34,28 33,30 32,31 31,33 30,35 29,36 27,40 27,44 26,48 25,53 24,58 24,63 24,146 1,146 1,33 1,13 0,6 0,4 0,3 22,3 22,3 22,3 22,4 23,6 23,13 24,27 24,27 26,23 27,20 30,17 32,14 34,11 37,9 39,8 41,6 43,4 46,4 49,2 52,1 56,1 59,1 62,0 65,0 69,0 73,1 76,1 80,1 83,3 85,4 88,5 91,6 92,7 93,9 94,9 95,10 97,12 99,15 100,18 101,21 103,23 104,27 104,27 106,23 108,21 110,17 113,15 115,12 117,10 120,8 122,6 125,5 127,4 130,2 133,1 137,1 140,1 144,0 147,0 152,0 158,1 161,1 164,2 166,3 167,4 170,4 171,6 173,6 174,8 176,9 177,11 178,12 180,14 181,15 182,16 183,19 183,21 184,23 186,27 187,32 188,38 188,44 188,51 188,146 165,146 165,55 165,50 164,46 164,41 164,38 163,34 161,31 161,30 161,28 160,27 159,26 158,26 158,24 157,23 156,23 155,22 154,21 152,21 152,21 150,20 148,19 145,19 142,19 139,19 136,19 133,19 132,19 130,19 129,20 126,21 125,21 124,22 123,23 121,23 120,25 118,26 117,27 116,28 115,30 114,31 113,33 111,36 110,40 108,44 107,48 107,53 107,58 107,63 107,146">
            <text:p/>
          </draw:polygon>
          <draw:polygon draw:style-name="gr27" draw:text-style-name="P2" draw:layer="layout" svg:width="0.113cm" svg:height="0.145cm" svg:x="21.614cm" svg:y="11.869cm" svg:viewBox="0 0 114 146" draw:points="24,0 24,90 24,97 24,100 24,103 25,106 25,108 26,110 27,112 27,115 28,116 29,118 30,120 31,120 33,122 33,123 35,124 37,125 39,125 40,126 43,127 45,127 47,127 50,127 53,127 57,127 61,127 63,126 65,125 66,125 69,125 70,124 72,122 73,122 75,121 76,120 78,118 78,117 80,115 81,114 82,112 83,111 85,109 86,105 88,102 88,97 89,93 90,88 90,83 90,0 113,0 113,112 113,132 114,139 114,142 114,143 92,143 92,143 92,142 91,142 91,139 91,133 91,119 91,119 88,122 86,125 84,128 81,131 79,134 77,136 74,138 72,139 69,141 66,142 63,143 59,144 56,144 53,145 49,145 45,146 40,145 34,145 29,144 25,142 23,142 21,141 19,140 17,139 15,138 14,137 12,135 11,134 9,132 8,131 7,129 6,127 5,125 5,123 3,118 2,113 1,107 0,102 0,95 0,0">
            <text:p/>
          </draw:polygon>
          <draw:polygon draw:style-name="gr27" draw:text-style-name="P2" draw:layer="layout" svg:width="0.128cm" svg:height="0.142cm" svg:x="21.748cm" svg:y="11.869cm" svg:viewBox="0 0 129 143" draw:points="102,143 64,84 25,143 0,143 50,70 2,0 28,0 64,56 99,0 126,0 78,69 129,143">
            <text:p/>
          </draw:polygon>
        </draw:g>
        <draw:polygon draw:style-name="gr28" draw:text-style-name="P6" xml:id="id28" draw:id="id28" draw:layer="layout" svg:width="0.068cm" svg:height="0.103cm" svg:x="21.298cm" svg:y="12.131cm" svg:viewBox="0 0 69 104" draw:points="0,104 0,93 28,93 28,13 3,29 3,17 30,0 43,0 43,93 69,93 69,104">
          <text:p/>
        </draw:polygon>
        <draw:path draw:style-name="gr28" draw:text-style-name="P6" draw:layer="layout" svg:width="0.076cm" svg:height="0.106cm" svg:x="21.291cm" svg:y="11.505cm" svg:viewBox="0 0 77 107" svg:d="M77 53v7 5l-1 6-1 5-2 5-1 4-3 5v1l-2 2-1 2-1 1-2 1-1 2-2 1-1 1-2 1-1 1-3 1-1 1h-3l-2 1h-2l-2 1h-2-3-2-3l-2-1h-1l-3-1h-2l-1-1-3-1-1-1h-2l-1-2-2-1-1-2-2-1-1-1-1-2-2-2v-1l-3-5-1-4-2-5v-5l-1-6-1-5v-7-6l1-6 1-6v-5l2-5 1-4 2-4 1-2 1-1 2-3 1-1 1-1 1-1 2-2 2-1 2-1h1l3-1 1-1 2-1h3 2l2-1h5 4l3 1h2 2l2 1 2 1 2 1h2l1 1 2 1 1 2 2 1 1 1 1 2 2 2 1 1 1 2 2 4 2 5 1 4 1 6 1 5v6zM62 53v-5-5-5-4l-1-4-2-4v-3l-1-1-1-1-1-1v-1l-1-2-1-1h-1l-1-1-1-1h-2v-1l-2-1-1-1h-1-2-1-2-1-2-1-2-1-2l-1 1-1 1-2 1-2 1-1 1-2 1-1 2-1 2-1 1v1l-1 3-1 4-1 4-1 4-1 5v5 5 6 4l1 5 1 5 1 3 1 4 1 3 1 2 1 2 1 1 1 1 1 1v1l1 1 2 1 2 1 1 1h1 2 1l2 1h1 2 1 2l1-1h1 2 1l1-1 1-1h1l2-1 1-1v-1l2-1 1-1v-1l1-2 2-2v-3l1-4 1-4 1-4v-5-5z">
          <text:p/>
        </draw:path>
        <draw:g xml:id="id29" draw:id="id29">
          <draw:path draw:style-name="gr9" draw:text-style-name="P5" draw:layer="layout" svg:width="0.075cm" svg:height="0.082cm" svg:x="21.866cm" svg:y="11.835cm" svg:viewBox="0 0 76 83" svg:d="M76 41v5l-1 5v5l-1 4-2 3v2l-1 2-1 1-1 2-1 1-2 2h-1l-1 2-2 1-1 1-2 1h-1l-2 1-2 1h-1l-3 1-4 1-3 1h-5-5l-4-1h-2l-2-1-2-1h-2l-1-1-2-1h-1l-2-1-1-2h-2l-1-2-1-1-2-2v-1l-2-1-1-2v-2l-1-1-2-4v-4l-1-4-1-5v-5-5l1-5 1-4v-4l2-4 1-3 3-3 2-3 2-2 3-2 3-2 3-1 4-2h4l4-1h5 5l4 1h5l1 1 2 1h2l2 1 1 1 2 1h1l2 2v1l2 1 1 1 1 2 1 1 1 2 1 1v2l2 4 1 4v4l1 5zM62 41l-1-4v-4-3l-1-3-1-3v-3h-1l-1-2h-1v-2-1h-1l-1-1-1-1h-1l-1-1-1-1-1-1h-1-2l-2-1h-3-2-3-3l-2 1h-1-1-2v1l-1 1-2 1-1 1-1 1h-1v1l-1 2h-1l-1 2v1l-1 2-1 3v4l-1 2v4 4 4 3l1 4v3l1 3 1 2 1 3 1 1 1 1 1 2 1 1h1v1l1 1h2l1 1 2 1h1l1 1h1 2 2 3 3l2-1h1l1-1h2v-1h2l1-1 1-1 1-1 1-1 1-1v-1l1-1 1-1v-2l1-2 1-2 1-4v-3-4z">
            <text:p/>
          </draw:path>
          <draw:polygon draw:style-name="gr9" draw:text-style-name="P5" draw:layer="layout" svg:width="0.068cm" svg:height="0.08cm" svg:x="21.96cm" svg:y="11.836cm" svg:viewBox="0 0 69 81" draw:points="14,0 14,51 14,54 14,56 14,58 15,59 15,60 15,62 16,63 17,64 17,65 18,65 18,66 19,67 20,68 21,68 21,69 22,70 24,70 24,70 26,70 27,70 29,70 30,71 32,71 34,70 37,70 38,70 39,70 40,70 41,69 42,69 43,68 44,68 45,67 46,67 46,66 47,65 48,64 49,63 49,63 50,62 50,60 52,59 53,56 53,54 53,52 54,49 54,46 54,0 68,0 68,63 69,74 69,78 69,79 69,80 55,80 55,80 55,80 55,79 55,78 55,74 55,66 54,66 53,68 52,70 50,72 49,73 48,75 46,75 45,77 43,78 41,78 40,79 38,80 36,80 33,80 32,81 30,81 27,81 24,81 21,80 18,80 15,80 14,79 12,78 11,78 10,78 9,77 8,76 8,75 7,75 6,74 5,73 5,72 4,71 3,70 2,68 2,66 1,63 1,60 0,57 0,53 0,0">
            <text:p/>
          </draw:polygon>
          <draw:polygon draw:style-name="gr9" draw:text-style-name="P5" draw:layer="layout" svg:width="0.04cm" svg:height="0.097cm" svg:x="22.042cm" svg:y="11.819cm" svg:viewBox="0 0 41 98" draw:points="41,97 40,97 38,97 36,98 34,98 32,98 30,98 29,98 27,98 25,98 23,98 21,98 20,97 18,97 17,96 15,95 14,94 13,93 12,92 11,90 11,88 11,87 10,85 10,83 10,80 10,28 0,28 0,18 11,18 14,0 24,0 24,18 40,18 40,27 24,27 24,78 24,79 24,80 24,81 24,83 25,83 25,84 25,85 25,85 26,85 26,85 26,85 27,86 27,86 27,87 27,87 27,87 28,87 28,88 29,88 29,88 30,88 30,88 32,88 33,88 33,88 34,88 37,88 39,88 41,87">
            <text:p/>
          </draw:polygon>
        </draw:g>
        <draw:polygon draw:style-name="gr29" draw:text-style-name="P6" xml:id="id31" draw:id="id31" draw:layer="layout" svg:width="0.069cm" svg:height="0.082cm" svg:x="21.573cm" svg:y="11.345cm" svg:viewBox="0 0 70 83" draw:points="70,59 70,62 70,63 70,64 69,65 69,67 69,68 68,69 68,70 67,71 66,72 65,73 65,74 63,75 62,75 61,76 60,77 59,78 56,79 53,80 50,81 47,82 43,82 40,83 36,83 32,83 28,83 25,82 21,81 19,80 16,80 14,79 11,78 10,77 9,76 8,75 8,75 6,74 5,73 5,73 4,71 3,70 3,69 2,67 1,65 0,63 12,60 13,62 14,63 14,65 15,65 15,65 16,66 16,67 17,68 18,68 18,68 18,69 19,69 20,70 21,70 23,70 25,71 27,72 29,72 31,73 33,73 36,73 38,73 41,73 43,72 45,72 47,71 49,70 49,70 50,70 51,70 52,69 53,69 53,68 53,68 54,68 54,67 55,67 55,66 56,65 56,65 56,64 56,63 56,63 56,63 56,62 56,60 56,59 56,58 56,57 56,57 56,56 56,56 56,56 56,55 55,54 55,54 54,53 54,53 53,53 53,53 53,52 51,51 50,51 49,50 47,49 46,48 44,48 42,48 32,45 26,43 21,42 19,41 18,41 16,40 14,39 13,38 12,38 11,37 10,36 9,35 8,34 7,33 6,32 5,31 5,30 5,29 4,28 4,26 4,25 4,23 3,22 4,20 4,19 4,17 5,16 5,15 5,14 5,13 6,11 7,11 8,10 8,9 9,8 10,7 11,6 11,6 13,5 14,4 15,4 16,4 19,2 22,1 25,1 28,1 32,0 36,0 40,0 43,0 46,1 49,1 51,2 54,3 56,4 59,5 59,5 60,6 61,6 62,7 63,8 64,9 65,10 65,11 65,11 66,13 67,14 68,15 69,17 69,19 56,21 56,20 56,19 56,19 55,18 55,17 54,17 54,16 53,16 53,16 53,15 52,14 51,14 49,13 49,12 47,11 46,11 43,11 42,11 40,10 38,10 36,10 33,10 31,10 30,11 27,11 26,11 24,11 23,12 22,12 22,13 21,13 21,14 21,14 20,14 19,15 19,15 18,16 18,16 18,16 18,17 18,18 18,19 18,19 18,20 18,21 18,21 18,22 18,23 18,23 18,24 18,25 18,26 18,26 19,26 20,27 20,28 21,28 21,28 22,29 23,30 24,30 24,31 26,31 27,31 30,32 35,33 40,35 46,36 50,37 53,38 55,39 56,40 58,40 59,41 60,41 61,42 62,43 62,43 64,44 65,45 65,46 65,46 66,47 67,48 68,48 68,49 69,50 69,51 69,52 69,53 70,53 70,55 70,56 70,57 70,58">
          <text:p/>
        </draw:polygon>
        <draw:connector draw:style-name="gr31" draw:text-style-name="P11" draw:layer="layout" draw:type="line" svg:x1="22.083cm" svg:y1="11.868cm" svg:x2="22.936cm" svg:y2="11.545cm" draw:start-shape="id29" draw:start-glue-point="1" draw:end-shape="id30" draw:end-glue-point="3" svg:d="M22083 11868l853-323" svg:viewBox="0 0 854 324">
          <text:p/>
        </draw:connector>
        <draw:connector draw:style-name="gr31" draw:text-style-name="P11" draw:layer="layout" draw:line-skew="-0.646cm" svg:x1="12.368cm" svg:y1="6.72cm" svg:x2="21.608cm" svg:y2="11.345cm" draw:start-shape="id18" draw:start-glue-point="4" draw:end-shape="id31" draw:end-glue-point="0" svg:d="M12368 6720v-1148h9240v5773" svg:viewBox="0 0 9241 5774">
          <text:p/>
        </draw:connector>
      </draw:page>
      <draw:page draw:name="page2" draw:style-name="dp1" draw:master-page-name="Default">
        <draw:g xml:id="id36" draw:id="id36">
          <draw:glue-point draw:id="4" svg:x="-5.004cm" svg:y="-0.019cm"/>
          <draw:polygon draw:style-name="gr1" draw:text-style-name="P1" draw:layer="layout" svg:width="1.953cm" svg:height="2.036cm" svg:x="6.334cm" svg:y="10.266cm" svg:viewBox="0 0 1954 2037" draw:points="0,2037 0,0 1954,0 1954,2037">
            <text:p/>
          </draw:polygon>
          <draw:g>
            <draw:polygon draw:style-name="gr44" draw:text-style-name="P25" draw:layer="layout" svg:width="0.025cm" svg:height="0.194cm" svg:x="7.117cm" svg:y="10.964cm" svg:viewBox="0 0 26 195" draw:points="0,195 0,0 26,0 26,195">
              <text:p/>
            </draw:polygon>
            <draw:polygon draw:style-name="gr44" draw:text-style-name="P25" draw:layer="layout" svg:width="0.119cm" svg:height="0.151cm" svg:x="7.19cm" svg:y="11.006cm" svg:viewBox="0 0 120 152" draw:points="95,152 95,57 95,50 94,47 94,44 94,42 93,39 93,37 92,34 91,33 90,31 89,29 88,27 87,26 86,25 84,24 83,23 81,22 79,21 77,21 75,20 73,20 70,19 67,19 64,19 60,19 56,20 54,20 52,21 50,22 48,22 46,23 45,24 43,25 42,26 40,27 39,29 37,30 36,31 35,33 34,35 32,36 31,38 30,42 28,46 27,51 26,55 26,60 26,66 26,152 1,152 1,35 1,14 0,7 0,5 0,3 23,3 23,3 23,3 24,4 24,6 24,13 25,28 25,28 27,25 29,21 32,18 34,15 37,12 39,10 42,8 45,6 48,5 51,4 54,3 57,2 61,1 65,0 68,0 73,0 78,0 84,1 89,2 94,3 96,4 98,5 100,6 102,7 104,8 105,9 107,11 108,12 110,14 111,16 112,17 113,19 114,21 115,24 117,28 118,34 119,39 120,46 120,53 120,152">
              <text:p/>
            </draw:polygon>
            <draw:polygon draw:style-name="gr44" draw:text-style-name="P25" draw:layer="layout" svg:width="0.122cm" svg:height="0.153cm" svg:x="7.336cm" svg:y="11.007cm" svg:viewBox="0 0 123 154" draw:points="123,110 123,115 122,118 122,120 121,122 121,125 120,127 119,129 118,131 117,133 115,135 114,136 112,138 111,140 109,141 107,143 105,144 103,145 98,148 93,150 88,151 82,152 76,153 69,154 63,154 56,154 49,153 43,153 38,152 33,150 28,149 24,147 20,145 18,144 16,142 14,141 13,140 11,138 10,137 8,135 7,133 6,131 5,129 3,125 1,121 0,116 22,112 23,115 24,118 25,120 26,121 27,122 28,123 28,124 29,125 30,126 31,127 33,128 35,130 38,131 40,132 43,133 47,134 50,134 54,135 58,135 63,135 67,135 71,135 75,134 79,134 82,133 85,132 86,131 88,131 89,130 90,129 91,129 92,128 93,127 94,126 95,125 95,124 96,123 97,122 97,121 98,120 98,119 98,117 99,116 99,115 99,113 99,112 99,110 98,108 98,107 98,106 98,105 97,104 97,103 97,102 96,101 95,101 95,100 94,99 94,98 93,98 91,96 89,95 87,94 85,93 82,92 80,91 77,90 73,89 56,84 46,81 37,78 34,77 30,76 28,74 25,73 23,72 21,70 19,69 17,67 15,66 14,64 12,62 11,60 10,58 9,56 8,54 7,52 7,49 6,47 6,44 6,42 6,37 6,34 7,32 7,30 8,28 9,26 10,24 11,22 12,20 13,18 14,17 16,15 17,13 19,12 20,11 22,9 24,8 26,7 29,6 33,4 38,3 44,1 50,1 56,0 63,0 69,0 74,1 80,1 85,2 90,3 94,5 98,7 102,9 104,10 105,11 107,12 109,14 110,15 111,17 113,18 114,20 115,22 116,24 117,26 118,28 119,32 120,37 98,39 97,37 97,36 97,35 96,34 96,32 95,31 94,30 94,30 93,29 92,28 91,27 90,26 89,25 87,24 85,23 82,22 79,21 76,20 73,20 70,19 66,19 63,19 59,19 55,19 51,19 48,20 45,21 43,22 40,23 39,23 38,24 37,25 36,25 35,26 35,27 34,28 33,28 33,29 32,30 32,31 31,32 31,33 31,34 30,36 30,37 30,38 30,39 30,41 30,42 30,44 31,45 31,46 32,48 33,49 33,50 34,51 35,52 36,53 37,54 39,54 40,55 42,56 43,57 45,57 47,58 53,60 61,62 70,65 80,67 87,69 94,72 96,73 99,74 101,75 103,76 105,77 106,78 108,79 110,81 111,82 112,83 114,84 115,86 116,87 117,89 118,90 119,92 119,93 120,95 121,97 121,98 122,100 122,102 123,104 123,106 123,108">
              <text:p/>
            </draw:polygon>
            <draw:polygon draw:style-name="gr44" draw:text-style-name="P25" draw:layer="layout" svg:width="0.071cm" svg:height="0.184cm" svg:x="7.476cm" svg:y="10.975cm" svg:viewBox="0 0 72 185" draw:points="72,182 69,182 66,183 63,184 60,184 56,185 53,185 50,185 47,185 43,185 40,184 37,184 34,183 31,182 29,180 27,179 25,177 23,174 21,172 20,169 19,166 18,163 18,159 17,155 17,151 17,52 0,52 0,34 18,34 25,0 42,0 42,34 70,34 70,52 42,52 42,146 42,148 42,151 42,153 43,155 43,157 44,158 44,158 44,159 45,160 45,160 46,161 46,161 46,162 47,162 48,163 48,163 49,164 50,164 50,164 51,164 52,165 54,165 56,165 58,165 59,165 60,165 64,165 68,164 72,163">
              <text:p/>
            </draw:polygon>
            <draw:polygon draw:style-name="gr44" draw:text-style-name="P25" draw:layer="layout" svg:width="0.197cm" svg:height="0.151cm" svg:x="7.11cm" svg:y="11.324cm" svg:viewBox="0 0 198 152" draw:points="87,152 87,57 87,52 87,47 86,43 86,39 85,36 84,32 83,31 82,30 82,29 81,27 80,26 79,26 79,25 78,24 76,23 75,22 74,22 73,21 71,21 70,20 67,20 63,19 60,19 58,19 56,19 54,20 52,20 51,20 49,21 47,21 46,22 44,23 43,24 41,25 40,26 38,27 37,28 36,30 35,31 34,33 33,34 32,36 31,38 29,42 28,46 27,50 26,55 26,60 25,66 25,152 1,152 1,35 1,14 0,7 0,5 0,3 23,3 23,3 23,3 24,4 24,6 24,13 25,28 25,28 27,24 29,21 31,18 33,15 36,12 38,10 41,8 43,6 46,5 49,3 52,2 55,2 58,1 61,0 65,0 68,0 73,0 76,0 80,1 84,2 87,3 90,4 93,5 95,7 96,8 98,9 99,10 100,11 102,13 104,16 105,18 107,21 108,25 109,28 109,28 111,25 113,21 116,18 118,15 120,13 123,10 125,8 128,7 131,5 134,4 137,3 140,2 143,1 147,0 151,0 154,0 160,0 165,1 170,2 172,2 174,3 176,4 178,5 180,6 181,7 183,8 185,9 186,11 187,12 189,14 190,16 191,17 192,19 193,21 194,24 195,28 196,34 197,40 197,46 198,53 198,152 173,152 173,57 173,52 173,47 172,43 172,39 171,36 170,32 169,31 169,30 168,29 167,27 166,26 166,26 165,25 164,24 163,23 161,22 160,22 159,21 157,21 156,20 153,20 150,19 146,19 142,19 140,20 138,20 136,20 135,21 133,21 131,22 130,23 128,24 127,25 126,26 124,27 123,28 122,30 121,31 119,33 118,34 117,36 117,38 115,42 114,46 113,50 112,55 112,60 112,66 112,152">
              <text:p/>
            </draw:polygon>
            <draw:path draw:style-name="gr44" draw:text-style-name="P25" draw:layer="layout" svg:width="0.131cm" svg:height="0.154cm" svg:x="7.34cm" svg:y="11.324cm" svg:viewBox="0 0 132 155" svg:d="M26 83v6l1 6 1 6 1 5 1 4 2 5 1 2 1 2 1 2 2 1 1 2 1 2 2 1 2 2 1 1 2 1 2 1 2 1 2 1h2l2 1 2 1h2 3 5 4 3l4-1h3l3-1 3-1 3-2 2-1 3-2 2-2 2-1 2-2 1-3 1-2 2-2 1-2 21 6-1 4-3 4-2 4-2 3-3 3-3 3-4 3-4 2-3 2-5 2-4 2-5 1-5 1h-5l-6 1h-5-8l-8-1-7-2-3-1-3-1-4-1-3-2-2-1-3-2-3-2-2-2-2-2-3-3-2-2-2-3-2-3-1-3-2-3-1-3-3-7-2-8-1-8-1-9v-9-9l1-9 1-8 2-7 3-7 1-3 2-3 1-3 2-3 2-3 2-2 2-3 3-2 2-2 3-2 3-2 2-1 3-2 3-1 3-1 4-1 7-2 7-1h8 8l7 1 7 2 6 2 6 3 6 3 5 4 4 5 4 5 3 6 3 7 2 7 2 8 1 8 1 9v10 3zM107 64l-1-6-1-5-1-5-1-5-2-4-2-3-1-2-1-2-1-1-1-2-2-1-1-1-1-1-2-2h-1l-2-1-2-1-1-1-2-1h-2l-4-1h-4l-5-1-4 1h-4l-2 1h-2l-2 1h-2l-2 1-1 1-2 1-2 1-1 1-2 2-1 1-1 2-2 1-1 2-2 3-2 4-1 4-2 4-1 5v5l-1 5z">
              <text:p/>
            </draw:path>
            <draw:polygon draw:style-name="gr44" draw:text-style-name="P25" draw:layer="layout" svg:width="0.197cm" svg:height="0.151cm" svg:x="7.504cm" svg:y="11.324cm" svg:viewBox="0 0 198 152" draw:points="87,152 87,57 87,52 87,47 86,43 86,39 85,36 84,32 83,31 82,30 82,29 81,27 80,26 79,26 79,25 78,24 76,23 75,22 74,22 73,21 71,21 70,20 67,20 63,19 60,19 58,19 56,19 54,20 52,20 51,20 49,21 47,21 46,22 44,23 43,24 41,25 40,26 38,27 37,28 36,30 35,31 34,33 33,34 32,36 31,38 29,42 28,46 27,50 26,55 26,60 25,66 25,152 1,152 1,35 1,14 0,7 0,5 0,3 23,3 23,3 23,3 24,4 24,6 24,13 25,28 25,28 27,24 29,21 31,18 33,15 36,12 38,10 41,8 43,6 46,5 49,3 52,2 55,2 58,1 61,0 65,0 68,0 73,0 76,0 80,1 84,2 87,3 90,4 93,5 95,7 96,8 98,9 99,10 100,11 102,13 104,16 105,18 107,21 108,25 109,28 109,28 111,25 113,21 116,18 118,15 120,13 123,10 125,8 128,7 131,5 134,4 137,3 140,2 143,1 147,0 151,0 154,0 160,0 165,1 170,2 172,2 174,3 176,4 178,5 180,6 181,7 183,8 185,9 186,11 187,12 189,14 190,16 191,17 192,19 193,21 194,24 195,28 196,34 197,40 197,46 198,53 198,152 173,152 173,57 173,52 173,47 172,43 172,39 171,36 170,32 169,31 169,30 168,29 167,27 166,26 166,26 165,25 164,24 163,23 161,22 160,22 159,21 157,21 156,20 153,20 150,19 146,19 142,19 140,20 138,20 136,20 135,21 133,21 131,22 130,23 128,24 127,25 126,26 124,27 123,28 122,30 121,31 119,33 118,34 117,36 117,38 115,42 114,46 113,50 112,55 112,60 112,66 112,152">
              <text:p/>
            </draw:polygon>
          </draw:g>
        </draw:g>
        <draw:g>
          <draw:polygon draw:style-name="gr3" draw:text-style-name="P1" draw:layer="layout" svg:width="2.773cm" svg:height="3.313cm" svg:x="13.7cm" svg:y="9.497cm" svg:viewBox="0 0 2774 3314" draw:points="0,3314 0,0 2774,0 2774,3314">
            <text:p/>
          </draw:polygon>
          <draw:path draw:style-name="gr4" draw:text-style-name="P2" draw:layer="layout" svg:width="0.152cm" svg:height="0.17cm" svg:x="14.631cm" svg:y="10.929cm" svg:viewBox="0 0 153 171" svg:d="M125 171l-46-71h-55v71h-24v-171h83 7l8 1 5 1 7 2 5 1 5 2 3 1 2 2 2 1 3 2 1 2 2 1 2 2 1 2 2 2 1 2 2 2v2l2 3v2l1 2 1 3 1 5v6 5l-1 4-1 5-1 3-2 5-2 3-2 4-3 3-3 3-3 3-3 3-5 2-4 2-4 1-5 2h-4l50 74zM122 49v-3l-1-4-1-1v-2l-1-2v-1l-1-1-1-2-1-1v-1l-2-1v-2h-2l-1-1-1-2h-2l-1-1-2-1-3-1-4-2h-3l-5-1h-4l-5-1h-57v64h58 5l4-1 4-1h3l4-2h2l2-1 1-1 1-1 2-1 1-1 1-1 2-1v-1l2-2v-1l1-1 1-2 1-1v-2l1-1v-1l1-3 1-3z">
            <text:p/>
          </draw:path>
          <draw:path draw:style-name="gr4" draw:text-style-name="P2" draw:layer="layout" svg:width="0.12cm" svg:height="0.135cm" svg:x="14.807cm" svg:y="10.967cm" svg:viewBox="0 0 121 136" svg:d="M24 73v5 5l1 5 1 4 2 5 1 4 1 1 1 2 1 2 1 1 2 2 1 1 1 1 2 2 1 1 2 1 2 1h1l2 1 2 1h2l2 1h2 2l5 1h4l2-1h4l3-1h3l2-2h3l2-2 2-1 3-2 1-2 1-2 2-1 1-2 1-2 1-3 20 6-2 4-1 3-3 4-2 2-3 3-3 3-3 2-3 2-4 2-3 2-4 1-4 1-6 1h-4l-5 1h-5-7l-8-1-6-1-3-1-3-1-3-2-2-1-3-1-2-2-3-1-2-2-3-2-1-3-2-2-2-2-2-3-1-2-2-3-1-2-2-7-2-7-1-7-1-8v-8-8l1-7 1-7 2-6 2-7 1-2 2-3 1-2 2-3 2-2 2-2 1-2 3-3 2-2 3-1 2-2 2-1 3-1 3-2h3l3-2 6-1 7-1h6 8l7 1 6 1 6 2 5 3 6 3 4 3 4 5 3 4 3 6 3 5 2 6 2 7v8l1 7 1 9v3zM98 56l-1-5-1-5-1-4-1-4-2-3-2-4v-1l-1-2-2-1v-2h-2l-1-2h-1l-1-2-2-1h-1l-2-1-2-1h-1-2l-4-1-3-1h-5-4l-4 1h-1l-2 1h-2l-1 1-2 1h-2l-1 1-2 1-1 1-1 1-1 1-2 2-1 1-1 2-1 1-1 1-2 4-1 3-2 4v4l-1 4v5z">
            <text:p/>
          </draw:path>
          <draw:path draw:style-name="gr4" draw:text-style-name="P2" draw:layer="layout" svg:width="0.115cm" svg:height="0.184cm" svg:x="14.948cm" svg:y="10.967cm" svg:viewBox="0 0 116 185" svg:d="M58 185h-6-5l-5-1-4-1-5-1-3-1-4-2-3-2-3-2-3-3-3-2-2-4-3-2-1-4-1-3-1-4 22-3 1 2 1 2 1 2 1 2 1 1 2 2 1 2 3 1 1 1 2 1 3 1 2 1h3l2 1h3 3 5 3l4-2 4-1 2-1 3-1 3-2 2-3 2-2 1-3 2-3 1-4 1-4 1-3v-5-5-21l-2 3-1 3-2 3-3 3-2 2-2 2-3 2-3 1-3 2-3 1-2 1-3 1-4 1h-4l-3 1h-3-7l-5-1-3-1h-3l-2-1-2-2h-2l-2-2-3-1-2-1-1-2-2-1-2-2-1-3-2-2-1-2-1-2-1-3-3-5-1-6-2-6v-8l-1-8v-8-8l1-9v-7l2-6 2-6 2-6 1-3 1-2 2-2 1-2 3-2 1-2 1-2 3-2 2-1 2-2 2-1 2-1h3l2-2 3-1h3l5-1h7 4l3 1h3 3l4 2 3 1 3 1 2 1 3 2 2 2 2 2 2 2 2 2 2 3 2 3 1 3 1-13v-4l1-3v-1-1h22l-1 4v6 17 100l-1 7v6l-1 6-2 5-2 5-2 5-3 4-4 3-3 4-5 3-4 2-5 2-6 1-6 2h-6zM92 68v-4-4-4l-1-3-1-4v-2l-1-4-1-3-1-3-2-2-1-3-2-2-1-2-2-2-2-2-2-1-2-2-2-1-3-2h-2l-2-1h-2l-3-1h-2-5l-2 1h-2l-1 1h-2-2l-1 1-2 1-1 1-2 1-1 1-2 1-1 1-1 2-1 1v2l-2 2-1 3-2 4-1 5v5l-1 6-1 6v7 7l1 5v6l1 5 1 5 2 4 1 4 1 1 1 1 1 2 1 1 1 2 1 1 1 1 2 1 1 1 2 1h1l2 1h2l2 1h2 2 4 3 2 3l2-1 2-1 3-1 2-1 2-2 2-1 2-2 2-2 1-2 2-2 1-3 2-2 1-3 1-3 1-3v-3l1-3 1-4v-4-3z">
            <text:p/>
          </draw:path>
          <draw:path draw:style-name="gr4" draw:text-style-name="P2" draw:layer="layout" svg:width="0.022cm" svg:height="0.18cm" svg:x="15.096cm" svg:y="10.92cm" svg:viewBox="0 0 23 181" svg:d="M0 21v-21h23v21zM0 181v-132h23v132z">
            <text:p/>
          </draw:path>
          <draw:polygon draw:style-name="gr4" draw:text-style-name="P2" draw:layer="layout" svg:width="0.111cm" svg:height="0.135cm" svg:x="15.142cm" svg:y="10.967cm" svg:viewBox="0 0 112 136" draw:points="112,97 112,102 111,104 111,106 111,108 110,110 109,112 108,114 108,116 106,117 106,119 104,121 103,122 101,123 99,125 98,126 95,127 94,128 90,130 85,132 80,133 75,135 69,135 63,136 57,136 51,136 45,135 39,135 34,134 30,133 25,132 22,130 18,128 16,127 15,126 13,125 12,123 10,122 9,121 8,119 7,118 6,116 4,114 3,111 1,107 0,103 20,99 21,102 22,104 23,106 23,107 24,108 25,109 26,110 27,111 28,111 28,112 30,114 32,114 34,116 37,116 39,118 43,118 46,118 50,119 53,119 57,119 61,119 65,119 68,118 72,118 75,118 78,116 79,116 80,116 81,115 82,114 83,114 84,113 85,112 86,111 87,111 87,110 87,109 88,108 89,107 89,106 90,105 90,104 90,103 90,102 90,99 90,97 90,95 90,95 90,94 89,93 89,92 88,91 88,90 87,90 87,89 87,88 86,87 85,87 84,86 83,85 82,84 79,83 77,82 75,81 73,80 70,79 67,78 50,74 42,72 34,69 31,68 28,67 25,66 23,65 21,63 19,62 17,61 15,59 14,58 12,56 11,55 10,54 9,51 8,50 7,48 7,46 6,44 6,42 6,39 5,37 6,32 6,30 7,28 7,26 7,25 8,23 9,21 9,19 11,18 12,16 13,15 14,13 15,12 17,11 19,9 20,8 22,7 24,6 26,6 31,4 35,2 40,1 45,1 51,0 58,0 63,0 68,1 73,1 77,2 82,3 86,4 90,6 93,8 95,8 96,10 98,11 99,12 100,13 101,15 103,16 103,18 105,19 106,21 106,23 107,25 108,28 110,32 90,35 89,32 88,32 88,30 87,30 87,29 87,28 86,27 85,26 84,25 84,25 83,24 82,23 82,23 79,21 77,20 75,19 72,18 70,18 67,17 64,17 60,17 58,16 54,17 50,17 47,17 44,18 42,18 39,19 36,20 36,20 35,21 33,22 33,23 32,23 31,23 31,24 30,25 30,26 29,27 28,28 28,28 28,30 28,30 28,32 28,32 28,34 28,35 28,36 28,37 28,39 28,39 28,41 29,42 30,43 31,44 31,45 32,46 33,47 34,47 35,48 36,49 38,49 39,50 41,51 43,51 49,53 55,55 64,57 73,59 79,61 85,63 88,64 90,66 92,66 94,67 95,68 97,69 98,71 100,71 101,73 103,73 103,75 105,75 106,77 106,78 107,80 108,81 109,83 109,84 110,85 111,87 111,89 111,90 111,92 112,94 112,95">
            <text:p/>
          </draw:polygon>
          <draw:polygon draw:style-name="gr4" draw:text-style-name="P2" draw:layer="layout" svg:width="0.065cm" svg:height="0.162cm" svg:x="15.268cm" svg:y="10.94cm" svg:viewBox="0 0 66 163" draw:points="66,160 63,161 60,162 58,162 55,162 52,162 49,163 46,163 43,163 39,163 36,162 33,162 31,161 28,160 26,159 24,157 23,155 21,154 20,151 18,149 17,146 17,143 16,140 16,137 16,133 16,45 0,45 0,29 17,29 23,0 39,0 39,29 63,29 63,45 39,45 39,128 39,130 39,133 39,135 39,136 39,138 40,139 40,140 40,140 41,140 41,141 42,142 42,142 42,142 43,143 44,143 44,144 44,144 45,145 46,145 47,145 47,145 49,145 51,145 52,145 54,145 55,145 58,145 62,145 66,144">
            <text:p/>
          </draw:polygon>
          <draw:path draw:style-name="gr4" draw:text-style-name="P2" draw:layer="layout" svg:width="0.12cm" svg:height="0.135cm" svg:x="15.346cm" svg:y="10.967cm" svg:viewBox="0 0 121 136" svg:d="M24 73v5 5l1 5 1 4 2 5 1 4 1 1 1 2 1 2 1 1 2 2 1 1 1 1 2 2 1 1 2 1 2 1h1l2 1 2 1h2l2 1h2 2l5 1h4l2-1h4l3-1h3l2-2h3l2-2 2-1 3-2 1-2 1-2 2-1 1-2 1-2 1-3 20 6-2 4-1 3-3 4-2 2-3 3-3 3-3 2-3 2-4 2-3 2-4 1-4 1-6 1h-4l-5 1h-5-7l-8-1-6-1-3-1-3-1-3-2-2-1-3-1-2-2-3-1-2-2-3-2-1-3-2-2-2-2-2-3-1-2-2-3-1-2-2-7-2-7-1-7-1-8v-8-8l1-7 1-7 2-6 2-7 1-2 2-3 1-2 2-3 2-2 2-2 1-2 3-3 2-2 3-1 2-2 2-1 3-1 3-2h3l3-2 6-1 7-1h6 8l7 1 6 1 6 2 5 3 6 3 4 3 4 5 3 4 3 6 3 5 2 6 2 7v8l1 7 1 9v3zM98 56l-1-5-1-5-1-4-1-4-2-3-2-4v-1l-1-2-2-1v-2h-2l-1-2h-1l-1-2-2-1h-1l-2-1-2-1h-1-2l-4-1-3-1h-5-4l-4 1h-1l-2 1h-2l-1 1-2 1h-2l-1 1-2 1-1 1-1 1-1 1-2 2-1 1-1 2-1 1-1 1-2 4-1 3-2 4v4l-1 4v5z">
            <text:p/>
          </draw:path>
          <draw:polygon draw:style-name="gr4" draw:text-style-name="P2" draw:layer="layout" svg:width="0.063cm" svg:height="0.133cm" svg:x="15.494cm" svg:y="10.967cm" svg:viewBox="0 0 64 134" draw:points="1,134 1,33 0,2 21,2 23,30 23,30 24,25 25,22 27,18 28,15 31,13 32,10 33,8 34,7 35,6 36,6 37,5 38,4 39,4 40,3 42,2 44,1 47,1 49,1 52,0 55,0 56,0 58,0 58,0 60,0 60,1 62,1 64,1 64,21 63,21 62,20 60,20 59,20 56,20 52,20 50,20 49,20 47,20 46,20 44,21 43,22 42,23 40,23 39,24 37,25 36,25 35,27 33,28 33,29 32,30 31,32 29,35 28,38 26,42 25,46 24,51 24,55 23,60 23,66 23,134">
            <text:p/>
          </draw:polygon>
          <draw:polygon draw:style-name="gr4" draw:text-style-name="P2" draw:layer="layout" svg:width="0.067cm" svg:height="0.179cm" svg:x="14.929cm" svg:y="11.198cm" svg:viewBox="0 0 68 180" draw:points="42,65 42,180 19,180 19,65 0,65 0,49 19,49 19,34 19,30 20,25 20,22 21,18 22,17 23,16 23,14 24,13 25,11 25,10 26,9 27,8 28,7 29,6 31,5 32,4 33,4 34,3 36,3 38,2 41,1 44,1 48,0 52,0 57,0 61,1 65,1 66,1 68,1 68,18 66,18 63,18 60,17 58,17 56,17 54,18 52,18 52,18 51,18 50,18 49,19 49,19 48,20 47,20 47,20 46,21 46,21 45,22 44,23 44,23 44,24 44,25 43,25 43,28 42,30 42,32 42,34 42,37 42,49 68,49 68,65">
            <text:p/>
          </draw:polygon>
          <draw:path draw:style-name="gr4" draw:text-style-name="P2" draw:layer="layout" svg:width="0.022cm" svg:height="0.18cm" svg:x="15.013cm" svg:y="11.198cm" svg:viewBox="0 0 23 181" svg:d="M0 21v-21h23v21zM0 181v-132h23v132z">
            <text:p/>
          </draw:path>
          <draw:polygon draw:style-name="gr4" draw:text-style-name="P2" draw:layer="layout" svg:width="0.022cm" svg:height="0.18cm" svg:x="15.069cm" svg:y="11.198cm" svg:viewBox="0 0 23 181" draw:points="0,181 0,0 23,0 23,181">
            <text:p/>
          </draw:polygon>
          <draw:path draw:style-name="gr4" draw:text-style-name="P2" draw:layer="layout" svg:width="0.12cm" svg:height="0.135cm" svg:x="15.118cm" svg:y="11.245cm" svg:viewBox="0 0 121 136" svg:d="M24 73v5 5l1 5 1 4 2 5 1 4 1 1 1 2 1 2 1 1 2 2 1 1 1 1 2 2 1 1 2 1 2 1h1l2 1 2 1h2l2 1h2 2l5 1h4l2-1h4l3-1h3l2-2h3l2-2 2-1 3-2 1-2 1-2 2-1 1-2 1-2 1-3 20 6-2 4-1 3-3 4-2 2-3 3-3 3-3 2-3 2-4 2-3 2-4 1-4 1-6 1h-4l-5 1h-5-7l-8-1-6-1-3-1-3-1-3-2-2-1-3-1-2-2-3-1-2-2-3-2-1-3-2-2-2-2-2-3-1-2-2-3-1-2-2-7-2-7-1-7-1-8v-8-8l1-7 1-7 2-6 2-7 1-2 2-3 1-2 2-3 2-2 2-2 1-2 3-3 2-2 3-1 2-2 2-1 3-1 3-2h3l3-2 6-1 7-1h6 8l7 1 6 1 6 2 5 3 6 3 4 3 4 5 3 4 3 6 3 5 2 6 2 7v8l1 7 1 9v3zM98 56l-1-5-1-5-1-4-1-4-2-3-2-4v-1l-1-2-2-1v-2h-2l-1-2h-1l-1-2-2-1h-1l-2-1-2-1h-1-2l-4-1-3-1h-5-4l-4 1h-1l-2 1h-2l-1 1-2 1h-2l-1 1-2 1-1 1-1 1-1 1-2 2-1 1-1 2-1 1-1 1-2 4-1 3-2 4v4l-1 4v5z">
            <text:p/>
          </draw:path>
        </draw:g>
        <draw:g xml:id="id47" draw:id="id47">
          <draw:glue-point draw:id="4" svg:x="-2.365cm" svg:y="2.334cm"/>
          <draw:polygon draw:style-name="gr5" draw:text-style-name="P3" draw:layer="layout" svg:width="2.413cm" svg:height="1.905cm" svg:x="19.395cm" svg:y="10.397cm" svg:viewBox="0 0 2414 1906" draw:points="0,0 1214,0 2414,953 1214,1906 0,1906 1199,953">
            <text:p/>
          </draw:polygon>
          <draw:path draw:style-name="gr6" draw:text-style-name="P4" draw:layer="layout" svg:width="0.303cm" svg:height="0.315cm" svg:x="20.475cm" svg:y="11.194cm" svg:viewBox="0 0 304 316" svg:d="M261 316l-36-92h-144l-37 92h-44l129-316h49l126 316zM153 32l-2 7-4 10-3 11-10 26-40 104h118l-41-104-3-8-3-9-6-18z">
            <text:p/>
          </draw:path>
          <draw:polygon draw:style-name="gr6" draw:text-style-name="P4" draw:layer="layout" svg:width="0.201cm" svg:height="0.315cm" svg:x="20.817cm" svg:y="11.193cm" svg:viewBox="0 0 202 316" draw:points="0,316 0,0 43,0 43,281 202,281 202,316">
            <text:p/>
          </draw:polygon>
          <draw:polygon draw:style-name="gr6" draw:text-style-name="P4" draw:layer="layout" svg:width="0.26cm" svg:height="0.32cm" svg:x="21.069cm" svg:y="11.193cm" svg:viewBox="0 0 261 321" draw:points="128,321 119,320 110,320 101,319 92,317 84,315 76,313 68,310 61,306 54,303 47,299 41,294 35,289 30,284 25,278 20,272 16,265 12,258 9,251 6,244 4,236 2,228 1,219 0,210 0,201 0,0 43,0 43,198 43,208 44,218 46,227 48,236 50,240 51,244 53,247 55,251 57,254 60,257 62,260 65,263 68,266 71,269 74,271 77,273 80,275 84,277 88,279 92,280 100,283 109,284 118,285 128,286 139,285 148,284 157,282 166,280 170,278 174,277 178,275 181,273 185,270 188,268 191,265 194,263 197,260 200,256 202,253 205,250 207,246 209,242 211,238 212,234 215,225 217,216 218,206 218,195 218,0 261,0 261,197 260,207 260,216 258,224 257,233 254,241 252,249 248,256 244,263 240,270 235,276 230,282 225,288 219,293 212,298 206,302 198,306 191,309 183,312 175,315 166,317 157,318 148,320 138,320">
            <text:p/>
          </draw:polygon>
        </draw:g>
        <draw:g>
          <draw:glue-point draw:id="4" svg:x="2.454cm" svg:y="-2.533cm"/>
          <draw:glue-point draw:id="5" svg:x="-3.167cm" svg:y="3.089cm"/>
          <draw:glue-point draw:id="6" svg:x="-3.792cm" svg:y="3.089cm"/>
          <draw:polygon draw:style-name="gr7" draw:text-style-name="P3" draw:layer="layout" svg:width="2.032cm" svg:height="2.032cm" svg:x="6.343cm" svg:y="5.199cm" svg:viewBox="0 0 2033 2033" draw:points="0,0 1375,0 2033,1016 1375,2033 0,2033 658,1016">
            <text:p/>
          </draw:polygon>
          <draw:path draw:style-name="gr8" draw:text-style-name="P4" draw:layer="layout" svg:width="0.18cm" svg:height="0.193cm" svg:x="7.117cm" svg:y="6.184cm" svg:viewBox="0 0 181 194" svg:d="M56 194l-6-1h-7l-6-1-5-2-3-1-2-1-3-1-2-2-2-1-2-2-2-1-2-2-2-2-1-2-2-2-1-2-1-3-1-2-2-2v-3l-2-5-1-6-1-6v-6-7l1-7 1-3 1-3 1-3 1-3 1-2 1-3 2-2 2-3 2-2 2-2 2-2 2-2 3-2 2-2 3-2 3-1 7-3 7-2 8-2 9-2 9-1h10l42-1v-10-5-6l-1-4-1-4-1-2v-2l-1-2-1-2-1-1-1-2-1-1-1-2-2-1-1-1-1-1-2-1-1-1-2-1h-2l-2-1-4-1-4-1h-5-5-5-4l-5 1h-4l-3 1-3 2h-2l-1 1-2 1-1 1-1 1-1 1-1 1-1 1-1 1-1 1-1 1-1 2-1 3-1 3-1 4v3l-33-3 1-6 2-5 2-6 3-5 3-4 4-4 3-4 5-3 5-3 5-3 6-2 6-2 7-1 7-1 8-1h8 9l8 1 7 1 7 2 6 2 3 2 3 1 3 2 2 1 3 2 2 2 2 2 2 2 2 3 2 2 1 3 2 2 1 3 1 3 1 3 1 3 2 6v7l1 8v80 3 3 3l1 3v3l1 2 1 2v2l1 1 1 1 1 1 1 1 1 1h1 1v1h1 1l2 1h1 2 2 3l3-1h2v19l-6 1-6 1h-6l-6 1-4-1h-4l-3-1h-2l-2-1h-1l-2-1-1-1h-1l-1-1-2-1-1-1-1-1-1-2-1-1v-1l-1-2-2-3-1-3-1-4-1-4v-4l-1-5h-1l-3 6-3 4-3 5-3 4-4 3-4 4-3 2-4 3-4 2-5 2-4 1-5 1-5 1-5 1h-5zM63 170h5 4l4-1 4-1 3-1 4-1 3-2 4-1 3-2 3-3 3-2 3-3 2-2 3-3 2-3 2-4 1-3 2-3 1-4 1-3 1-4 1-3v-4-3-15h-34-10-5l-4 1h-4l-3 1-4 1-3 1-3 1-2 1-2 1-3 2-2 2-2 1-1 2-2 3-1 2-2 2-1 3-1 3v3l-1 3v3 3 4 4l1 3 1 3v1l1 2 1 1v1l1 2 1 1 1 1 1 1 1 1 1 1 1 1 2 1h1l1 1 2 1h1l3 1 3 1h4z">
            <text:p/>
          </draw:path>
          <draw:path draw:style-name="gr8" draw:text-style-name="P4" draw:layer="layout" svg:width="0.158cm" svg:height="0.258cm" svg:x="7.311cm" svg:y="6.119cm" svg:viewBox="0 0 159 259" svg:d="M127 226l-3 4-2 4-3 4-2 3-3 3-3 3-4 2-3 2-4 2-4 2-4 1-4 1-5 1-4 1h-5-5-9l-4-1h-4l-4-1-3-1-4-2-3-1-3-2-3-1-3-2-3-2-2-3-3-2-2-3-2-3-2-3-2-3-2-3-2-4-3-8-2-9-2-9-1-10-1-11v-12l1-22 1-11 2-9 3-9 3-8 3-7 4-7 5-5 5-5 5-4 7-4 6-3 8-1 7-2h9 5 5l5 1 4 1 4 1 4 1 4 2 4 2 3 2 4 2 3 3 3 3 2 3 3 4 2 3 3 4v-20-78h31v217 24 9l1 6h-30v-1-1-3l-1-8zM33 162v10 8l1 8 1 8 2 6 1 6 2 6 2 2 1 2 1 2 2 2 1 2 2 2 2 1 1 1 2 2 2 1 3 1 2 1h2l3 1h2l3 1h6 6l3-1h3l3-1 2-1h3l2-2 3-1 2-1 2-2 2-1 2-2 2-2 1-2 2-2 1-3 2-2 2-6 2-6 2-6 1-8 1-8 1-8v-10-9l-1-8-1-8-1-7-2-6-2-6-1-3-1-2-2-3-1-2-2-2-1-2-2-2-2-1-2-2-2-1-2-2-3-1-2-1-3-1h-2l-3-1-6-1h-6-6l-2 1h-3l-3 1h-2l-2 1-2 1-2 1-2 2-2 1-2 2-2 1-1 2-2 2-1 2-1 2-1 3-3 5-1 6-2 7-1 7-1 8v9z">
            <text:p/>
          </draw:path>
          <draw:path draw:style-name="gr8" draw:text-style-name="P4" draw:layer="layout" svg:width="0.158cm" svg:height="0.258cm" svg:x="7.505cm" svg:y="6.119cm" svg:viewBox="0 0 159 259" svg:d="M127 226l-3 4-2 4-3 4-2 3-3 3-3 3-4 2-3 2-4 2-4 2-4 1-4 1-5 1-4 1h-5-5-9l-4-1h-4l-4-1-3-1-4-2-3-1-3-2-3-1-3-2-3-2-2-3-3-2-2-3-2-3-2-3-2-3-2-3-2-4-3-8-2-9-2-9-1-10-1-11v-12l1-22 1-11 2-9 3-9 3-8 3-7 4-7 5-5 5-5 5-4 7-4 6-3 8-1 7-2h9 5 5l5 1 4 1 4 1 4 1 4 2 4 2 3 2 4 2 3 3 3 3 2 3 3 4 2 3 3 4v-20-78h31v217 24 9l1 6h-30v-1-1-3l-1-8zM33 162v10 8l1 8 1 8 2 6 1 6 2 6 2 2 1 2 1 2 2 2 1 2 2 2 2 1 1 1 2 2 2 1 3 1 2 1h2l3 1h2l3 1h6 6l3-1h3l3-1 2-1h3l2-2 3-1 2-1 2-2 2-1 2-2 2-2 1-2 2-2 1-3 2-2 2-6 2-6 2-6 1-8 1-8 1-8v-10-9l-1-8-1-8-1-7-2-6-2-6-1-3-1-2-2-3-1-2-2-2-1-2-2-2-2-1-2-2-2-1-2-2-3-1-2-1-3-1h-2l-3-1-6-1h-6-6l-2 1h-3l-3 1h-2l-2 1-2 1-2 1-2 2-2 1-2 2-2 1-1 2-2 2-1 2-1 2-1 3-3 5-1 6-2 7-1 7-1 8v9z">
            <text:p/>
          </draw:path>
          <draw:path draw:style-name="gr8" draw:text-style-name="P4" draw:layer="layout" svg:width="0.165cm" svg:height="0.192cm" svg:x="7.701cm" svg:y="6.185cm" svg:viewBox="0 0 166 193" svg:d="M33 103v8 7l1 7 2 6 2 6 2 6 1 2 2 3 1 2 2 2 2 2 1 2 2 2 2 2 2 1 3 2 2 1 2 1 3 1 2 1 3 1 3 1h2 3l7 1h5l4-1h5l4-1 4-1 3-2 4-1 3-2 3-2 3-3 2-2 2-3 2-2 2-3 1-3 1-3 28 8-3 5-2 5-3 5-3 4-4 4-4 4-4 3-5 3-5 3-5 2-5 2-6 1-7 1-6 1-7 1h-7-10l-10-2-9-1-4-2-4-1-4-2-3-2-4-2-3-2-4-2-3-3-3-3-2-3-3-3-2-3-3-4-2-3-2-4-2-4-3-9-2-10-2-10-1-11v-12-11l1-10 2-10 2-9 3-9 2-4 2-4 2-3 3-4 2-3 3-3 2-3 3-3 3-3 4-2 3-2 3-2 4-2 4-2 4-1 4-2 9-1 9-2h9 10l10 2 8 1 8 3 8 4 7 4 6 5 5 6 5 6 4 8 4 8 3 9 2 9 1 11 1 11 1 12v4zM134 79l-1-7-1-7-2-6-1-5-3-5-2-5-1-2-1-2-2-2-1-2-2-1-2-2-1-1-2-2-2-1-2-1-2-1-3-1-2-1h-2l-5-1-5-1h-6-6l-5 1h-2l-3 1-2 1-2 1-3 1-2 1-2 1-2 1-2 2-1 1-2 2-2 2-1 2-2 2-1 2-2 2-2 5-2 5-2 5-1 6-1 6v6z">
            <text:p/>
          </draw:path>
          <draw:polygon draw:style-name="gr8" draw:text-style-name="P4" draw:layer="layout" svg:width="0.087cm" svg:height="0.189cm" svg:x="7.904cm" svg:y="6.185cm" svg:viewBox="0 0 88 190" draw:points="1,190 1,47 0,3 29,3 31,42 31,42 33,36 35,31 37,26 39,21 42,18 44,14 46,11 47,10 48,9 50,8 51,7 52,6 54,5 55,4 57,3 60,2 64,1 67,1 71,0 76,0 77,0 79,0 80,0 82,0 83,1 85,1 88,2 88,30 87,30 85,29 83,29 81,29 77,29 72,28 69,29 67,29 65,29 63,29 61,30 59,31 57,32 55,33 53,34 51,35 49,36 48,38 46,39 45,41 44,43 42,45 40,49 38,54 36,60 35,65 33,72 33,78 32,85 32,93 32,190">
            <text:p/>
          </draw:polygon>
        </draw:g>
        <draw:g xml:id="id33" draw:id="id33">
          <draw:path draw:style-name="gr9" draw:text-style-name="P5" draw:layer="layout" svg:width="0.075cm" svg:height="0.092cm" svg:x="6.376cm" svg:y="11.243cm" svg:viewBox="0 0 76 93" svg:d="M24 93h-3l-3-1h-3l-2-1-1-1h-1l-1-1-1-1-1-1h-1l-1-1-1-1v-1l-1-1-1-1v-1l-1-2v-2l-1-2-1-3v-3-3-3l1-4v-1-2l1-1v-1l1-2v-1l1-1 1-1v-2h1l1-1 1-1 1-2h2l1-1 1-1 2-1 3-1 4-1h3l5-1h4 17v-5-2-3-2l-1-3v-1l-1-1v-1-1h-1v-1l-1-1v-1h-1l-1-1h-1-1v-1h-1l-2-1h-2l-1-1h-2-2-2l-2 1h-2l-2 1-1 1h-1-1l-1 1v1h-1v1l-1 1-1 1v2l-1 1v2 2l-13-2v-2l1-4 1-2 1-2 1-3 2-1 2-2 1-2 2-1 2-2 2-1h3l3-1 3-1h4 3 3l3 1h4l3 1 2 1 2 1h1l1 1 1 1h1l1 2 1 1 1 1 1 1 1 1v2h1l1 2v2 2 3l1 3v4 39 2 1 1 2l1 1v1 1l1 1v1h1v1h1v1h1 1 2 1 1 1 1v9h-3l-2 1h-3-2-2-1l-2-1h-1-1l-1-1-1-1-1-1-1-1-1-1v-1l-1-1v-1-3l-1-1v-3-1h-1l-1 2-1 2-2 2-1 2-2 2-1 2h-2l-2 2-1 1-1 1h-2l-2 1h-2l-3 1h-2zM27 82h1 2l2-1h2l1-1 2-1h1l1-1 1-1 2-1 1-1 1-1 1-2 1-1 1-1 1-2 1-1v-2l1-2v-1l1-3v-1-2-1-8h-13-5-2l-2 1h-2-1l-2 1-1 1h-1l-1 1h-1l-1 1-1 1-1 1-1 1-1 2-1 1v1 1l-1 2v1 2 2 1 2 1l1 2v1 1h1v1l1 1v1l1 1h1l1 1h1l1 1h1l2 1h1z">
            <text:p/>
          </draw:path>
          <draw:path draw:style-name="gr9" draw:text-style-name="P5" draw:layer="layout" svg:width="0.065cm" svg:height="0.123cm" svg:x="6.459cm" svg:y="11.212cm" svg:viewBox="0 0 66 124" svg:d="M53 108l-1 3-1 1-1 3-1 1-1 1-2 2-1 1-2 1-1 1-2 1-2 1h-1-2-2-2-2-4-2-1-2l-2-1h-1l-1-1-2-1-1-1-2-2-1-1-1-1-1-1-1-2-1-2v-1l-1-2-1-1-1-4-1-4-1-4-1-6v-5-5-12l1-4 1-5 1-4 1-4 2-3 1-4 2-3 3-2 1-2 3-2 3-1 3-1 3-1h4 2l2 1h2 2l1 1 2 1h2l1 1 2 1 1 2 2 1 1 1 1 2 1 1 1 2 1 2v-10-37h13v104 12 4 3h-12v-1-1-4zM13 78v5 4l1 4v3l1 3 1 3 1 3v1l1 1v1l1 1h1v1l1 1 1 1 1 1h1 1l1 1h1 1l1 1h1 2 3 1l2-1 1-1h1 1 1l1-1 1-1 1-1 1-1h1v-2l1-1 1-1v-1l1-3 1-3 1-3v-3l1-4v-4-5-4-4l-1-4v-3l-1-3-1-4-1-2v-1l-1-1-1-1v-1l-1-1-1-1h-1l-1-1-1-1h-1l-1-1-1-1h-1-1-2-3-2-1-1-1-1l-1 1-1 1h-1l-1 1-1 1h-1v1l-1 1-1 1v1l-1 1v1l-1 2-1 4-1 3v3l-1 4v5z">
            <text:p/>
          </draw:path>
          <draw:polygon draw:style-name="gr9" draw:text-style-name="P5" draw:layer="layout" svg:width="0.036cm" svg:height="0.09cm" svg:x="6.546cm" svg:y="11.243cm" svg:viewBox="0 0 37 91" draw:points="0,91 0,22 0,2 13,2 13,20 13,20 13,17 14,14 15,12 16,10 17,9 18,6 19,6 20,5 20,4 21,4 21,3 22,2 22,2 23,2 24,2 25,1 27,1 28,0 30,0 32,0 33,0 33,0 34,0 35,0 35,0 36,1 37,1 37,1 37,14 37,14 36,14 35,14 34,14 32,14 30,14 29,14 28,14 27,14 26,14 25,14 24,14 24,15 23,16 22,16 21,17 21,18 20,18 19,19 19,20 18,21 17,22 16,24 15,26 15,29 14,31 14,34 13,38 13,41 13,45 13,91">
            <text:p/>
          </draw:polygon>
        </draw:g>
        <draw:g xml:id="id66" draw:id="id66">
          <draw:path draw:style-name="gr9" draw:text-style-name="P5" draw:layer="layout" svg:width="0.018cm" svg:height="0.153cm" svg:x="6.734cm" svg:y="5.489cm" svg:viewBox="0 0 19 154" svg:d="M0 18v-18h19v18zM0 154v-112h19v112z">
            <text:p/>
          </draw:path>
          <draw:polygon draw:style-name="gr9" draw:text-style-name="P5" draw:layer="layout" svg:width="0.089cm" svg:height="0.113cm" svg:x="6.781cm" svg:y="5.528cm" svg:viewBox="0 0 90 114" draw:points="71,114 71,43 71,38 71,35 71,33 70,31 70,29 70,27 69,26 69,24 68,23 67,22 66,21 65,20 64,19 63,18 62,17 61,16 60,16 58,15 56,15 55,15 53,15 50,14 48,14 45,15 42,15 40,15 39,16 38,16 36,17 35,17 34,18 32,19 31,20 30,20 29,21 28,22 27,24 26,25 25,26 24,27 24,29 22,32 21,35 20,38 20,41 19,45 19,49 19,114 1,114 1,26 0,10 0,5 0,3 0,2 18,2 18,2 18,2 18,3 18,5 18,10 18,21 19,21 20,18 22,16 24,13 26,11 28,9 30,8 32,6 34,5 36,4 38,3 40,2 43,1 46,1 49,0 51,0 55,0 59,0 63,1 67,1 71,2 72,3 74,4 75,4 77,5 78,6 79,7 80,8 82,9 83,10 84,12 84,13 85,14 86,16 87,18 88,21 89,25 90,30 90,34 90,39 90,114">
            <text:p/>
          </draw:polygon>
          <draw:path draw:style-name="gr9" draw:text-style-name="P5" draw:layer="layout" svg:width="0.14cm" svg:height="0.145cm" svg:x="6.885cm" svg:y="5.496cm" svg:viewBox="0 0 141 146" svg:d="M120 146l-16-43h-67l-17 43h-20l60-146h22l59 146zM70 15v3l-2 4-2 5-4 13-19 48h55l-19-49-6-16z">
            <text:p/>
          </draw:path>
        </draw:g>
        <draw:g xml:id="id64" draw:id="id64">
          <draw:path draw:style-name="gr9" draw:text-style-name="P5" draw:layer="layout" svg:width="0.018cm" svg:height="0.153cm" svg:x="6.734cm" svg:y="6.759cm" svg:viewBox="0 0 19 154" svg:d="M0 18v-18h19v18zM0 154v-112h19v112z">
            <text:p/>
          </draw:path>
          <draw:polygon draw:style-name="gr9" draw:text-style-name="P5" draw:layer="layout" svg:width="0.089cm" svg:height="0.113cm" svg:x="6.781cm" svg:y="6.798cm" svg:viewBox="0 0 90 114" draw:points="71,114 71,43 71,38 71,35 71,33 70,31 70,29 70,27 69,26 69,24 68,23 67,22 66,21 65,20 64,19 63,18 62,17 61,16 60,16 58,15 56,15 55,15 53,15 50,14 48,14 45,15 42,15 40,15 39,16 38,16 36,17 35,17 34,18 32,19 31,20 30,20 29,21 28,22 27,24 26,25 25,26 24,27 24,29 22,32 21,35 20,38 20,41 19,45 19,49 19,114 1,114 1,26 0,10 0,5 0,3 0,2 18,2 18,2 18,2 18,3 18,5 18,10 18,21 19,21 20,18 22,16 24,13 26,11 28,9 30,8 32,6 34,5 36,4 38,3 40,2 43,1 46,1 49,0 51,0 55,0 59,0 63,1 67,1 71,2 72,3 74,4 75,4 77,5 78,6 79,7 80,8 82,9 83,10 84,12 84,13 85,14 86,16 87,18 88,21 89,25 90,30 90,34 90,39 90,114">
            <text:p/>
          </draw:polygon>
          <draw:path draw:style-name="gr9" draw:text-style-name="P5" draw:layer="layout" svg:width="0.112cm" svg:height="0.145cm" svg:x="6.902cm" svg:y="6.766cm" svg:viewBox="0 0 113 146" svg:d="M113 105v4l-1 3v2l-1 2v2l-1 2-1 2-1 2-1 2-1 1-1 2-2 2-1 1-2 2-1 1-2 1-2 2-4 2-5 2-4 1-5 1-6 1-6 1h-6-59v-146h53l12 1h5l5 1 5 1 4 2 4 2 4 2 3 2 2 3 2 3 2 3 2 3 1 4v4 4 3 4l-1 2v3l-1 3-2 2-1 3-2 2-2 2-2 2-2 2-3 1-2 2-3 1-3 1-3 1h4l4 1 4 1 3 2 3 1 3 2 3 2 1 1 1 1 3 3 1 1 1 2v1l1 1 1 2v1l2 3v4l1 3zM84 38v-3-1-2-1l-1-1v-1l-1-1v-1l-1-1v-1l-1-1-1-1-1-1h-1l-1-1-1-1h-1l-2-1-3-1-2-1h-4l-3-1h-3-4-33v46h33 4l3-1h4l3-1h3l2-2h1l2-1h1l1-1 1-1v-1l1-1h1l1-1v-1l1-2 1-1v-1-1l1-1v-2-2zM93 103v-3l-1-3v-3l-1-2-2-3-1-2-2-2-2-1-3-2-2-1-3-1-4-1-3-1h-4l-4-1h-4-37v53h38 5 4l3-1 4-1 3-1h1l2-1h1l1-1 2-1 1-1 1-1 1-1v-1l1-1 1-1 1-1v-1l1-1v-1l1-2v-1-2l1-3z">
            <text:p/>
          </draw:path>
        </draw:g>
        <draw:g xml:id="id73" draw:id="id73">
          <draw:path draw:style-name="gr9" draw:text-style-name="P5" draw:layer="layout" svg:width="0.099cm" svg:height="0.115cm" svg:x="8.081cm" svg:y="6.163cm" svg:viewBox="0 0 100 116" svg:d="M100 58v7l-1 7-1 6-1 6-2 5-1 2-1 3-1 2-2 2-1 2-2 2-2 1-1 2-2 2-2 1-2 1-2 1-2 1-3 1-2 1-3 1-5 1-5 1h-6-6l-6-1h-3l-2-1-3-1-2-1-2-1-2-1-2-1-2-1-2-2-2-1-2-2-1-2-2-2-1-2-2-2-1-2-1-3-1-2-2-5-1-6-1-6-1-6v-7-7l1-7 1-6 1-5 2-6 2-4 3-5 3-4 3-3 4-3 4-2 4-2 5-2 5-1 6-1h6 6l6 1 6 1 2 1 2 1h3l2 2 2 1 2 1 2 1 2 2 1 1 2 2 1 2 2 2 1 2 1 2 1 2 1 3 2 5 1 6 1 6 1 7zM81 58l-1-6v-5-5l-1-4-1-4-1-4-1-1-1-2-1-1v-2l-1-1-1-1-1-1-1-1-2-1-1-1-1-1-2-1h-1l-2-1h-1l-2-1h-4-3-4-4l-2 1h-1l-2 1h-2l-1 1-1 1-2 1-1 1-1 1-1 1-1 1-1 1-1 2-1 1-1 2v2l-2 3-1 4v5l-1 4v5 6 5 5l1 5v4l1 4 2 4 1 3 1 2 1 1 1 1 1 2 1 1 1 1 1 1 1 1 2 1h1l1 1 2 1h2l1 1h2 2 3 4 4l2-1h2l1-1h2l1-1 2-1 1-1 1-1 1-1 1-1 1-1 1-1 1-2 1-1 1-2v-2l2-3 1-4 1-5v-4-6z">
            <text:p/>
          </draw:path>
          <draw:polygon draw:style-name="gr9" draw:text-style-name="P5" draw:layer="layout" svg:width="0.089cm" svg:height="0.113cm" svg:x="8.205cm" svg:y="6.165cm" svg:viewBox="0 0 90 114" draw:points="19,0 19,71 19,76 19,79 19,81 20,83 20,85 20,87 21,88 21,90 22,91 23,92 24,93 25,94 26,95 27,96 28,97 29,98 31,98 32,99 34,99 36,99 37,99 40,100 42,100 45,99 48,99 50,99 51,98 53,98 54,97 55,97 56,96 58,95 59,94 60,94 61,93 62,92 63,90 64,89 65,88 66,87 66,85 68,83 69,79 70,76 70,73 71,69 71,65 71,0 89,0 89,88 90,104 90,109 90,111 90,112 72,112 72,112 72,112 72,111 72,109 72,104 72,93 71,93 70,96 68,98 66,101 64,103 63,105 61,106 59,108 56,109 54,110 52,111 50,112 47,113 44,113 42,114 39,114 36,114 31,114 27,113 23,113 20,112 18,111 16,110 15,110 13,109 12,108 11,107 10,106 9,105 7,104 7,102 6,101 5,100 4,98 3,96 2,93 1,89 1,84 0,80 0,75 0,0">
            <text:p/>
          </draw:polygon>
          <draw:polygon draw:style-name="gr9" draw:text-style-name="P5" draw:layer="layout" svg:width="0.053cm" svg:height="0.138cm" svg:x="8.312cm" svg:y="6.141cm" svg:viewBox="0 0 54 139" draw:points="54,136 52,137 50,137 47,138 45,138 42,138 40,138 38,138 35,139 33,138 30,138 28,138 26,137 24,136 22,135 20,134 19,132 17,130 16,129 15,127 14,124 14,122 13,119 13,116 13,113 13,39 0,39 0,25 14,25 19,0 32,0 32,25 52,25 52,39 32,39 32,109 32,111 32,113 32,114 32,116 33,117 33,118 33,119 33,119 34,120 34,120 34,120 35,121 35,121 35,122 36,122 36,122 37,122 37,123 38,123 38,123 39,123 40,124 42,124 43,124 44,124 45,124 48,123 51,123 54,122">
            <text:p/>
          </draw:polygon>
        </draw:g>
        <draw:g xml:id="id35" draw:id="id35">
          <draw:polygon draw:style-name="gr9" draw:text-style-name="P5" draw:layer="layout" svg:width="0.112cm" svg:height="0.078cm" svg:x="13.79cm" svg:y="10.55cm" svg:viewBox="0 0 113 79" draw:points="89,79 73,79 59,23 56,11 54,20 39,79 23,79 0,0 13,0 27,54 28,55 29,58 31,68 32,63 49,0 64,0 78,54 81,68 83,58 100,0 113,0">
            <text:p/>
          </draw:polygon>
          <draw:polygon draw:style-name="gr9" draw:text-style-name="P5" draw:layer="layout" svg:width="0.038cm" svg:height="0.079cm" svg:x="13.912cm" svg:y="10.549cm" svg:viewBox="0 0 39 80" draw:points="1,80 1,20 0,1 13,1 13,18 14,18 15,15 15,13 16,11 18,9 18,8 19,6 20,5 20,4 21,4 22,4 23,3 23,2 23,2 24,1 25,1 26,1 28,1 29,0 31,0 33,0 34,0 34,0 35,0 36,0 37,0 37,1 38,1 39,1 39,13 38,13 37,13 37,12 36,12 34,12 31,12 31,12 29,12 29,12 28,13 26,13 26,13 25,13 24,14 23,14 23,15 22,16 21,16 20,17 20,18 19,18 18,19 18,21 17,23 16,25 15,28 15,30 15,33 14,36 14,39 14,80">
            <text:p/>
          </draw:polygon>
          <draw:path draw:style-name="gr9" draw:text-style-name="P5" draw:layer="layout" svg:width="0.013cm" svg:height="0.108cm" svg:x="13.964cm" svg:y="10.521cm" svg:viewBox="0 0 14 109" svg:d="M0 13v-13h14v13zM0 109v-79h14v79z">
            <text:p/>
          </draw:path>
          <draw:polygon draw:style-name="gr9" draw:text-style-name="P5" draw:layer="layout" svg:width="0.039cm" svg:height="0.097cm" svg:x="13.991cm" svg:y="10.533cm" svg:viewBox="0 0 40 98" draw:points="40,96 38,97 37,97 34,97 33,97 31,97 29,97 28,97 26,98 24,97 22,97 20,97 19,97 18,96 16,95 15,95 14,93 12,92 12,91 11,90 10,87 10,86 10,84 10,82 10,80 10,28 0,28 0,18 10,18 14,0 23,0 23,18 38,18 38,28 23,28 23,77 23,78 23,80 23,80 23,82 24,83 24,83 24,84 24,84 25,85 25,85 25,85 26,85 26,85 26,86 26,86 26,86 27,86 27,87 28,87 28,87 29,87 29,87 31,87 31,87 32,87 33,87 35,87 37,87 40,86">
            <text:p/>
          </draw:polygon>
          <draw:path draw:style-name="gr9" draw:text-style-name="P5" draw:layer="layout" svg:width="0.071cm" svg:height="0.081cm" svg:x="14.038cm" svg:y="10.549cm" svg:viewBox="0 0 72 82" svg:d="M15 44v3 3 3l1 3 1 3 1 2 1 2h1v2l1 1h1l1 1v1h1l2 1v1h1l2 1h2 1l1 1h1 3 3 2l1-1h2 2l1-1 2-1 1-1h2l1-1 1-1 1-1 1-2 1-1v-1l1-1 11 3v3l-1 2-2 2-1 1-2 2-2 2-1 1-2 1-3 1-2 1-2 1h-3l-3 1-3 1h-3-3-4l-4-1-4-1h-2l-2-1-1-1h-2l-2-1-1-1-2-1-1-1-1-1-1-2-2-1-1-2v-1l-2-1-1-2v-2l-2-3-1-5v-4l-1-5v-5-4l1-5v-4l1-4 2-3v-2l1-2 2-1v-2l1-1 2-1 1-2 1-1 1-1 2-1 1-1 2-1h1l2-1 2-1 2-1h4l3-1h5 4l4 1h4l4 2 3 1 3 2 2 2 3 3 2 2 2 3 2 4v3l2 5v4 5 5 2zM59 34v-4l-1-2-1-3-1-2v-3l-1-1-1-1-1-1v-1h-1l-1-1v-1l-1-1h-1-1v-1l-2-1h-1-2l-2-1h-2-2-3-3v1h-2-1l-2 1-1 1h-1l-1 1-1 1-1 1h-1v1l-1 1-1 2-1 2-1 2-1 2v2 3 3z">
            <text:p/>
          </draw:path>
          <draw:path draw:style-name="gr9" draw:text-style-name="P5" draw:layer="layout" svg:width="0.102cm" svg:height="0.102cm" svg:x="14.119cm" svg:y="10.526cm" svg:viewBox="0 0 103 103" svg:d="M88 103l-12-30h-49l-12 30h-15l44-103h16l43 103zM51 11v2l-1 3-2 3-3 9-14 34h41l-14-34-5-12z">
            <text:p/>
          </draw:path>
          <draw:path draw:style-name="gr9" draw:text-style-name="P5" draw:layer="layout" svg:width="0.069cm" svg:height="0.108cm" svg:x="14.227cm" svg:y="10.521cm" svg:viewBox="0 0 70 109" svg:d="M56 95l-1 2-2 2v2l-2 1-1 1-2 1-1 1-2 1-1 1-2 1-2 1h-1-2-3-2-2-4-1-2-2l-1-1h-2l-1-1-2-1h-1l-2-1v-1l-2-1v-1l-2-1-1-2v-1l-1-1-1-2-1-1-1-4-2-3v-4-5l-1-4v-5l1-10v-4l1-4 1-4 1-3 2-3 1-3 3-3 2-2 2-1 3-2 3-1 3-1h3 4 2 2 3 2l1 1 2 1h2l1 1 2 1 1 1 2 1 1 1 2 2v1l2 1 1 3v-10-32h14v92 10 4 2h-13-1v-1-1-3zM15 68v5 3 4 3l1 2 1 3 1 2v2h1l1 1v1 1h1l1 1 1 1h1 1l1 1 1 1h1 1 1 1 3 3 1 1 1l2-1 2-1h1l2-1 1-1 1-1 1-2h1v-1l1-1 1-3v-2l1-3 1-3 1-4v-3-4-4-3l-1-4-1-3-1-3v-2l-1-1v-1l-1-1v-2h-1l-1-1-1-1-1-1-2-1v-1h-1-2v-1h-2-1l-1-1h-1-3-3-1l-1 1h-1-1l-1 1h-1-1l-1 1v1l-2 1h-1v1 1h-1l-1 2v1l-1 2-1 2-1 3v3 4 4z">
            <text:p/>
          </draw:path>
          <draw:polygon draw:style-name="gr9" draw:text-style-name="P5" draw:layer="layout" svg:width="0.038cm" svg:height="0.079cm" svg:x="14.318cm" svg:y="10.549cm" svg:viewBox="0 0 39 80" draw:points="1,80 1,20 0,1 13,1 13,18 14,18 15,15 15,13 16,11 18,9 18,8 19,6 20,5 20,4 21,4 22,4 23,3 23,2 23,2 24,1 25,1 26,1 28,1 29,0 31,0 33,0 34,0 34,0 35,0 36,0 37,0 37,1 38,1 39,1 39,13 38,13 37,13 37,12 36,12 34,12 31,12 31,12 29,12 29,12 28,13 26,13 26,13 25,13 24,14 23,14 23,15 22,16 21,16 20,17 20,18 19,18 18,19 18,21 17,23 16,25 15,28 15,30 15,33 14,36 14,39 14,80">
            <text:p/>
          </draw:polygon>
        </draw:g>
        <draw:g xml:id="id56" draw:id="id56">
          <draw:polygon draw:style-name="gr12" draw:text-style-name="P5" draw:layer="layout" svg:width="0.038cm" svg:height="0.079cm" svg:x="13.8cm" svg:y="10.178cm" svg:viewBox="0 0 39 80" draw:points="1,80 1,20 0,1 13,1 13,18 14,18 15,15 15,13 16,11 18,9 18,8 19,6 20,5 20,4 21,4 22,4 23,3 23,2 23,2 24,1 25,1 26,1 28,1 29,0 31,0 33,0 34,0 34,0 35,0 36,0 37,0 37,1 38,1 39,1 39,13 38,13 37,13 37,12 36,12 34,12 31,12 31,12 29,12 29,12 28,13 26,13 26,13 25,13 24,14 23,14 23,15 22,16 21,16 20,17 20,18 19,18 18,19 18,21 17,23 16,25 15,28 15,30 15,33 14,36 14,39 14,80">
            <text:p/>
          </draw:polygon>
          <draw:path draw:style-name="gr12" draw:text-style-name="P5" draw:layer="layout" svg:width="0.071cm" svg:height="0.081cm" svg:x="13.849cm" svg:y="10.178cm" svg:viewBox="0 0 72 82" svg:d="M15 44v3 3 3l1 3 1 3 1 2 1 2h1v2l1 1h1l1 1v1h1l2 1v1h1l2 1h2 1l1 1h1 3 3 2l1-1h2 2l1-1 2-1 1-1h2l1-1 1-1 1-1 1-2 1-1v-1l1-1 11 3v3l-1 2-2 2-1 1-2 2-2 2-1 1-2 1-3 1-2 1-2 1h-3l-3 1-3 1h-3-3-4l-4-1-4-1h-2l-2-1-1-1h-2l-2-1-1-1-2-1-1-1-1-1-1-2-2-1-1-2v-1l-2-1-1-2v-2l-2-3-1-5v-4l-1-5v-5-4l1-5v-4l1-4 2-3v-2l1-2 2-1v-2l1-1 2-1 1-2 1-1 1-1 2-1 1-1 2-1h1l2-1 2-1 2-1h4l3-1h5 4l4 1h4l4 2 3 1 3 2 2 2 3 3 2 2 2 3 2 4v3l2 5v4 5 5 2zM59 34v-4l-1-2-1-3-1-2v-3l-1-1-1-1-1-1v-1h-1l-1-1v-1l-1-1h-1-1v-1l-2-1h-1-2l-2-1h-2-2-3-3v1h-2-1l-2 1-1 1h-1l-1 1-1 1-1 1h-1v1l-1 1-1 2-1 2-1 2-1 2v2 3 3z">
            <text:p/>
          </draw:path>
          <draw:path draw:style-name="gr12" draw:text-style-name="P5" draw:layer="layout" svg:width="0.079cm" svg:height="0.081cm" svg:x="13.936cm" svg:y="10.178cm" svg:viewBox="0 0 80 82" svg:d="M25 82h-3l-3-1h-3l-2-1h-1l-1-1h-1l-1-1h-1l-1-1-1-1-1-1h-1l-1-1v-1-1l-1-1-1-1v-1l-1-1v-2-3l-1-2v-3-3l1-3v-1-2l1-2 1-1v-1l1-1v-1l2-1 1-1v-1l1-1 2-1 1-1h1l1-1h2l1-1h3l4-2h3l5-1h4 19v-4l-1-2v-2-2-2-1l-1-1-1-1v-1l-1-1v-1l-1-1h-1-1l-1-1h-1v-1h-1-2-2l-2-1h-2-2-2l-2 1h-1-3v1h-1-1l-1 1-1 1h-1v1l-1 1v1l-1 1-1 2v1 2l-14-2v-2l1-3 1-2 1-2 1-2 2-2 2-1 2-1 2-2 2-1 2-1 3-1h3l3-1h4 4 3l4 1h3 3l3 2 1 1h2l2 1 1 1 1 1 1 1 1 2 1 1 1 1v1l1 1 1 2 1 2v2 3 4 34 1 1l1 1v2 1l1 1 1 1v1 1h1 1v1h1 1 1 1 2 2v8h-3l-2 1h-3-2-3-1l-2-1h-1-1-1v-1h-1l-1-1h-1v-1l-1-1v-1h-1v-1-1l-1-2v-2l-1-2v-1l-1 2-2 1-1 2-2 2-1 2-2 1-2 1-1 1-2 1-2 1h-2l-2 1h-3l-2 1h-2zM28 72h2 1l2-1h2 2l1-1h2l1-2h1l2-1 1-1 1-1 2-2 2-2 1-1v-1l1-2 1-1v-2-2-1-2l1-1v-6h-15-5-2-1-2-2l-1 1-2 1h-1-1l-1 1-1 1-1 1h-1v1l-1 1-1 1-1 1v1 1 1l-1 2v1 2 1 1l1 2v1 1 1h1v1l1 1h1v1l1 1h1v1h1 1 1l2 1h1z">
            <text:p/>
          </draw:path>
          <draw:path draw:style-name="gr12" draw:text-style-name="P5" draw:layer="layout" svg:width="0.069cm" svg:height="0.108cm" svg:x="14.023cm" svg:y="10.15cm" svg:viewBox="0 0 70 109" svg:d="M56 95l-1 2-2 2v2l-2 1-1 1-2 1-1 1-2 1-1 1-2 1-2 1h-1-2-3-2-2-4-1-2-2l-1-1h-2l-1-1-2-1h-1l-2-1v-1l-2-1v-1l-2-1-1-2v-1l-1-1-1-2-1-1-1-4-2-3v-4-5l-1-4v-5l1-10v-4l1-4 1-4 1-3 2-3 1-3 3-3 2-2 2-1 3-2 3-1 3-1h3 4 2 2 3 2l1 1 2 1h2l1 1 2 1 1 1 2 1 1 1 2 2v1l2 1 1 3v-10-32h14v92 10 4 2h-13-1v-1-1-3zM15 68v5 3 4 3l1 2 1 3 1 2v2h1l1 1v1 1h1l1 1 1 1h1 1l1 1 1 1h1 1 1 1 3 3 1 1 1l2-1 2-1h1l2-1 1-1 1-1 1-2h1v-1l1-1 1-3v-2l1-3 1-3 1-4v-3-4-4-3l-1-4-1-3-1-3v-2l-1-1v-1l-1-1v-2h-1l-1-1-1-1-1-1-2-1v-1h-1-2v-1h-2-1l-1-1h-1-3-3-1l-1 1h-1-1l-1 1h-1-1l-1 1v1l-2 1h-1v1 1h-1l-1 2v1l-1 2-1 2-1 3v3 4 4z">
            <text:p/>
          </draw:path>
          <draw:path draw:style-name="gr12" draw:text-style-name="P5" draw:layer="layout" svg:width="0.102cm" svg:height="0.102cm" svg:x="14.103cm" svg:y="10.155cm" svg:viewBox="0 0 103 103" svg:d="M88 103l-12-30h-49l-12 30h-15l44-103h16l43 103zM51 11v2l-1 3-2 3-3 9-14 34h41l-14-34-5-12z">
            <text:p/>
          </draw:path>
          <draw:path draw:style-name="gr12" draw:text-style-name="P5" draw:layer="layout" svg:width="0.069cm" svg:height="0.108cm" svg:x="14.212cm" svg:y="10.15cm" svg:viewBox="0 0 70 109" svg:d="M56 95l-1 2-2 2v2l-2 1-1 1-2 1-1 1-2 1-1 1-2 1-2 1h-1-2-3-2-2-4-1-2-2l-1-1h-2l-1-1-2-1h-1l-2-1v-1l-2-1v-1l-2-1-1-2v-1l-1-1-1-2-1-1-1-4-2-3v-4-5l-1-4v-5l1-10v-4l1-4 1-4 1-3 2-3 1-3 3-3 2-2 2-1 3-2 3-1 3-1h3 4 2 2 3 2l1 1 2 1h2l1 1 2 1 1 1 2 1 1 1 2 2v1l2 1 1 3v-10-32h14v92 10 4 2h-13-1v-1-1-3zM15 68v5 3 4 3l1 2 1 3 1 2v2h1l1 1v1 1h1l1 1 1 1h1 1l1 1 1 1h1 1 1 1 3 3 1 1 1l2-1 2-1h1l2-1 1-1 1-1 1-2h1v-1l1-1 1-3v-2l1-3 1-3 1-4v-3-4-4-3l-1-4-1-3-1-3v-2l-1-1v-1l-1-1v-2h-1l-1-1-1-1-1-1-2-1v-1h-1-2v-1h-2-1l-1-1h-1-3-3-1l-1 1h-1-1l-1 1h-1-1l-1 1v1l-2 1h-1v1 1h-1l-1 2v1l-1 2-1 2-1 3v3 4 4z">
            <text:p/>
          </draw:path>
          <draw:polygon draw:style-name="gr12" draw:text-style-name="P5" draw:layer="layout" svg:width="0.038cm" svg:height="0.079cm" svg:x="14.302cm" svg:y="10.178cm" svg:viewBox="0 0 39 80" draw:points="1,80 1,20 0,1 13,1 13,18 14,18 15,15 15,13 16,11 18,9 18,8 19,6 20,5 20,4 21,4 22,4 23,3 23,2 23,2 24,1 25,1 26,1 28,1 29,0 31,0 33,0 34,0 34,0 35,0 36,0 37,0 37,1 38,1 39,1 39,13 38,13 37,13 37,12 36,12 34,12 31,12 31,12 29,12 29,12 28,13 26,13 26,13 25,13 24,14 23,14 23,15 22,16 21,16 20,17 20,18 19,18 18,19 18,21 17,23 16,25 15,28 15,30 15,33 14,36 14,39 14,80">
            <text:p/>
          </draw:polygon>
          <draw:polygon draw:style-name="gr12" draw:text-style-name="P5" draw:layer="layout" svg:width="0.07cm" svg:height="0.103cm" svg:x="14.353cm" svg:y="10.154cm" svg:viewBox="0 0 71 104" draw:points="0,104 0,95 1,93 2,91 3,89 4,87 6,85 7,83 8,82 10,80 12,77 15,74 18,71 21,68 34,59 37,56 39,54 42,51 44,49 47,47 48,46 48,44 50,44 51,42 51,41 52,40 53,39 53,37 54,36 54,35 55,33 55,32 55,30 55,29 55,27 55,25 54,23 54,22 53,21 53,20 53,20 53,19 52,18 52,18 51,17 51,16 50,16 49,15 48,14 48,14 47,13 46,13 45,13 45,12 44,12 42,11 40,11 38,11 36,11 34,11 31,11 29,11 28,12 26,13 24,13 23,14 21,16 20,16 20,16 19,17 18,18 18,18 18,19 17,20 17,21 16,23 15,24 15,26 15,28 1,27 1,24 2,21 3,18 4,16 5,15 6,13 7,13 7,11 10,9 12,7 14,6 17,4 19,3 22,2 26,1 29,1 32,0 36,0 40,0 43,1 47,1 50,2 53,3 54,4 56,4 57,5 58,6 59,6 60,7 61,8 62,9 63,11 64,11 65,13 66,13 67,15 67,16 67,18 68,19 69,22 69,25 69,28 69,30 69,31 69,32 68,34 68,36 67,37 67,39 66,40 65,42 64,43 64,44 63,46 61,47 60,49 59,50 58,52 56,54 54,55 50,59 44,64 37,71 32,73 29,77 25,80 23,83 21,84 20,85 19,87 18,88 17,90 16,91 15,92 15,93 71,93 71,104">
            <text:p/>
          </draw:polygon>
        </draw:g>
        <draw:g xml:id="id52" draw:id="id52">
          <draw:polygon draw:style-name="gr13" draw:text-style-name="P5" draw:layer="layout" svg:width="0.038cm" svg:height="0.079cm" svg:x="15.752cm" svg:y="10.088cm" svg:viewBox="0 0 39 80" draw:points="1,80 1,20 0,1 13,1 13,18 14,18 15,15 15,13 16,11 18,9 18,8 19,6 20,5 20,4 21,4 22,4 23,3 23,2 23,2 24,1 25,1 26,1 28,1 29,0 31,0 33,0 34,0 34,0 35,0 36,0 37,0 37,1 38,1 39,1 39,13 38,13 37,13 37,12 36,12 34,12 31,12 31,12 29,12 29,12 28,13 26,13 26,13 25,13 24,14 23,14 23,15 22,16 21,16 20,17 20,18 19,18 18,19 18,21 17,23 16,25 15,28 15,30 15,33 14,36 14,39 14,80">
            <text:p/>
          </draw:polygon>
          <draw:path draw:style-name="gr13" draw:text-style-name="P5" draw:layer="layout" svg:width="0.071cm" svg:height="0.081cm" svg:x="15.801cm" svg:y="10.088cm" svg:viewBox="0 0 72 82" svg:d="M15 44v3 3 3l1 3 1 3 1 2 1 2h1v2l1 1h1l1 1v1h1l2 1v1h1l2 1h2 1l1 1h1 3 3 2l1-1h2 2l1-1 2-1 1-1h2l1-1 1-1 1-1 1-2 1-1v-1l1-1 11 3v3l-1 2-2 2-1 1-2 2-2 2-1 1-2 1-3 1-2 1-2 1h-3l-3 1-3 1h-3-3-4l-4-1-4-1h-2l-2-1-1-1h-2l-2-1-1-1-2-1-1-1-1-1-1-2-2-1-1-2v-1l-2-1-1-2v-2l-2-3-1-5v-4l-1-5v-5-4l1-5v-4l1-4 2-3v-2l1-2 2-1v-2l1-1 2-1 1-2 1-1 1-1 2-1 1-1 2-1h1l2-1 2-1 2-1h4l3-1h5 4l4 1h4l4 2 3 1 3 2 2 2 3 3 2 2 2 3 2 4v3l2 5v4 5 5 2zM59 34v-4l-1-2-1-3-1-2v-3l-1-1-1-1-1-1v-1h-1l-1-1v-1l-1-1h-1-1v-1l-2-1h-1-2l-2-1h-2-2-3-3v1h-2-1l-2 1-1 1h-1l-1 1-1 1-1 1h-1v1l-1 1-1 2-1 2-1 2-1 2v2 3 3z">
            <text:p/>
          </draw:path>
          <draw:path draw:style-name="gr13" draw:text-style-name="P5" draw:layer="layout" svg:width="0.079cm" svg:height="0.081cm" svg:x="15.888cm" svg:y="10.088cm" svg:viewBox="0 0 80 82" svg:d="M25 82h-3l-3-1h-3l-2-1h-1l-1-1h-1l-1-1h-1l-1-1-1-1-1-1h-1l-1-1v-1-1l-1-1-1-1v-1l-1-1v-2-3l-1-2v-3-3l1-3v-1-2l1-2 1-1v-1l1-1v-1l2-1 1-1v-1l1-1 2-1 1-1h1l1-1h2l1-1h3l4-2h3l5-1h4 19v-4l-1-2v-2-2-2-1l-1-1-1-1v-1l-1-1v-1l-1-1h-1-1l-1-1h-1v-1h-1-2-2l-2-1h-2-2-2l-2 1h-1-3v1h-1-1l-1 1-1 1h-1v1l-1 1v1l-1 1-1 2v1 2l-14-2v-2l1-3 1-2 1-2 1-2 2-2 2-1 2-1 2-2 2-1 2-1 3-1h3l3-1h4 4 3l4 1h3 3l3 2 1 1h2l2 1 1 1 1 1 1 1 1 2 1 1 1 1v1l1 1 1 2 1 2v2 3 4 34 1 1l1 1v2 1l1 1 1 1v1 1h1 1v1h1 1 1 1 2 2v8h-3l-2 1h-3-2-3-1l-2-1h-1-1-1v-1h-1l-1-1h-1v-1l-1-1v-1h-1v-1-1l-1-2v-2l-1-2v-1l-1 2-2 1-1 2-2 2-1 2-2 1-2 1-1 1-2 1-2 1h-2l-2 1h-3l-2 1h-2zM28 72h2 1l2-1h2 2l1-1h2l1-2h1l2-1 1-1 1-1 2-2 2-2 1-1v-1l1-2 1-1v-2-2-1-2l1-1v-6h-15-5-2-1-2-2l-1 1-2 1h-1-1l-1 1-1 1-1 1h-1v1l-1 1-1 1-1 1v1 1 1l-1 2v1 2 1 1l1 2v1 1 1h1v1l1 1h1v1l1 1h1v1h1 1 1l2 1h1z">
            <text:p/>
          </draw:path>
          <draw:path draw:style-name="gr13" draw:text-style-name="P5" draw:layer="layout" svg:width="0.069cm" svg:height="0.108cm" svg:x="15.975cm" svg:y="10.06cm" svg:viewBox="0 0 70 109" svg:d="M56 95l-1 2-2 2v2l-2 1-1 1-2 1-1 1-2 1-1 1-2 1-2 1h-1-2-3-2-2-4-1-2-2l-1-1h-2l-1-1-2-1h-1l-2-1v-1l-2-1v-1l-2-1-1-2v-1l-1-1-1-2-1-1-1-4-2-3v-4-5l-1-4v-5l1-10v-4l1-4 1-4 1-3 2-3 1-3 3-3 2-2 2-1 3-2 3-1 3-1h3 4 2 2 3 2l1 1 2 1h2l1 1 2 1 1 1 2 1 1 1 2 2v1l2 1 1 3v-10-32h14v92 10 4 2h-13-1v-1-1-3zM15 68v5 3 4 3l1 2 1 3 1 2v2h1l1 1v1 1h1l1 1 1 1h1 1l1 1 1 1h1 1 1 1 3 3 1 1 1l2-1 2-1h1l2-1 1-1 1-1 1-2h1v-1l1-1 1-3v-2l1-3 1-3 1-4v-3-4-4-3l-1-4-1-3-1-3v-2l-1-1v-1l-1-1v-2h-1l-1-1-1-1-1-1-2-1v-1h-1-2v-1h-2-1l-1-1h-1-3-3-1l-1 1h-1-1l-1 1h-1-1l-1 1v1l-2 1h-1v1 1h-1l-1 2v1l-1 2-1 2-1 3v3 4 4z">
            <text:p/>
          </draw:path>
          <draw:path draw:style-name="gr13" draw:text-style-name="P5" draw:layer="layout" svg:width="0.091cm" svg:height="0.102cm" svg:x="16.068cm" svg:y="10.065cm" svg:viewBox="0 0 92 103" svg:d="M92 50l-1 4v4 4l-1 4-1 2v4l-2 3-1 3-3 3-1 3-2 2-2 3-3 2-3 2-2 2-3 2-3 1-3 1-3 1-4 2h-3-3l-4 1h-4-40v-103h35 7l6 1 6 1 5 2 5 1 3 1 2 1 2 1 2 2 2 1 2 2 2 2 2 1 1 2 1 2 2 3 1 2 1 2 2 2v2l1 3 1 5v5zM78 50l-1-4v-4l-1-5-1-3-1-2-1-2-1-2-1-1-1-2-1-1-1-1-1-2-2-1-1-1-2-1-1-1-2-1-2-1-2-1-2-1h-4l-4-1-5-1h-5-20v81h23 3 3l3-1 2-1h3l2-1 2-1 3-1 2-2 2-1 2-1 2-3 1-1 2-2 1-2 1-2 2-3 1-2v-3l1-3 1-3v-3l1-2z">
            <text:p/>
          </draw:path>
          <draw:path draw:style-name="gr13" draw:text-style-name="P5" draw:layer="layout" svg:width="0.079cm" svg:height="0.081cm" svg:x="16.173cm" svg:y="10.088cm" svg:viewBox="0 0 80 82" svg:d="M25 82h-3l-3-1h-3l-2-1h-1l-1-1h-1l-1-1h-1l-1-1-1-1-1-1h-1l-1-1v-1-1l-1-1-1-1v-1l-1-1v-2-3l-1-2v-3-3l1-3v-1-2l1-2 1-1v-1l1-1v-1l2-1 1-1v-1l1-1 2-1 1-1h1l1-1h2l1-1h3l4-2h3l5-1h4 19v-4l-1-2v-2-2-2-1l-1-1-1-1v-1l-1-1v-1l-1-1h-1-1l-1-1h-1v-1h-1-2-2l-2-1h-2-2-2l-2 1h-1-3v1h-1-1l-1 1-1 1h-1v1l-1 1v1l-1 1-1 2v1 2l-14-2v-2l1-3 1-2 1-2 1-2 2-2 2-1 2-1 2-2 2-1 2-1 3-1h3l3-1h4 4 3l4 1h3 3l3 2 1 1h2l2 1 1 1 1 1 1 1 1 2 1 1 1 1v1l1 1 1 2 1 2v2 3 4 34 1 1l1 1v2 1l1 1 1 1v1 1h1 1v1h1 1 1 1 2 2v8h-3l-2 1h-3-2-3-1l-2-1h-1-1-1v-1h-1l-1-1h-1v-1l-1-1v-1h-1v-1-1l-1-2v-2l-1-2v-1l-1 2-2 1-1 2-2 2-1 2-2 1-2 1-1 1-2 1-2 1h-2l-2 1h-3l-2 1h-2zM28 72h2 1l2-1h2 2l1-1h2l1-2h1l2-1 1-1 1-1 2-2 2-2 1-1v-1l1-2 1-1v-2-2-1-2l1-1v-6h-15-5-2-1-2-2l-1 1-2 1h-1-1l-1 1-1 1-1 1h-1v1l-1 1-1 1-1 1v1 1 1l-1 2v1 2 1 1l1 2v1 1 1h1v1l1 1h1v1l1 1h1v1h1 1 1l2 1h1z">
            <text:p/>
          </draw:path>
          <draw:polygon draw:style-name="gr13" draw:text-style-name="P5" draw:layer="layout" svg:width="0.039cm" svg:height="0.097cm" svg:x="16.256cm" svg:y="10.072cm" svg:viewBox="0 0 40 98" draw:points="40,96 38,97 37,97 34,97 33,97 31,97 29,97 28,97 26,98 24,97 22,97 20,97 19,97 18,96 16,95 15,95 14,93 12,92 12,91 11,90 10,87 10,86 10,84 10,82 10,80 10,28 0,28 0,18 10,18 14,0 23,0 23,18 38,18 38,28 23,28 23,77 23,78 23,80 23,80 23,82 24,83 24,83 24,84 24,84 25,85 25,85 25,85 26,85 26,85 26,86 26,86 26,86 27,86 27,87 28,87 28,87 29,87 29,87 31,87 31,87 32,87 33,87 35,87 37,87 40,86">
            <text:p/>
          </draw:polygon>
          <draw:path draw:style-name="gr13" draw:text-style-name="P5" draw:layer="layout" svg:width="0.079cm" svg:height="0.081cm" svg:x="16.303cm" svg:y="10.088cm" svg:viewBox="0 0 80 82" svg:d="M25 82h-3l-3-1h-3l-2-1h-1l-1-1h-1l-1-1h-1l-1-1-1-1-1-1h-1l-1-1v-1-1l-1-1-1-1v-1l-1-1v-2-3l-1-2v-3-3l1-3v-1-2l1-2 1-1v-1l1-1v-1l2-1 1-1v-1l1-1 2-1 1-1h1l1-1h2l1-1h3l4-2h3l5-1h4 19v-4l-1-2v-2-2-2-1l-1-1-1-1v-1l-1-1v-1l-1-1h-1-1l-1-1h-1v-1h-1-2-2l-2-1h-2-2-2l-2 1h-1-3v1h-1-1l-1 1-1 1h-1v1l-1 1v1l-1 1-1 2v1 2l-14-2v-2l1-3 1-2 1-2 1-2 2-2 2-1 2-1 2-2 2-1 2-1 3-1h3l3-1h4 4 3l4 1h3 3l3 2 1 1h2l2 1 1 1 1 1 1 1 1 2 1 1 1 1v1l1 1 1 2 1 2v2 3 4 34 1 1l1 1v2 1l1 1 1 1v1 1h1 1v1h1 1 1 1 2 2v8h-3l-2 1h-3-2-3-1l-2-1h-1-1-1v-1h-1l-1-1h-1v-1l-1-1v-1h-1v-1-1l-1-2v-2l-1-2v-1l-1 2-2 1-1 2-2 2-1 2-2 1-2 1-1 1-2 1-2 1h-2l-2 1h-3l-2 1h-2zM28 72h2 1l2-1h2 2l1-1h2l1-2h1l2-1 1-1 1-1 2-2 2-2 1-1v-1l1-2 1-1v-2-2-1-2l1-1v-6h-15-5-2-1-2-2l-1 1-2 1h-1-1l-1 1-1 1-1 1h-1v1l-1 1-1 1-1 1v1 1 1l-1 2v1 2 1 1l1 2v1 1 1h1v1l1 1h1v1l1 1h1v1h1 1 1l2 1h1z">
            <text:p/>
          </draw:path>
          <draw:polygon draw:style-name="gr13" draw:text-style-name="P5" draw:layer="layout" svg:width="0.066cm" svg:height="0.102cm" svg:x="16.395cm" svg:y="10.065cm" svg:viewBox="0 0 67 103" draw:points="0,103 0,92 27,92 27,13 3,29 3,17 29,0 41,0 41,92 67,92 67,103">
            <text:p/>
          </draw:polygon>
        </draw:g>
        <draw:g xml:id="id38" draw:id="id38">
          <draw:polygon draw:style-name="gr12" draw:text-style-name="P5" draw:layer="layout" svg:width="0.038cm" svg:height="0.079cm" svg:x="13.808cm" svg:y="9.819cm" svg:viewBox="0 0 39 80" draw:points="1,80 1,20 0,1 13,1 13,18 14,18 15,15 15,13 16,11 18,9 18,8 19,6 20,5 20,4 21,4 22,4 23,3 23,2 23,2 24,1 25,1 26,1 28,1 29,0 31,0 33,0 34,0 34,0 35,0 36,0 37,0 37,1 38,1 39,1 39,13 38,13 37,13 37,12 36,12 34,12 31,12 31,12 29,12 29,12 28,13 26,13 26,13 25,13 24,14 23,14 23,15 22,16 21,16 20,17 20,18 19,18 18,19 18,21 17,23 16,25 15,28 15,30 15,33 14,36 14,39 14,80">
            <text:p/>
          </draw:polygon>
          <draw:path draw:style-name="gr12" draw:text-style-name="P5" draw:layer="layout" svg:width="0.071cm" svg:height="0.081cm" svg:x="13.857cm" svg:y="9.819cm" svg:viewBox="0 0 72 82" svg:d="M15 44v3 3 3l1 3 1 3 1 2 1 2h1v2l1 1h1l1 1v1h1l2 1v1h1l2 1h2 1l1 1h1 3 3 2l1-1h2 2l1-1 2-1 1-1h2l1-1 1-1 1-1 1-2 1-1v-1l1-1 11 3v3l-1 2-2 2-1 1-2 2-2 2-1 1-2 1-3 1-2 1-2 1h-3l-3 1-3 1h-3-3-4l-4-1-4-1h-2l-2-1-1-1h-2l-2-1-1-1-2-1-1-1-1-1-1-2-2-1-1-2v-1l-2-1-1-2v-2l-2-3-1-5v-4l-1-5v-5-4l1-5v-4l1-4 2-3v-2l1-2 2-1v-2l1-1 2-1 1-2 1-1 1-1 2-1 1-1 2-1h1l2-1 2-1 2-1h4l3-1h5 4l4 1h4l4 2 3 1 3 2 2 2 3 3 2 2 2 3 2 4v3l2 5v4 5 5 2zM59 34v-4l-1-2-1-3-1-2v-3l-1-1-1-1-1-1v-1h-1l-1-1v-1l-1-1h-1-1v-1l-2-1h-1-2l-2-1h-2-2-3-3v1h-2-1l-2 1-1 1h-1l-1 1-1 1-1 1h-1v1l-1 1-1 2-1 2-1 2-1 2v2 3 3z">
            <text:p/>
          </draw:path>
          <draw:path draw:style-name="gr12" draw:text-style-name="P5" draw:layer="layout" svg:width="0.079cm" svg:height="0.081cm" svg:x="13.944cm" svg:y="9.819cm" svg:viewBox="0 0 80 82" svg:d="M25 82h-3l-3-1h-3l-2-1h-1l-1-1h-1l-1-1h-1l-1-1-1-1-1-1h-1l-1-1v-1-1l-1-1-1-1v-1l-1-1v-2-3l-1-2v-3-3l1-3v-1-2l1-2 1-1v-1l1-1v-1l2-1 1-1v-1l1-1 2-1 1-1h1l1-1h2l1-1h3l4-2h3l5-1h4 19v-4l-1-2v-2-2-2-1l-1-1-1-1v-1l-1-1v-1l-1-1h-1-1l-1-1h-1v-1h-1-2-2l-2-1h-2-2-2l-2 1h-1-3v1h-1-1l-1 1-1 1h-1v1l-1 1v1l-1 1-1 2v1 2l-14-2v-2l1-3 1-2 1-2 1-2 2-2 2-1 2-1 2-2 2-1 2-1 3-1h3l3-1h4 4 3l4 1h3 3l3 2 1 1h2l2 1 1 1 1 1 1 1 1 2 1 1 1 1v1l1 1 1 2 1 2v2 3 4 34 1 1l1 1v2 1l1 1 1 1v1 1h1 1v1h1 1 1 1 2 2v8h-3l-2 1h-3-2-3-1l-2-1h-1-1-1v-1h-1l-1-1h-1v-1l-1-1v-1h-1v-1-1l-1-2v-2l-1-2v-1l-1 2-2 1-1 2-2 2-1 2-2 1-2 1-1 1-2 1-2 1h-2l-2 1h-3l-2 1h-2zM28 72h2 1l2-1h2 2l1-1h2l1-2h1l2-1 1-1 1-1 2-2 2-2 1-1v-1l1-2 1-1v-2-2-1-2l1-1v-6h-15-5-2-1-2-2l-1 1-2 1h-1-1l-1 1-1 1-1 1h-1v1l-1 1-1 1-1 1v1 1 1l-1 2v1 2 1 1l1 2v1 1 1h1v1l1 1h1v1l1 1h1v1h1 1 1l2 1h1z">
            <text:p/>
          </draw:path>
          <draw:path draw:style-name="gr12" draw:text-style-name="P5" draw:layer="layout" svg:width="0.069cm" svg:height="0.108cm" svg:x="14.031cm" svg:y="9.792cm" svg:viewBox="0 0 70 109" svg:d="M56 95l-1 2-2 2v2l-2 1-1 1-2 1-1 1-2 1-1 1-2 1-2 1h-1-2-3-2-2-4-1-2-2l-1-1h-2l-1-1-2-1h-1l-2-1v-1l-2-1v-1l-2-1-1-2v-1l-1-1-1-2-1-1-1-4-2-3v-4-5l-1-4v-5l1-10v-4l1-4 1-4 1-3 2-3 1-3 3-3 2-2 2-1 3-2 3-1 3-1h3 4 2 2 3 2l1 1 2 1h2l1 1 2 1 1 1 2 1 1 1 2 2v1l2 1 1 3v-10-32h14v92 10 4 2h-13-1v-1-1-3zM15 68v5 3 4 3l1 2 1 3 1 2v2h1l1 1v1 1h1l1 1 1 1h1 1l1 1 1 1h1 1 1 1 3 3 1 1 1l2-1 2-1h1l2-1 1-1 1-1 1-2h1v-1l1-1 1-3v-2l1-3 1-3 1-4v-3-4-4-3l-1-4-1-3-1-3v-2l-1-1v-1l-1-1v-2h-1l-1-1-1-1-1-1-2-1v-1h-1-2v-1h-2-1l-1-1h-1-3-3-1l-1 1h-1-1l-1 1h-1-1l-1 1v1l-2 1h-1v1 1h-1l-1 2v1l-1 2-1 2-1 3v3 4 4z">
            <text:p/>
          </draw:path>
          <draw:path draw:style-name="gr12" draw:text-style-name="P5" draw:layer="layout" svg:width="0.102cm" svg:height="0.102cm" svg:x="14.111cm" svg:y="9.797cm" svg:viewBox="0 0 103 103" svg:d="M88 103l-12-30h-49l-12 30h-15l44-103h16l43 103zM51 11v2l-1 3-2 3-3 9-14 34h41l-14-34-5-12z">
            <text:p/>
          </draw:path>
          <draw:path draw:style-name="gr12" draw:text-style-name="P5" draw:layer="layout" svg:width="0.069cm" svg:height="0.108cm" svg:x="14.22cm" svg:y="9.792cm" svg:viewBox="0 0 70 109" svg:d="M56 95l-1 2-2 2v2l-2 1-1 1-2 1-1 1-2 1-1 1-2 1-2 1h-1-2-3-2-2-4-1-2-2l-1-1h-2l-1-1-2-1h-1l-2-1v-1l-2-1v-1l-2-1-1-2v-1l-1-1-1-2-1-1-1-4-2-3v-4-5l-1-4v-5l1-10v-4l1-4 1-4 1-3 2-3 1-3 3-3 2-2 2-1 3-2 3-1 3-1h3 4 2 2 3 2l1 1 2 1h2l1 1 2 1 1 1 2 1 1 1 2 2v1l2 1 1 3v-10-32h14v92 10 4 2h-13-1v-1-1-3zM15 68v5 3 4 3l1 2 1 3 1 2v2h1l1 1v1 1h1l1 1 1 1h1 1l1 1 1 1h1 1 1 1 3 3 1 1 1l2-1 2-1h1l2-1 1-1 1-1 1-2h1v-1l1-1 1-3v-2l1-3 1-3 1-4v-3-4-4-3l-1-4-1-3-1-3v-2l-1-1v-1l-1-1v-2h-1l-1-1-1-1-1-1-2-1v-1h-1-2v-1h-2-1l-1-1h-1-3-3-1l-1 1h-1-1l-1 1h-1-1l-1 1v1l-2 1h-1v1 1h-1l-1 2v1l-1 2-1 2-1 3v3 4 4z">
            <text:p/>
          </draw:path>
          <draw:polygon draw:style-name="gr12" draw:text-style-name="P5" draw:layer="layout" svg:width="0.038cm" svg:height="0.079cm" svg:x="14.31cm" svg:y="9.819cm" svg:viewBox="0 0 39 80" draw:points="1,80 1,20 0,1 13,1 13,18 14,18 15,15 15,13 16,11 18,9 18,8 19,6 20,5 20,4 21,4 22,4 23,3 23,2 23,2 24,1 25,1 26,1 28,1 29,0 31,0 33,0 34,0 34,0 35,0 36,0 37,0 37,1 38,1 39,1 39,13 38,13 37,13 37,12 36,12 34,12 31,12 31,12 29,12 29,12 28,13 26,13 26,13 25,13 24,14 23,14 23,15 22,16 21,16 20,17 20,18 19,18 18,19 18,21 17,23 16,25 15,28 15,30 15,33 14,36 14,39 14,80">
            <text:p/>
          </draw:polygon>
          <draw:polygon draw:style-name="gr12" draw:text-style-name="P5" draw:layer="layout" svg:width="0.066cm" svg:height="0.102cm" svg:x="14.365cm" svg:y="9.797cm" svg:viewBox="0 0 67 103" draw:points="0,103 0,92 27,92 27,13 3,29 3,17 29,0 41,0 41,92 67,92 67,103">
            <text:p/>
          </draw:polygon>
        </draw:g>
        <draw:g xml:id="id42" draw:id="id42">
          <draw:polygon draw:style-name="gr9" draw:text-style-name="P5" draw:layer="layout" svg:width="0.038cm" svg:height="0.079cm" svg:x="15.752cm" svg:y="10.536cm" svg:viewBox="0 0 39 80" draw:points="1,80 1,20 0,1 13,1 13,18 14,18 15,15 15,13 16,11 18,9 18,8 19,6 20,5 20,4 21,4 22,4 23,3 23,2 23,2 24,1 25,1 26,1 28,1 29,0 31,0 33,0 34,0 34,0 35,0 36,0 37,0 37,1 38,1 39,1 39,13 38,13 37,13 37,12 36,12 34,12 31,12 31,12 29,12 29,12 28,13 26,13 26,13 25,13 24,14 23,14 23,15 22,16 21,16 20,17 20,18 19,18 18,19 18,21 17,23 16,25 15,28 15,30 15,33 14,36 14,39 14,80">
            <text:p/>
          </draw:polygon>
          <draw:path draw:style-name="gr9" draw:text-style-name="P5" draw:layer="layout" svg:width="0.071cm" svg:height="0.081cm" svg:x="15.801cm" svg:y="10.536cm" svg:viewBox="0 0 72 82" svg:d="M15 44v3 3 3l1 3 1 3 1 2 1 2h1v2l1 1h1l1 1v1h1l2 1v1h1l2 1h2 1l1 1h1 3 3 2l1-1h2 2l1-1 2-1 1-1h2l1-1 1-1 1-1 1-2 1-1v-1l1-1 11 3v3l-1 2-2 2-1 1-2 2-2 2-1 1-2 1-3 1-2 1-2 1h-3l-3 1-3 1h-3-3-4l-4-1-4-1h-2l-2-1-1-1h-2l-2-1-1-1-2-1-1-1-1-1-1-2-2-1-1-2v-1l-2-1-1-2v-2l-2-3-1-5v-4l-1-5v-5-4l1-5v-4l1-4 2-3v-2l1-2 2-1v-2l1-1 2-1 1-2 1-1 1-1 2-1 1-1 2-1h1l2-1 2-1 2-1h4l3-1h5 4l4 1h4l4 2 3 1 3 2 2 2 3 3 2 2 2 3 2 4v3l2 5v4 5 5 2zM59 34v-4l-1-2-1-3-1-2v-3l-1-1-1-1-1-1v-1h-1l-1-1v-1l-1-1h-1-1v-1l-2-1h-1-2l-2-1h-2-2-3-3v1h-2-1l-2 1-1 1h-1l-1 1-1 1-1 1h-1v1l-1 1-1 2-1 2-1 2-1 2v2 3 3z">
            <text:p/>
          </draw:path>
          <draw:path draw:style-name="gr9" draw:text-style-name="P5" draw:layer="layout" svg:width="0.079cm" svg:height="0.081cm" svg:x="15.888cm" svg:y="10.536cm" svg:viewBox="0 0 80 82" svg:d="M25 82h-3l-3-1h-3l-2-1h-1l-1-1h-1l-1-1h-1l-1-1-1-1-1-1h-1l-1-1v-1-1l-1-1-1-1v-1l-1-1v-2-3l-1-2v-3-3l1-3v-1-2l1-2 1-1v-1l1-1v-1l2-1 1-1v-1l1-1 2-1 1-1h1l1-1h2l1-1h3l4-2h3l5-1h4 19v-4l-1-2v-2-2-2-1l-1-1-1-1v-1l-1-1v-1l-1-1h-1-1l-1-1h-1v-1h-1-2-2l-2-1h-2-2-2l-2 1h-1-3v1h-1-1l-1 1-1 1h-1v1l-1 1v1l-1 1-1 2v1 2l-14-2v-2l1-3 1-2 1-2 1-2 2-2 2-1 2-1 2-2 2-1 2-1 3-1h3l3-1h4 4 3l4 1h3 3l3 2 1 1h2l2 1 1 1 1 1 1 1 1 2 1 1 1 1v1l1 1 1 2 1 2v2 3 4 34 1 1l1 1v2 1l1 1 1 1v1 1h1 1v1h1 1 1 1 2 2v8h-3l-2 1h-3-2-3-1l-2-1h-1-1-1v-1h-1l-1-1h-1v-1l-1-1v-1h-1v-1-1l-1-2v-2l-1-2v-1l-1 2-2 1-1 2-2 2-1 2-2 1-2 1-1 1-2 1-2 1h-2l-2 1h-3l-2 1h-2zM28 72h2 1l2-1h2 2l1-1h2l1-2h1l2-1 1-1 1-1 2-2 2-2 1-1v-1l1-2 1-1v-2-2-1-2l1-1v-6h-15-5-2-1-2-2l-1 1-2 1h-1-1l-1 1-1 1-1 1h-1v1l-1 1-1 1-1 1v1 1 1l-1 2v1 2 1 1l1 2v1 1 1h1v1l1 1h1v1l1 1h1v1h1 1 1l2 1h1z">
            <text:p/>
          </draw:path>
          <draw:path draw:style-name="gr9" draw:text-style-name="P5" draw:layer="layout" svg:width="0.069cm" svg:height="0.108cm" svg:x="15.975cm" svg:y="10.508cm" svg:viewBox="0 0 70 109" svg:d="M56 95l-1 2-2 2v2l-2 1-1 1-2 1-1 1-2 1-1 1-2 1-2 1h-1-2-3-2-2-4-1-2-2l-1-1h-2l-1-1-2-1h-1l-2-1v-1l-2-1v-1l-2-1-1-2v-1l-1-1-1-2-1-1-1-4-2-3v-4-5l-1-4v-5l1-10v-4l1-4 1-4 1-3 2-3 1-3 3-3 2-2 2-1 3-2 3-1 3-1h3 4 2 2 3 2l1 1 2 1h2l1 1 2 1 1 1 2 1 1 1 2 2v1l2 1 1 3v-10-32h14v92 10 4 2h-13-1v-1-1-3zM15 68v5 3 4 3l1 2 1 3 1 2v2h1l1 1v1 1h1l1 1 1 1h1 1l1 1 1 1h1 1 1 1 3 3 1 1 1l2-1 2-1h1l2-1 1-1 1-1 1-2h1v-1l1-1 1-3v-2l1-3 1-3 1-4v-3-4-4-3l-1-4-1-3-1-3v-2l-1-1v-1l-1-1v-2h-1l-1-1-1-1-1-1-2-1v-1h-1-2v-1h-2-1l-1-1h-1-3-3-1l-1 1h-1-1l-1 1h-1-1l-1 1v1l-2 1h-1v1 1h-1l-1 2v1l-1 2-1 2-1 3v3 4 4z">
            <text:p/>
          </draw:path>
          <draw:path draw:style-name="gr9" draw:text-style-name="P5" draw:layer="layout" svg:width="0.091cm" svg:height="0.102cm" svg:x="16.068cm" svg:y="10.513cm" svg:viewBox="0 0 92 103" svg:d="M92 50l-1 4v4 4l-1 4-1 2v4l-2 3-1 3-3 3-1 3-2 2-2 3-3 2-3 2-2 2-3 2-3 1-3 1-3 1-4 2h-3-3l-4 1h-4-40v-103h35 7l6 1 6 1 5 2 5 1 3 1 2 1 2 1 2 2 2 1 2 2 2 2 2 1 1 2 1 2 2 3 1 2 1 2 2 2v2l1 3 1 5v5zM78 50l-1-4v-4l-1-5-1-3-1-2-1-2-1-2-1-1-1-2-1-1-1-1-1-2-2-1-1-1-2-1-1-1-2-1-2-1-2-1-2-1h-4l-4-1-5-1h-5-20v81h23 3 3l3-1 2-1h3l2-1 2-1 3-1 2-2 2-1 2-1 2-3 1-1 2-2 1-2 1-2 2-3 1-2v-3l1-3 1-3v-3l1-2z">
            <text:p/>
          </draw:path>
          <draw:path draw:style-name="gr9" draw:text-style-name="P5" draw:layer="layout" svg:width="0.079cm" svg:height="0.081cm" svg:x="16.173cm" svg:y="10.536cm" svg:viewBox="0 0 80 82" svg:d="M25 82h-3l-3-1h-3l-2-1h-1l-1-1h-1l-1-1h-1l-1-1-1-1-1-1h-1l-1-1v-1-1l-1-1-1-1v-1l-1-1v-2-3l-1-2v-3-3l1-3v-1-2l1-2 1-1v-1l1-1v-1l2-1 1-1v-1l1-1 2-1 1-1h1l1-1h2l1-1h3l4-2h3l5-1h4 19v-4l-1-2v-2-2-2-1l-1-1-1-1v-1l-1-1v-1l-1-1h-1-1l-1-1h-1v-1h-1-2-2l-2-1h-2-2-2l-2 1h-1-3v1h-1-1l-1 1-1 1h-1v1l-1 1v1l-1 1-1 2v1 2l-14-2v-2l1-3 1-2 1-2 1-2 2-2 2-1 2-1 2-2 2-1 2-1 3-1h3l3-1h4 4 3l4 1h3 3l3 2 1 1h2l2 1 1 1 1 1 1 1 1 2 1 1 1 1v1l1 1 1 2 1 2v2 3 4 34 1 1l1 1v2 1l1 1 1 1v1 1h1 1v1h1 1 1 1 2 2v8h-3l-2 1h-3-2-3-1l-2-1h-1-1-1v-1h-1l-1-1h-1v-1l-1-1v-1h-1v-1-1l-1-2v-2l-1-2v-1l-1 2-2 1-1 2-2 2-1 2-2 1-2 1-1 1-2 1-2 1h-2l-2 1h-3l-2 1h-2zM28 72h2 1l2-1h2 2l1-1h2l1-2h1l2-1 1-1 1-1 2-2 2-2 1-1v-1l1-2 1-1v-2-2-1-2l1-1v-6h-15-5-2-1-2-2l-1 1-2 1h-1-1l-1 1-1 1-1 1h-1v1l-1 1-1 1-1 1v1 1 1l-1 2v1 2 1 1l1 2v1 1 1h1v1l1 1h1v1l1 1h1v1h1 1 1l2 1h1z">
            <text:p/>
          </draw:path>
          <draw:polygon draw:style-name="gr9" draw:text-style-name="P5" draw:layer="layout" svg:width="0.039cm" svg:height="0.097cm" svg:x="16.256cm" svg:y="10.52cm" svg:viewBox="0 0 40 98" draw:points="40,96 38,97 37,97 34,97 33,97 31,97 29,97 28,97 26,98 24,97 22,97 20,97 19,97 18,96 16,95 15,95 14,93 12,92 12,91 11,90 10,87 10,86 10,84 10,82 10,80 10,28 0,28 0,18 10,18 14,0 23,0 23,18 38,18 38,28 23,28 23,77 23,78 23,80 23,80 23,82 24,83 24,83 24,84 24,84 25,85 25,85 25,85 26,85 26,85 26,86 26,86 26,86 27,86 27,87 28,87 28,87 29,87 29,87 31,87 31,87 32,87 33,87 35,87 37,87 40,86">
            <text:p/>
          </draw:polygon>
          <draw:path draw:style-name="gr9" draw:text-style-name="P5" draw:layer="layout" svg:width="0.079cm" svg:height="0.081cm" svg:x="16.303cm" svg:y="10.536cm" svg:viewBox="0 0 80 82" svg:d="M25 82h-3l-3-1h-3l-2-1h-1l-1-1h-1l-1-1h-1l-1-1-1-1-1-1h-1l-1-1v-1-1l-1-1-1-1v-1l-1-1v-2-3l-1-2v-3-3l1-3v-1-2l1-2 1-1v-1l1-1v-1l2-1 1-1v-1l1-1 2-1 1-1h1l1-1h2l1-1h3l4-2h3l5-1h4 19v-4l-1-2v-2-2-2-1l-1-1-1-1v-1l-1-1v-1l-1-1h-1-1l-1-1h-1v-1h-1-2-2l-2-1h-2-2-2l-2 1h-1-3v1h-1-1l-1 1-1 1h-1v1l-1 1v1l-1 1-1 2v1 2l-14-2v-2l1-3 1-2 1-2 1-2 2-2 2-1 2-1 2-2 2-1 2-1 3-1h3l3-1h4 4 3l4 1h3 3l3 2 1 1h2l2 1 1 1 1 1 1 1 1 2 1 1 1 1v1l1 1 1 2 1 2v2 3 4 34 1 1l1 1v2 1l1 1 1 1v1 1h1 1v1h1 1 1 1 2 2v8h-3l-2 1h-3-2-3-1l-2-1h-1-1-1v-1h-1l-1-1h-1v-1l-1-1v-1h-1v-1-1l-1-2v-2l-1-2v-1l-1 2-2 1-1 2-2 2-1 2-2 1-2 1-1 1-2 1-2 1h-2l-2 1h-3l-2 1h-2zM28 72h2 1l2-1h2 2l1-1h2l1-2h1l2-1 1-1 1-1 2-2 2-2 1-1v-1l1-2 1-1v-2-2-1-2l1-1v-6h-15-5-2-1-2-2l-1 1-2 1h-1-1l-1 1-1 1-1 1h-1v1l-1 1-1 1-1 1v1 1 1l-1 2v1 2 1 1l1 2v1 1 1h1v1l1 1h1v1l1 1h1v1h1 1 1l2 1h1z">
            <text:p/>
          </draw:path>
          <draw:polygon draw:style-name="gr9" draw:text-style-name="P5" draw:layer="layout" svg:width="0.07cm" svg:height="0.103cm" svg:x="16.391cm" svg:y="10.512cm" svg:viewBox="0 0 71 104" draw:points="0,104 0,95 1,93 2,91 3,89 4,87 6,85 7,83 8,82 10,80 12,77 15,74 18,71 21,68 34,59 37,56 39,54 42,51 44,49 47,47 48,46 48,44 50,44 51,42 51,41 52,40 53,39 53,37 54,36 54,35 55,33 55,32 55,30 55,29 55,27 55,25 54,23 54,22 53,21 53,20 53,20 53,19 52,18 52,18 51,17 51,16 50,16 49,15 48,14 48,14 47,13 46,13 45,13 45,12 44,12 42,11 40,11 38,11 36,11 34,11 31,11 29,11 28,12 26,13 24,13 23,14 21,16 20,16 20,16 19,17 18,18 18,18 18,19 17,20 17,21 16,23 15,24 15,26 15,28 1,27 1,24 2,21 3,18 4,16 5,15 6,13 7,13 7,11 10,9 12,7 14,6 17,4 19,3 22,2 26,1 29,1 32,0 36,0 40,0 43,1 47,1 50,2 53,3 54,4 56,4 57,5 58,6 59,6 60,7 61,8 62,9 63,11 64,11 65,13 66,13 67,15 67,16 67,18 68,19 69,22 69,25 69,28 69,30 69,31 69,32 68,34 68,36 67,37 67,39 66,40 65,42 64,43 64,44 63,46 61,47 60,49 59,50 58,52 56,54 54,55 50,59 44,64 37,71 32,73 29,77 25,80 23,83 21,84 20,85 19,87 18,88 17,90 16,91 15,92 15,93 71,93 71,104">
            <text:p/>
          </draw:polygon>
        </draw:g>
        <draw:g xml:id="id71" draw:id="id71">
          <draw:polygon draw:style-name="gr9" draw:text-style-name="P5" draw:layer="layout" svg:width="0.112cm" svg:height="0.078cm" svg:x="13.79cm" svg:y="12.341cm" svg:viewBox="0 0 113 79" draw:points="89,79 73,79 59,23 56,11 54,20 39,79 23,79 0,0 13,0 27,54 28,55 29,58 31,68 32,63 49,0 64,0 78,54 81,68 83,58 100,0 113,0">
            <text:p/>
          </draw:polygon>
          <draw:polygon draw:style-name="gr9" draw:text-style-name="P5" draw:layer="layout" svg:width="0.038cm" svg:height="0.079cm" svg:x="13.912cm" svg:y="12.34cm" svg:viewBox="0 0 39 80" draw:points="1,80 1,20 0,1 13,1 13,18 14,18 15,15 15,13 16,11 18,9 18,8 19,6 20,5 20,4 21,4 22,4 23,3 23,2 23,2 24,1 25,1 26,1 28,1 29,0 31,0 33,0 34,0 34,0 35,0 36,0 37,0 37,1 38,1 39,1 39,13 38,13 37,13 37,12 36,12 34,12 31,12 31,12 29,12 29,12 28,13 26,13 26,13 25,13 24,14 23,14 23,15 22,16 21,16 20,17 20,18 19,18 18,19 18,21 17,23 16,25 15,28 15,30 15,33 14,36 14,39 14,80">
            <text:p/>
          </draw:polygon>
          <draw:path draw:style-name="gr9" draw:text-style-name="P5" draw:layer="layout" svg:width="0.013cm" svg:height="0.108cm" svg:x="13.964cm" svg:y="12.312cm" svg:viewBox="0 0 14 109" svg:d="M0 13v-13h14v13zM0 109v-79h14v79z">
            <text:p/>
          </draw:path>
          <draw:polygon draw:style-name="gr9" draw:text-style-name="P5" draw:layer="layout" svg:width="0.039cm" svg:height="0.097cm" svg:x="13.991cm" svg:y="12.324cm" svg:viewBox="0 0 40 98" draw:points="40,96 38,97 37,97 34,97 33,97 31,97 29,97 28,97 26,98 24,97 22,97 20,97 19,97 18,96 16,95 15,95 14,93 12,92 12,91 11,90 10,87 10,86 10,84 10,82 10,80 10,28 0,28 0,18 10,18 14,0 23,0 23,18 38,18 38,28 23,28 23,77 23,78 23,80 23,80 23,82 24,83 24,83 24,84 24,84 25,85 25,85 25,85 26,85 26,85 26,86 26,86 26,86 27,86 27,87 28,87 28,87 29,87 29,87 31,87 31,87 32,87 33,87 35,87 37,87 40,86">
            <text:p/>
          </draw:polygon>
          <draw:path draw:style-name="gr9" draw:text-style-name="P5" draw:layer="layout" svg:width="0.071cm" svg:height="0.081cm" svg:x="14.038cm" svg:y="12.34cm" svg:viewBox="0 0 72 82" svg:d="M15 44v3 3 3l1 3 1 3 1 2 1 2h1v2l1 1h1l1 1v1h1l2 1v1h1l2 1h2 1l1 1h1 3 3 2l1-1h2 2l1-1 2-1 1-1h2l1-1 1-1 1-1 1-2 1-1v-1l1-1 11 3v3l-1 2-2 2-1 1-2 2-2 2-1 1-2 1-3 1-2 1-2 1h-3l-3 1-3 1h-3-3-4l-4-1-4-1h-2l-2-1-1-1h-2l-2-1-1-1-2-1-1-1-1-1-1-2-2-1-1-2v-1l-2-1-1-2v-2l-2-3-1-5v-4l-1-5v-5-4l1-5v-4l1-4 2-3v-2l1-2 2-1v-2l1-1 2-1 1-2 1-1 1-1 2-1 1-1 2-1h1l2-1 2-1 2-1h4l3-1h5 4l4 1h4l4 2 3 1 3 2 2 2 3 3 2 2 2 3 2 4v3l2 5v4 5 5 2zM59 34v-4l-1-2-1-3-1-2v-3l-1-1-1-1-1-1v-1h-1l-1-1v-1l-1-1h-1-1v-1l-2-1h-1-2l-2-1h-2-2-3-3v1h-2-1l-2 1-1 1h-1l-1 1-1 1-1 1h-1v1l-1 1-1 2-1 2-1 2-1 2v2 3 3z">
            <text:p/>
          </draw:path>
          <draw:path draw:style-name="gr9" draw:text-style-name="P5" draw:layer="layout" svg:width="0.091cm" svg:height="0.102cm" svg:x="14.131cm" svg:y="12.317cm" svg:viewBox="0 0 92 103" svg:d="M92 50l-1 4v4 4l-1 4-1 2v4l-2 3-1 3-3 3-1 3-2 2-2 3-3 2-3 2-2 2-3 2-3 1-3 1-3 1-4 2h-3-3l-4 1h-4-40v-103h35 7l6 1 6 1 5 2 5 1 3 1 2 1 2 1 2 2 2 1 2 2 2 2 2 1 1 2 1 2 2 3 1 2 1 2 2 2v2l1 3 1 5v5zM78 50l-1-4v-4l-1-5-1-3-1-2-1-2-1-2-1-1-1-2-1-1-1-1-1-2-2-1-1-1-2-1-1-1-2-1-2-1-2-1-2-1h-4l-4-1-5-1h-5-20v81h23 3 3l3-1 2-1h3l2-1 2-1 3-1 2-2 2-1 2-1 2-3 1-1 2-2 1-2 1-2 2-3 1-2v-3l1-3 1-3v-3l1-2z">
            <text:p/>
          </draw:path>
          <draw:path draw:style-name="gr9" draw:text-style-name="P5" draw:layer="layout" svg:width="0.079cm" svg:height="0.081cm" svg:x="14.237cm" svg:y="12.34cm" svg:viewBox="0 0 80 82" svg:d="M25 82h-3l-3-1h-3l-2-1h-1l-1-1h-1l-1-1h-1l-1-1-1-1-1-1h-1l-1-1v-1-1l-1-1-1-1v-1l-1-1v-2-3l-1-2v-3-3l1-3v-1-2l1-2 1-1v-1l1-1v-1l2-1 1-1v-1l1-1 2-1 1-1h1l1-1h2l1-1h3l4-2h3l5-1h4 19v-4l-1-2v-2-2-2-1l-1-1-1-1v-1l-1-1v-1l-1-1h-1-1l-1-1h-1v-1h-1-2-2l-2-1h-2-2-2l-2 1h-1-3v1h-1-1l-1 1-1 1h-1v1l-1 1v1l-1 1-1 2v1 2l-14-2v-2l1-3 1-2 1-2 1-2 2-2 2-1 2-1 2-2 2-1 2-1 3-1h3l3-1h4 4 3l4 1h3 3l3 2 1 1h2l2 1 1 1 1 1 1 1 1 2 1 1 1 1v1l1 1 1 2 1 2v2 3 4 34 1 1l1 1v2 1l1 1 1 1v1 1h1 1v1h1 1 1 1 2 2v8h-3l-2 1h-3-2-3-1l-2-1h-1-1-1v-1h-1l-1-1h-1v-1l-1-1v-1h-1v-1-1l-1-2v-2l-1-2v-1l-1 2-2 1-1 2-2 2-1 2-2 1-2 1-1 1-2 1-2 1h-2l-2 1h-3l-2 1h-2zM28 72h2 1l2-1h2 2l1-1h2l1-2h1l2-1 1-1 1-1 2-2 2-2 1-1v-1l1-2 1-1v-2-2-1-2l1-1v-6h-15-5-2-1-2-2l-1 1-2 1h-1-1l-1 1-1 1-1 1h-1v1l-1 1-1 1-1 1v1 1 1l-1 2v1 2 1 1l1 2v1 1 1h1v1l1 1h1v1l1 1h1v1h1 1 1l2 1h1z">
            <text:p/>
          </draw:path>
          <draw:polygon draw:style-name="gr9" draw:text-style-name="P5" draw:layer="layout" svg:width="0.039cm" svg:height="0.097cm" svg:x="14.319cm" svg:y="12.324cm" svg:viewBox="0 0 40 98" draw:points="40,96 38,97 37,97 34,97 33,97 31,97 29,97 28,97 26,98 24,97 22,97 20,97 19,97 18,96 16,95 15,95 14,93 12,92 12,91 11,90 10,87 10,86 10,84 10,82 10,80 10,28 0,28 0,18 10,18 14,0 23,0 23,18 38,18 38,28 23,28 23,77 23,78 23,80 23,80 23,82 24,83 24,83 24,84 24,84 25,85 25,85 25,85 26,85 26,85 26,86 26,86 26,86 27,86 27,87 28,87 28,87 29,87 29,87 31,87 31,87 32,87 33,87 35,87 37,87 40,86">
            <text:p/>
          </draw:polygon>
          <draw:path draw:style-name="gr9" draw:text-style-name="P5" draw:layer="layout" svg:width="0.079cm" svg:height="0.081cm" svg:x="14.367cm" svg:y="12.34cm" svg:viewBox="0 0 80 82" svg:d="M25 82h-3l-3-1h-3l-2-1h-1l-1-1h-1l-1-1h-1l-1-1-1-1-1-1h-1l-1-1v-1-1l-1-1-1-1v-1l-1-1v-2-3l-1-2v-3-3l1-3v-1-2l1-2 1-1v-1l1-1v-1l2-1 1-1v-1l1-1 2-1 1-1h1l1-1h2l1-1h3l4-2h3l5-1h4 19v-4l-1-2v-2-2-2-1l-1-1-1-1v-1l-1-1v-1l-1-1h-1-1l-1-1h-1v-1h-1-2-2l-2-1h-2-2-2l-2 1h-1-3v1h-1-1l-1 1-1 1h-1v1l-1 1v1l-1 1-1 2v1 2l-14-2v-2l1-3 1-2 1-2 1-2 2-2 2-1 2-1 2-2 2-1 2-1 3-1h3l3-1h4 4 3l4 1h3 3l3 2 1 1h2l2 1 1 1 1 1 1 1 1 2 1 1 1 1v1l1 1 1 2 1 2v2 3 4 34 1 1l1 1v2 1l1 1 1 1v1 1h1 1v1h1 1 1 1 2 2v8h-3l-2 1h-3-2-3-1l-2-1h-1-1-1v-1h-1l-1-1h-1v-1l-1-1v-1h-1v-1-1l-1-2v-2l-1-2v-1l-1 2-2 1-1 2-2 2-1 2-2 1-2 1-1 1-2 1-2 1h-2l-2 1h-3l-2 1h-2zM28 72h2 1l2-1h2 2l1-1h2l1-2h1l2-1 1-1 1-1 2-2 2-2 1-1v-1l1-2 1-1v-2-2-1-2l1-1v-6h-15-5-2-1-2-2l-1 1-2 1h-1-1l-1 1-1 1-1 1h-1v1l-1 1-1 1-1 1v1 1 1l-1 2v1 2 1 1l1 2v1 1 1h1v1l1 1h1v1l1 1h1v1h1 1 1l2 1h1z">
            <text:p/>
          </draw:path>
        </draw:g>
        <draw:g xml:id="id62" draw:id="id62">
          <draw:polygon draw:style-name="gr9" draw:text-style-name="P5" draw:layer="layout" svg:width="0.112cm" svg:height="0.078cm" svg:x="14.813cm" svg:y="9.565cm" svg:viewBox="0 0 113 79" draw:points="89,79 73,79 59,23 56,11 54,20 39,79 23,79 0,0 13,0 27,54 28,55 29,58 31,68 32,63 49,0 64,0 78,54 81,68 83,58 100,0 113,0">
            <text:p/>
          </draw:polygon>
          <draw:polygon draw:style-name="gr9" draw:text-style-name="P5" draw:layer="layout" svg:width="0.038cm" svg:height="0.079cm" svg:x="14.934cm" svg:y="9.563cm" svg:viewBox="0 0 39 80" draw:points="1,80 1,20 0,1 13,1 13,18 14,18 15,15 15,13 16,11 18,9 18,8 19,6 20,5 20,4 21,4 22,4 23,3 23,2 23,2 24,1 25,1 26,1 28,1 29,0 31,0 33,0 34,0 34,0 35,0 36,0 37,0 37,1 38,1 39,1 39,13 38,13 37,13 37,12 36,12 34,12 31,12 31,12 29,12 29,12 28,13 26,13 26,13 25,13 24,14 23,14 23,15 22,16 21,16 20,17 20,18 19,18 18,19 18,21 17,23 16,25 15,28 15,30 15,33 14,36 14,39 14,80">
            <text:p/>
          </draw:polygon>
          <draw:path draw:style-name="gr9" draw:text-style-name="P5" draw:layer="layout" svg:width="0.013cm" svg:height="0.108cm" svg:x="14.987cm" svg:y="9.536cm" svg:viewBox="0 0 14 109" svg:d="M0 13v-13h14v13zM0 109v-79h14v79z">
            <text:p/>
          </draw:path>
          <draw:polygon draw:style-name="gr9" draw:text-style-name="P5" draw:layer="layout" svg:width="0.039cm" svg:height="0.097cm" svg:x="15.013cm" svg:y="9.548cm" svg:viewBox="0 0 40 98" draw:points="40,96 38,97 37,97 34,97 33,97 31,97 29,97 28,97 26,98 24,97 22,97 20,97 19,97 18,96 16,95 15,95 14,93 12,92 12,91 11,90 10,87 10,86 10,84 10,82 10,80 10,28 0,28 0,18 10,18 14,0 23,0 23,18 38,18 38,28 23,28 23,77 23,78 23,80 23,80 23,82 24,83 24,83 24,84 24,84 25,85 25,85 25,85 26,85 26,85 26,86 26,86 26,86 27,86 27,87 28,87 28,87 29,87 29,87 31,87 31,87 32,87 33,87 35,87 37,87 40,86">
            <text:p/>
          </draw:polygon>
          <draw:path draw:style-name="gr9" draw:text-style-name="P5" draw:layer="layout" svg:width="0.071cm" svg:height="0.081cm" svg:x="15.061cm" svg:y="9.563cm" svg:viewBox="0 0 72 82" svg:d="M15 44v3 3 3l1 3 1 3 1 2 1 2h1v2l1 1h1l1 1v1h1l2 1v1h1l2 1h2 1l1 1h1 3 3 2l1-1h2 2l1-1 2-1 1-1h2l1-1 1-1 1-1 1-2 1-1v-1l1-1 11 3v3l-1 2-2 2-1 1-2 2-2 2-1 1-2 1-3 1-2 1-2 1h-3l-3 1-3 1h-3-3-4l-4-1-4-1h-2l-2-1-1-1h-2l-2-1-1-1-2-1-1-1-1-1-1-2-2-1-1-2v-1l-2-1-1-2v-2l-2-3-1-5v-4l-1-5v-5-4l1-5v-4l1-4 2-3v-2l1-2 2-1v-2l1-1 2-1 1-2 1-1 1-1 2-1 1-1 2-1h1l2-1 2-1 2-1h4l3-1h5 4l4 1h4l4 2 3 1 3 2 2 2 3 3 2 2 2 3 2 4v3l2 5v4 5 5 2zM59 34v-4l-1-2-1-3-1-2v-3l-1-1-1-1-1-1v-1h-1l-1-1v-1l-1-1h-1-1v-1l-2-1h-1-2l-2-1h-2-2-3-3v1h-2-1l-2 1-1 1h-1l-1 1-1 1-1 1h-1v1l-1 1-1 2-1 2-1 2-1 2v2 3 3z">
            <text:p/>
          </draw:path>
          <draw:polygon draw:style-name="gr9" draw:text-style-name="P5" draw:layer="layout" svg:width="0.083cm" svg:height="0.102cm" svg:x="15.154cm" svg:y="9.541cm" svg:viewBox="0 0 84 103" draw:points="0,103 0,0 81,0 81,11 15,11 15,44 76,44 76,56 15,56 15,92 84,92 84,103">
            <text:p/>
          </draw:polygon>
          <draw:polygon draw:style-name="gr9" draw:text-style-name="P5" draw:layer="layout" svg:width="0.065cm" svg:height="0.079cm" svg:x="15.253cm" svg:y="9.563cm" svg:viewBox="0 0 66 80" draw:points="52,80 52,30 52,27 52,25 52,23 51,22 51,20 51,19 51,18 51,17 50,16 49,16 48,15 48,14 47,13 46,13 45,12 45,11 44,11 42,11 41,11 40,11 39,11 37,10 35,10 33,11 31,11 29,11 29,11 28,11 26,12 26,12 25,13 23,13 23,14 22,14 21,15 20,16 20,17 19,18 18,18 18,19 18,20 16,23 15,25 15,27 15,29 14,32 14,35 14,80 1,80 1,18 0,7 0,4 0,2 0,1 13,1 13,1 13,1 13,2 13,4 13,7 13,15 14,15 15,13 16,11 18,9 19,8 20,6 22,6 23,4 25,4 26,3 28,2 29,1 31,1 34,1 36,0 37,0 40,0 43,0 46,1 49,1 52,1 53,2 54,3 55,3 56,4 57,4 58,5 59,6 60,6 61,7 61,8 61,9 62,10 63,11 64,13 64,15 65,18 66,21 66,24 66,28 66,80">
            <text:p/>
          </draw:polygon>
        </draw:g>
        <draw:g>
          <draw:polygon draw:style-name="gr9" draw:text-style-name="P5" draw:layer="layout" svg:width="0.066cm" svg:height="0.081cm" svg:x="14.997cm" svg:y="12.697cm" svg:viewBox="0 0 67 82" draw:points="14,40 15,44 15,48 15,51 15,54 16,57 17,59 18,62 19,63 20,64 20,65 20,66 21,66 22,67 23,68 24,68 25,69 26,70 27,70 28,71 29,71 30,71 31,71 32,71 34,71 35,71 37,71 38,71 40,71 42,71 43,70 45,69 46,68 47,68 48,67 48,67 49,66 49,66 50,65 51,64 51,63 51,63 52,61 52,60 53,58 53,56 67,57 67,60 66,62 64,65 64,67 62,69 61,71 59,73 57,75 55,77 52,78 50,79 47,80 45,81 42,81 39,82 35,82 31,82 27,81 26,81 23,80 22,80 20,79 18,78 17,78 15,77 14,76 12,75 12,74 10,73 9,71 8,70 7,68 6,67 5,66 4,64 4,62 2,59 1,54 1,50 0,46 0,41 0,36 1,32 1,28 2,23 4,20 4,18 5,16 6,15 7,13 8,12 9,11 10,9 12,8 12,7 14,6 15,5 17,4 18,4 20,3 22,2 23,1 26,1 27,1 31,0 35,0 38,0 41,1 44,1 47,1 49,2 52,4 54,5 56,6 58,8 60,10 61,12 63,13 64,16 65,18 66,21 67,23 53,25 52,23 52,21 51,20 51,19 50,18 49,16 48,16 47,14 47,13 46,13 45,13 45,13 44,12 43,12 42,11 40,11 39,11 37,11 35,11 32,11 31,11 30,11 29,11 28,11 26,11 26,12 24,13 23,13 23,13 22,14 21,15 20,16 20,16 19,17 18,18 18,19 18,20 17,21 16,24 15,27 15,30 15,33 15,37">
            <text:p/>
          </draw:polygon>
          <draw:polygon draw:style-name="gr9" draw:text-style-name="P5" draw:layer="layout" svg:width="0.013cm" svg:height="0.108cm" svg:x="15.078cm" svg:y="12.67cm" svg:viewBox="0 0 14 109" draw:points="0,109 0,0 14,0 14,109">
            <text:p/>
          </draw:polygon>
          <draw:polygon draw:style-name="gr9" draw:text-style-name="P5" draw:layer="layout" svg:width="0.066cm" svg:height="0.108cm" svg:x="15.112cm" svg:y="12.67cm" svg:viewBox="0 0 67 109" draw:points="51,109 23,73 14,80 14,109 0,109 0,0 14,0 14,68 50,30 66,30 32,63 67,109">
            <text:p/>
          </draw:polygon>
        </draw:g>
        <draw:g xml:id="id53" draw:id="id53">
          <draw:path draw:style-name="gr16" draw:text-style-name="P5" draw:layer="layout" svg:width="0.018cm" svg:height="0.153cm" svg:x="20.064cm" svg:y="10.815cm" svg:viewBox="0 0 19 154" svg:d="M0 18v-18h19v18zM0 154v-112h19v112z">
            <text:p/>
          </draw:path>
          <draw:polygon draw:style-name="gr16" draw:text-style-name="P5" draw:layer="layout" svg:width="0.089cm" svg:height="0.113cm" svg:x="20.111cm" svg:y="10.854cm" svg:viewBox="0 0 90 114" draw:points="71,114 71,43 71,38 71,35 71,33 70,31 70,29 70,27 69,26 69,24 68,23 67,22 66,21 65,20 64,19 63,18 62,17 61,16 60,16 58,15 56,15 55,15 53,15 50,14 48,14 45,15 42,15 40,15 39,16 38,16 36,17 35,17 34,18 32,19 31,20 30,20 29,21 28,22 27,24 26,25 25,26 24,27 24,29 22,32 21,35 20,38 20,41 19,45 19,49 19,114 1,114 1,26 0,10 0,5 0,3 0,2 18,2 18,2 18,2 18,3 18,5 18,10 18,21 19,21 20,18 22,16 24,13 26,11 28,9 30,8 32,6 34,5 36,4 38,3 40,2 43,1 46,1 49,0 51,0 55,0 59,0 63,1 67,1 71,2 72,3 74,4 75,4 77,5 78,6 79,7 80,8 82,9 83,10 84,12 84,13 85,14 86,16 87,18 88,21 89,25 90,30 90,34 90,39 90,114">
            <text:p/>
          </draw:polygon>
          <draw:path draw:style-name="gr16" draw:text-style-name="P5" draw:layer="layout" svg:width="0.14cm" svg:height="0.145cm" svg:x="20.215cm" svg:y="10.822cm" svg:viewBox="0 0 141 146" svg:d="M120 146l-16-43h-67l-17 43h-20l60-146h22l59 146zM70 15v3l-2 4-2 5-4 13-19 48h55l-19-49-6-16z">
            <text:p/>
          </draw:path>
        </draw:g>
        <draw:g xml:id="id40" draw:id="id40">
          <draw:path draw:style-name="gr9" draw:text-style-name="P5" draw:layer="layout" svg:width="0.018cm" svg:height="0.153cm" svg:x="20.123cm" svg:y="11.722cm" svg:viewBox="0 0 19 154" svg:d="M0 18v-18h19v18zM0 154v-112h19v112z">
            <text:p/>
          </draw:path>
          <draw:polygon draw:style-name="gr9" draw:text-style-name="P5" draw:layer="layout" svg:width="0.089cm" svg:height="0.113cm" svg:x="20.17cm" svg:y="11.761cm" svg:viewBox="0 0 90 114" draw:points="71,114 71,43 71,38 71,35 71,33 70,31 70,29 70,27 69,26 69,24 68,23 67,22 66,21 65,20 64,19 63,18 62,17 61,16 60,16 58,15 56,15 55,15 53,15 50,14 48,14 45,15 42,15 40,15 39,16 38,16 36,17 35,17 34,18 32,19 31,20 30,20 29,21 28,22 27,24 26,25 25,26 24,27 24,29 22,32 21,35 20,38 20,41 19,45 19,49 19,114 1,114 1,26 0,10 0,5 0,3 0,2 18,2 18,2 18,2 18,3 18,5 18,10 18,21 19,21 20,18 22,16 24,13 26,11 28,9 30,8 32,6 34,5 36,4 38,3 40,2 43,1 46,1 49,0 51,0 55,0 59,0 63,1 67,1 71,2 72,3 74,4 75,4 77,5 78,6 79,7 80,8 82,9 83,10 84,12 84,13 85,14 86,16 87,18 88,21 89,25 90,30 90,34 90,39 90,114">
            <text:p/>
          </draw:polygon>
          <draw:path draw:style-name="gr9" draw:text-style-name="P5" draw:layer="layout" svg:width="0.112cm" svg:height="0.145cm" svg:x="20.291cm" svg:y="11.729cm" svg:viewBox="0 0 113 146" svg:d="M113 105v4l-1 3v2l-1 2v2l-1 2-1 2-1 2-1 2-1 1-1 2-2 2-1 1-2 2-1 1-2 1-2 2-4 2-5 2-4 1-5 1-6 1-6 1h-6-59v-146h53l12 1h5l5 1 5 1 4 2 4 2 4 2 3 2 2 3 2 3 2 3 2 3 1 4v4 4 3 4l-1 2v3l-1 3-2 2-1 3-2 2-2 2-2 2-2 2-3 1-2 2-3 1-3 1-3 1h4l4 1 4 1 3 2 3 1 3 2 3 2 1 1 1 1 3 3 1 1 1 2v1l1 1 1 2v1l2 3v4l1 3zM84 38v-3-1-2-1l-1-1v-1l-1-1v-1l-1-1v-1l-1-1-1-1-1-1h-1l-1-1-1-1h-1l-2-1-3-1-2-1h-4l-3-1h-3-4-33v46h33 4l3-1h4l3-1h3l2-2h1l2-1h1l1-1 1-1v-1l1-1h1l1-1v-1l1-2 1-1v-1-1l1-1v-2-2zM93 103v-3l-1-3v-3l-1-2-2-3-1-2-2-2-2-1-3-2-2-1-3-1-4-1-3-1h-4l-4-1h-4-37v53h38 5 4l3-1 4-1 3-1h1l2-1h1l1-1 2-1 1-1 1-1 1-1v-1l1-1 1-1 1-1v-1l1-1v-1l1-2v-1-2l1-3z">
            <text:p/>
          </draw:path>
        </draw:g>
        <draw:g>
          <draw:path draw:style-name="gr9" draw:text-style-name="P5" draw:layer="layout" svg:width="0.099cm" svg:height="0.115cm" svg:x="21.397cm" svg:y="11.362cm" svg:viewBox="0 0 100 116" svg:d="M100 58v7l-1 7-1 6-1 6-2 5-1 2-1 3-1 2-2 2-1 2-2 2-2 1-1 2-2 2-2 1-2 1-2 1-2 1-3 1-2 1-3 1-5 1-5 1h-6-6l-6-1h-3l-2-1-3-1-2-1-2-1-2-1-2-1-2-1-2-2-2-1-2-2-1-2-2-2-1-2-2-2-1-2-1-3-1-2-2-5-1-6-1-6-1-6v-7-7l1-7 1-6 1-5 2-6 2-4 3-5 3-4 3-3 4-3 4-2 4-2 5-2 5-1 6-1h6 6l6 1 6 1 2 1 2 1h3l2 2 2 1 2 1 2 1 2 2 1 1 2 2 1 2 2 2 1 2 1 2 1 2 1 3 2 5 1 6 1 6 1 7zM81 58l-1-6v-5-5l-1-4-1-4-1-4-1-1-1-2-1-1v-2l-1-1-1-1-1-1-1-1-2-1-1-1-1-1-2-1h-1l-2-1h-1l-2-1h-4-3-4-4l-2 1h-1l-2 1h-2l-1 1-1 1-2 1-1 1-1 1-1 1-1 1-1 1-1 2-1 1-1 2v2l-2 3-1 4v5l-1 4v5 6 5 5l1 5v4l1 4 2 4 1 3 1 2 1 1 1 1 1 2 1 1 1 1 1 1 1 1 2 1h1l1 1 2 1h2l1 1h2 2 3 4 4l2-1h2l1-1h2l1-1 2-1 1-1 1-1 1-1 1-1 1-1 1-1 1-2 1-1 1-2v-2l2-3 1-4 1-5v-4-6z">
            <text:p/>
          </draw:path>
          <draw:polygon draw:style-name="gr9" draw:text-style-name="P5" draw:layer="layout" svg:width="0.089cm" svg:height="0.113cm" svg:x="21.521cm" svg:y="11.364cm" svg:viewBox="0 0 90 114" draw:points="19,0 19,71 19,76 19,79 19,81 20,83 20,85 20,87 21,88 21,90 22,91 23,92 24,93 25,94 26,95 27,96 28,97 29,98 31,98 32,99 34,99 36,99 37,99 40,100 42,100 45,99 48,99 50,99 51,98 53,98 54,97 55,97 56,96 58,95 59,94 60,94 61,93 62,92 63,90 64,89 65,88 66,87 66,85 68,83 69,79 70,76 70,73 71,69 71,65 71,0 89,0 89,88 90,104 90,109 90,111 90,112 72,112 72,112 72,112 72,111 72,109 72,104 72,93 71,93 70,96 68,98 66,101 64,103 63,105 61,106 59,108 56,109 54,110 52,111 50,112 47,113 44,113 42,114 39,114 36,114 31,114 27,113 23,113 20,112 18,111 16,110 15,110 13,109 12,108 11,107 10,106 9,105 7,104 7,102 6,101 5,100 4,98 3,96 2,93 1,89 1,84 0,80 0,75 0,0">
            <text:p/>
          </draw:polygon>
          <draw:polygon draw:style-name="gr9" draw:text-style-name="P5" draw:layer="layout" svg:width="0.053cm" svg:height="0.138cm" svg:x="21.628cm" svg:y="11.34cm" svg:viewBox="0 0 54 139" draw:points="54,136 52,137 50,137 47,138 45,138 42,138 40,138 38,138 35,139 33,138 30,138 28,138 26,137 24,136 22,135 20,134 19,132 17,130 16,129 15,127 14,124 14,122 13,119 13,116 13,113 13,39 0,39 0,25 14,25 19,0 32,0 32,25 52,25 52,39 32,39 32,109 32,111 32,113 32,114 32,116 33,117 33,118 33,119 33,119 34,120 34,120 34,120 35,121 35,121 35,122 36,122 36,122 37,122 37,123 38,123 38,123 39,123 40,124 42,124 43,124 44,124 45,124 48,123 51,123 54,122">
            <text:p/>
          </draw:polygon>
        </draw:g>
        <draw:line draw:style-name="gr18" draw:text-style-name="P11" draw:layer="layout" svg:x1="13.455cm" svg:y1="7.357cm" svg:x2="13.455cm" svg:y2="7.356cm">
          <text:p/>
        </draw:line>
        <draw:custom-shape draw:style-name="gr19" draw:text-style-name="P12" draw:layer="layout" svg:width="1.27cm" svg:height="1.397cm" svg:x="9.772cm" svg:y="15.104cm">
          <draw:glue-point draw:id="4" svg:x="-3cm" svg:y="-3.178cm"/>
          <text:p text:style-name="P12">clk</text:p>
          <draw:enhanced-geometry svg:viewBox="0 0 21600 21600" draw:mirror-horizontal="false" draw:mirror-vertical="false" draw:text-areas="?f1 ?f2 ?f3 ?f4" draw:type="star8" draw:modifiers="2500" draw:enhanced-path="M ?f5 ?f6 L ?f11 ?f12 ?f17 ?f18 ?f23 ?f24 ?f29 ?f30 ?f35 ?f36 ?f41 ?f42 ?f47 ?f48 ?f53 ?f54 ?f59 ?f60 ?f65 ?f66 ?f71 ?f72 ?f77 ?f78 ?f83 ?f84 ?f89 ?f90 ?f95 ?f96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g xml:id="id45" draw:id="id45">
          <draw:path draw:style-name="gr20" draw:text-style-name="P13" draw:layer="layout" svg:width="1.397cm" svg:height="0.762cm" svg:x="11.667cm" svg:y="13.953cm" svg:viewBox="0 0 1398 763" svg:d="M1398 382c0 66-32 132-94 190-61 58-149 106-255 140-107 33-227 51-350 51s-243-18-349-51c-107-34-195-82-256-140-62-58-94-124-94-190 0-67 32-133 94-191 61-58 149-106 256-140 106-33 226-51 349-51s243 18 350 51c106 34 194 82 255 140 62 58 94 124 94 191z">
            <text:p/>
          </draw:path>
          <draw:path draw:style-name="gr21" draw:text-style-name="P6" draw:layer="layout" svg:width="0.098cm" svg:height="0.115cm" svg:x="11.959cm" svg:y="14.292cm" svg:viewBox="0 0 99 116" svg:d="M20 62c0 13 2 23 8 30 5 7 13 10 23 10 8 0 14-2 19-5s8-7 10-12l16 5c-6 17-21 26-45 26-17 0-29-5-38-15s-13-24-13-44c0-18 4-32 13-42s21-15 37-15c33 0 49 20 49 60v2zM80 48c-1-12-4-21-9-26-5-6-12-8-21-8s-16 3-22 9c-5 6-8 14-8 25z">
            <text:p/>
          </draw:path>
          <draw:polygon draw:style-name="gr21" draw:text-style-name="P6" draw:layer="layout" svg:width="0.1cm" svg:height="0.111cm" svg:x="12.071cm" svg:y="14.294cm" svg:viewBox="0 0 101 112" draw:points="81,112 50,66 20,112 0,112 40,54 2,0 22,0 50,44 78,0 99,0 61,54 101,112">
            <text:p/>
          </draw:polygon>
          <draw:path draw:style-name="gr21" draw:text-style-name="P6" draw:layer="layout" svg:width="0.053cm" svg:height="0.138cm" svg:x="12.177cm" svg:y="14.27cm" svg:viewBox="0 0 54 139" svg:d="M54 136c-6 2-12 2-19 3-15-1-22-9-22-26v-74h-13v-14h14l5-25h13v25h20v14h-20v70c0 6 0 9 2 11 2 3 5 4 9 4 3 0 6-1 11-2z">
            <text:p/>
          </draw:path>
          <draw:path draw:style-name="gr21" draw:text-style-name="P6" draw:layer="layout" svg:width="0.098cm" svg:height="0.115cm" svg:x="12.243cm" svg:y="14.292cm" svg:viewBox="0 0 99 116" svg:d="M20 62c0 13 2 23 8 30 5 7 13 10 23 10 8 0 14-2 19-5s8-7 10-12l16 5c-6 17-21 26-45 26-17 0-29-5-38-15s-13-24-13-44c0-18 4-32 13-42s21-15 37-15c33 0 49 20 49 60v2zM80 48c-1-12-4-21-9-26-5-6-12-8-21-8s-16 3-22 9c-5 6-8 14-8 25z">
            <text:p/>
          </draw:path>
          <draw:path draw:style-name="gr21" draw:text-style-name="P6" draw:layer="layout" svg:width="0.089cm" svg:height="0.113cm" svg:x="12.366cm" svg:y="14.292cm" svg:viewBox="0 0 90 114" svg:d="M71 114v-71c0-7 0-13-2-17-1-4-4-7-7-9s-8-3-14-3c-9 0-16 3-21 10-5 6-8 14-8 25v65h-18v-88c0-13-1-21-1-24h18c0 0 0 1 0 3 0 1 0 3 0 5s0 6 0 11h1c4-8 9-13 15-16 5-3 12-5 21-5 12 0 21 3 27 9 5 6 8 16 8 30v75z">
            <text:p/>
          </draw:path>
          <draw:path draw:style-name="gr21" draw:text-style-name="P6" draw:layer="layout" svg:width="0.094cm" svg:height="0.154cm" svg:x="12.48cm" svg:y="14.253cm" svg:viewBox="0 0 95 155" svg:d="M76 135c-3 7-8 13-14 16-5 3-12 4-21 4-14 0-24-4-31-14-7-9-10-24-10-43 0-39 14-59 41-59 9 0 16 2 21 5 6 3 11 8 14 15v-13-46h19v130c0 12 0 20 0 23h-17c-1-1-1-3-1-7s0-8 0-11zM20 97c0 16 2 27 6 34s11 10 20 10c11 0 18-4 23-11s7-19 7-34-2-26-7-33-12-10-23-10c-9 0-16 3-20 10s-6 19-6 34z">
            <text:p/>
          </draw:path>
          <draw:path draw:style-name="gr21" draw:text-style-name="P6" draw:layer="layout" svg:width="0.098cm" svg:height="0.115cm" svg:x="12.598cm" svg:y="14.292cm" svg:viewBox="0 0 99 116" svg:d="M20 62c0 13 2 23 8 30 5 7 13 10 23 10 8 0 14-2 19-5s8-7 10-12l16 5c-6 17-21 26-45 26-17 0-29-5-38-15s-13-24-13-44c0-18 4-32 13-42s21-15 37-15c33 0 49 20 49 60v2zM80 48c-1-12-4-21-9-26-5-6-12-8-21-8s-16 3-22 9c-5 6-8 14-8 25z">
            <text:p/>
          </draw:path>
          <draw:path draw:style-name="gr21" draw:text-style-name="P6" draw:layer="layout" svg:width="0.052cm" svg:height="0.113cm" svg:x="12.722cm" svg:y="14.292cm" svg:viewBox="0 0 53 114" svg:d="M1 114v-86c0-8-1-16-1-26h18c0 13 0 20 0 23h1c3-10 6-16 10-20 4-3 9-5 16-5 3 0 5 0 8 1v17c-2-1-6-1-10-1-8 0-14 3-18 10s-6 16-6 29v58z">
            <text:p/>
          </draw:path>
        </draw:g>
        <draw:g xml:id="id78" draw:id="id78">
          <draw:polygon draw:style-name="gr9" draw:text-style-name="P5" draw:layer="layout" svg:width="0.086cm" svg:height="0.111cm" svg:x="20.671cm" svg:y="10.745cm" svg:viewBox="0 0 87 112" draw:points="0,112 0,98 63,14 4,14 4,0 85,0 85,14 22,98 87,98 87,112">
            <text:p/>
          </draw:polygon>
          <draw:path draw:style-name="gr9" draw:text-style-name="P5" draw:layer="layout" svg:width="0.098cm" svg:height="0.115cm" svg:x="20.777cm" svg:y="10.743cm" svg:viewBox="0 0 99 116" svg:d="M20 62v5 4l1 4 1 4 1 4 1 3 1 1 1 2 1 1 1 2 1 1 1 1 1 1 1 1 1 1 2 1 1 1h1l2 1 1 1h2 2l1 1h2 4 3 3l2-1h3l2-1 2-1 2-1 2-1 2-1 2-1 1-2 1-1 2-2 1-2v-1l1-2 16 5-1 3-1 3-2 3-2 2-2 3-3 2-2 2-3 1-3 2-3 1-3 1-4 1-4 1-4 1h-4-4-6l-6-1-5-1-3-1-2-1-2-1-3-1-2-1-2-1-2-2-2-1-1-2-2-2-2-2-1-2-1-2-2-2-1-2-1-3-2-5-1-6-1-6-1-7v-7-6l1-7 1-6 1-5 2-5 1-3 1-2 2-2 1-2 1-2 2-2 2-2 1-2 2-1 2-2 2-1 2-1 2-1 3-1 2-1 3-1 5-1 5-1h6 6l6 1 5 1 5 2 4 2 4 2 4 3 3 4 3 4 3 4 2 5 1 5 2 6 1 7v6 8 2zM80 48v-5l-1-4-1-3-1-4-1-3-1-2-1-2-1-1-1-1-1-1-1-1-1-1-1-1-1-1h-1l-1-1-2-1h-1l-1-1h-2l-3-1h-3-3-4-3l-1 1h-2-1l-1 1-2 1h-1l-1 1-1 1-2 1-1 1-1 1-1 1-1 1-1 1-1 3-2 3-1 3-1 3v3l-1 4v4z">
            <text:p/>
          </draw:path>
          <draw:polygon draw:style-name="gr9" draw:text-style-name="P5" draw:layer="layout" svg:width="0.052cm" svg:height="0.113cm" svg:x="20.9cm" svg:y="10.743cm" svg:viewBox="0 0 53 114" draw:points="1,114 1,28 0,2 18,2 18,25 19,25 20,21 21,18 22,15 24,13 25,11 26,8 28,7 28,6 29,5 30,5 31,4 31,3 32,3 33,2 34,2 36,1 38,1 40,0 43,0 45,0 46,0 47,0 48,0 49,0 50,0 51,1 52,1 53,1 53,18 52,18 51,18 50,17 49,17 46,17 43,17 42,17 40,17 39,17 38,18 36,18 35,18 34,19 33,20 32,20 31,21 30,22 29,23 28,24 27,25 26,26 25,27 24,30 23,33 22,36 21,39 20,43 20,47 19,51 19,56 19,114">
            <text:p/>
          </draw:polygon>
          <draw:path draw:style-name="gr9" draw:text-style-name="P5" draw:layer="layout" svg:width="0.099cm" svg:height="0.115cm" svg:x="20.967cm" svg:y="10.743cm" svg:viewBox="0 0 100 116" svg:d="M100 58v7l-1 7-1 6-1 6-2 5-1 2-1 3-1 2-2 2-1 2-2 2-2 1-1 2-2 2-2 1-2 1-2 1-2 1-3 1-2 1-3 1-5 1-5 1h-6-6l-6-1h-3l-2-1-3-1-2-1-2-1-2-1-2-1-2-1-2-2-2-1-2-2-1-2-2-2-1-2-2-2-1-2-1-3-1-2-2-5-1-6-1-6-1-6v-7-7l1-7 1-6 1-5 2-6 2-4 3-5 3-4 3-3 4-3 4-2 4-2 5-2 5-1 6-1h6 6l6 1 6 1 2 1 2 1h3l2 2 2 1 2 1 2 1 2 2 1 1 2 2 1 2 2 2 1 2 1 2 1 2 1 3 2 5 1 6 1 6 1 7zM81 58l-1-6v-5-5l-1-4-1-4-1-4-1-1-1-2-1-1v-2l-1-1-1-1-1-1-1-1-2-1-1-1-1-1-2-1h-1l-2-1h-1l-2-1h-4-3-4-4l-2 1h-1l-2 1h-2l-1 1-1 1-2 1-1 1-1 1-1 1-1 1-1 1-1 2-1 1-1 2v2l-2 3-1 4v5l-1 4v5 6 5 5l1 5v4l1 4 2 4 1 3 1 2 1 1 1 1 1 2 1 1 1 1 1 1 1 1 2 1h1l1 1 2 1h2l1 1h2 2 3 4 4l2-1h2l1-1h2l1-1 2-1 1-1 1-1 1-1 1-1 1-1 1-1 1-2 1-1 1-2v-2l2-3 1-4 1-5v-4-6z">
            <text:p/>
          </draw:path>
        </draw:g>
        <draw:custom-shape draw:style-name="gr45" draw:text-style-name="P14" xml:id="id37" draw:id="id37" draw:layer="layout" svg:width="1.651cm" svg:height="1.403cm" svg:x="11.541cm" svg:y="5.953cm">
          <draw:glue-point draw:id="12" svg:x="1.92cm" svg:y="4.96cm"/>
          <draw:glue-point draw:id="13" svg:x="4.233cm" svg:y="-2.28cm"/>
          <draw:glue-point draw:id="14" svg:x="4.233cm" svg:y="2.245cm"/>
          <text:p text:style-name="P14"><text:span text:style-name="T2">control</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xml:id="id44" draw:id="id44">
          <draw:path draw:style-name="gr23" draw:text-style-name="P6" draw:layer="layout" svg:width="0.099cm" svg:height="0.115cm" svg:x="19.96cm" svg:y="10.473cm" svg:viewBox="0 0 100 116" svg:d="M100 58v7l-1 7-1 6-1 6-2 5-1 2-1 3-1 2-2 2-1 2-2 2-2 1-1 2-2 2-2 1-2 1-2 1-2 1-3 1-2 1-3 1-5 1-5 1h-6-6l-6-1h-3l-2-1-3-1-2-1-2-1-2-1-2-1-2-1-2-2-2-1-2-2-1-2-2-2-1-2-2-2-1-2-1-3-1-2-2-5-1-6-1-6-1-6v-7-7l1-7 1-6 1-5 2-6 2-4 3-5 3-4 3-3 4-3 4-2 4-2 5-2 5-1 6-1h6 6l6 1 6 1 2 1 2 1h3l2 2 2 1 2 1 2 1 2 2 1 1 2 2 1 2 2 2 1 2 1 2 1 2 1 3 2 5 1 6 1 6 1 7zM81 58l-1-6v-5-5l-1-4-1-4-1-4-1-1-1-2-1-1v-2l-1-1-1-1-1-1-1-1-2-1-1-1-1-1-2-1h-1l-2-1h-1l-2-1h-4-3-4-4l-2 1h-1l-2 1h-2l-1 1-1 1-2 1-1 1-1 1-1 1-1 1-1 1-1 2-1 1-1 2v2l-2 3-1 4v5l-1 4v5 6 5 5l1 5v4l1 4 2 4 1 3 1 2 1 1 1 1 1 2 1 1 1 1 1 1 1 1 2 1h1l1 1 2 1h2l1 1h2 2 3 4 4l2-1h2l1-1h2l1-1 2-1 1-1 1-1 1-1 1-1 1-1 1-1 1-2 1-1 1-2v-2l2-3 1-4 1-5v-4-6z">
            <text:p/>
          </draw:path>
          <draw:path draw:style-name="gr23" draw:text-style-name="P6" draw:layer="layout" svg:width="0.094cm" svg:height="0.157cm" svg:x="20.084cm" svg:y="10.473cm" svg:viewBox="0 0 95 158" svg:d="M95 57v14l-1 6-1 6-2 5-1 5-3 4-2 4-3 4-3 3-3 2-4 2-4 2-4 1-5 1h-5-3-3l-3-1h-3l-2-1-3-1-2-1-3-1-2-1-2-2-1-1-2-2-2-2-1-2-1-2-2-2v1 3 13 44h-18v-133l-1-15v-5-3h18v1 2l1 8v7l2-3 1-2 2-2 1-2 2-2 2-1 2-2 2-1 2-1 2-1 2-1 3-1h3l3-1h3 3 5l5 1h2l2 1 2 1h2l2 1 2 1 2 2 1 1 2 1 1 2 2 1 1 2 1 2 1 2 2 2 1 2 1 4 2 6 1 5 1 7v6zM76 58v-6l-1-5v-5l-1-4-1-4-1-4-1-3-1-1-1-2v-1l-1-1-1-1-1-1-1-1-1-1h-1l-2-1-1-1h-1l-2-1h-1-2-1l-4-1h-2l-3 1h-2l-3 1h-2l-2 1-1 1h-1l-1 1-1 1-2 2-1 1-1 2-2 2-1 2-1 2v3l-1 2-1 3v3l-1 3v3l-1 4v7 6l1 5v4l1 4 1 4 1 4 1 1 1 2v1l1 2 1 1 1 1 1 1 1 1 2 1 1 1 1 1 2 1h1l2 1h1l2 1h2 1 4 4 1 2l1-1h2l1-1h1l1-1 2-1 1-1h1l1-1 1-2 1-1v-1l1-1 1-2 1-1v-2l1-4 1-4 1-4v-5l1-5z">
            <text:p/>
          </draw:path>
        </draw:g>
        <draw:g xml:id="id76" draw:id="id76">
          <draw:glue-point draw:id="4" svg:x="-1.238cm" svg:y="5cm"/>
          <draw:glue-point draw:id="5" svg:x="1.238cm" svg:y="5cm"/>
          <draw:glue-point draw:id="6" svg:x="0.009cm" svg:y="3.003cm"/>
          <draw:glue-point draw:id="7" svg:x="1.248cm" svg:y="-4.984cm"/>
          <draw:glue-point draw:id="8" svg:x="-1.248cm" svg:y="-4.984cm"/>
          <draw:polygon draw:style-name="gr24" draw:text-style-name="P15" draw:layer="layout" svg:width="1.016cm" svg:height="0.635cm" svg:x="10.398cm" svg:y="2.777cm" svg:viewBox="0 0 1017 636" draw:points="254,0 254,477 0,477 508,636 1017,477 762,477 762,0">
            <text:p/>
          </draw:polygon>
          <draw:path draw:style-name="gr25" draw:text-style-name="P6" draw:layer="layout" svg:width="0.108cm" svg:height="0.115cm" svg:x="10.737cm" svg:y="3.013cm" svg:viewBox="0 0 109 116" svg:d="M34 116h-4l-4-1h-4l-3-1-1-1-2-1h-1l-2-1-1-1-1-1-1-1-2-1-1-1-1-1v-2l-1-1-1-1-1-2v-1l-1-2-1-3v-3l-1-4v-4-4l1-4v-2l1-2v-1l1-2 1-2v-1l1-2 1-1 2-2 1-1 1-1 1-1 2-2 2-1 1-1 2-1h2l2-1 4-1 5-2h5l6-1h6 26v-6l-1-3v-3-3l-1-3v-1l-1-1v-1l-1-1v-1l-1-1-1-1v-1l-1-1h-1l-1-1h-1l-1-1h-1l-1-1h-1l-2-1h-3l-3-1h-3-3-2l-3 1h-2l-3 1-1 1h-1-1l-1 1h-1v1l-1 1h-1v1l-1 1-1 1v1l-1 2-1 2v2l-1 2-19-2 1-3 1-4 1-3 2-3 1-3 3-2 2-2 3-2 3-2 3-2 3-1 4-1 4-1 4-1h5 5 5l5 1h4l4 1 4 2 2 1h2l1 1 2 1 1 1 2 2 1 1 1 1 1 2 1 1 1 2 1 1 1 2 1 2v1l1 2 1 4v4 5 48 2 2l1 1v2 2l1 1v1l1 1v1 1h1v1h1 1v1h1 1 1 2 1 2 1 2v11l-4 1-3 1h-4-3-3-2l-2-1h-1-1l-1-1h-1l-1-1h-1l-1-1-1-1h-1v-1l-1-1v-1l-1-1-1-1v-2l-1-3v-2l-1-3v-2l-2 3-2 2-2 3-2 2-2 3-3 2-2 1-2 2-3 1-2 1-3 1-3 1h-3l-3 1h-3zM38 102h3 2l2-1h3l2-1 2-1h2l2-2 2-1 2-1 2-2 1-1 2-2 1-1 2-2 1-2 1-2 1-2 1-2v-2l1-3v-2-2l1-2v-9h-21-6-3l-2 1h-3-2l-2 1-2 1h-1l-2 1-1 1-2 1-1 1-1 1-1 1-1 1-1 2-1 1v2l-1 1v2l-1 2v2 2 2 2l1 2v2l1 1v1 1h1v1l1 1 1 1 1 1 1 1h1l1 1h1l1 1h2l2 1h2z">
            <text:p/>
          </draw:path>
          <draw:polygon draw:style-name="gr25" draw:text-style-name="P6" draw:layer="layout" svg:width="0.089cm" svg:height="0.113cm" svg:x="10.861cm" svg:y="3.013cm" svg:viewBox="0 0 90 114" draw:points="71,114 71,43 71,38 71,35 71,33 70,31 70,29 70,27 69,26 69,24 68,23 67,22 66,21 65,20 64,19 63,18 62,17 61,16 60,16 58,15 56,15 55,15 53,15 50,14 48,14 45,15 42,15 40,15 39,16 38,16 36,17 35,17 34,18 32,19 31,20 30,20 29,21 28,22 27,24 26,25 25,26 24,27 24,29 22,32 21,35 20,38 20,41 19,45 19,49 19,114 1,114 1,26 0,10 0,5 0,3 0,2 18,2 18,2 18,2 18,3 18,5 18,10 18,21 19,21 20,18 22,16 24,13 26,11 28,9 30,8 32,6 34,5 36,4 38,3 40,2 43,1 46,1 49,0 51,0 55,0 59,0 63,1 67,1 71,2 72,3 74,4 75,4 77,5 78,6 79,7 80,8 82,9 83,10 84,12 84,13 85,14 86,16 87,18 88,21 89,25 90,30 90,34 90,39 90,114">
            <text:p/>
          </draw:polygon>
          <draw:path draw:style-name="gr25" draw:text-style-name="P6" draw:layer="layout" svg:width="0.094cm" svg:height="0.154cm" svg:x="10.973cm" svg:y="2.974cm" svg:viewBox="0 0 95 155" svg:d="M76 135l-1 3-2 2-1 3-2 2-2 1-2 2-2 1-2 2-2 1-2 1-3 1h-2l-3 1h-3-3-3-5-2l-3-1h-2l-2-1h-2l-2-1-2-1-2-1-2-1-1-2-2-1-1-2-2-1-1-2-1-2-1-2-1-2-1-2-2-5-2-5-1-5v-7l-1-6v-7l1-14v-6l2-6 1-5 2-5 2-4 2-4 3-4 3-3 3-2 4-2 4-2 5-1 4-1h5 3l3 1h3 3l2 1 3 1 2 1 2 1 2 1 2 2 2 1 2 2 2 2 1 2 2 2 1 3v-13-46h19v130 15 5 3h-17-1v-1-1-5-11zM20 97v6 5 5l1 4 1 4 1 4 1 3 1 2 1 1 1 1v1l1 1 1 1 1 1 2 1 1 1h1l1 1 2 1h1 1l2 1h2 3 4 2l1-1h2l2-1h1l2-1h1l1-1 2-1 1-1 1-1 1-1 1-2 1-1 1-1 1-2 1-3 1-4 1-4 1-4 1-5v-5-6-5-5l-1-5-1-4-1-4-1-4-1-1v-2l-1-1-1-2-1-1-1-1-1-1-1-1-1-1-2-1-1-1h-1l-2-1-1-1h-2-2l-1-1h-2-4-3-2l-1 1h-2-1l-2 1-1 1h-1l-1 1-1 1-2 1-1 1v1l-1 1-1 1-1 2-1 1-1 3-1 4-1 4-1 4v5 6z">
            <text:p/>
          </draw:path>
        </draw:g>
        <draw:g xml:id="id34" draw:id="id34">
          <draw:path draw:style-name="gr9" draw:text-style-name="P5" draw:layer="layout" svg:width="0.075cm" svg:height="0.082cm" svg:x="8.021cm" svg:y="11.298cm" svg:viewBox="0 0 76 83" svg:d="M76 41v5l-1 5v5l-1 4-2 3v2l-1 2-1 1-1 2-1 1-2 2h-1l-1 2-2 1-1 1-2 1h-1l-2 1-2 1h-1l-3 1-4 1-3 1h-5-5l-4-1h-2l-2-1-2-1h-2l-1-1-2-1h-1l-2-1-1-2h-2l-1-2-1-1-2-2v-1l-2-1-1-2v-2l-1-1-2-4v-4l-1-4-1-5v-5-5l1-5 1-4v-4l2-4 1-3 3-3 2-3 2-2 3-2 3-2 3-1 4-2h4l4-1h5 5l4 1h5l1 1 2 1h2l2 1 1 1 2 1h1l2 2v1l2 1 1 1 1 2 1 1 1 2 1 1v2l2 4 1 4v4l1 5zM62 41l-1-4v-4-3l-1-3-1-3v-3h-1l-1-2h-1v-2-1h-1l-1-1-1-1h-1l-1-1-1-1-1-1h-1-2l-2-1h-3-2-3-3l-2 1h-1-1-2v1l-1 1-2 1-1 1-1 1h-1v1l-1 2h-1l-1 2v1l-1 2-1 3v4l-1 2v4 4 4 3l1 4v3l1 3 1 2 1 3 1 1 1 1 1 2 1 1h1v1l1 1h2l1 1 2 1h1l1 1h1 2 2 3 3l2-1h1l1-1h2v-1h2l1-1 1-1 1-1 1-1 1-1v-1l1-1 1-1v-2l1-2 1-2 1-4v-3-4z">
            <text:p/>
          </draw:path>
          <draw:polygon draw:style-name="gr9" draw:text-style-name="P5" draw:layer="layout" svg:width="0.068cm" svg:height="0.08cm" svg:x="8.115cm" svg:y="11.299cm" svg:viewBox="0 0 69 81" draw:points="14,0 14,51 14,54 14,56 14,58 15,59 15,60 15,62 16,63 17,64 17,65 18,65 18,66 19,67 20,68 21,68 21,69 22,70 24,70 24,70 26,70 27,70 29,70 30,71 32,71 34,70 37,70 38,70 39,70 40,70 41,69 42,69 43,68 44,68 45,67 46,67 46,66 47,65 48,64 49,63 49,63 50,62 50,60 52,59 53,56 53,54 53,52 54,49 54,46 54,0 68,0 68,63 69,74 69,78 69,79 69,80 55,80 55,80 55,80 55,79 55,78 55,74 55,66 54,66 53,68 52,70 50,72 49,73 48,75 46,75 45,77 43,78 41,78 40,79 38,80 36,80 33,80 32,81 30,81 27,81 24,81 21,80 18,80 15,80 14,79 12,78 11,78 10,78 9,77 8,76 8,75 7,75 6,74 5,73 5,72 4,71 3,70 2,68 2,66 1,63 1,60 0,57 0,53 0,0">
            <text:p/>
          </draw:polygon>
          <draw:polygon draw:style-name="gr9" draw:text-style-name="P5" draw:layer="layout" svg:width="0.04cm" svg:height="0.097cm" svg:x="8.197cm" svg:y="11.282cm" svg:viewBox="0 0 41 98" draw:points="41,97 40,97 38,97 36,98 34,98 32,98 30,98 29,98 27,98 25,98 23,98 21,98 20,97 18,97 17,96 15,95 14,94 13,93 12,92 11,90 11,88 11,87 10,85 10,83 10,80 10,28 0,28 0,18 11,18 14,0 24,0 24,18 40,18 40,27 24,27 24,78 24,79 24,80 24,81 24,83 25,83 25,84 25,85 25,85 26,85 26,85 26,85 27,86 27,86 27,87 27,87 27,87 28,87 28,88 29,88 29,88 30,88 30,88 32,88 33,88 33,88 34,88 37,88 39,88 41,87">
            <text:p/>
          </draw:polygon>
        </draw:g>
        <draw:g>
          <draw:polygon draw:style-name="gr32" draw:text-style-name="P1" draw:layer="layout" svg:width="1.275cm" svg:height="2.666cm" svg:x="2.137cm" svg:y="9.89cm" svg:viewBox="0 0 1276 2667" draw:points="0,2667 0,0 1276,0 1276,2667">
            <text:p/>
          </draw:polygon>
          <draw:path draw:style-name="gr33" draw:text-style-name="P2" draw:layer="layout" svg:width="0.075cm" svg:height="0.262cm" svg:x="2.696cm" svg:y="11.155cm" svg:viewBox="0 0 76 263" svg:d="M76 96v22l-1 11-1 9-1 9-2 8-1 7-2 7-2 5-3 5-3 4-3 4-3 3-3 1-4 2h-4-2l-3-1h-2l-3-1-1-1-2-2-2-1-2-2-2-2-2-3-1-2-1-3-1-3-2-4-1-3-1-4v2 6 21 73h-15v-222-24-8-6h14v1 1l1 3v13 12l2-4 1-4 1-3 1-4 2-3 1-2 1-3 2-2 2-2 2-1 2-2 1-1 3-1h2l3-1h2 4l4 1 2 1 2 1 1 1 1 2 2 1 1 2 2 2 1 2 2 2 1 3 1 2 1 3 1 3 1 3v4l1 3 2 8 1 9 1 9 1 10v12zM60 96v-9-9-8l-1-7-1-7-1-6v-2l-1-3v-2l-1-2v-2l-1-2-1-2v-2l-1-1-1-2-1-1-1-1-1-1-1-1h-2l-1-1h-1l-1-1h-3-2-2l-2 1-1 1-2 1-2 1-1 2-1 1-1 1-1 2-1 2-1 3-1 3-1 3v3l-1 4-1 4-1 4v5l-1 5v5 5l-1 6v13 9l1 8v7l1 7 1 7 1 6v2l1 3v2l1 3 1 2v2l1 2 1 1 1 2 1 1 1 2 1 1 2 1 1 1h1l1 1h2l1 1h3 3l1-1h1l1-1h1l2-1 1-1 1-1 1-2 1-1v-1l1-2 1-2 1-2v-2l1-2v-2l1-3v-3l1-6 1-7 1-7v-8-9z">
            <text:p/>
          </draw:path>
          <draw:polygon draw:style-name="gr33" draw:text-style-name="P2" draw:layer="layout" svg:width="0.072cm" svg:height="0.192cm" svg:x="2.786cm" svg:y="11.154cm" svg:viewBox="0 0 73 193" draw:points="15,96 16,105 16,113 16,121 17,128 18,135 19,141 20,146 21,149 21,151 22,153 22,155 23,157 24,159 25,160 26,162 27,163 28,164 29,165 30,166 32,167 33,168 34,168 35,169 37,169 38,169 40,169 42,168 44,168 45,167 47,165 48,164 50,162 51,160 52,159 53,157 53,156 54,155 54,153 55,152 55,148 56,145 57,141 57,137 58,132 73,134 72,141 71,147 70,153 69,159 68,164 66,169 64,173 62,177 59,181 57,184 54,187 51,189 48,191 45,192 42,193 38,193 34,193 30,192 28,191 26,190 24,189 22,187 20,185 19,184 17,182 15,179 14,177 12,174 11,172 10,169 9,165 8,162 7,159 6,155 5,151 4,147 2,138 1,129 0,119 0,108 0,96 0,85 0,74 1,64 2,55 4,46 5,42 6,38 7,35 8,31 9,28 10,25 11,22 12,19 14,16 15,14 17,12 19,10 20,8 22,6 24,5 26,3 28,2 30,2 34,0 38,0 42,0 45,1 48,2 51,4 54,6 56,8 59,11 61,15 63,19 65,23 67,27 68,32 70,38 71,43 72,49 72,56 57,58 57,54 56,51 55,47 55,44 54,41 53,38 52,36 51,33 51,32 50,31 49,30 49,29 48,29 47,28 45,27 44,26 42,25 40,24 38,24 35,25 33,25 33,25 31,26 30,27 29,27 28,28 27,29 26,31 25,32 24,34 23,35 22,37 22,39 21,41 20,43 20,45 19,48 19,50 18,56 17,63 16,70 16,78 16,86">
            <text:p/>
          </draw:polygon>
        </draw:g>
        <draw:g xml:id="id80" draw:id="id80">
          <draw:path draw:style-name="gr34" draw:text-style-name="P6" draw:layer="layout" svg:width="0.051cm" svg:height="0.115cm" svg:x="2.201cm" svg:y="11.236cm" svg:viewBox="0 0 52 116" svg:d="M16 116h-2l-2-1h-1l-2-1v-1l-1-1h-1l-1-1v-1l-1-1v-1l-1-1-1-1v-1-2l-1-1v-1l-1-2v-1-2l-1-3v-3-4-4-4-4-2l1-2v-1-2l1-2v-1-2l1-1 1-2v-1l1-1v-1l1-2 1-1 1-1 1-1h1l1-1 1-1 3-2h2l3-1h3 12v-6-3-3-3l-1-3v-1-1-1l-1-1v-1-1-1-1l-1-1-1-1-1-1-1-1-1-1h-2l-1-1h-2-1-1l-1 1h-1l-2 1v1h-1l-1 1v1l-1 1v1l-1 1v1 1l-1 2v2 2l-1 2-9-2 1-3v-4l1-3 1-3v-3l2-2 1-2 1-2 2-2 1-2 1-1 2-1 2-1 2-1h3 2 2l3 1h2l2 1 1 2 1 1h1l1 1 1 1v1l1 2 1 1v1l1 2v1l1 2v1l1 2v2 1l1 2v4 4 5 48 2 2 1 2 2l1 1v1 1 1 1h1v1h1v1h1 1 1 1 1v11l-2 1-1 1h-2-2-1-1l-1-1h-1v-1h-1v-1h-1v-1l-1-1v-1l-1-1v-1-1l-1-1v-2-3-2l-1-3v-2l-1 3-1 2v3l-1 2-1 3-2 2-1 1-1 2-1 1-1 1-2 1-1 1h-1l-2 1h-1zM18 102h2 1l1-1h1l1-1 1-1h1l1-2 1-1 1-1 1-2v-1l1-2 1-1 1-2v-2-2l1-2v-2-2l1-3v-2-2-2-9h-10-3-1l-1 1h-1-1l-1 1-1 1h-1l-1 1v1l-1 1-1 1v1l-1 1v1 2l-1 1v2 1 2l-1 2v2 2 2 2l1 2v2 1 1 1h1v1 1 1l1 1v1h1v1h1v1h1l1 1h1z">
            <text:p/>
          </draw:path>
          <draw:path draw:style-name="gr34" draw:text-style-name="P6" draw:layer="layout" svg:width="0.044cm" svg:height="0.154cm" svg:x="2.258cm" svg:y="11.197cm" svg:viewBox="0 0 45 155" svg:d="M36 135v3l-1 2-1 3-1 2v1l-1 2-1 1-1 2-1 1-1 1-2 1h-1l-1 1h-2-1-1-3-1l-1-1h-1l-1-1h-1l-1-1-1-1-1-1-1-1v-2l-1-1-1-2-1-1v-2l-1-2v-2l-1-2v-2l-1-5-1-5-1-5v-7-6-7-14-6l1-6 1-5 1-5 1-4 1-4 1-4 2-3 1-2 2-2 2-2 2-1 2-1h3 1l1 1h2 1l1 1 2 1 1 1 1 1 1 1 1 2 1 1v2l1 2 1 2 1 2v3-13-46h9v130 15 5 3h-8v-1-1-5-11zM10 97v6 5 5 4l1 4v4 3l1 2v1l1 1v1 1l1 1v1l1 1 1 1 1 1 1 1h1l1 1h1 1 2 1v-1h1l1-1h1l1-1 1-1 1-1v-1l1-1v-1l1-2v-1-1l1-2v-3l1-4v-4l1-4v-5-5-6-5-5-5l-1-4v-4l-1-4v-1-2l-1-1v-2-1l-1-1v-1l-1-1v-1l-1-1-1-1-1-1-1-1h-1-1v-1h-1-2-1-1l-1 1h-1l-1 1-1 1-1 1v1l-1 1-1 1v1 1l-1 1v2l-1 1v3 4l-1 4v4 5 6z">
            <text:p/>
          </draw:path>
          <draw:polygon draw:style-name="gr34" draw:text-style-name="P6" draw:layer="layout" svg:width="0.024cm" svg:height="0.113cm" svg:x="2.316cm" svg:y="11.236cm" svg:viewBox="0 0 25 114" draw:points="0,114 0,28 0,2 9,2 9,25 9,25 10,21 10,18 11,15 11,13 12,11 12,8 13,7 13,6 14,5 14,5 15,4 15,3 15,3 16,2 16,2 17,1 18,1 19,0 21,0 22,0 22,0 22,0 23,0 23,0 24,0 24,1 25,1 25,1 25,18 25,18 24,18 24,17 23,17 22,17 21,17 20,17 19,17 19,17 18,18 17,18 17,18 16,19 16,20 15,20 15,21 14,22 14,23 13,24 13,25 12,26 12,27 11,30 11,33 11,36 10,39 10,43 10,47 9,51 9,56 9,114">
            <text:p/>
          </draw:polygon>
          <draw:polygon draw:style-name="gr34" draw:text-style-name="P6" draw:layer="layout" svg:width="0.058cm" svg:height="0.012cm" svg:x="2.343cm" svg:y="11.379cm" svg:viewBox="0 0 59 13" draw:points="0,13 0,0 59,0 59,13">
            <text:p/>
          </draw:polygon>
          <draw:path draw:style-name="gr34" draw:text-style-name="P6" draw:layer="layout" svg:width="0.008cm" svg:height="0.153cm" svg:x="2.408cm" svg:y="11.197cm" svg:viewBox="0 0 9 154" svg:d="M0 18v-18h9v18zM0 154v-112h9v112z">
            <text:p/>
          </draw:path>
          <draw:polygon draw:style-name="gr34" draw:text-style-name="P6" draw:layer="layout" svg:width="0.042cm" svg:height="0.113cm" svg:x="2.43cm" svg:y="11.236cm" svg:viewBox="0 0 43 114" draw:points="34,114 34,43 34,38 34,35 34,33 33,31 33,29 33,27 33,26 33,24 33,23 32,22 32,21 31,20 31,19 30,18 30,17 29,16 29,16 28,15 27,15 26,15 25,15 24,14 23,14 22,15 20,15 19,15 19,16 18,16 17,17 17,17 16,18 15,19 15,20 14,20 14,21 13,22 13,24 12,25 12,26 11,27 11,29 11,32 10,35 10,38 10,41 9,45 9,49 9,114 0,114 0,26 0,10 0,5 0,3 0,2 9,2 9,2 9,2 9,3 9,5 9,10 9,21 9,21 10,18 11,16 11,13 12,11 13,9 14,8 15,6 16,5 17,4 18,3 19,2 21,1 22,1 23,0 24,0 26,0 28,0 30,1 32,1 34,2 34,3 35,4 36,4 37,5 37,6 38,7 38,8 39,9 40,10 40,12 40,13 41,14 41,16 42,18 42,21 43,25 43,30 43,34 43,39 43,114">
            <text:p/>
          </draw:polygon>
        </draw:g>
        <draw:g>
          <draw:polygon draw:style-name="gr13" draw:text-style-name="P6" draw:layer="layout" svg:width="0.043cm" svg:height="0.115cm" svg:x="2.694cm" svg:y="12.379cm" svg:viewBox="0 0 44 116" draw:points="9,57 10,63 10,68 10,73 10,77 11,81 11,84 12,88 12,89 13,91 13,92 13,93 14,94 14,95 15,96 16,97 16,98 17,99 18,99 18,100 19,100 20,101 21,101 21,101 22,101 23,101 24,101 25,101 26,101 27,100 28,99 29,98 30,97 31,96 31,95 32,95 32,94 32,93 33,92 33,91 33,90 33,89 34,87 34,85 34,82 35,79 44,81 44,85 43,88 42,92 42,95 41,98 40,101 38,104 37,106 36,109 34,111 33,112 31,114 29,115 27,115 25,116 23,116 21,116 18,115 17,115 15,114 14,113 13,112 12,111 11,110 10,109 9,108 8,106 8,105 7,103 6,101 5,99 4,97 4,95 3,93 3,91 2,88 1,83 1,77 0,71 0,65 0,58 0,51 0,45 1,39 1,33 2,28 3,25 3,23 4,21 5,19 5,17 6,15 7,13 8,11 8,10 9,8 10,7 11,6 12,5 13,4 14,3 15,2 17,1 18,1 20,0 23,0 25,0 27,1 29,1 31,2 32,3 34,5 35,7 37,9 38,11 39,14 40,17 41,19 42,23 43,26 43,30 44,33 34,35 34,33 34,30 33,28 33,27 33,25 32,23 32,22 31,20 31,19 30,19 30,18 29,18 29,17 28,17 27,16 26,15 25,15 24,15 23,15 21,15 20,15 20,15 19,16 18,16 17,16 17,17 16,18 15,18 15,19 14,20 14,21 13,22 13,23 12,24 12,26 12,27 11,29 11,30 11,34 10,38 10,42 10,47 10,52">
            <text:p/>
          </draw:polygon>
          <draw:polygon draw:style-name="gr13" draw:text-style-name="P6" draw:layer="layout" svg:width="0.008cm" svg:height="0.153cm" svg:x="2.747cm" svg:y="12.34cm" svg:viewBox="0 0 9 154" draw:points="0,154 0,0 9,0 9,154">
            <text:p/>
          </draw:polygon>
          <draw:polygon draw:style-name="gr13" draw:text-style-name="P6" draw:layer="layout" svg:width="0.043cm" svg:height="0.153cm" svg:x="2.769cm" svg:y="12.34cm" svg:viewBox="0 0 44 154" draw:points="33,154 15,103 9,114 9,154 0,154 0,0 9,0 9,96 33,42 43,42 21,90 44,154">
            <text:p/>
          </draw:polygon>
        </draw:g>
        <draw:g xml:id="id32" draw:id="id32">
          <draw:path draw:style-name="gr35" draw:text-style-name="P6" draw:layer="layout" svg:width="0.051cm" svg:height="0.115cm" svg:x="3.044cm" svg:y="11.218cm" svg:viewBox="0 0 52 116" svg:d="M16 116h-2l-2-1h-1l-2-1v-1l-1-1h-1l-1-1v-1l-1-1v-1l-1-1-1-1v-1-2l-1-1v-1l-1-2v-1-2l-1-3v-3-4-4-4-4-2l1-2v-1-2l1-2v-1-2l1-1 1-2v-1l1-1v-1l1-2 1-1 1-1 1-1h1l1-1 1-1 3-2h2l3-1h3 12v-6-3-3-3l-1-3v-1-1-1l-1-1v-1-1-1-1l-1-1-1-1-1-1-1-1-1-1h-2l-1-1h-2-1-1l-1 1h-1l-2 1v1h-1l-1 1v1l-1 1v1l-1 1v1 1l-1 2v2 2l-1 2-9-2 1-3v-4l1-3 1-3v-3l2-2 1-2 1-2 2-2 1-2 1-1 2-1 2-1 2-1h3 2 2l3 1h2l2 1 1 2 1 1h1l1 1 1 1v1l1 2 1 1v1l1 2v1l1 2v1l1 2v2 1l1 2v4 4 5 48 2 2 1 2 2l1 1v1 1 1 1h1v1h1v1h1 1 1 1 1v11l-2 1-1 1h-2-2-1-1l-1-1h-1v-1h-1v-1h-1v-1l-1-1v-1l-1-1v-1-1l-1-1v-2-3-2l-1-3v-2l-1 3-1 2v3l-1 2-1 3-2 2-1 1-1 2-1 1-1 1-2 1-1 1h-1l-2 1h-1zM18 102h2 1l1-1h1l1-1 1-1h1l1-2 1-1 1-1 1-2v-1l1-2 1-1 1-2v-2-2l1-2v-2-2l1-3v-2-2-2-9h-10-3-1l-1 1h-1-1l-1 1-1 1h-1l-1 1v1l-1 1-1 1v1l-1 1v1 2l-1 1v2 1 2l-1 2v2 2 2 2l1 2v2 1 1 1h1v1 1 1l1 1v1h1v1h1v1h1l1 1h1z">
            <text:p/>
          </draw:path>
          <draw:path draw:style-name="gr35" draw:text-style-name="P6" draw:layer="layout" svg:width="0.044cm" svg:height="0.154cm" svg:x="3.101cm" svg:y="11.179cm" svg:viewBox="0 0 45 155" svg:d="M36 135v3l-1 2-1 3-1 2v1l-1 2-1 1-1 2-1 1-1 1-2 1h-1l-1 1h-2-1-1-3-1l-1-1h-1l-1-1h-1l-1-1-1-1-1-1-1-1v-2l-1-1-1-2-1-1v-2l-1-2v-2l-1-2v-2l-1-5-1-5-1-5v-7-6-7-14-6l1-6 1-5 1-5 1-4 1-4 1-4 2-3 1-2 2-2 2-2 2-1 2-1h3 1l1 1h2 1l1 1 2 1 1 1 1 1 1 1 1 2 1 1v2l1 2 1 2 1 2v3-13-46h9v130 15 5 3h-8v-1-1-5-11zM10 97v6 5 5 4l1 4v4 3l1 2v1l1 1v1 1l1 1v1l1 1 1 1 1 1 1 1h1l1 1h1 1 2 1v-1h1l1-1h1l1-1 1-1 1-1v-1l1-1v-1l1-2v-1-1l1-2v-3l1-4v-4l1-4v-5-5-6-5-5-5l-1-4v-4l-1-4v-1-2l-1-1v-2-1l-1-1v-1l-1-1v-1l-1-1-1-1-1-1-1-1h-1-1v-1h-1-2-1-1l-1 1h-1l-1 1-1 1-1 1v1l-1 1-1 1v1 1l-1 1v2l-1 1v3 4l-1 4v4 5 6z">
            <text:p/>
          </draw:path>
          <draw:polygon draw:style-name="gr35" draw:text-style-name="P6" draw:layer="layout" svg:width="0.024cm" svg:height="0.113cm" svg:x="3.16cm" svg:y="11.218cm" svg:viewBox="0 0 25 114" draw:points="0,114 0,28 0,2 9,2 9,25 9,25 10,21 10,18 11,15 11,13 12,11 12,8 13,7 13,6 14,5 14,5 15,4 15,3 15,3 16,2 16,2 17,1 18,1 19,0 21,0 22,0 22,0 22,0 23,0 23,0 24,0 24,1 25,1 25,1 25,18 25,18 24,18 24,17 23,17 22,17 21,17 20,17 19,17 19,17 18,18 17,18 17,18 16,19 16,20 15,20 15,21 14,22 14,23 13,24 13,25 12,26 12,27 11,30 11,33 11,36 10,39 10,43 10,47 9,51 9,56 9,114">
            <text:p/>
          </draw:polygon>
          <draw:polygon draw:style-name="gr35" draw:text-style-name="P6" draw:layer="layout" svg:width="0.058cm" svg:height="0.012cm" svg:x="3.186cm" svg:y="11.361cm" svg:viewBox="0 0 59 13" draw:points="0,13 0,0 59,0 59,13">
            <text:p/>
          </draw:polygon>
          <draw:path draw:style-name="gr35" draw:text-style-name="P6" draw:layer="layout" svg:width="0.047cm" svg:height="0.115cm" svg:x="3.249cm" svg:y="11.218cm" svg:viewBox="0 0 48 116" svg:d="M48 58v7l-1 7v6l-1 6-1 5v2l-1 3v2l-1 2v2l-1 2-1 1-1 2-1 2-1 1-1 1-1 1-1 1-1 1-1 1-1 1-3 1-2 1h-3-3l-3-1h-1l-1-1-2-1-1-1-1-1-1-1v-1l-1-1-1-2-1-1-1-2-1-2-1-2v-2l-1-2-1-2v-3l-1-2-1-5v-6l-1-6v-6-7-7-7l1-6v-5l1-6 1-4 2-5 1-4 2-3 2-3 1-2 2-2 3-2 2-1 3-1h3 3l3 1 3 1v1l1 1h2l1 2 1 1 1 1 1 1 1 2v1l1 2 1 2 1 2v2 2l1 2v3l1 5 1 6v6l1 7zM39 58l-1-6v-5-5-4l-1-4v-4l-1-1v-2l-1-1v-2-1l-1-1v-1l-1-1v-1l-1-1v-1l-1-1h-1l-1-1-1-1h-2-2-2-1l-1 1h-1l-1 1h-1v1l-1 1-1 1v1l-1 1v1l-1 1v1l-1 2v1l-1 2v2 3l-1 4v5 4 5 6 5 5 5 4l1 4v4l1 3v2l1 1v1l1 2v1l1 1v1l1 1 1 1 1 1 1 1h1v1h1 1 1 2 2l1-1h1l1-1h1v-1l1-1 1-1v-1-1l1-1v-1l1-1v-2l1-1v-2-2l1-3 1-4v-5-4-6z">
            <text:p/>
          </draw:path>
          <draw:polygon draw:style-name="gr35" draw:text-style-name="P6" draw:layer="layout" svg:width="0.042cm" svg:height="0.113cm" svg:x="3.308cm" svg:y="11.22cm" svg:viewBox="0 0 43 114" draw:points="9,0 9,71 9,76 9,79 9,81 10,83 10,85 10,87 10,88 10,90 11,91 11,92 11,93 12,94 12,95 13,96 13,97 14,98 15,98 15,99 16,99 17,99 18,99 19,100 20,100 22,99 23,99 24,99 24,98 25,98 26,97 26,97 27,96 28,95 28,94 29,94 29,93 30,92 30,90 31,89 31,88 32,87 32,85 33,83 33,79 33,76 33,73 34,69 34,65 34,0 43,0 43,88 43,104 43,109 43,111 43,112 34,112 34,112 34,112 34,111 34,109 34,104 34,93 34,93 33,96 33,98 32,101 31,103 30,105 29,106 28,108 27,109 26,110 25,111 24,112 22,113 21,113 20,114 19,114 17,114 15,114 13,113 11,113 10,112 9,111 8,110 7,110 6,109 6,108 5,107 5,106 4,105 3,104 3,102 3,101 2,100 2,98 1,96 1,93 0,89 0,84 0,80 0,75 0,0">
            <text:p/>
          </draw:polygon>
          <draw:polygon draw:style-name="gr35" draw:text-style-name="P6" draw:layer="layout" svg:width="0.025cm" svg:height="0.138cm" svg:x="3.359cm" svg:y="11.196cm" svg:viewBox="0 0 26 139" draw:points="26,136 25,137 24,137 22,138 22,138 20,138 19,138 18,138 17,139 16,138 14,138 13,138 12,137 11,136 11,135 10,134 9,132 8,130 8,129 7,127 7,124 7,122 6,119 6,116 6,113 6,39 0,39 0,25 7,25 9,0 15,0 15,25 25,25 25,39 15,39 15,109 15,111 15,113 15,114 15,116 16,117 16,118 16,119 16,119 16,120 16,120 16,120 17,121 17,121 17,122 17,122 17,122 18,122 18,123 18,123 18,123 19,123 19,124 20,124 21,124 21,124 22,124 23,123 24,123 26,122">
            <text:p/>
          </draw:polygon>
        </draw:g>
        <draw:g xml:id="id39" draw:id="id39">
          <draw:glue-point draw:id="4" svg:x="-5cm" svg:y="2.693cm"/>
          <draw:glue-point draw:id="5" svg:x="-5cm" svg:y="3.462cm"/>
          <draw:glue-point draw:id="6" svg:x="-5cm" svg:y="1.924cm"/>
          <draw:glue-point draw:id="7" svg:x="-2.779cm" svg:y="5cm"/>
          <draw:polygon draw:style-name="gr26" draw:text-style-name="P1" draw:layer="layout" svg:width="0.87cm" svg:height="1.265cm" svg:x="17.764cm" svg:y="11.668cm" svg:viewBox="0 0 871 1266" draw:points="145,0 145,0 136,0 126,1 116,3 107,5 98,8 90,11 81,15 72,20 65,25 57,30 49,36 43,43 36,50 30,57 24,65 20,73 15,82 11,90 8,99 5,108 3,117 2,127 0,137 0,146 0,1119 0,1120 0,1129 2,1139 3,1149 5,1158 8,1167 11,1176 15,1184 20,1193 24,1201 30,1209 36,1216 43,1223 49,1230 57,1236 65,1241 72,1246 81,1251 90,1255 98,1258 107,1261 116,1263 126,1265 136,1266 145,1266 726,1266 726,1266 735,1266 745,1265 754,1263 764,1261 773,1258 781,1255 790,1251 799,1246 806,1241 814,1236 821,1230 828,1223 835,1216 841,1209 847,1201 851,1193 856,1184 860,1176 863,1167 866,1158 868,1149 869,1139 871,1129 871,1120 871,146 871,146 871,146 871,137 869,127 868,117 866,108 863,99 860,90 856,82 851,73 847,65 841,57 835,50 828,43 821,36 814,30 806,25 799,20 790,15 781,11 773,8 764,5 754,3 745,1 735,0 726,0">
            <text:p/>
          </draw:polygon>
          <draw:polygon draw:style-name="gr27" draw:text-style-name="P2" draw:layer="layout" svg:width="0.187cm" svg:height="0.145cm" svg:x="17.963cm" svg:y="12.248cm" svg:viewBox="0 0 188 146" draw:points="83,146 83,55 83,50 82,46 82,41 81,38 81,34 80,31 79,30 78,28 78,27 78,26 77,26 75,24 75,23 74,23 73,22 72,21 71,21 69,21 68,20 67,19 64,19 60,19 57,19 55,19 53,19 52,19 49,19 48,19 46,20 45,21 43,21 42,22 40,23 39,24 38,25 37,26 35,27 34,28 33,30 32,31 31,33 30,35 29,36 27,40 27,44 26,48 25,53 24,58 24,63 24,146 1,146 1,33 1,13 0,6 0,4 0,3 22,3 22,3 22,3 22,4 23,6 23,13 24,27 24,27 26,23 27,20 30,17 32,14 34,11 37,9 39,8 41,6 43,4 46,4 49,2 52,1 56,1 59,1 62,0 65,0 69,0 73,1 76,1 80,1 83,3 85,4 88,5 91,6 92,7 93,9 94,9 95,10 97,12 99,15 100,18 101,21 103,23 104,27 104,27 106,23 108,21 110,17 113,15 115,12 117,10 120,8 122,6 125,5 127,4 130,2 133,1 137,1 140,1 144,0 147,0 152,0 158,1 161,1 164,2 166,3 167,4 170,4 171,6 173,6 174,8 176,9 177,11 178,12 180,14 181,15 182,16 183,19 183,21 184,23 186,27 187,32 188,38 188,44 188,51 188,146 165,146 165,55 165,50 164,46 164,41 164,38 163,34 161,31 161,30 161,28 160,27 159,26 158,26 158,24 157,23 156,23 155,22 154,21 152,21 152,21 150,20 148,19 145,19 142,19 139,19 136,19 133,19 132,19 130,19 129,20 126,21 125,21 124,22 123,23 121,23 120,25 118,26 117,27 116,28 115,30 114,31 113,33 111,36 110,40 108,44 107,48 107,53 107,58 107,63 107,146">
            <text:p/>
          </draw:polygon>
          <draw:polygon draw:style-name="gr27" draw:text-style-name="P2" draw:layer="layout" svg:width="0.113cm" svg:height="0.145cm" svg:x="18.185cm" svg:y="12.25cm" svg:viewBox="0 0 114 146" draw:points="24,0 24,90 24,97 24,100 24,103 25,106 25,108 26,110 27,112 27,115 28,116 29,118 30,120 31,120 33,122 33,123 35,124 37,125 39,125 40,126 43,127 45,127 47,127 50,127 53,127 57,127 61,127 63,126 65,125 66,125 69,125 70,124 72,122 73,122 75,121 76,120 78,118 78,117 80,115 81,114 82,112 83,111 85,109 86,105 88,102 88,97 89,93 90,88 90,83 90,0 113,0 113,112 113,132 114,139 114,142 114,143 92,143 92,143 92,142 91,142 91,139 91,133 91,119 91,119 88,122 86,125 84,128 81,131 79,134 77,136 74,138 72,139 69,141 66,142 63,143 59,144 56,144 53,145 49,145 45,146 40,145 34,145 29,144 25,142 23,142 21,141 19,140 17,139 15,138 14,137 12,135 11,134 9,132 8,131 7,129 6,127 5,125 5,123 3,118 2,113 1,107 0,102 0,95 0,0">
            <text:p/>
          </draw:polygon>
          <draw:polygon draw:style-name="gr27" draw:text-style-name="P2" draw:layer="layout" svg:width="0.128cm" svg:height="0.142cm" svg:x="18.319cm" svg:y="12.25cm" svg:viewBox="0 0 129 143" draw:points="102,143 64,84 25,143 0,143 50,70 2,0 28,0 64,56 99,0 126,0 78,69 129,143">
            <text:p/>
          </draw:polygon>
        </draw:g>
        <draw:polygon draw:style-name="gr28" draw:text-style-name="P6" xml:id="id46" draw:id="id46" draw:layer="layout" svg:width="0.068cm" svg:height="0.103cm" svg:x="17.869cm" svg:y="12.512cm" svg:viewBox="0 0 69 104" draw:points="0,104 0,93 28,93 28,13 3,29 3,17 30,0 43,0 43,93 69,93 69,104">
          <text:p/>
        </draw:polygon>
        <draw:path draw:style-name="gr28" draw:text-style-name="P6" xml:id="id43" draw:id="id43" draw:layer="layout" svg:width="0.076cm" svg:height="0.106cm" svg:x="17.862cm" svg:y="11.886cm" svg:viewBox="0 0 77 107" svg:d="M77 53v7 5l-1 6-1 5-2 5-1 4-3 5v1l-2 2-1 2-1 1-2 1-1 2-2 1-1 1-2 1-1 1-3 1-1 1h-3l-2 1h-2l-2 1h-2-3-2-3l-2-1h-1l-3-1h-2l-1-1-3-1-1-1h-2l-1-2-2-1-1-2-2-1-1-1-1-2-2-2v-1l-3-5-1-4-2-5v-5l-1-6-1-5v-7-6l1-6 1-6v-5l2-5 1-4 2-4 1-2 1-1 2-3 1-1 1-1 1-1 2-2 2-1 2-1h1l3-1 1-1 2-1h3 2l2-1h5 4l3 1h2 2l2 1 2 1 2 1h2l1 1 2 1 1 2 2 1 1 1 1 2 2 2 1 1 1 2 2 4 2 5 1 4 1 6 1 5v6zM62 53v-5-5-5-4l-1-4-2-4v-3l-1-1-1-1-1-1v-1l-1-2-1-1h-1l-1-1-1-1h-2v-1l-2-1-1-1h-1-2-1-2-1-2-1-2-1-2l-1 1-1 1-2 1-2 1-1 1-2 1-1 2-1 2-1 1v1l-1 3-1 4-1 4-1 4-1 5v5 5 6 4l1 5 1 5 1 3 1 4 1 3 1 2 1 2 1 1 1 1 1 1v1l1 1 2 1 2 1 1 1h1 2 1l2 1h1 2 1 2l1-1h1 2 1l1-1 1-1h1l2-1 1-1v-1l2-1 1-1v-1l1-2 2-2v-3l1-4 1-4 1-4v-5-5z">
          <text:p/>
        </draw:path>
        <draw:g>
          <draw:path draw:style-name="gr9" draw:text-style-name="P5" draw:layer="layout" svg:width="0.075cm" svg:height="0.082cm" svg:x="18.436cm" svg:y="12.216cm" svg:viewBox="0 0 76 83" svg:d="M76 41v5l-1 5v5l-1 4-2 3v2l-1 2-1 1-1 2-1 1-2 2h-1l-1 2-2 1-1 1-2 1h-1l-2 1-2 1h-1l-3 1-4 1-3 1h-5-5l-4-1h-2l-2-1-2-1h-2l-1-1-2-1h-1l-2-1-1-2h-2l-1-2-1-1-2-2v-1l-2-1-1-2v-2l-1-1-2-4v-4l-1-4-1-5v-5-5l1-5 1-4v-4l2-4 1-3 3-3 2-3 2-2 3-2 3-2 3-1 4-2h4l4-1h5 5l4 1h5l1 1 2 1h2l2 1 1 1 2 1h1l2 2v1l2 1 1 1 1 2 1 1 1 2 1 1v2l2 4 1 4v4l1 5zM62 41l-1-4v-4-3l-1-3-1-3v-3h-1l-1-2h-1v-2-1h-1l-1-1-1-1h-1l-1-1-1-1-1-1h-1-2l-2-1h-3-2-3-3l-2 1h-1-1-2v1l-1 1-2 1-1 1-1 1h-1v1l-1 2h-1l-1 2v1l-1 2-1 3v4l-1 2v4 4 4 3l1 4v3l1 3 1 2 1 3 1 1 1 1 1 2 1 1h1v1l1 1h2l1 1 2 1h1l1 1h1 2 2 3 3l2-1h1l1-1h2v-1h2l1-1 1-1 1-1 1-1 1-1v-1l1-1 1-1v-2l1-2 1-2 1-4v-3-4z">
            <text:p/>
          </draw:path>
          <draw:polygon draw:style-name="gr9" draw:text-style-name="P5" draw:layer="layout" svg:width="0.068cm" svg:height="0.08cm" svg:x="18.53cm" svg:y="12.217cm" svg:viewBox="0 0 69 81" draw:points="14,0 14,51 14,54 14,56 14,58 15,59 15,60 15,62 16,63 17,64 17,65 18,65 18,66 19,67 20,68 21,68 21,69 22,70 24,70 24,70 26,70 27,70 29,70 30,71 32,71 34,70 37,70 38,70 39,70 40,70 41,69 42,69 43,68 44,68 45,67 46,67 46,66 47,65 48,64 49,63 49,63 50,62 50,60 52,59 53,56 53,54 53,52 54,49 54,46 54,0 68,0 68,63 69,74 69,78 69,79 69,80 55,80 55,80 55,80 55,79 55,78 55,74 55,66 54,66 53,68 52,70 50,72 49,73 48,75 46,75 45,77 43,78 41,78 40,79 38,80 36,80 33,80 32,81 30,81 27,81 24,81 21,80 18,80 15,80 14,79 12,78 11,78 10,78 9,77 8,76 8,75 7,75 6,74 5,73 5,72 4,71 3,70 2,68 2,66 1,63 1,60 0,57 0,53 0,0">
            <text:p/>
          </draw:polygon>
          <draw:polygon draw:style-name="gr9" draw:text-style-name="P5" draw:layer="layout" svg:width="0.04cm" svg:height="0.097cm" svg:x="18.612cm" svg:y="12.2cm" svg:viewBox="0 0 41 98" draw:points="41,97 40,97 38,97 36,98 34,98 32,98 30,98 29,98 27,98 25,98 23,98 21,98 20,97 18,97 17,96 15,95 14,94 13,93 12,92 11,90 11,88 11,87 10,85 10,83 10,80 10,28 0,28 0,18 11,18 14,0 24,0 24,18 40,18 40,27 24,27 24,78 24,79 24,80 24,81 24,83 25,83 25,84 25,85 25,85 26,85 26,85 26,85 27,86 27,86 27,87 27,87 27,87 28,87 28,88 29,88 29,88 30,88 30,88 32,88 33,88 33,88 34,88 37,88 39,88 41,87">
            <text:p/>
          </draw:polygon>
        </draw:g>
        <draw:polygon draw:style-name="gr29" draw:text-style-name="P6" xml:id="id51" draw:id="id51" draw:layer="layout" svg:width="0.069cm" svg:height="0.082cm" svg:x="18.144cm" svg:y="11.726cm" svg:viewBox="0 0 70 83" draw:points="70,59 70,62 70,63 70,64 69,65 69,67 69,68 68,69 68,70 67,71 66,72 65,73 65,74 63,75 62,75 61,76 60,77 59,78 56,79 53,80 50,81 47,82 43,82 40,83 36,83 32,83 28,83 25,82 21,81 19,80 16,80 14,79 11,78 10,77 9,76 8,75 8,75 6,74 5,73 5,73 4,71 3,70 3,69 2,67 1,65 0,63 12,60 13,62 14,63 14,65 15,65 15,65 16,66 16,67 17,68 18,68 18,68 18,69 19,69 20,70 21,70 23,70 25,71 27,72 29,72 31,73 33,73 36,73 38,73 41,73 43,72 45,72 47,71 49,70 49,70 50,70 51,70 52,69 53,69 53,68 53,68 54,68 54,67 55,67 55,66 56,65 56,65 56,64 56,63 56,63 56,63 56,62 56,60 56,59 56,58 56,57 56,57 56,56 56,56 56,56 56,55 55,54 55,54 54,53 54,53 53,53 53,53 53,52 51,51 50,51 49,50 47,49 46,48 44,48 42,48 32,45 26,43 21,42 19,41 18,41 16,40 14,39 13,38 12,38 11,37 10,36 9,35 8,34 7,33 6,32 5,31 5,30 5,29 4,28 4,26 4,25 4,23 3,22 4,20 4,19 4,17 5,16 5,15 5,14 5,13 6,11 7,11 8,10 8,9 9,8 10,7 11,6 11,6 13,5 14,4 15,4 16,4 19,2 22,1 25,1 28,1 32,0 36,0 40,0 43,0 46,1 49,1 51,2 54,3 56,4 59,5 59,5 60,6 61,6 62,7 63,8 64,9 65,10 65,11 65,11 66,13 67,14 68,15 69,17 69,19 56,21 56,20 56,19 56,19 55,18 55,17 54,17 54,16 53,16 53,16 53,15 52,14 51,14 49,13 49,12 47,11 46,11 43,11 42,11 40,10 38,10 36,10 33,10 31,10 30,11 27,11 26,11 24,11 23,12 22,12 22,13 21,13 21,14 21,14 20,14 19,15 19,15 18,16 18,16 18,16 18,17 18,18 18,19 18,19 18,20 18,21 18,21 18,22 18,23 18,23 18,24 18,25 18,26 18,26 19,26 20,27 20,28 21,28 21,28 22,29 23,30 24,30 24,31 26,31 27,31 30,32 35,33 40,35 46,36 50,37 53,38 55,39 56,40 58,40 59,41 60,41 61,42 62,43 62,43 64,44 65,45 65,46 65,46 66,47 67,48 68,48 68,49 69,50 69,51 69,52 69,53 70,53 70,55 70,56 70,57 70,58">
          <text:p/>
        </draw:polygon>
        <draw:g xml:id="id58" draw:id="id58">
          <draw:glue-point draw:id="4" svg:x="-5cm" svg:y="2.693cm"/>
          <draw:glue-point draw:id="5" svg:x="-5cm" svg:y="3.462cm"/>
          <draw:glue-point draw:id="6" svg:x="-5cm" svg:y="1.924cm"/>
          <draw:glue-point draw:id="7" svg:x="-2.779cm" svg:y="5cm"/>
          <draw:glue-point draw:id="8" svg:x="-4.982cm" svg:y="-2.993cm"/>
          <draw:polygon draw:style-name="gr26" draw:text-style-name="P1" draw:layer="layout" svg:width="0.87cm" svg:height="1.265cm" svg:x="11.795cm" svg:y="11.541cm" svg:viewBox="0 0 871 1266" draw:points="145,0 145,0 136,0 126,1 116,3 107,5 98,8 90,11 81,15 72,20 65,25 57,30 49,36 43,43 36,50 30,57 24,65 20,73 15,82 11,90 8,99 5,108 3,117 2,127 0,137 0,146 0,1119 0,1120 0,1129 2,1139 3,1149 5,1158 8,1167 11,1176 15,1184 20,1193 24,1201 30,1209 36,1216 43,1223 49,1230 57,1236 65,1241 72,1246 81,1251 90,1255 98,1258 107,1261 116,1263 126,1265 136,1266 145,1266 726,1266 726,1266 735,1266 745,1265 754,1263 764,1261 773,1258 781,1255 790,1251 799,1246 806,1241 814,1236 821,1230 828,1223 835,1216 841,1209 847,1201 851,1193 856,1184 860,1176 863,1167 866,1158 868,1149 869,1139 871,1129 871,1120 871,146 871,146 871,146 871,137 869,127 868,117 866,108 863,99 860,90 856,82 851,73 847,65 841,57 835,50 828,43 821,36 814,30 806,25 799,20 790,15 781,11 773,8 764,5 754,3 745,1 735,0 726,0">
            <text:p/>
          </draw:polygon>
          <draw:polygon draw:style-name="gr27" draw:text-style-name="P2" draw:layer="layout" svg:width="0.187cm" svg:height="0.145cm" svg:x="11.994cm" svg:y="12.121cm" svg:viewBox="0 0 188 146" draw:points="83,146 83,55 83,50 82,46 82,41 81,38 81,34 80,31 79,30 78,28 78,27 78,26 77,26 75,24 75,23 74,23 73,22 72,21 71,21 69,21 68,20 67,19 64,19 60,19 57,19 55,19 53,19 52,19 49,19 48,19 46,20 45,21 43,21 42,22 40,23 39,24 38,25 37,26 35,27 34,28 33,30 32,31 31,33 30,35 29,36 27,40 27,44 26,48 25,53 24,58 24,63 24,146 1,146 1,33 1,13 0,6 0,4 0,3 22,3 22,3 22,3 22,4 23,6 23,13 24,27 24,27 26,23 27,20 30,17 32,14 34,11 37,9 39,8 41,6 43,4 46,4 49,2 52,1 56,1 59,1 62,0 65,0 69,0 73,1 76,1 80,1 83,3 85,4 88,5 91,6 92,7 93,9 94,9 95,10 97,12 99,15 100,18 101,21 103,23 104,27 104,27 106,23 108,21 110,17 113,15 115,12 117,10 120,8 122,6 125,5 127,4 130,2 133,1 137,1 140,1 144,0 147,0 152,0 158,1 161,1 164,2 166,3 167,4 170,4 171,6 173,6 174,8 176,9 177,11 178,12 180,14 181,15 182,16 183,19 183,21 184,23 186,27 187,32 188,38 188,44 188,51 188,146 165,146 165,55 165,50 164,46 164,41 164,38 163,34 161,31 161,30 161,28 160,27 159,26 158,26 158,24 157,23 156,23 155,22 154,21 152,21 152,21 150,20 148,19 145,19 142,19 139,19 136,19 133,19 132,19 130,19 129,20 126,21 125,21 124,22 123,23 121,23 120,25 118,26 117,27 116,28 115,30 114,31 113,33 111,36 110,40 108,44 107,48 107,53 107,58 107,63 107,146">
            <text:p/>
          </draw:polygon>
          <draw:polygon draw:style-name="gr27" draw:text-style-name="P2" draw:layer="layout" svg:width="0.113cm" svg:height="0.145cm" svg:x="12.216cm" svg:y="12.123cm" svg:viewBox="0 0 114 146" draw:points="24,0 24,90 24,97 24,100 24,103 25,106 25,108 26,110 27,112 27,115 28,116 29,118 30,120 31,120 33,122 33,123 35,124 37,125 39,125 40,126 43,127 45,127 47,127 50,127 53,127 57,127 61,127 63,126 65,125 66,125 69,125 70,124 72,122 73,122 75,121 76,120 78,118 78,117 80,115 81,114 82,112 83,111 85,109 86,105 88,102 88,97 89,93 90,88 90,83 90,0 113,0 113,112 113,132 114,139 114,142 114,143 92,143 92,143 92,142 91,142 91,139 91,133 91,119 91,119 88,122 86,125 84,128 81,131 79,134 77,136 74,138 72,139 69,141 66,142 63,143 59,144 56,144 53,145 49,145 45,146 40,145 34,145 29,144 25,142 23,142 21,141 19,140 17,139 15,138 14,137 12,135 11,134 9,132 8,131 7,129 6,127 5,125 5,123 3,118 2,113 1,107 0,102 0,95 0,0">
            <text:p/>
          </draw:polygon>
          <draw:polygon draw:style-name="gr27" draw:text-style-name="P2" draw:layer="layout" svg:width="0.128cm" svg:height="0.142cm" svg:x="12.35cm" svg:y="12.123cm" svg:viewBox="0 0 129 143" draw:points="102,143 64,84 25,143 0,143 50,70 2,0 28,0 64,56 99,0 126,0 78,69 129,143">
            <text:p/>
          </draw:polygon>
        </draw:g>
        <draw:polygon draw:style-name="gr28" draw:text-style-name="P6" draw:layer="layout" svg:width="0.068cm" svg:height="0.103cm" svg:x="11.9cm" svg:y="12.385cm" svg:viewBox="0 0 69 104" draw:points="0,104 0,93 28,93 28,13 3,29 3,17 30,0 43,0 43,93 69,93 69,104">
          <text:p/>
        </draw:polygon>
        <draw:path draw:style-name="gr28" draw:text-style-name="P6" xml:id="id41" draw:id="id41" draw:layer="layout" svg:width="0.076cm" svg:height="0.106cm" svg:x="11.893cm" svg:y="11.759cm" svg:viewBox="0 0 77 107" svg:d="M77 53v7 5l-1 6-1 5-2 5-1 4-3 5v1l-2 2-1 2-1 1-2 1-1 2-2 1-1 1-2 1-1 1-3 1-1 1h-3l-2 1h-2l-2 1h-2-3-2-3l-2-1h-1l-3-1h-2l-1-1-3-1-1-1h-2l-1-2-2-1-1-2-2-1-1-1-1-2-2-2v-1l-3-5-1-4-2-5v-5l-1-6-1-5v-7-6l1-6 1-6v-5l2-5 1-4 2-4 1-2 1-1 2-3 1-1 1-1 1-1 2-2 2-1 2-1h1l3-1 1-1 2-1h3 2l2-1h5 4l3 1h2 2l2 1 2 1 2 1h2l1 1 2 1 1 2 2 1 1 1 1 2 2 2 1 1 1 2 2 4 2 5 1 4 1 6 1 5v6zM62 53v-5-5-5-4l-1-4-2-4v-3l-1-1-1-1-1-1v-1l-1-2-1-1h-1l-1-1-1-1h-2v-1l-2-1-1-1h-1-2-1-2-1-2-1-2-1-2l-1 1-1 1-2 1-2 1-1 1-2 1-1 2-1 2-1 1v1l-1 3-1 4-1 4-1 4-1 5v5 5 6 4l1 5 1 5 1 3 1 4 1 3 1 2 1 2 1 1 1 1 1 1v1l1 1 2 1 2 1 1 1h1 2 1l2 1h1 2 1 2l1-1h1 2 1l1-1 1-1h1l2-1 1-1v-1l2-1 1-1v-1l1-2 2-2v-3l1-4 1-4 1-4v-5-5z">
          <text:p/>
        </draw:path>
        <draw:g xml:id="id54" draw:id="id54">
          <draw:path draw:style-name="gr9" draw:text-style-name="P5" draw:layer="layout" svg:width="0.075cm" svg:height="0.082cm" svg:x="12.468cm" svg:y="12.089cm" svg:viewBox="0 0 76 83" svg:d="M76 41v5l-1 5v5l-1 4-2 3v2l-1 2-1 1-1 2-1 1-2 2h-1l-1 2-2 1-1 1-2 1h-1l-2 1-2 1h-1l-3 1-4 1-3 1h-5-5l-4-1h-2l-2-1-2-1h-2l-1-1-2-1h-1l-2-1-1-2h-2l-1-2-1-1-2-2v-1l-2-1-1-2v-2l-1-1-2-4v-4l-1-4-1-5v-5-5l1-5 1-4v-4l2-4 1-3 3-3 2-3 2-2 3-2 3-2 3-1 4-2h4l4-1h5 5l4 1h5l1 1 2 1h2l2 1 1 1 2 1h1l2 2v1l2 1 1 1 1 2 1 1 1 2 1 1v2l2 4 1 4v4l1 5zM62 41l-1-4v-4-3l-1-3-1-3v-3h-1l-1-2h-1v-2-1h-1l-1-1-1-1h-1l-1-1-1-1-1-1h-1-2l-2-1h-3-2-3-3l-2 1h-1-1-2v1l-1 1-2 1-1 1-1 1h-1v1l-1 2h-1l-1 2v1l-1 2-1 3v4l-1 2v4 4 4 3l1 4v3l1 3 1 2 1 3 1 1 1 1 1 2 1 1h1v1l1 1h2l1 1 2 1h1l1 1h1 2 2 3 3l2-1h1l1-1h2v-1h2l1-1 1-1 1-1 1-1 1-1v-1l1-1 1-1v-2l1-2 1-2 1-4v-3-4z">
            <text:p/>
          </draw:path>
          <draw:polygon draw:style-name="gr9" draw:text-style-name="P5" draw:layer="layout" svg:width="0.068cm" svg:height="0.08cm" svg:x="12.562cm" svg:y="12.09cm" svg:viewBox="0 0 69 81" draw:points="14,0 14,51 14,54 14,56 14,58 15,59 15,60 15,62 16,63 17,64 17,65 18,65 18,66 19,67 20,68 21,68 21,69 22,70 24,70 24,70 26,70 27,70 29,70 30,71 32,71 34,70 37,70 38,70 39,70 40,70 41,69 42,69 43,68 44,68 45,67 46,67 46,66 47,65 48,64 49,63 49,63 50,62 50,60 52,59 53,56 53,54 53,52 54,49 54,46 54,0 68,0 68,63 69,74 69,78 69,79 69,80 55,80 55,80 55,80 55,79 55,78 55,74 55,66 54,66 53,68 52,70 50,72 49,73 48,75 46,75 45,77 43,78 41,78 40,79 38,80 36,80 33,80 32,81 30,81 27,81 24,81 21,80 18,80 15,80 14,79 12,78 11,78 10,78 9,77 8,76 8,75 7,75 6,74 5,73 5,72 4,71 3,70 2,68 2,66 1,63 1,60 0,57 0,53 0,0">
            <text:p/>
          </draw:polygon>
          <draw:polygon draw:style-name="gr9" draw:text-style-name="P5" draw:layer="layout" svg:width="0.04cm" svg:height="0.097cm" svg:x="12.644cm" svg:y="12.073cm" svg:viewBox="0 0 41 98" draw:points="41,97 40,97 38,97 36,98 34,98 32,98 30,98 29,98 27,98 25,98 23,98 21,98 20,97 18,97 17,96 15,95 14,94 13,93 12,92 11,90 11,88 11,87 10,85 10,83 10,80 10,28 0,28 0,18 11,18 14,0 24,0 24,18 40,18 40,27 24,27 24,78 24,79 24,80 24,81 24,83 25,83 25,84 25,85 25,85 26,85 26,85 26,85 27,86 27,86 27,87 27,87 27,87 28,87 28,88 29,88 29,88 30,88 30,88 32,88 33,88 33,88 34,88 37,88 39,88 41,87">
            <text:p/>
          </draw:polygon>
        </draw:g>
        <draw:polygon draw:style-name="gr29" draw:text-style-name="P6" xml:id="id63" draw:id="id63" draw:layer="layout" svg:width="0.069cm" svg:height="0.082cm" svg:x="12.175cm" svg:y="11.599cm" svg:viewBox="0 0 70 83" draw:points="70,59 70,62 70,63 70,64 69,65 69,67 69,68 68,69 68,70 67,71 66,72 65,73 65,74 63,75 62,75 61,76 60,77 59,78 56,79 53,80 50,81 47,82 43,82 40,83 36,83 32,83 28,83 25,82 21,81 19,80 16,80 14,79 11,78 10,77 9,76 8,75 8,75 6,74 5,73 5,73 4,71 3,70 3,69 2,67 1,65 0,63 12,60 13,62 14,63 14,65 15,65 15,65 16,66 16,67 17,68 18,68 18,68 18,69 19,69 20,70 21,70 23,70 25,71 27,72 29,72 31,73 33,73 36,73 38,73 41,73 43,72 45,72 47,71 49,70 49,70 50,70 51,70 52,69 53,69 53,68 53,68 54,68 54,67 55,67 55,66 56,65 56,65 56,64 56,63 56,63 56,63 56,62 56,60 56,59 56,58 56,57 56,57 56,56 56,56 56,56 56,55 55,54 55,54 54,53 54,53 53,53 53,53 53,52 51,51 50,51 49,50 47,49 46,48 44,48 42,48 32,45 26,43 21,42 19,41 18,41 16,40 14,39 13,38 12,38 11,37 10,36 9,35 8,34 7,33 6,32 5,31 5,30 5,29 4,28 4,26 4,25 4,23 3,22 4,20 4,19 4,17 5,16 5,15 5,14 5,13 6,11 7,11 8,10 8,9 9,8 10,7 11,6 11,6 13,5 14,4 15,4 16,4 19,2 22,1 25,1 28,1 32,0 36,0 40,0 43,0 46,1 49,1 51,2 54,3 56,4 59,5 59,5 60,6 61,6 62,7 63,8 64,9 65,10 65,11 65,11 66,13 67,14 68,15 69,17 69,19 56,21 56,20 56,19 56,19 55,18 55,17 54,17 54,16 53,16 53,16 53,15 52,14 51,14 49,13 49,12 47,11 46,11 43,11 42,11 40,10 38,10 36,10 33,10 31,10 30,11 27,11 26,11 24,11 23,12 22,12 22,13 21,13 21,14 21,14 20,14 19,15 19,15 18,16 18,16 18,16 18,17 18,18 18,19 18,19 18,20 18,21 18,21 18,22 18,23 18,23 18,24 18,25 18,26 18,26 19,26 20,27 20,28 21,28 21,28 22,29 23,30 24,30 24,31 26,31 27,31 30,32 35,33 40,35 46,36 50,37 53,38 55,39 56,40 58,40 59,41 60,41 61,42 62,43 62,43 64,44 65,45 65,46 65,46 66,47 67,48 68,48 68,49 69,50 69,51 69,52 69,53 70,53 70,55 70,56 70,57 70,58">
          <text:p/>
        </draw:polygon>
        <draw:g>
          <draw:glue-point draw:id="4" svg:x="-5.004cm" svg:y="-0.019cm"/>
          <draw:glue-point draw:id="5" svg:x="-5.005cm" svg:y="4.354cm"/>
          <draw:polygon draw:style-name="gr1" draw:text-style-name="P1" draw:layer="layout" svg:width="1.953cm" svg:height="2.036cm" svg:x="23.861cm" svg:y="10.398cm" svg:viewBox="0 0 1954 2037" draw:points="0,2037 0,0 1954,0 1954,2037">
            <text:p/>
          </draw:polygon>
          <draw:g>
            <draw:polygon draw:style-name="gr46" draw:text-style-name="P2" draw:layer="layout" svg:width="0.235cm" svg:height="0.242cm" svg:x="24.647cm" svg:y="11.35cm" svg:viewBox="0 0 236 243" draw:points="207,243 207,81 208,29 200,57 196,68 193,77 130,243 107,243 43,77 34,48 28,29 29,48 29,81 29,243 0,243 0,0 43,0 108,168 115,190 117,200 118,204 119,207 120,203 121,198 125,186 128,175 130,171 130,168 194,0 236,0 236,243">
              <text:p/>
            </draw:polygon>
            <draw:path draw:style-name="gr46" draw:text-style-name="P2" draw:layer="layout" svg:width="0.165cm" svg:height="0.192cm" svg:x="24.925cm" svg:y="11.403cm" svg:viewBox="0 0 166 193" svg:d="M33 103v8 7l1 7 2 6 2 6 2 6 1 2 2 3 1 2 2 2 2 2 1 2 2 2 2 2 2 1 3 2 2 1 2 1 3 1 2 1 3 1 3 1h2 3l7 1h5l4-1h5l4-1 4-1 3-2 4-1 3-2 3-2 3-3 2-2 2-3 2-2 2-3 1-3 1-3 28 8-3 5-2 5-3 5-3 4-4 4-4 4-4 3-5 3-5 3-5 2-5 2-6 1-7 1-6 1-7 1h-7-10l-10-2-9-1-4-2-4-1-4-2-3-2-4-2-3-2-4-2-3-3-3-3-2-3-3-3-2-3-3-4-2-3-2-4-2-4-3-9-2-10-2-10-1-11v-12-11l1-10 2-10 2-9 3-9 2-4 2-4 2-3 3-4 2-3 3-3 2-3 3-3 3-3 4-2 3-2 3-2 4-2 4-2 4-1 4-2 9-1 9-2h9 10l10 2 8 1 8 3 8 4 7 4 6 5 5 6 5 6 4 8 4 8 3 9 2 9 1 11 1 11 1 12v4zM134 79l-1-7-1-7-2-6-1-5-3-5-2-5-1-2-1-2-2-2-1-2-2-1-2-2-1-1-2-2-2-1-2-1-2-1-3-1-2-1h-2l-5-1-5-1h-6-6l-5 1h-2l-3 1-2 1-2 1-3 1-2 1-2 1-2 1-2 2-1 1-2 2-2 2-1 2-2 2-1 2-2 2-2 5-2 5-2 5-1 6-1 6v6z">
              <text:p/>
            </draw:path>
            <draw:polygon draw:style-name="gr46" draw:text-style-name="P2" draw:layer="layout" svg:width="0.246cm" svg:height="0.189cm" svg:x="25.128cm" svg:y="11.403cm" svg:viewBox="0 0 247 190" draw:points="109,190 109,72 109,65 108,59 108,54 107,49 106,44 105,41 104,39 103,37 102,36 102,34 101,33 99,32 98,31 97,30 96,29 94,28 93,27 91,27 89,26 88,25 84,25 79,24 75,24 72,24 70,24 68,24 65,25 63,25 61,26 59,27 57,28 55,29 53,30 51,31 50,32 48,34 46,36 45,37 43,39 42,41 41,43 40,45 38,47 36,52 35,57 34,63 33,69 32,75 32,82 32,190 1,190 1,43 1,17 0,9 0,6 0,3 29,3 29,4 29,4 29,5 30,8 30,17 31,35 31,35 34,31 36,26 39,22 42,19 45,15 48,12 51,10 54,8 57,6 61,4 65,3 68,2 73,1 77,0 81,0 86,0 91,0 96,1 100,1 105,2 109,3 112,5 116,6 119,8 121,10 122,11 124,12 125,13 127,16 130,19 132,23 133,27 135,31 136,35 137,35 139,31 142,27 145,23 148,19 151,16 154,13 157,11 160,8 164,6 167,5 171,3 175,2 180,1 184,1 189,0 193,0 200,0 207,1 212,2 215,3 218,4 220,5 223,6 225,7 227,9 229,10 231,12 233,13 235,15 236,17 238,19 239,22 240,24 241,27 242,30 244,36 246,42 247,49 247,57 247,66 247,190 217,190 217,72 217,65 216,59 216,54 215,49 214,44 212,41 212,39 211,37 210,36 209,34 208,33 207,32 206,31 205,30 203,29 202,28 200,27 199,27 197,26 195,25 191,25 187,24 183,24 178,24 175,24 173,25 171,25 169,26 166,27 164,28 163,29 161,30 159,31 157,32 155,34 154,36 152,37 151,39 150,41 148,43 146,47 144,52 142,57 141,63 140,69 140,75 140,82 140,190">
              <text:p/>
            </draw:polygon>
          </draw:g>
        </draw:g>
        <draw:g xml:id="id48" draw:id="id48">
          <draw:path draw:style-name="gr9" draw:text-style-name="P5" draw:layer="layout" svg:width="0.075cm" svg:height="0.092cm" svg:x="23.903cm" svg:y="11.375cm" svg:viewBox="0 0 76 93" svg:d="M24 93h-3l-3-1h-3l-2-1-1-1h-1l-1-1-1-1-1-1h-1l-1-1-1-1v-1l-1-1-1-1v-1l-1-2v-2l-1-2-1-3v-3-3-3l1-4v-1-2l1-1v-1l1-2v-1l1-1 1-1v-2h1l1-1 1-1 1-2h2l1-1 1-1 2-1 3-1 4-1h3l5-1h4 17v-5-2-3-2l-1-3v-1l-1-1v-1-1h-1v-1l-1-1v-1h-1l-1-1h-1-1v-1h-1l-2-1h-2l-1-1h-2-2-2l-2 1h-2l-2 1-1 1h-1-1l-1 1v1h-1v1l-1 1-1 1v2l-1 1v2 2l-13-2v-2l1-4 1-2 1-2 1-3 2-1 2-2 1-2 2-1 2-2 2-1h3l3-1 3-1h4 3 3l3 1h4l3 1 2 1 2 1h1l1 1 1 1h1l1 2 1 1 1 1 1 1 1 1v2h1l1 2v2 2 3l1 3v4 39 2 1 1 2l1 1v1 1l1 1v1h1v1h1v1h1 1 2 1 1 1 1v9h-3l-2 1h-3-2-2-1l-2-1h-1-1l-1-1-1-1-1-1-1-1-1-1v-1l-1-1v-1-3l-1-1v-3-1h-1l-1 2-1 2-2 2-1 2-2 2-1 2h-2l-2 2-1 1-1 1h-2l-2 1h-2l-3 1h-2zM27 82h1 2l2-1h2l1-1 2-1h1l1-1 1-1 2-1 1-1 1-1 1-2 1-1 1-1 1-2 1-1v-2l1-2v-1l1-3v-1-2-1-8h-13-5-2l-2 1h-2-1l-2 1-1 1h-1l-1 1h-1l-1 1-1 1-1 1-1 1-1 2-1 1v1 1l-1 2v1 2 2 1 2 1l1 2v1 1h1v1l1 1v1l1 1h1l1 1h1l1 1h1l2 1h1z">
            <text:p/>
          </draw:path>
          <draw:path draw:style-name="gr9" draw:text-style-name="P5" draw:layer="layout" svg:width="0.065cm" svg:height="0.123cm" svg:x="23.986cm" svg:y="11.344cm" svg:viewBox="0 0 66 124" svg:d="M53 108l-1 3-1 1-1 3-1 1-1 1-2 2-1 1-2 1-1 1-2 1-2 1h-1-2-2-2-2-4-2-1-2l-2-1h-1l-1-1-2-1-1-1-2-2-1-1-1-1-1-1-1-2-1-2v-1l-1-2-1-1-1-4-1-4-1-4-1-6v-5-5-12l1-4 1-5 1-4 1-4 2-3 1-4 2-3 3-2 1-2 3-2 3-1 3-1 3-1h4 2l2 1h2 2l1 1 2 1h2l1 1 2 1 1 2 2 1 1 1 1 2 1 1 1 2 1 2v-10-37h13v104 12 4 3h-12v-1-1-4zM13 78v5 4l1 4v3l1 3 1 3 1 3v1l1 1v1l1 1h1v1l1 1 1 1 1 1h1 1l1 1h1 1l1 1h1 2 3 1l2-1 1-1h1 1 1l1-1 1-1 1-1 1-1h1v-2l1-1 1-1v-1l1-3 1-3 1-3v-3l1-4v-4-5-4-4l-1-4v-3l-1-3-1-4-1-2v-1l-1-1-1-1v-1l-1-1-1-1h-1l-1-1-1-1h-1l-1-1-1-1h-1-1-2-3-2-1-1-1-1l-1 1-1 1h-1l-1 1-1 1h-1v1l-1 1-1 1v1l-1 1v1l-1 2-1 4-1 3v3l-1 4v5z">
            <text:p/>
          </draw:path>
          <draw:polygon draw:style-name="gr9" draw:text-style-name="P5" draw:layer="layout" svg:width="0.036cm" svg:height="0.09cm" svg:x="24.073cm" svg:y="11.375cm" svg:viewBox="0 0 37 91" draw:points="0,91 0,22 0,2 13,2 13,20 13,20 13,17 14,14 15,12 16,10 17,9 18,6 19,6 20,5 20,4 21,4 21,3 22,2 22,2 23,2 24,2 25,1 27,1 28,0 30,0 32,0 33,0 33,0 34,0 35,0 35,0 36,1 37,1 37,1 37,14 37,14 36,14 35,14 34,14 32,14 30,14 29,14 28,14 27,14 26,14 25,14 24,14 24,15 23,16 22,16 21,17 21,18 20,18 19,19 19,20 18,21 17,22 16,24 15,26 15,29 14,31 14,34 13,38 13,41 13,45 13,91">
            <text:p/>
          </draw:polygon>
        </draw:g>
        <draw:g xml:id="id61" draw:id="id61">
          <draw:polygon draw:style-name="gr10" draw:text-style-name="P6" draw:layer="layout" svg:width="0.107cm" svg:height="0.089cm" svg:x="23.945cm" svg:y="12.217cm" svg:viewBox="0 0 108 90" draw:points="85,90 70,90 56,26 54,12 52,23 37,90 22,90 0,0 13,0 26,61 27,63 27,66 29,78 31,71 47,0 61,0 74,62 78,78 80,66 94,0 108,0">
            <text:p/>
          </draw:polygon>
          <draw:polygon draw:style-name="gr10" draw:text-style-name="P6" draw:layer="layout" svg:width="0.036cm" svg:height="0.09cm" svg:x="24.06cm" svg:y="12.216cm" svg:viewBox="0 0 37 91" draw:points="0,91 0,22 0,2 13,2 13,20 13,20 13,17 14,14 15,12 16,10 17,9 18,6 19,6 20,5 20,4 21,4 21,3 22,2 22,2 23,2 24,2 25,1 27,1 28,0 30,0 32,0 33,0 33,0 34,0 35,0 35,0 36,1 37,1 37,1 37,14 37,14 36,14 35,14 34,14 32,14 30,14 29,14 28,14 27,14 26,14 25,14 24,14 24,15 23,16 22,16 21,17 21,18 20,18 19,19 19,20 18,21 17,22 16,24 15,26 15,29 14,31 14,34 13,38 13,41 13,45 13,91">
            <text:p/>
          </draw:polygon>
          <draw:path draw:style-name="gr10" draw:text-style-name="P6" draw:layer="layout" svg:width="0.012cm" svg:height="0.123cm" svg:x="24.111cm" svg:y="12.184cm" svg:viewBox="0 0 13 124" svg:d="M0 14v-14h13v14zM0 124v-90h13v90z">
            <text:p/>
          </draw:path>
          <draw:polygon draw:style-name="gr10" draw:text-style-name="P6" draw:layer="layout" svg:width="0.037cm" svg:height="0.11cm" svg:x="24.136cm" svg:y="12.198cm" svg:viewBox="0 0 38 111" draw:points="38,109 37,110 35,110 33,111 32,111 30,111 28,111 26,111 25,111 23,111 21,111 19,111 18,110 16,109 15,108 14,107 13,106 12,104 12,103 11,102 10,99 10,98 10,95 9,93 9,91 9,31 0,31 0,20 10,20 13,0 22,0 22,20 37,20 37,31 22,31 22,87 22,89 22,91 22,91 22,93 23,94 23,95 23,95 23,95 23,96 24,96 24,96 24,97 24,97 25,98 25,98 25,98 26,98 26,99 26,99 27,99 27,99 28,99 29,99 30,99 31,99 32,99 34,99 36,99 38,98">
            <text:p/>
          </draw:polygon>
          <draw:path draw:style-name="gr10" draw:text-style-name="P6" draw:layer="layout" svg:width="0.068cm" svg:height="0.092cm" svg:x="24.181cm" svg:y="12.216cm" svg:viewBox="0 0 69 93" svg:d="M13 50v4l1 3v3l1 3v4l1 2 1 1 1 1v1l1 2 1 1h1v1l1 1 1 1 1 1h1 1l1 1 1 1h1 2l1 1h1 3 2 1l2-1h2l1-1 2-1h2l1-1 1-1 1-1 1-1 1-1 1-2 1-1 1-1v-2l11 4-1 3-1 2-1 2-1 2-1 2-2 2-2 2h-2l-2 2-2 1-3 1h-2l-3 1-3 1h-3-2-5l-4-1-3-1h-2l-2-1-2-1-1-1-2-1h-1l-1-2-1-1-1-1-2-2-1-2-1-1-1-2-1-1-1-2v-2l-2-4-1-5v-5l-1-6v-5-5l1-6v-5l1-4 2-4v-2l1-2 1-1 1-2 1-1 1-2 2-2 1-1 1-1 1-2h1l2-1 1-1 2-1 2-1h1l4-1 4-1h4 4l4 1 4 1 3 1 3 2 3 1 3 3 2 3 2 3 1 3 2 4 1 4 1 5 1 6v5 6 2zM56 39v-5l-1-3v-2l-1-3-1-3-1-1v-2l-1-1-1-1-1-1-1-1-1-1v-1h-1-1l-1-1h-1l-1-1h-1l-2-1h-1-3-2-3l-1 1h-1-1l-1 1-1 1h-1l-1 1-1 1-1 1-1 1-1 1-1 1-1 2-1 3-1 2-1 3v2 3l-1 4z">
            <text:p/>
          </draw:path>
          <draw:path draw:style-name="gr10" draw:text-style-name="P6" draw:layer="layout" svg:width="0.087cm" svg:height="0.116cm" svg:x="24.27cm" svg:y="12.19cm" svg:viewBox="0 0 88 117" svg:d="M88 57v5 4l-1 5-1 4v3l-2 4-1 4-1 3-2 3-2 3-2 3-2 3-2 2-3 3-3 1-2 3-2 1-3 2-4 1-3 2h-3-4l-4 1h-3-38v-117h34 6l6 1 5 1 6 2 5 2 1 1 2 1 3 2 2 1 2 2 1 2 2 2 2 1 1 3 2 2 1 3 1 2 1 2 1 3 1 2 1 4 1 5 1 7zM74 57l-1-5v-5l-1-4-1-4-1-3-1-2v-2l-1-2-1-1-2-2-1-1-1-2-1-2h-1l-2-2-1-1-2-1-2-1-1-1-2-1-4-1h-5l-4-1h-4-21v91h24 2 3l2-1h3l2-1 3-1 2-1 2-1 3-2 2-2 1-1 1-3 2-1 1-3 2-2 1-2 1-4 1-2 1-3v-3l1-4v-3l1-3z">
            <text:p/>
          </draw:path>
          <draw:path draw:style-name="gr10" draw:text-style-name="P6" draw:layer="layout" svg:width="0.075cm" svg:height="0.092cm" svg:x="24.37cm" svg:y="12.216cm" svg:viewBox="0 0 76 93" svg:d="M24 93h-3l-3-1h-3l-2-1-1-1h-1l-1-1-1-1-1-1h-1l-1-1-1-1v-1l-1-1-1-1v-1l-1-2v-2l-1-2-1-3v-3-3-3l1-4v-1-2l1-1v-1l1-2v-1l1-1 1-1v-2h1l1-1 1-1 1-2h2l1-1 1-1 2-1 3-1 4-1h3l5-1h4 17v-5-2-3-2l-1-3v-1l-1-1v-1-1h-1v-1l-1-1v-1h-1l-1-1h-1-1v-1h-1l-2-1h-2l-1-1h-2-2-2l-2 1h-2l-2 1-1 1h-1-1l-1 1v1h-1v1l-1 1-1 1v2l-1 1v2 2l-13-2v-2l1-4 1-2 1-2 1-3 2-1 2-2 1-2 2-1 2-2 2-1h3l3-1 3-1h4 3 3l3 1h4l3 1 2 1 2 1h1l1 1 1 1h1l1 2 1 1 1 1 1 1 1 1v2h1l1 2v2 2 3l1 3v4 39 2 1 1 2l1 1v1 1l1 1v1h1v1h1v1h1 1 2 1 1 1 1v9h-3l-2 1h-3-2-2-1l-2-1h-1-1l-1-1-1-1-1-1-1-1-1-1v-1l-1-1v-1-3l-1-1v-3-1h-1l-1 2-1 2-2 2-1 2-2 2-1 2h-2l-2 2-1 1-1 1h-2l-2 1h-2l-3 1h-2zM27 82h1 2l2-1h2l1-1 2-1h1l1-1 1-1 2-1 1-1 1-1 1-2 1-1 1-1 1-2 1-1v-2l1-2v-1l1-3v-1-2-1-8h-13-5-2l-2 1h-2-1l-2 1-1 1h-1l-1 1h-1l-1 1-1 1-1 1-1 1-1 2-1 1v1 1l-1 2v1 2 2 1 2 1l1 2v1 1h1v1l1 1v1l1 1h1l1 1h1l1 1h1l2 1h1z">
            <text:p/>
          </draw:path>
          <draw:polygon draw:style-name="gr10" draw:text-style-name="P6" draw:layer="layout" svg:width="0.037cm" svg:height="0.11cm" svg:x="24.449cm" svg:y="12.198cm" svg:viewBox="0 0 38 111" draw:points="38,109 37,110 35,110 33,111 32,111 30,111 28,111 26,111 25,111 23,111 21,111 19,111 18,110 16,109 15,108 14,107 13,106 12,104 12,103 11,102 10,99 10,98 10,95 9,93 9,91 9,31 0,31 0,20 10,20 13,0 22,0 22,20 37,20 37,31 22,31 22,87 22,89 22,91 22,91 22,93 23,94 23,95 23,95 23,95 23,96 24,96 24,96 24,97 24,97 25,98 25,98 25,98 26,98 26,99 26,99 27,99 27,99 28,99 29,99 30,99 31,99 32,99 34,99 36,99 38,98">
            <text:p/>
          </draw:polygon>
          <draw:path draw:style-name="gr10" draw:text-style-name="P6" draw:layer="layout" svg:width="0.075cm" svg:height="0.092cm" svg:x="24.494cm" svg:y="12.216cm" svg:viewBox="0 0 76 93" svg:d="M24 93h-3l-3-1h-3l-2-1-1-1h-1l-1-1-1-1-1-1h-1l-1-1-1-1v-1l-1-1-1-1v-1l-1-2v-2l-1-2-1-3v-3-3-3l1-4v-1-2l1-1v-1l1-2v-1l1-1 1-1v-2h1l1-1 1-1 1-2h2l1-1 1-1 2-1 3-1 4-1h3l5-1h4 17v-5-2-3-2l-1-3v-1l-1-1v-1-1h-1v-1l-1-1v-1h-1l-1-1h-1-1v-1h-1l-2-1h-2l-1-1h-2-2-2l-2 1h-2l-2 1-1 1h-1-1l-1 1v1h-1v1l-1 1-1 1v2l-1 1v2 2l-13-2v-2l1-4 1-2 1-2 1-3 2-1 2-2 1-2 2-1 2-2 2-1h3l3-1 3-1h4 3 3l3 1h4l3 1 2 1 2 1h1l1 1 1 1h1l1 2 1 1 1 1 1 1 1 1v2h1l1 2v2 2 3l1 3v4 39 2 1 1 2l1 1v1 1l1 1v1h1v1h1v1h1 1 2 1 1 1 1v9h-3l-2 1h-3-2-2-1l-2-1h-1-1l-1-1-1-1-1-1-1-1-1-1v-1l-1-1v-1-3l-1-1v-3-1h-1l-1 2-1 2-2 2-1 2-2 2-1 2h-2l-2 2-1 1-1 1h-2l-2 1h-2l-3 1h-2zM27 82h1 2l2-1h2l1-1 2-1h1l1-1 1-1 2-1 1-1 1-1 1-2 1-1 1-1 1-2 1-1v-2l1-2v-1l1-3v-1-2-1-8h-13-5-2l-2 1h-2-1l-2 1-1 1h-1l-1 1h-1l-1 1-1 1-1 1-1 1-1 2-1 1v1 1l-1 2v1 2 2 1 2 1l1 2v1 1h1v1l1 1v1l1 1h1l1 1h1l1 1h1l2 1h1z">
            <text:p/>
          </draw:path>
        </draw:g>
        <draw:frame draw:style-name="gr11" draw:text-style-name="P7" xml:id="id67" draw:id="id67" draw:layer="layout" svg:width="1.427cm" svg:height="0.489cm" svg:x="24.084cm" svg:y="10.417cm">
          <draw:text-box>
            <text:p><text:span text:style-name="T1">writeEn</text:span></text:p>
          </draw:text-box>
        </draw:frame>
        <draw:g>
          <draw:polygon draw:style-name="gr9" draw:text-style-name="P5" draw:layer="layout" svg:width="0.062cm" svg:height="0.092cm" svg:x="24.845cm" svg:y="12.292cm" svg:viewBox="0 0 63 93" draw:points="13,46 13,51 13,55 14,59 14,62 15,65 16,67 17,71 18,71 18,73 19,74 20,75 20,75 21,76 22,77 23,78 24,79 25,79 26,79 27,80 28,80 29,81 30,81 31,81 32,81 34,81 35,81 37,81 38,81 39,80 41,79 42,79 43,78 45,77 45,76 46,76 46,75 47,75 47,74 48,73 48,72 49,71 49,70 50,68 50,66 51,63 63,65 63,68 63,71 62,74 61,76 60,79 58,81 56,83 54,85 52,87 50,89 47,90 45,91 42,92 39,92 37,93 34,93 30,93 26,92 24,92 22,91 21,91 19,90 17,89 16,88 14,87 13,87 13,85 11,84 10,83 9,81 8,79 7,78 6,76 5,75 4,73 4,71 2,67 1,62 1,57 0,52 0,47 0,41 1,36 1,31 2,26 4,22 4,20 5,18 6,17 7,15 8,14 9,12 10,10 11,9 13,8 13,6 14,6 16,5 17,4 19,3 21,2 22,2 24,1 26,1 30,0 34,0 37,0 39,1 42,1 44,2 47,2 49,4 51,6 54,7 55,9 57,11 59,14 60,15 61,18 62,21 63,24 63,26 50,28 50,26 49,24 49,22 48,22 47,20 47,18 46,18 45,16 44,15 43,15 43,14 42,14 42,14 41,14 39,13 38,12 37,12 35,12 33,12 31,12 30,12 28,12 27,13 26,13 25,13 24,14 23,14 22,14 22,15 21,16 20,17 19,18 19,18 18,19 17,21 17,22 16,23 16,24 15,27 14,30 14,34 13,38 13,42">
            <text:p/>
          </draw:polygon>
          <draw:polygon draw:style-name="gr9" draw:text-style-name="P5" draw:layer="layout" svg:width="0.012cm" svg:height="0.123cm" svg:x="24.922cm" svg:y="12.261cm" svg:viewBox="0 0 13 124" draw:points="0,124 0,0 13,0 13,124">
            <text:p/>
          </draw:polygon>
          <draw:polygon draw:style-name="gr9" draw:text-style-name="P5" draw:layer="layout" svg:width="0.063cm" svg:height="0.123cm" svg:x="24.954cm" svg:y="12.261cm" svg:viewBox="0 0 64 124" draw:points="49,124 22,83 13,91 13,124 0,124 0,0 13,0 13,77 47,34 63,34 31,72 64,124">
            <text:p/>
          </draw:polygon>
        </draw:g>
        <draw:g xml:id="id49" draw:id="id49">
          <draw:path draw:style-name="gr9" draw:text-style-name="P5" draw:layer="layout" svg:width="0.075cm" svg:height="0.082cm" svg:x="25.548cm" svg:y="11.43cm" svg:viewBox="0 0 76 83" svg:d="M76 41v5l-1 5v5l-1 4-2 3v2l-1 2-1 1-1 2-1 1-2 2h-1l-1 2-2 1-1 1-2 1h-1l-2 1-2 1h-1l-3 1-4 1-3 1h-5-5l-4-1h-2l-2-1-2-1h-2l-1-1-2-1h-1l-2-1-1-2h-2l-1-2-1-1-2-2v-1l-2-1-1-2v-2l-1-1-2-4v-4l-1-4-1-5v-5-5l1-5 1-4v-4l2-4 1-3 3-3 2-3 2-2 3-2 3-2 3-1 4-2h4l4-1h5 5l4 1h5l1 1 2 1h2l2 1 1 1 2 1h1l2 2v1l2 1 1 1 1 2 1 1 1 2 1 1v2l2 4 1 4v4l1 5zM62 41l-1-4v-4-3l-1-3-1-3v-3h-1l-1-2h-1v-2-1h-1l-1-1-1-1h-1l-1-1-1-1-1-1h-1-2l-2-1h-3-2-3-3l-2 1h-1-1-2v1l-1 1-2 1-1 1-1 1h-1v1l-1 2h-1l-1 2v1l-1 2-1 3v4l-1 2v4 4 4 3l1 4v3l1 3 1 2 1 3 1 1 1 1 1 2 1 1h1v1l1 1h2l1 1 2 1h1l1 1h1 2 2 3 3l2-1h1l1-1h2v-1h2l1-1 1-1 1-1 1-1 1-1v-1l1-1 1-1v-2l1-2 1-2 1-4v-3-4z">
            <text:p/>
          </draw:path>
          <draw:polygon draw:style-name="gr9" draw:text-style-name="P5" draw:layer="layout" svg:width="0.068cm" svg:height="0.08cm" svg:x="25.642cm" svg:y="11.431cm" svg:viewBox="0 0 69 81" draw:points="14,0 14,51 14,54 14,56 14,58 15,59 15,60 15,62 16,63 17,64 17,65 18,65 18,66 19,67 20,68 21,68 21,69 22,70 24,70 24,70 26,70 27,70 29,70 30,71 32,71 34,70 37,70 38,70 39,70 40,70 41,69 42,69 43,68 44,68 45,67 46,67 46,66 47,65 48,64 49,63 49,63 50,62 50,60 52,59 53,56 53,54 53,52 54,49 54,46 54,0 68,0 68,63 69,74 69,78 69,79 69,80 55,80 55,80 55,80 55,79 55,78 55,74 55,66 54,66 53,68 52,70 50,72 49,73 48,75 46,75 45,77 43,78 41,78 40,79 38,80 36,80 33,80 32,81 30,81 27,81 24,81 21,80 18,80 15,80 14,79 12,78 11,78 10,78 9,77 8,76 8,75 7,75 6,74 5,73 5,72 4,71 3,70 2,68 2,66 1,63 1,60 0,57 0,53 0,0">
            <text:p/>
          </draw:polygon>
          <draw:polygon draw:style-name="gr9" draw:text-style-name="P5" draw:layer="layout" svg:width="0.04cm" svg:height="0.097cm" svg:x="25.724cm" svg:y="11.414cm" svg:viewBox="0 0 41 98" draw:points="41,97 40,97 38,97 36,98 34,98 32,98 30,98 29,98 27,98 25,98 23,98 21,98 20,97 18,97 17,96 15,95 14,94 13,93 12,92 11,90 11,88 11,87 10,85 10,83 10,80 10,28 0,28 0,18 11,18 14,0 24,0 24,18 40,18 40,27 24,27 24,78 24,79 24,80 24,81 24,83 25,83 25,84 25,85 25,85 26,85 26,85 26,85 27,86 27,86 27,87 27,87 27,87 28,87 28,88 29,88 29,88 30,88 30,88 32,88 33,88 33,88 34,88 37,88 39,88 41,87">
            <text:p/>
          </draw:polygon>
        </draw:g>
        <draw:connector draw:style-name="gr31" draw:text-style-name="P11" xml:id="id65" draw:id="id65" draw:layer="layout" draw:type="line" svg:x1="3.385cm" svg:y1="11.276cm" svg:x2="6.376cm" svg:y2="11.274cm" draw:start-shape="id32" draw:start-glue-point="1" draw:end-shape="id33" draw:end-glue-point="3" svg:d="M3385 11276l2991-2" svg:viewBox="0 0 2992 3">
          <text:p/>
        </draw:connector>
        <draw:connector draw:style-name="gr47" draw:text-style-name="P26" xml:id="id57" draw:id="id57" draw:layer="layout" draw:type="line" svg:x1="8.238cm" svg:y1="11.331cm" svg:x2="13.79cm" svg:y2="10.576cm" draw:start-shape="id34" draw:start-glue-point="1" draw:end-shape="id35" draw:end-glue-point="3" svg:d="M8238 11331l5552-755" svg:viewBox="0 0 5553 756">
          <text:p text:style-name="P16"><text:span text:style-name="T9">[11:6]</text:span></text:p>
        </draw:connector>
        <draw:connector draw:style-name="gr40" draw:text-style-name="P27" draw:layer="layout" draw:type="line" svg:x1="8.288cm" svg:y1="11.284cm" svg:x2="12.367cm" svg:y2="7.356cm" draw:start-shape="id36" draw:start-glue-point="1" draw:end-shape="id37" draw:end-glue-point="8" svg:d="M8288 11284l4079-3928" svg:viewBox="0 0 4080 3929">
          <text:p text:style-name="P16"><text:span text:style-name="T10">[5:0]</text:span></text:p>
        </draw:connector>
        <draw:connector draw:style-name="gr43" draw:text-style-name="P28" draw:layer="layout" draw:type="line" svg:x1="8.238cm" svg:y1="11.331cm" svg:x2="13.808cm" svg:y2="9.846cm" draw:start-shape="id34" draw:start-glue-point="1" draw:end-shape="id38" draw:end-glue-point="3" svg:d="M8238 11331l5570-1485" svg:viewBox="0 0 5571 1486">
          <text:p text:style-name="P16"><text:span text:style-name="T11">[17:12]</text:span></text:p>
        </draw:connector>
        <draw:connector draw:style-name="gr31" draw:text-style-name="P11" draw:layer="layout" draw:type="line" svg:x1="18.635cm" svg:y1="12.301cm" svg:x2="20.123cm" svg:y2="11.799cm" draw:start-shape="id39" draw:start-glue-point="1" draw:end-shape="id40" draw:end-glue-point="3" svg:d="M18635 12301l1488-502" svg:viewBox="0 0 1489 503">
          <text:p/>
        </draw:connector>
        <draw:connector draw:style-name="gr48" draw:text-style-name="P29" draw:layer="layout" draw:type="line" svg:x1="8.238cm" svg:y1="11.331cm" svg:x2="11.893cm" svg:y2="11.812cm" draw:start-shape="id34" draw:start-glue-point="1" draw:end-shape="id41" draw:end-glue-point="3" svg:d="M8238 11331l3655 481" svg:viewBox="0 0 3656 482">
          <text:p text:style-name="P16"><text:span text:style-name="T12">[23:18]</text:span></text:p>
        </draw:connector>
        <draw:connector draw:style-name="gr49" draw:text-style-name="P11" xml:id="id59" draw:id="id59" draw:layer="layout" draw:type="line" svg:x1="16.462cm" svg:y1="10.563cm" svg:x2="17.862cm" svg:y2="11.939cm" draw:start-shape="id42" draw:start-glue-point="1" draw:end-shape="id43" draw:end-glue-point="3" svg:d="M16462 10563l1400 1376" svg:viewBox="0 0 1401 1377">
          <text:p/>
        </draw:connector>
        <draw:connector draw:style-name="gr50" draw:text-style-name="P30" draw:layer="layout" svg:x1="13.064cm" svg:y1="6.335cm" svg:x2="20.069cm" svg:y2="10.473cm" draw:start-shape="id37" draw:start-glue-point="13" draw:end-shape="id44" draw:end-glue-point="0" svg:d="M13064 6335h7005v4138" svg:viewBox="0 0 7006 4139">
          <text:p text:style-name="P16"><text:span text:style-name="T13">ALUOp</text:span></text:p>
        </draw:connector>
        <draw:connector draw:style-name="gr51" draw:text-style-name="P31" draw:layer="layout" draw:type="line" svg:x1="8.238cm" svg:y1="11.331cm" svg:x2="11.667cm" svg:y2="14.334cm" draw:start-shape="id34" draw:start-glue-point="1" draw:end-shape="id45" draw:end-glue-point="3" svg:d="M8238 11331l3429 3003" svg:viewBox="0 0 3430 3004">
          <text:p text:style-name="P16"><text:span text:style-name="T14">63:18</text:span></text:p>
        </draw:connector>
        <draw:connector draw:style-name="gr52" draw:text-style-name="P11" draw:layer="layout" draw:type="line" svg:x1="13.065cm" svg:y1="14.334cm" svg:x2="17.869cm" svg:y2="12.564cm" draw:start-shape="id45" draw:start-glue-point="1" draw:end-shape="id46" draw:end-glue-point="3" svg:d="M13065 14334l4804-1770" svg:viewBox="0 0 4805 1771">
          <text:p/>
        </draw:connector>
        <draw:connector draw:style-name="gr31" draw:text-style-name="P11" xml:id="id68" draw:id="id68" draw:layer="layout" draw:type="line" svg:x1="21.809cm" svg:y1="11.35cm" svg:x2="23.903cm" svg:y2="11.406cm" draw:start-shape="id47" draw:start-glue-point="1" draw:end-shape="id48" draw:end-glue-point="3" svg:d="M21809 11350l2094 56" svg:viewBox="0 0 2095 57">
          <text:p/>
        </draw:connector>
        <draw:connector draw:style-name="gr31" draw:text-style-name="P11" draw:layer="layout" svg:x1="25.765cm" svg:y1="11.463cm" svg:x2="22.232cm" svg:y2="15.108cm" draw:start-shape="id49" draw:start-glue-point="1" draw:end-shape="id50" draw:end-glue-point="1" svg:d="M25765 11463h501v3645h-4034" svg:viewBox="0 0 4035 3646">
          <text:p/>
        </draw:connector>
        <draw:connector draw:style-name="gr50" draw:text-style-name="P30" draw:layer="layout" svg:x1="12.951cm" svg:y1="6.158cm" svg:x2="18.179cm" svg:y2="11.726cm" draw:start-shape="id37" draw:start-glue-point="11" draw:end-shape="id51" draw:end-glue-point="0" svg:d="M12951 6158v-707h5228v6275" svg:viewBox="0 0 5229 6276">
          <text:p text:style-name="P16"><text:span text:style-name="T13">Immediate</text:span></text:p>
        </draw:connector>
        <draw:connector draw:style-name="gr31" draw:text-style-name="P11" draw:layer="layout" draw:type="line" svg:x1="16.462cm" svg:y1="10.115cm" svg:x2="20.064cm" svg:y2="10.892cm" draw:start-shape="id52" draw:start-glue-point="1" draw:end-shape="id53" draw:end-glue-point="3" svg:d="M16462 10115l3602 777" svg:viewBox="0 0 3603 778">
          <text:p/>
        </draw:connector>
        <draw:connector draw:style-name="gr53" draw:text-style-name="P11" xml:id="id55" draw:id="id55" draw:layer="layout" draw:type="line" svg:x1="12.685cm" svg:y1="12.122cm" svg:x2="12.832cm" svg:y2="10.451cm" draw:start-shape="id54" draw:start-glue-point="1" svg:d="M12685 12122l147-1671" svg:viewBox="0 0 148 1672">
          <text:p/>
        </draw:connector>
        <draw:connector draw:style-name="gr54" draw:text-style-name="P11" draw:layer="layout" draw:type="line" svg:x1="12.832cm" svg:y1="10.451cm" svg:x2="13.8cm" svg:y2="10.205cm" draw:start-shape="id55" draw:start-glue-point="3" draw:end-shape="id56" draw:end-glue-point="3" svg:d="M12832 10451l968-246" svg:viewBox="0 0 969 247">
          <text:p/>
        </draw:connector>
        <draw:connector draw:style-name="gr55" draw:text-style-name="P11" draw:layer="layout" draw:type="curve" svg:x1="11.014cm" svg:y1="10.953cm" svg:x2="11.795cm" svg:y2="12.417cm" draw:start-shape="id57" draw:start-glue-point="0" draw:end-shape="id58" draw:end-glue-point="6" svg:d="M11014 10953c0 976 260 1464 781 1464" svg:viewBox="0 0 782 1465">
          <text:p/>
        </draw:connector>
        <draw:connector draw:style-name="gr56" draw:text-style-name="P11" xml:id="id60" draw:id="id60" draw:layer="layout" draw:type="line" svg:x1="17.162cm" svg:y1="11.251cm" svg:x2="17.198cm" svg:y2="13.435cm" draw:start-shape="id59" draw:start-glue-point="0" svg:d="M17162 11251l36 2184" svg:viewBox="0 0 37 2185">
          <text:p/>
        </draw:connector>
        <draw:connector draw:style-name="gr49" draw:text-style-name="P11" draw:layer="layout" draw:type="line" svg:x1="17.198cm" svg:y1="13.435cm" svg:x2="23.945cm" svg:y2="12.246cm" draw:start-shape="id60" draw:start-glue-point="3" draw:end-shape="id61" draw:end-glue-point="3" svg:d="M17198 13435l6747-1189" svg:viewBox="0 0 6748 1190">
          <text:p/>
        </draw:connector>
        <draw:connector draw:style-name="gr36" draw:text-style-name="P30" draw:layer="layout" draw:type="line" svg:x1="12.951cm" svg:y1="7.151cm" svg:x2="15.066cm" svg:y2="9.536cm" draw:start-shape="id37" draw:start-glue-point="9" draw:end-shape="id62" draw:end-glue-point="0" svg:d="M12951 7151l2115 2385" svg:viewBox="0 0 2116 2386">
          <text:p text:style-name="P16"><text:span text:style-name="T13">regWrite</text:span></text:p>
        </draw:connector>
        <draw:connector draw:style-name="gr36" draw:text-style-name="P30" draw:layer="layout" draw:type="line" svg:x1="12.682cm" svg:y1="7.349cm" svg:x2="12.21cm" svg:y2="11.599cm" draw:start-shape="id37" draw:start-glue-point="12" draw:end-shape="id63" draw:end-glue-point="0" svg:d="M12682 7349l-472 4250" svg:viewBox="0 0 473 4251">
          <text:p text:style-name="P16"><text:span text:style-name="T13">regToMem</text:span></text:p>
        </draw:connector>
        <draw:connector draw:style-name="gr36" draw:text-style-name="P32" draw:layer="layout" draw:type="line" svg:x1="5.747cm" svg:y1="6.835cm" svg:x2="6.734cm" svg:y2="6.836cm" draw:end-shape="id64" draw:end-glue-point="3" svg:d="M5747 6835l987 1" svg:viewBox="0 0 988 2">
          <text:p text:style-name="P17"><text:span text:style-name="T13">1</text:span></text:p>
        </draw:connector>
        <draw:connector draw:style-name="gr31" draw:text-style-name="P11" draw:layer="layout" svg:x1="4.88cm" svg:y1="11.275cm" svg:x2="6.734cm" svg:y2="5.566cm" draw:start-shape="id65" draw:start-glue-point="0" draw:end-shape="id66" draw:end-glue-point="3" svg:d="M4880 11275v-5709h1854" svg:viewBox="0 0 1855 5710">
          <text:p/>
        </draw:connector>
        <draw:frame draw:style-name="gr57" draw:text-style-name="P33" draw:layer="layout" svg:width="2.794cm" svg:height="1.778cm" svg:x="24.146cm" svg:y="1cm">
          <draw:text-box>
            <text:p><text:span text:style-name="T15">Lw $1, 5($2);</text:span></text:p>
            <text:p><text:span text:style-name="T15">$1 = mem[$2 + 5];</text:span></text:p>
            <text:p><text:span text:style-name="T15"/></text:p>
            <text:p><text:span text:style-name="T15">$1 = [11:6] : writeAdr</text:span></text:p>
            <text:p><text:span text:style-name="T15">$2 = [17:12] : base</text:span></text:p>
            <text:p><text:span text:style-name="T15">5 = [63:18] : offset</text:span></text:p>
          </draw:text-box>
        </draw:frame>
        <draw:frame draw:style-name="gr58" draw:text-style-name="P34" draw:layer="layout" svg:width="2.794cm" svg:height="2.155cm" svg:x="24.114cm" svg:y="2.905cm">
          <draw:text-box>
            <text:p><text:span text:style-name="T16">Sw $1, 5($2);</text:span></text:p>
            <text:p><text:span text:style-name="T16">Mem[$2 + 5] = $1</text:span></text:p>
            <text:p><text:span text:style-name="T16">;</text:span></text:p>
            <text:p><text:span text:style-name="T16">$2 = base;</text:span></text:p>
            <text:p><text:span text:style-name="T16">$1 = [11:6] : reg[$1].dat</text:span></text:p>
            <text:p><text:span text:style-name="T16">5: [63:18] : offset</text:span></text:p>
            <text:p><text:span text:style-name="T16"/></text:p>
            <text:p><text:span text:style-name="T16"/></text:p>
          </draw:text-box>
        </draw:frame>
        <draw:connector draw:style-name="gr50" draw:text-style-name="P30" draw:layer="layout" draw:line-skew="-0.514cm" svg:x1="12.367cm" svg:y1="5.953cm" svg:x2="24.797cm" svg:y2="10.417cm" draw:start-shape="id37" draw:start-glue-point="4" draw:end-shape="id67" draw:end-glue-point="0" svg:d="M12367 5953v-1016h12430v5480" svg:viewBox="0 0 12431 5481">
          <text:p text:style-name="P16"><text:span text:style-name="T13">memWrite</text:span></text:p>
        </draw:connector>
        <draw:g>
          <draw:glue-point draw:id="4" svg:x="-4.959cm" svg:y="2.661cm"/>
          <draw:glue-point draw:id="5" svg:x="-4.959cm" svg:y="3.436cm"/>
          <draw:glue-point draw:id="6" svg:x="-4.959cm" svg:y="1.895cm"/>
          <draw:glue-point draw:id="7" svg:x="-2.743cm" svg:y="5cm"/>
          <draw:glue-point draw:id="8" svg:x="-4.936cm" svg:y="-2.962cm"/>
          <draw:polygon draw:style-name="gr26" draw:text-style-name="P1" draw:layer="layout" svg:width="0.87cm" svg:height="1.265cm" svg:x="21.466cm" svg:y="14.212cm" svg:viewBox="0 0 871 1266" draw:points="726,0 726,0 735,0 745,1 755,3 764,5 773,8 781,11 790,15 799,20 806,25 814,30 822,36 828,43 835,50 841,57 847,65 851,73 856,82 860,90 863,99 866,108 868,117 869,127 871,137 871,146 871,1119 871,1120 871,1129 869,1139 868,1149 866,1158 863,1167 860,1176 856,1184 851,1193 847,1201 841,1209 835,1216 828,1223 822,1230 814,1236 806,1241 799,1246 790,1251 781,1255 773,1258 764,1261 755,1263 745,1265 735,1266 726,1266 145,1266 145,1266 136,1266 126,1265 117,1263 107,1261 98,1258 90,1255 81,1251 72,1246 65,1241 57,1236 50,1230 43,1223 36,1216 30,1209 24,1201 20,1193 15,1184 11,1176 8,1167 5,1158 3,1149 2,1139 0,1129 0,1120 0,146 0,146 0,146 0,137 2,127 3,117 5,108 8,99 11,90 15,82 20,73 24,65 30,57 36,50 43,43 50,36 57,30 65,25 72,20 81,15 90,11 98,8 107,5 117,3 126,1 136,0 145,0">
            <text:p/>
          </draw:polygon>
          <draw:polygon draw:style-name="gr27" draw:text-style-name="P2" draw:layer="layout" svg:width="0.187cm" svg:height="0.145cm" svg:x="21.95cm" svg:y="14.792cm" svg:viewBox="0 0 188 146" draw:points="105,146 105,55 105,50 106,46 106,41 107,38 107,34 108,31 109,30 110,28 110,27 110,26 111,26 113,24 113,23 114,23 115,22 116,21 117,21 119,21 120,20 121,19 124,19 128,19 131,19 133,19 135,19 136,19 139,19 140,19 142,20 143,21 145,21 146,22 148,23 149,24 150,25 151,26 153,27 154,28 155,30 156,31 157,33 158,35 159,36 161,40 161,44 162,48 163,53 164,58 164,63 164,146 187,146 187,33 187,13 188,6 188,4 188,3 166,3 166,3 166,3 166,4 165,6 165,13 164,27 164,27 162,23 161,20 158,17 156,14 154,11 151,9 149,8 147,6 145,4 142,4 139,2 136,1 132,1 129,1 126,0 123,0 119,0 115,1 112,1 108,1 105,3 103,4 100,5 97,6 96,7 95,9 94,9 93,10 91,12 89,15 88,18 87,21 85,23 84,27 84,27 82,23 80,21 78,17 75,15 73,12 71,10 68,8 66,6 63,5 61,4 58,2 55,1 51,1 48,1 44,0 41,0 36,0 30,1 27,1 24,2 22,3 21,4 18,4 17,6 15,6 14,8 12,9 11,11 10,12 8,14 7,15 6,16 5,19 5,21 4,23 2,27 1,32 0,38 0,44 0,51 0,146 23,146 23,55 23,50 24,46 24,41 24,38 25,34 27,31 27,30 27,28 28,27 29,26 30,26 30,24 31,23 32,23 33,22 34,21 36,21 36,21 38,20 40,19 43,19 46,19 49,19 52,19 55,19 56,19 58,19 59,20 62,21 63,21 64,22 65,23 67,23 68,25 70,26 71,27 72,28 73,30 74,31 75,33 77,36 78,40 80,44 81,48 81,53 81,58 81,63 81,146">
            <text:p/>
          </draw:polygon>
          <draw:polygon draw:style-name="gr27" draw:text-style-name="P2" draw:layer="layout" svg:width="0.113cm" svg:height="0.145cm" svg:x="21.802cm" svg:y="14.794cm" svg:viewBox="0 0 114 146" draw:points="90,0 90,90 90,97 90,100 90,103 89,106 89,108 88,110 87,112 87,115 86,116 85,118 84,120 83,120 81,122 81,123 79,124 77,125 75,125 74,126 71,127 69,127 67,127 64,127 61,127 57,127 53,127 51,126 49,125 48,125 45,125 44,124 42,122 41,122 39,121 38,120 36,118 36,117 34,115 33,114 32,112 31,111 29,109 28,105 26,102 26,97 25,93 24,88 24,83 24,0 1,0 1,112 1,132 0,139 0,142 0,143 22,143 22,143 22,142 23,142 23,139 23,133 23,119 23,119 26,122 28,125 30,128 33,131 35,134 37,136 40,138 42,139 45,141 48,142 51,143 55,144 58,144 61,145 65,145 69,146 74,145 80,145 85,144 89,142 91,142 93,141 95,140 97,139 99,138 100,137 102,135 103,134 105,132 106,131 107,129 108,127 109,125 109,123 111,118 112,113 113,107 114,102 114,95 114,0">
            <text:p/>
          </draw:polygon>
          <draw:polygon draw:style-name="gr27" draw:text-style-name="P2" draw:layer="layout" svg:width="0.128cm" svg:height="0.142cm" svg:x="21.653cm" svg:y="14.794cm" svg:viewBox="0 0 129 143" draw:points="27,143 65,84 104,143 129,143 79,70 127,0 101,0 65,56 30,0 3,0 51,69 0,143">
            <text:p/>
          </draw:polygon>
        </draw:g>
        <draw:polygon draw:style-name="gr28" draw:text-style-name="P6" xml:id="id50" draw:id="id50" draw:layer="layout" svg:width="0.068cm" svg:height="0.103cm" svg:x="22.163cm" svg:y="15.056cm" svg:viewBox="0 0 69 104" draw:points="69,104 69,93 41,93 41,13 66,29 66,17 39,0 26,0 26,93 0,93 0,104">
          <text:p/>
        </draw:polygon>
        <draw:path draw:style-name="gr28" draw:text-style-name="P6" xml:id="id69" draw:id="id69" draw:layer="layout" svg:width="0.076cm" svg:height="0.106cm" svg:x="22.162cm" svg:y="14.43cm" svg:viewBox="0 0 77 107" svg:d="M0 53v7 5l1 6 1 5 2 5 1 4 3 5v1l2 2 1 2 1 1 2 1 1 2 2 1 1 1 2 1 1 1 3 1 1 1h3l2 1h2l2 1h2 3 2 3l2-1h1l3-1h2l1-1 3-1 1-1h2l1-2 2-1 1-2 2-1 1-1 1-2 2-2v-1l3-5 1-4 2-5v-5l1-6 1-5v-7-6l-1-6-1-6v-5l-2-5-1-4-2-4-1-2-1-1-2-3-1-1-1-1-1-1-2-2-2-1-2-1h-1l-3-1-1-1-2-1h-3-2l-2-1h-5-4l-3 1h-2-2l-2 1-2 1-2 1h-2l-1 1-2 1-1 2-2 1-1 1-1 2-2 2-1 1-1 2-2 4-2 5-1 4-1 6-1 5v6zM15 53v-5-5-5-4l1-4 2-4v-3l1-1 1-1 1-1v-1l1-2 1-1h1l1-1 1-1h2v-1l2-1 1-1h1 2 1 2 1 2 1 2 1 2l1 1 1 1 2 1 2 1 1 1 2 1 1 2 1 2 1 1v1l1 3 1 4 1 4 1 4 1 5v5 5 6 4l-1 5-1 5-1 3-1 4-1 3-1 2-1 2-1 1-1 1-1 1v1l-1 1-2 1-2 1-1 1h-1-2-1l-2 1h-1-2-1-2l-1-1h-1-2-1l-1-1-1-1h-1l-2-1-1-1v-1l-2-1-1-1v-1l-1-2-2-2v-3l-1-4-1-4-1-4v-5-5z">
          <text:p/>
        </draw:path>
        <draw:g xml:id="id70" draw:id="id70">
          <draw:path draw:style-name="gr9" draw:text-style-name="P5" draw:layer="layout" svg:width="0.075cm" svg:height="0.082cm" svg:x="21.588cm" svg:y="14.76cm" svg:viewBox="0 0 76 83" svg:d="M0 41v5l1 5v5l1 4 2 3v2l1 2 1 1 1 2 1 1 2 2h1l1 2 2 1 1 1 2 1h1l2 1 2 1h1l3 1 4 1 3 1h5 5l4-1h2l2-1 2-1h2l1-1 2-1h1l2-1 1-2h2l1-2 1-1 2-2v-1l2-1 1-2v-2l1-1 2-4v-4l1-4 1-5v-5-5l-1-5-1-4v-4l-2-4-1-3-3-3-2-3-2-2-3-2-3-2-3-1-4-2h-4l-4-1h-5-5l-4 1h-5l-1 1-2 1h-2l-2 1-1 1-2 1h-1l-2 2v1l-2 1-1 1-1 2-1 1-1 2-1 1v2l-2 4-1 4v4l-1 5zM14 41l1-4v-4-3l1-3 1-3v-3h1l1-2h1v-2-1h1l1-1 1-1h1l1-1 1-1 1-1h1 2l2-1h3 2 3 3l2 1h1 1 2v1l1 1 2 1 1 1 1 1h1v1l1 2h1l1 2v1l1 2 1 3v4l1 2v4 4 4 3l-1 4v3l-1 3-1 2-1 3-1 1-1 1-1 2-1 1h-1v1l-1 1h-2l-1 1-2 1h-1l-1 1h-1-2-2-3-3l-2-1h-1l-1-1h-2v-1h-2l-1-1-1-1-1-1-1-1-1-1v-1l-1-1-1-1v-2l-1-2-1-2-1-4v-3-4z">
            <text:p/>
          </draw:path>
          <draw:polygon draw:style-name="gr9" draw:text-style-name="P5" draw:layer="layout" svg:width="0.068cm" svg:height="0.08cm" svg:x="21.501cm" svg:y="14.761cm" svg:viewBox="0 0 69 81" draw:points="55,0 55,51 55,54 55,56 55,58 54,59 54,60 54,62 53,63 52,64 52,65 51,65 51,66 50,67 49,68 48,68 48,69 47,70 45,70 45,70 43,70 42,70 40,70 39,71 37,71 35,70 32,70 31,70 30,70 29,70 28,69 27,69 26,68 25,68 24,67 23,67 23,66 22,65 21,64 20,63 20,63 19,62 19,60 17,59 16,56 16,54 16,52 15,49 15,46 15,0 1,0 1,63 0,74 0,78 0,79 0,80 14,80 14,80 14,80 14,79 14,78 14,74 14,66 15,66 16,68 17,70 19,72 20,73 21,75 23,75 24,77 26,78 28,78 29,79 31,80 33,80 36,80 37,81 39,81 42,81 45,81 48,80 51,80 54,80 55,79 57,78 58,78 59,78 60,77 61,76 61,75 62,75 63,74 64,73 64,72 65,71 66,70 67,68 67,66 68,63 68,60 69,57 69,53 69,0">
            <text:p/>
          </draw:polygon>
          <draw:polygon draw:style-name="gr9" draw:text-style-name="P5" draw:layer="layout" svg:width="0.04cm" svg:height="0.097cm" svg:x="21.447cm" svg:y="14.744cm" svg:viewBox="0 0 41 98" draw:points="0,97 1,97 3,97 5,98 7,98 9,98 11,98 12,98 14,98 16,98 18,98 20,98 21,97 23,97 24,96 26,95 27,94 28,93 29,92 30,90 30,88 30,87 31,85 31,83 31,80 31,28 41,28 41,18 30,18 27,0 17,0 17,18 1,18 1,27 17,27 17,78 17,79 17,80 17,81 17,83 16,83 16,84 16,85 16,85 15,85 15,85 15,85 14,86 14,86 14,87 14,87 14,87 13,87 13,88 12,88 12,88 11,88 11,88 9,88 8,88 8,88 7,88 4,88 2,88 0,87">
            <text:p/>
          </draw:polygon>
        </draw:g>
        <draw:polygon draw:style-name="gr29" draw:text-style-name="P6" xml:id="id72" draw:id="id72" draw:layer="layout" svg:width="0.069cm" svg:height="0.082cm" svg:x="21.887cm" svg:y="14.27cm" svg:viewBox="0 0 70 83" draw:points="0,59 0,62 0,63 0,64 1,65 1,67 1,68 2,69 2,70 3,71 4,72 5,73 5,74 7,75 8,75 9,76 10,77 11,78 14,79 17,80 20,81 23,82 27,82 30,83 34,83 38,83 42,83 45,82 49,81 51,80 54,80 56,79 59,78 60,77 61,76 62,75 62,75 64,74 65,73 65,73 66,71 67,70 67,69 68,67 69,65 70,63 58,60 57,62 56,63 56,65 55,65 55,65 54,66 54,67 53,68 52,68 52,68 52,69 51,69 50,70 49,70 47,70 45,71 43,72 41,72 39,73 37,73 34,73 32,73 29,73 27,72 25,72 23,71 21,70 21,70 20,70 19,70 18,69 17,69 17,68 17,68 16,68 16,67 15,67 15,66 14,65 14,65 14,64 14,63 14,63 14,63 14,62 14,60 14,59 14,58 14,57 14,57 14,56 14,56 14,56 14,55 15,54 15,54 16,53 16,53 17,53 17,53 17,52 19,51 20,51 21,50 23,49 24,48 26,48 28,48 38,45 44,43 49,42 51,41 52,41 54,40 56,39 57,38 58,38 59,37 60,36 61,35 62,34 63,33 64,32 65,31 65,30 65,29 66,28 66,26 66,25 66,23 67,22 66,20 66,19 66,17 65,16 65,15 65,14 65,13 64,11 63,11 62,10 62,9 61,8 60,7 59,6 59,6 57,5 56,4 55,4 54,4 51,2 48,1 45,1 42,1 38,0 34,0 30,0 27,0 24,1 21,1 19,2 16,3 14,4 11,5 11,5 10,6 9,6 8,7 7,8 6,9 5,10 5,11 5,11 4,13 3,14 2,15 1,17 1,19 14,21 14,20 14,19 14,19 15,18 15,17 16,17 16,16 17,16 17,16 17,15 18,14 19,14 21,13 21,12 23,11 24,11 27,11 28,11 30,10 32,10 34,10 37,10 39,10 40,11 43,11 44,11 46,11 47,12 48,12 48,13 49,13 49,14 49,14 50,14 51,15 51,15 52,16 52,16 52,16 52,17 52,18 52,19 52,19 52,20 52,21 52,21 52,22 52,23 52,23 52,24 52,25 52,26 52,26 51,26 50,27 50,28 49,28 49,28 48,29 47,30 46,30 46,31 44,31 43,31 40,32 35,33 30,35 24,36 20,37 17,38 15,39 14,40 12,40 11,41 10,41 9,42 8,43 8,43 6,44 5,45 5,46 5,46 4,47 3,48 2,48 2,49 1,50 1,51 1,52 1,53 0,53 0,55 0,56 0,57 0,58">
          <text:p/>
        </draw:polygon>
        <draw:connector draw:style-name="gr31" draw:text-style-name="P11" draw:layer="layout" svg:x1="22.856cm" svg:y1="11.378cm" svg:x2="22.239cm" svg:y2="14.483cm" draw:start-shape="id68" draw:start-glue-point="0" draw:end-shape="id69" draw:end-glue-point="1" svg:d="M22856 11378v3105h-617" svg:viewBox="0 0 618 3106">
          <text:p/>
        </draw:connector>
        <draw:connector draw:style-name="gr31" draw:text-style-name="P11" draw:layer="layout" draw:line-skew="-0.098cm" svg:x1="21.447cm" svg:y1="14.793cm" svg:x2="13.79cm" svg:y2="12.367cm" draw:start-shape="id70" draw:start-glue-point="3" draw:end-shape="id71" draw:end-glue-point="3" svg:d="M21447 14793h-8255v-2426h598" svg:viewBox="0 0 8256 2427">
          <text:p/>
        </draw:connector>
        <draw:connector draw:style-name="gr50" draw:text-style-name="P30" draw:layer="layout" svg:x1="13.064cm" svg:y1="6.968cm" svg:x2="21.922cm" svg:y2="14.27cm" draw:start-shape="id37" draw:start-glue-point="14" draw:end-shape="id72" draw:end-glue-point="0" svg:d="M13064 6968h8858v7302" svg:viewBox="0 0 8859 7303">
          <text:p text:style-name="P16"><text:span text:style-name="T13">memToReg</text:span></text:p>
        </draw:connector>
        <draw:g xml:id="id75" draw:id="id75">
          <draw:glue-point draw:id="4" svg:x="-5cm" svg:y="2.693cm"/>
          <draw:glue-point draw:id="5" svg:x="-5cm" svg:y="3.462cm"/>
          <draw:glue-point draw:id="6" svg:x="-5cm" svg:y="1.924cm"/>
          <draw:glue-point draw:id="7" svg:x="-2.779cm" svg:y="5cm"/>
          <draw:polygon draw:style-name="gr26" draw:text-style-name="P1" draw:layer="layout" svg:width="0.87cm" svg:height="1.265cm" svg:x="10.525cm" svg:y="4.302cm" svg:viewBox="0 0 871 1266" draw:points="145,0 145,0 136,0 126,1 116,3 107,5 98,8 90,11 81,15 72,20 65,25 57,30 49,36 43,43 36,50 30,57 24,65 20,73 15,82 11,90 8,99 5,108 3,117 2,127 0,137 0,146 0,1119 0,1120 0,1129 2,1139 3,1149 5,1158 8,1167 11,1176 15,1184 20,1193 24,1201 30,1209 36,1216 43,1223 49,1230 57,1236 65,1241 72,1246 81,1251 90,1255 98,1258 107,1261 116,1263 126,1265 136,1266 145,1266 726,1266 726,1266 735,1266 745,1265 754,1263 764,1261 773,1258 781,1255 790,1251 799,1246 806,1241 814,1236 821,1230 828,1223 835,1216 841,1209 847,1201 851,1193 856,1184 860,1176 863,1167 866,1158 868,1149 869,1139 871,1129 871,1120 871,146 871,146 871,146 871,137 869,127 868,117 866,108 863,99 860,90 856,82 851,73 847,65 841,57 835,50 828,43 821,36 814,30 806,25 799,20 790,15 781,11 773,8 764,5 754,3 745,1 735,0 726,0">
            <text:p/>
          </draw:polygon>
          <draw:polygon draw:style-name="gr27" draw:text-style-name="P2" draw:layer="layout" svg:width="0.187cm" svg:height="0.145cm" svg:x="10.724cm" svg:y="4.882cm" svg:viewBox="0 0 188 146" draw:points="83,146 83,55 83,50 82,46 82,41 81,38 81,34 80,31 79,30 78,28 78,27 78,26 77,26 75,24 75,23 74,23 73,22 72,21 71,21 69,21 68,20 67,19 64,19 60,19 57,19 55,19 53,19 52,19 49,19 48,19 46,20 45,21 43,21 42,22 40,23 39,24 38,25 37,26 35,27 34,28 33,30 32,31 31,33 30,35 29,36 27,40 27,44 26,48 25,53 24,58 24,63 24,146 1,146 1,33 1,13 0,6 0,4 0,3 22,3 22,3 22,3 22,4 23,6 23,13 24,27 24,27 26,23 27,20 30,17 32,14 34,11 37,9 39,8 41,6 43,4 46,4 49,2 52,1 56,1 59,1 62,0 65,0 69,0 73,1 76,1 80,1 83,3 85,4 88,5 91,6 92,7 93,9 94,9 95,10 97,12 99,15 100,18 101,21 103,23 104,27 104,27 106,23 108,21 110,17 113,15 115,12 117,10 120,8 122,6 125,5 127,4 130,2 133,1 137,1 140,1 144,0 147,0 152,0 158,1 161,1 164,2 166,3 167,4 170,4 171,6 173,6 174,8 176,9 177,11 178,12 180,14 181,15 182,16 183,19 183,21 184,23 186,27 187,32 188,38 188,44 188,51 188,146 165,146 165,55 165,50 164,46 164,41 164,38 163,34 161,31 161,30 161,28 160,27 159,26 158,26 158,24 157,23 156,23 155,22 154,21 152,21 152,21 150,20 148,19 145,19 142,19 139,19 136,19 133,19 132,19 130,19 129,20 126,21 125,21 124,22 123,23 121,23 120,25 118,26 117,27 116,28 115,30 114,31 113,33 111,36 110,40 108,44 107,48 107,53 107,58 107,63 107,146">
            <text:p/>
          </draw:polygon>
          <draw:polygon draw:style-name="gr27" draw:text-style-name="P2" draw:layer="layout" svg:width="0.113cm" svg:height="0.145cm" svg:x="10.946cm" svg:y="4.884cm" svg:viewBox="0 0 114 146" draw:points="24,0 24,90 24,97 24,100 24,103 25,106 25,108 26,110 27,112 27,115 28,116 29,118 30,120 31,120 33,122 33,123 35,124 37,125 39,125 40,126 43,127 45,127 47,127 50,127 53,127 57,127 61,127 63,126 65,125 66,125 69,125 70,124 72,122 73,122 75,121 76,120 78,118 78,117 80,115 81,114 82,112 83,111 85,109 86,105 88,102 88,97 89,93 90,88 90,83 90,0 113,0 113,112 113,132 114,139 114,142 114,143 92,143 92,143 92,142 91,142 91,139 91,133 91,119 91,119 88,122 86,125 84,128 81,131 79,134 77,136 74,138 72,139 69,141 66,142 63,143 59,144 56,144 53,145 49,145 45,146 40,145 34,145 29,144 25,142 23,142 21,141 19,140 17,139 15,138 14,137 12,135 11,134 9,132 8,131 7,129 6,127 5,125 5,123 3,118 2,113 1,107 0,102 0,95 0,0">
            <text:p/>
          </draw:polygon>
          <draw:polygon draw:style-name="gr27" draw:text-style-name="P2" draw:layer="layout" svg:width="0.128cm" svg:height="0.142cm" svg:x="11.08cm" svg:y="4.884cm" svg:viewBox="0 0 129 143" draw:points="102,143 64,84 25,143 0,143 50,70 2,0 28,0 64,56 99,0 126,0 78,69 129,143">
            <text:p/>
          </draw:polygon>
        </draw:g>
        <draw:polygon draw:style-name="gr28" draw:text-style-name="P6" draw:layer="layout" svg:width="0.068cm" svg:height="0.103cm" svg:x="10.63cm" svg:y="5.146cm" svg:viewBox="0 0 69 104" draw:points="0,104 0,93 28,93 28,13 3,29 3,17 30,0 43,0 43,93 69,93 69,104">
          <text:p/>
        </draw:polygon>
        <draw:path draw:style-name="gr28" draw:text-style-name="P6" xml:id="id74" draw:id="id74" draw:layer="layout" svg:width="0.076cm" svg:height="0.106cm" svg:x="10.623cm" svg:y="4.52cm" svg:viewBox="0 0 77 107" svg:d="M77 53v7 5l-1 6-1 5-2 5-1 4-3 5v1l-2 2-1 2-1 1-2 1-1 2-2 1-1 1-2 1-1 1-3 1-1 1h-3l-2 1h-2l-2 1h-2-3-2-3l-2-1h-1l-3-1h-2l-1-1-3-1-1-1h-2l-1-2-2-1-1-2-2-1-1-1-1-2-2-2v-1l-3-5-1-4-2-5v-5l-1-6-1-5v-7-6l1-6 1-6v-5l2-5 1-4 2-4 1-2 1-1 2-3 1-1 1-1 1-1 2-2 2-1 2-1h1l3-1 1-1 2-1h3 2l2-1h5 4l3 1h2 2l2 1 2 1 2 1h2l1 1 2 1 1 2 2 1 1 1 1 2 2 2 1 1 1 2 2 4 2 5 1 4 1 6 1 5v6zM62 53v-5-5-5-4l-1-4-2-4v-3l-1-1-1-1-1-1v-1l-1-2-1-1h-1l-1-1-1-1h-2v-1l-2-1-1-1h-1-2-1-2-1-2-1-2-1-2l-1 1-1 1-2 1-2 1-1 1-2 1-1 2-1 2-1 1v1l-1 3-1 4-1 4-1 4-1 5v5 5 6 4l1 5 1 5 1 3 1 4 1 3 1 2 1 2 1 1 1 1 1 1v1l1 1 2 1 2 1 1 1h1 2 1l2 1h1 2 1 2l1-1h1 2 1l1-1 1-1h1l2-1 1-1v-1l2-1 1-1v-1l1-2 2-2v-3l1-4 1-4 1-4v-5-5z">
          <text:p/>
        </draw:path>
        <draw:g xml:id="id79" draw:id="id79">
          <draw:path draw:style-name="gr9" draw:text-style-name="P5" draw:layer="layout" svg:width="0.075cm" svg:height="0.082cm" svg:x="11.197cm" svg:y="4.85cm" svg:viewBox="0 0 76 83" svg:d="M76 41v5l-1 5v5l-1 4-2 3v2l-1 2-1 1-1 2-1 1-2 2h-1l-1 2-2 1-1 1-2 1h-1l-2 1-2 1h-1l-3 1-4 1-3 1h-5-5l-4-1h-2l-2-1-2-1h-2l-1-1-2-1h-1l-2-1-1-2h-2l-1-2-1-1-2-2v-1l-2-1-1-2v-2l-1-1-2-4v-4l-1-4-1-5v-5-5l1-5 1-4v-4l2-4 1-3 3-3 2-3 2-2 3-2 3-2 3-1 4-2h4l4-1h5 5l4 1h5l1 1 2 1h2l2 1 1 1 2 1h1l2 2v1l2 1 1 1 1 2 1 1 1 2 1 1v2l2 4 1 4v4l1 5zM62 41l-1-4v-4-3l-1-3-1-3v-3h-1l-1-2h-1v-2-1h-1l-1-1-1-1h-1l-1-1-1-1-1-1h-1-2l-2-1h-3-2-3-3l-2 1h-1-1-2v1l-1 1-2 1-1 1-1 1h-1v1l-1 2h-1l-1 2v1l-1 2-1 3v4l-1 2v4 4 4 3l1 4v3l1 3 1 2 1 3 1 1 1 1 1 2 1 1h1v1l1 1h2l1 1 2 1h1l1 1h1 2 2 3 3l2-1h1l1-1h2v-1h2l1-1 1-1 1-1 1-1 1-1v-1l1-1 1-1v-2l1-2 1-2 1-4v-3-4z">
            <text:p/>
          </draw:path>
          <draw:polygon draw:style-name="gr9" draw:text-style-name="P5" draw:layer="layout" svg:width="0.068cm" svg:height="0.08cm" svg:x="11.291cm" svg:y="4.851cm" svg:viewBox="0 0 69 81" draw:points="14,0 14,51 14,54 14,56 14,58 15,59 15,60 15,62 16,63 17,64 17,65 18,65 18,66 19,67 20,68 21,68 21,69 22,70 24,70 24,70 26,70 27,70 29,70 30,71 32,71 34,70 37,70 38,70 39,70 40,70 41,69 42,69 43,68 44,68 45,67 46,67 46,66 47,65 48,64 49,63 49,63 50,62 50,60 52,59 53,56 53,54 53,52 54,49 54,46 54,0 68,0 68,63 69,74 69,78 69,79 69,80 55,80 55,80 55,80 55,79 55,78 55,74 55,66 54,66 53,68 52,70 50,72 49,73 48,75 46,75 45,77 43,78 41,78 40,79 38,80 36,80 33,80 32,81 30,81 27,81 24,81 21,80 18,80 15,80 14,79 12,78 11,78 10,78 9,77 8,76 8,75 7,75 6,74 5,73 5,72 4,71 3,70 2,68 2,66 1,63 1,60 0,57 0,53 0,0">
            <text:p/>
          </draw:polygon>
          <draw:polygon draw:style-name="gr9" draw:text-style-name="P5" draw:layer="layout" svg:width="0.04cm" svg:height="0.097cm" svg:x="11.373cm" svg:y="4.834cm" svg:viewBox="0 0 41 98" draw:points="41,97 40,97 38,97 36,98 34,98 32,98 30,98 29,98 27,98 25,98 23,98 21,98 20,97 18,97 17,96 15,95 14,94 13,93 12,92 11,90 11,88 11,87 10,85 10,83 10,80 10,28 0,28 0,18 11,18 14,0 24,0 24,18 40,18 40,27 24,27 24,78 24,79 24,80 24,81 24,83 25,83 25,84 25,85 25,85 26,85 26,85 26,85 27,86 27,86 27,87 27,87 27,87 28,87 28,88 29,88 29,88 30,88 30,88 32,88 33,88 33,88 34,88 37,88 39,88 41,87">
            <text:p/>
          </draw:polygon>
        </draw:g>
        <draw:polygon draw:style-name="gr29" draw:text-style-name="P6" xml:id="id77" draw:id="id77" draw:layer="layout" svg:width="0.069cm" svg:height="0.082cm" svg:x="10.905cm" svg:y="4.36cm" svg:viewBox="0 0 70 83" draw:points="70,59 70,62 70,63 70,64 69,65 69,67 69,68 68,69 68,70 67,71 66,72 65,73 65,74 63,75 62,75 61,76 60,77 59,78 56,79 53,80 50,81 47,82 43,82 40,83 36,83 32,83 28,83 25,82 21,81 19,80 16,80 14,79 11,78 10,77 9,76 8,75 8,75 6,74 5,73 5,73 4,71 3,70 3,69 2,67 1,65 0,63 12,60 13,62 14,63 14,65 15,65 15,65 16,66 16,67 17,68 18,68 18,68 18,69 19,69 20,70 21,70 23,70 25,71 27,72 29,72 31,73 33,73 36,73 38,73 41,73 43,72 45,72 47,71 49,70 49,70 50,70 51,70 52,69 53,69 53,68 53,68 54,68 54,67 55,67 55,66 56,65 56,65 56,64 56,63 56,63 56,63 56,62 56,60 56,59 56,58 56,57 56,57 56,56 56,56 56,56 56,55 55,54 55,54 54,53 54,53 53,53 53,53 53,52 51,51 50,51 49,50 47,49 46,48 44,48 42,48 32,45 26,43 21,42 19,41 18,41 16,40 14,39 13,38 12,38 11,37 10,36 9,35 8,34 7,33 6,32 5,31 5,30 5,29 4,28 4,26 4,25 4,23 3,22 4,20 4,19 4,17 5,16 5,15 5,14 5,13 6,11 7,11 8,10 8,9 9,8 10,7 11,6 11,6 13,5 14,4 15,4 16,4 19,2 22,1 25,1 28,1 32,0 36,0 40,0 43,0 46,1 49,1 51,2 54,3 56,4 59,5 59,5 60,6 61,6 62,7 63,8 64,9 65,10 65,11 65,11 66,13 67,14 68,15 69,17 69,19 56,21 56,20 56,19 56,19 55,18 55,17 54,17 54,16 53,16 53,16 53,15 52,14 51,14 49,13 49,12 47,11 46,11 43,11 42,11 40,10 38,10 36,10 33,10 31,10 30,11 27,11 26,11 24,11 23,12 22,12 22,13 21,13 21,14 21,14 20,14 19,15 19,15 18,16 18,16 18,16 18,17 18,18 18,19 18,19 18,20 18,21 18,21 18,22 18,23 18,23 18,24 18,25 18,26 18,26 19,26 20,27 20,28 21,28 21,28 22,29 23,30 24,30 24,31 26,31 27,31 30,32 35,33 40,35 46,36 50,37 53,38 55,39 56,40 58,40 59,41 60,41 61,42 62,43 62,43 64,44 65,45 65,46 65,46 66,47 67,48 68,48 68,49 69,50 69,51 69,52 69,53 70,53 70,55 70,56 70,57 70,58">
          <text:p/>
        </draw:polygon>
        <draw:connector draw:style-name="gr59" draw:text-style-name="P16" draw:layer="layout" svg:x1="8.366cm" svg:y1="6.21cm" svg:x2="10.623cm" svg:y2="4.573cm" draw:start-shape="id73" draw:start-glue-point="1" draw:end-shape="id74" draw:end-glue-point="3" svg:d="M8366 6210h1129v-1637h1128" svg:viewBox="0 0 2258 1638">
          <text:p/>
        </draw:connector>
        <draw:connector draw:style-name="gr60" draw:text-style-name="P35" draw:layer="layout" draw:type="line" svg:x1="8.238cm" svg:y1="11.331cm" svg:x2="10.525cm" svg:y2="5.275cm" draw:start-shape="id34" draw:start-glue-point="1" draw:end-shape="id75" draw:end-glue-point="4" svg:d="M8238 11331l2287-6056" svg:viewBox="0 0 2288 6057">
          <text:p text:style-name="P16"><text:span text:style-name="T17">[33:18]</text:span></text:p>
        </draw:connector>
        <draw:connector draw:style-name="gr31" draw:text-style-name="P11" draw:layer="layout" draw:type="line" svg:x1="10.906cm" svg:y1="3.285cm" svg:x2="10.94cm" svg:y2="4.36cm" draw:start-shape="id76" draw:start-glue-point="6" draw:end-shape="id77" draw:end-glue-point="0" svg:d="M10906 3285l34 1075" svg:viewBox="0 0 35 1076">
          <text:p/>
        </draw:connector>
        <draw:connector draw:style-name="gr31" draw:text-style-name="P11" draw:layer="layout" draw:line-skew="0cm -0.26cm" svg:x1="21.067cm" svg:y1="10.801cm" svg:x2="11.032cm" svg:y2="2.779cm" draw:start-shape="id78" draw:start-glue-point="1" draw:end-shape="id76" draw:end-glue-point="7" svg:d="M21067 10801h501v-8785h-10536v763" svg:viewBox="0 0 10537 8786">
          <text:p/>
        </draw:connector>
        <draw:connector draw:style-name="gr61" draw:text-style-name="P32" draw:layer="layout" draw:line-skew="0cm 0cm -0.768cm" svg:x1="11.782cm" svg:y1="6.158cm" svg:x2="10.78cm" svg:y2="2.779cm" draw:start-shape="id37" draw:start-glue-point="5" draw:end-shape="id76" draw:end-glue-point="8" svg:d="M11782 6158v-1475h134v-3175h-1136v1271" svg:viewBox="0 0 1137 4651">
          <text:p text:style-name="P17"><text:span text:style-name="T13">branch</text:span></text:p>
        </draw:connector>
        <draw:connector draw:style-name="gr62" draw:text-style-name="P11" draw:layer="layout" draw:line-skew="0.262cm -7.192cm -0.066cm" svg:x1="11.414cm" svg:y1="4.883cm" svg:x2="2.201cm" svg:y2="11.294cm" draw:start-shape="id79" draw:start-glue-point="1" draw:end-shape="id80" draw:end-glue-point="3" svg:d="M11414 4883h762v-4009h-10541v10420h566" svg:viewBox="0 0 10542 10421">
          <text:p/>
        </draw:connector>
      </draw:page>
      <draw:page draw:name="page3" draw:style-name="dp1" draw:master-page-name="Default">
        <draw:frame draw:style-name="standard" draw:layer="layout" svg:width="22.567cm" svg:height="11.987cm" svg:x="2.52cm" svg:y="4.555cm">
          <table:table table:template-name="default" table:use-first-row-styles="true" table:use-banding-rows-styles="true">
            <table:table-column table:style-name="co1"/>
            <table:table-column table:style-name="co1"/>
            <table:table-column table:style-name="co1"/>
            <table:table-column table:style-name="co1"/>
            <table:table-column table:style-name="co2"/>
            <table:table-column table:style-name="co2"/>
            <table:table-column table:style-name="co2"/>
            <table:table-column table:style-name="co2"/>
            <table:table-row table:style-name="ro1" table:default-cell-style-name="ce1">
              <table:table-cell/>
              <table:table-cell>
                <text:p text:style-name="P36"><text:span text:style-name="T18">ALUOp</text:span></text:p>
              </table:table-cell>
              <table:table-cell>
                <text:p text:style-name="P36"><text:span text:style-name="T18">memWrite</text:span></text:p>
              </table:table-cell>
              <table:table-cell>
                <text:p text:style-name="P36"><text:span text:style-name="T18">regWrite</text:span></text:p>
              </table:table-cell>
              <table:table-cell>
                <text:p text:style-name="P36"><text:span text:style-name="T18">regToMem</text:span></text:p>
              </table:table-cell>
              <table:table-cell>
                <text:p text:style-name="P36"><text:span text:style-name="T18">memToReg</text:span></text:p>
              </table:table-cell>
              <table:table-cell>
                <text:p text:style-name="P36"><text:span text:style-name="T18">immediate</text:span></text:p>
              </table:table-cell>
              <table:table-cell>
                <text:p text:style-name="P36"><text:span text:style-name="T18">branch</text:span></text:p>
              </table:table-cell>
            </table:table-row>
            <table:table-row table:style-name="ro2" table:default-cell-style-name="ce1">
              <table:table-cell table:style-name="ce2">
                <text:p text:style-name="P37"><text:span text:style-name="T19">Load word</text:span></text:p>
              </table:table-cell>
              <table:table-cell>
                <text:p text:style-name="P36"><text:span text:style-name="T18">10</text:span></text:p>
              </table:table-cell>
              <table:table-cell>
                <text:p text:style-name="P36"><text:span text:style-name="T18">0</text:span></text:p>
              </table:table-cell>
              <table:table-cell>
                <text:p text:style-name="P36"><text:span text:style-name="T18">1</text:span></text:p>
              </table:table-cell>
              <table:table-cell>
                <text:p text:style-name="P36"><text:span text:style-name="T18">0</text:span></text:p>
              </table:table-cell>
              <table:table-cell>
                <text:p text:style-name="P36">1</text:p>
              </table:table-cell>
              <table:table-cell>
                <text:p text:style-name="P36">1</text:p>
              </table:table-cell>
              <table:table-cell>
                <text:p text:style-name="P36">0</text:p>
              </table:table-cell>
            </table:table-row>
            <table:table-row table:style-name="ro2" table:default-cell-style-name="ce1">
              <table:table-cell>
                <text:p text:style-name="P36"><text:span text:style-name="T18">Store word</text:span></text:p>
              </table:table-cell>
              <table:table-cell>
                <text:p text:style-name="P36"><text:span text:style-name="T18">11</text:span></text:p>
              </table:table-cell>
              <table:table-cell>
                <text:p text:style-name="P36">1</text:p>
              </table:table-cell>
              <table:table-cell>
                <text:p text:style-name="P36">0</text:p>
              </table:table-cell>
              <table:table-cell>
                <text:p text:style-name="P36">1</text:p>
              </table:table-cell>
              <table:table-cell>
                <text:p text:style-name="P36">0</text:p>
              </table:table-cell>
              <table:table-cell>
                <text:p text:style-name="P36">1</text:p>
              </table:table-cell>
              <table:table-cell>
                <text:p text:style-name="P36">0</text:p>
              </table:table-cell>
            </table:table-row>
            <table:table-row table:style-name="ro2" table:default-cell-style-name="ce1">
              <table:table-cell>
                <text:p text:style-name="P36"><text:span text:style-name="T18">Branch equal</text:span></text:p>
              </table:table-cell>
              <table:table-cell>
                <text:p text:style-name="P36"><text:span text:style-name="T18">20</text:span></text:p>
              </table:table-cell>
              <table:table-cell>
                <text:p text:style-name="P36">0</text:p>
              </table:table-cell>
              <table:table-cell>
                <text:p text:style-name="P36">0</text:p>
              </table:table-cell>
              <table:table-cell>
                <text:p text:style-name="P36">1</text:p>
              </table:table-cell>
              <table:table-cell>
                <text:p text:style-name="P36">0</text:p>
              </table:table-cell>
              <table:table-cell>
                <text:p text:style-name="P36">0</text:p>
              </table:table-cell>
              <table:table-cell>
                <text:p text:style-name="P36">1</text:p>
              </table:table-cell>
            </table:table-row>
            <table:table-row table:style-name="ro3" table:default-cell-style-name="ce1">
              <table:table-cell>
                <text:p text:style-name="P36"><text:span text:style-name="T18">Add immediate</text:span></text:p>
              </table:table-cell>
              <table:table-cell>
                <text:p text:style-name="P36"><text:span text:style-name="T18">30</text:span></text:p>
              </table:table-cell>
              <table:table-cell>
                <text:p text:style-name="P36">0</text:p>
              </table:table-cell>
              <table:table-cell>
                <text:p text:style-name="P36">1</text:p>
              </table:table-cell>
              <table:table-cell>
                <text:p text:style-name="P36">0</text:p>
              </table:table-cell>
              <table:table-cell>
                <text:p text:style-name="P36">0</text:p>
              </table:table-cell>
              <table:table-cell>
                <text:p text:style-name="P36">1</text:p>
              </table:table-cell>
              <table:table-cell>
                <text:p text:style-name="P36">0</text:p>
              </table:table-cell>
            </table:table-row>
            <table:table-row table:style-name="ro2" table:default-cell-style-name="ce1">
              <table:table-cell>
                <text:p text:style-name="P36"><text:span text:style-name="T18">add</text:span></text:p>
              </table:table-cell>
              <table:table-cell>
                <text:p text:style-name="P36"><text:span text:style-name="T18">00</text:span></text:p>
              </table:table-cell>
              <table:table-cell>
                <text:p text:style-name="P36">0</text:p>
              </table:table-cell>
              <table:table-cell>
                <text:p text:style-name="P36">1</text:p>
              </table:table-cell>
              <table:table-cell>
                <text:p text:style-name="P36">0</text:p>
              </table:table-cell>
              <table:table-cell>
                <text:p text:style-name="P36">0</text:p>
              </table:table-cell>
              <table:table-cell>
                <text:p text:style-name="P36">0</text:p>
              </table:table-cell>
              <table:table-cell>
                <text:p text:style-name="P36">0</text:p>
              </table:table-cell>
            </table:table-row>
          </table:table>
          <draw:image xlink:href="Pictures/TablePreview1.svm" xlink:type="simple" xlink:show="embed" xlink:actuate="onLoad"/>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iberation Sans1" svg:font-family="'Liberation Sans'" style:font-pitch="variable"/>
    <style:font-face style:name="Vazir" svg:font-family="Vazir"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Bitstream Vera Sans" style:font-size-complex="24pt" style:language-complex="fa" style:country-complex="IR"/>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ejaVu Sans"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DejaVu Sans" style:font-family-complex="'DejaVu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ext:style-name="default"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20-02-09T16:50:43.139882575</meta:creation-date>
    <dc:date>2020-02-18T00:11:08.887873619</dc:date>
    <meta:editing-duration>P1DT12H53M13S</meta:editing-duration>
    <meta:editing-cycles>101</meta:editing-cycles>
    <meta:generator>LibreOffice/6.4.0.3$Linux_X86_64 LibreOffice_project/40$Build-3</meta:generator>
    <meta:document-statistic meta:object-count="583"/>
  </office:meta>
</office:document-meta>
</file>